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90.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2.64pt"/>
    </style:style>
    <style:style style:name="co5" style:family="table-column">
      <style:table-column-properties fo:break-before="auto" style:column-width="91.16pt"/>
    </style:style>
    <style:style style:name="co6" style:family="table-column">
      <style:table-column-properties fo:break-before="auto" style:column-width="88.16pt"/>
    </style:style>
    <style:style style:name="co7" style:family="table-column">
      <style:table-column-properties fo:break-before="auto" style:column-width="94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Perfect Buky Anne</text:p>
          </table:table-cell>
          <table:table-cell office:value-type="string" calcext:value-type="string">
            <text:p>Perfect Buky Beth</text:p>
          </table:table-cell>
          <table:table-cell office:value-type="string" calcext:value-type="string">
            <text:p>Perfect Buky Callie</text:p>
          </table:table-cell>
          <table:table-cell office:value-type="string" calcext:value-type="string">
            <text:p>Perfect Buky Dora</text:p>
          </table:table-cell>
          <table:table-cell office:value-type="string" calcext:value-type="string">
            <text:p>Perfect Buky Edna</text:p>
          </table:table-cell>
          <table:table-cell office:value-type="string" calcext:value-type="string">
            <text:p>Perfect Buky Fran</text:p>
          </table:table-cell>
          <table:table-cell office:value-type="string" calcext:value-type="string">
            <text:p>Perfect Buky Gra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78.5" calcext:value-type="float">
            <text:p>2078.5</text:p>
          </table:table-cell>
          <table:table-cell office:value-type="float" office:value="2080" calcext:value-type="float">
            <text:p>2080</text:p>
          </table:table-cell>
          <table:table-cell office:value-type="float" office:value="2079" calcext:value-type="float">
            <text:p>2079</text:p>
          </table:table-cell>
          <table:table-cell office:value-type="float" office:value="2044" calcext:value-type="float">
            <text:p>2044</text:p>
          </table:table-cell>
          <table:table-cell office:value-type="float" office:value="2134" calcext:value-type="float">
            <text:p>2134</text:p>
          </table:table-cell>
          <table:table-cell office:value-type="float" office:value="2087.5" calcext:value-type="float">
            <text:p>2087.5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7.5" calcext:value-type="float">
            <text:p>2007.5</text:p>
          </table:table-cell>
          <table:table-cell office:value-type="float" office:value="2160.5" calcext:value-type="float">
            <text:p>2160.5</text:p>
          </table:table-cell>
          <table:table-cell office:value-type="float" office:value="2330.5" calcext:value-type="float">
            <text:p>2330.5</text:p>
          </table:table-cell>
          <table:table-cell office:value-type="float" office:value="2059" calcext:value-type="float">
            <text:p>2059</text:p>
          </table:table-cell>
          <table:table-cell office:value-type="float" office:value="2138.5" calcext:value-type="float">
            <text:p>2138.5</text:p>
          </table:table-cell>
          <table:table-cell office:value-type="float" office:value="2319.5" calcext:value-type="float">
            <text:p>2319.5</text:p>
          </table:table-cell>
          <table:table-cell office:value-type="float" office:value="2095.5" calcext:value-type="float">
            <text:p>2095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98.5" calcext:value-type="float">
            <text:p>1998.5</text:p>
          </table:table-cell>
          <table:table-cell office:value-type="float" office:value="2202" calcext:value-type="float">
            <text:p>2202</text:p>
          </table:table-cell>
          <table:table-cell office:value-type="float" office:value="2283.5" calcext:value-type="float">
            <text:p>2283.5</text:p>
          </table:table-cell>
          <table:table-cell office:value-type="float" office:value="2024.5" calcext:value-type="float">
            <text:p>2024.5</text:p>
          </table:table-cell>
          <table:table-cell office:value-type="float" office:value="2197" calcext:value-type="float">
            <text:p>2197</text:p>
          </table:table-cell>
          <table:table-cell office:value-type="float" office:value="2328" calcext:value-type="float">
            <text:p>2328</text:p>
          </table:table-cell>
          <table:table-cell office:value-type="float" office:value="2192.5" calcext:value-type="float">
            <text:p>2192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70" calcext:value-type="float">
            <text:p>1970</text:p>
          </table:table-cell>
          <table:table-cell office:value-type="float" office:value="2073.5" calcext:value-type="float">
            <text:p>2073.5</text:p>
          </table:table-cell>
          <table:table-cell office:value-type="float" office:value="2289.5" calcext:value-type="float">
            <text:p>2289.5</text:p>
          </table:table-cell>
          <table:table-cell office:value-type="float" office:value="2367.5" calcext:value-type="float">
            <text:p>2367.5</text:p>
          </table:table-cell>
          <table:table-cell office:value-type="float" office:value="2323" calcext:value-type="float">
            <text:p>2323</text:p>
          </table:table-cell>
          <table:table-cell office:value-type="float" office:value="2358.5" calcext:value-type="float">
            <text:p>2358.5</text:p>
          </table:table-cell>
          <table:table-cell office:value-type="float" office:value="2233.5" calcext:value-type="float">
            <text:p>2233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9" calcext:value-type="float">
            <text:p>1909</text:p>
          </table:table-cell>
          <table:table-cell office:value-type="float" office:value="1941.5" calcext:value-type="float">
            <text:p>1941.5</text:p>
          </table:table-cell>
          <table:table-cell office:value-type="float" office:value="2397" calcext:value-type="float">
            <text:p>2397</text:p>
          </table:table-cell>
          <table:table-cell office:value-type="float" office:value="2288" calcext:value-type="float">
            <text:p>2288</text:p>
          </table:table-cell>
          <table:table-cell office:value-type="float" office:value="2267.5" calcext:value-type="float">
            <text:p>2267.5</text:p>
          </table:table-cell>
          <table:table-cell office:value-type="float" office:value="2363.5" calcext:value-type="float">
            <text:p>2363.5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10" calcext:value-type="float">
            <text:p>2210</text:p>
          </table:table-cell>
          <table:table-cell office:value-type="float" office:value="2033" calcext:value-type="float">
            <text:p>2033</text:p>
          </table:table-cell>
          <table:table-cell office:value-type="float" office:value="2739" calcext:value-type="float">
            <text:p>2739</text:p>
          </table:table-cell>
          <table:table-cell office:value-type="float" office:value="2496" calcext:value-type="float">
            <text:p>2496</text:p>
          </table:table-cell>
          <table:table-cell office:value-type="float" office:value="2351.5" calcext:value-type="float">
            <text:p>2351.5</text:p>
          </table:table-cell>
          <table:table-cell office:value-type="float" office:value="2548.5" calcext:value-type="float">
            <text:p>2548.5</text:p>
          </table:table-cell>
          <table:table-cell office:value-type="float" office:value="2181.5" calcext:value-type="float">
            <text:p>2181.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12" calcext:value-type="float">
            <text:p>2212</text:p>
          </table:table-cell>
          <table:table-cell office:value-type="float" office:value="1948" calcext:value-type="float">
            <text:p>1948</text:p>
          </table:table-cell>
          <table:table-cell office:value-type="float" office:value="2617.5" calcext:value-type="float">
            <text:p>2617.5</text:p>
          </table:table-cell>
          <table:table-cell office:value-type="float" office:value="2385" calcext:value-type="float">
            <text:p>2385</text:p>
          </table:table-cell>
          <table:table-cell office:value-type="float" office:value="2215" calcext:value-type="float">
            <text:p>2215</text:p>
          </table:table-cell>
          <table:table-cell office:value-type="float" office:value="2512.5" calcext:value-type="float">
            <text:p>2512.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85" calcext:value-type="float">
            <text:p>2285</text:p>
          </table:table-cell>
          <table:table-cell office:value-type="float" office:value="1991" calcext:value-type="float">
            <text:p>1991</text:p>
          </table:table-cell>
          <table:table-cell office:value-type="float" office:value="2648.5" calcext:value-type="float">
            <text:p>2648.5</text:p>
          </table:table-cell>
          <table:table-cell office:value-type="float" office:value="2361" calcext:value-type="float">
            <text:p>2361</text:p>
          </table:table-cell>
          <table:table-cell office:value-type="float" office:value="2190.5" calcext:value-type="float">
            <text:p>2190.5</text:p>
          </table:table-cell>
          <table:table-cell office:value-type="float" office:value="2588.5" calcext:value-type="float">
            <text:p>2588.5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91" calcext:value-type="float">
            <text:p>2091</text:p>
          </table:table-cell>
          <table:table-cell office:value-type="float" office:value="1933" calcext:value-type="float">
            <text:p>1933</text:p>
          </table:table-cell>
          <table:table-cell office:value-type="float" office:value="2498" calcext:value-type="float">
            <text:p>2498</text:p>
          </table:table-cell>
          <table:table-cell office:value-type="float" office:value="2163" calcext:value-type="float">
            <text:p>2163</text:p>
          </table:table-cell>
          <table:table-cell office:value-type="float" office:value="2195" calcext:value-type="float">
            <text:p>2195</text:p>
          </table:table-cell>
          <table:table-cell office:value-type="float" office:value="2585.5" calcext:value-type="float">
            <text:p>2585.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57" calcext:value-type="float">
            <text:p>2057</text:p>
          </table:table-cell>
          <table:table-cell office:value-type="float" office:value="1966.5" calcext:value-type="float">
            <text:p>1966.5</text:p>
          </table:table-cell>
          <table:table-cell office:value-type="float" office:value="2510.5" calcext:value-type="float">
            <text:p>2510.5</text:p>
          </table:table-cell>
          <table:table-cell office:value-type="float" office:value="2195" calcext:value-type="float">
            <text:p>2195</text:p>
          </table:table-cell>
          <table:table-cell office:value-type="float" office:value="2156" calcext:value-type="float">
            <text:p>2156</text:p>
          </table:table-cell>
          <table:table-cell office:value-type="float" office:value="2466.5" calcext:value-type="float">
            <text:p>2466.5</text:p>
          </table:table-cell>
          <table:table-cell office:value-type="float" office:value="2087.5" calcext:value-type="float">
            <text:p>2087.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21" calcext:value-type="float">
            <text:p>2021</text:p>
          </table:table-cell>
          <table:table-cell office:value-type="float" office:value="1924.5" calcext:value-type="float">
            <text:p>1924.5</text:p>
          </table:table-cell>
          <table:table-cell office:value-type="float" office:value="2695" calcext:value-type="float">
            <text:p>2695</text:p>
          </table:table-cell>
          <table:table-cell office:value-type="float" office:value="2054" calcext:value-type="float">
            <text:p>2054</text:p>
          </table:table-cell>
          <table:table-cell office:value-type="float" office:value="2071" calcext:value-type="float">
            <text:p>2071</text:p>
          </table:table-cell>
          <table:table-cell office:value-type="float" office:value="2657" calcext:value-type="float">
            <text:p>2657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9" calcext:value-type="float">
            <text:p>1909</text:p>
          </table:table-cell>
          <table:table-cell office:value-type="float" office:value="1883.5" calcext:value-type="float">
            <text:p>1883.5</text:p>
          </table:table-cell>
          <table:table-cell office:value-type="float" office:value="2647.5" calcext:value-type="float">
            <text:p>2647.5</text:p>
          </table:table-cell>
          <table:table-cell office:value-type="float" office:value="1849" calcext:value-type="float">
            <text:p>1849</text:p>
          </table:table-cell>
          <table:table-cell office:value-type="float" office:value="2049.5" calcext:value-type="float">
            <text:p>2049.5</text:p>
          </table:table-cell>
          <table:table-cell office:value-type="float" office:value="2702.5" calcext:value-type="float">
            <text:p>2702.5</text:p>
          </table:table-cell>
          <table:table-cell office:value-type="float" office:value="2108.5" calcext:value-type="float">
            <text:p>2108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3.5" calcext:value-type="float">
            <text:p>2003.5</text:p>
          </table:table-cell>
          <table:table-cell office:value-type="float" office:value="1922" calcext:value-type="float">
            <text:p>1922</text:p>
          </table:table-cell>
          <table:table-cell office:value-type="float" office:value="2711.5" calcext:value-type="float">
            <text:p>2711.5</text:p>
          </table:table-cell>
          <table:table-cell office:value-type="float" office:value="1903" calcext:value-type="float">
            <text:p>1903</text:p>
          </table:table-cell>
          <table:table-cell office:value-type="float" office:value="2048" calcext:value-type="float">
            <text:p>2048</text:p>
          </table:table-cell>
          <table:table-cell office:value-type="float" office:value="2731.5" calcext:value-type="float">
            <text:p>2731.5</text:p>
          </table:table-cell>
          <table:table-cell office:value-type="float" office:value="2090.5" calcext:value-type="float">
            <text:p>2090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91" calcext:value-type="float">
            <text:p>1991</text:p>
          </table:table-cell>
          <table:table-cell office:value-type="float" office:value="1953.5" calcext:value-type="float">
            <text:p>1953.5</text:p>
          </table:table-cell>
          <table:table-cell office:value-type="float" office:value="2737.5" calcext:value-type="float">
            <text:p>2737.5</text:p>
          </table:table-cell>
          <table:table-cell office:value-type="float" office:value="1955" calcext:value-type="float">
            <text:p>1955</text:p>
          </table:table-cell>
          <table:table-cell office:value-type="float" office:value="2112" calcext:value-type="float">
            <text:p>2112</text:p>
          </table:table-cell>
          <table:table-cell office:value-type="float" office:value="2742.5" calcext:value-type="float">
            <text:p>2742.5</text:p>
          </table:table-cell>
          <table:table-cell office:value-type="float" office:value="2207.5" calcext:value-type="float">
            <text:p>2207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79" calcext:value-type="float">
            <text:p>1879</text:p>
          </table:table-cell>
          <table:table-cell office:value-type="float" office:value="1877" calcext:value-type="float">
            <text:p>1877</text:p>
          </table:table-cell>
          <table:table-cell office:value-type="float" office:value="2553.5" calcext:value-type="float">
            <text:p>2553.5</text:p>
          </table:table-cell>
          <table:table-cell office:value-type="float" office:value="2017" calcext:value-type="float">
            <text:p>2017</text:p>
          </table:table-cell>
          <table:table-cell office:value-type="float" office:value="2030.5" calcext:value-type="float">
            <text:p>2030.5</text:p>
          </table:table-cell>
          <table:table-cell office:value-type="float" office:value="2800" calcext:value-type="float">
            <text:p>2800</text:p>
          </table:table-cell>
          <table:table-cell office:value-type="float" office:value="2098.5" calcext:value-type="float">
            <text:p>2098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62.5" calcext:value-type="float">
            <text:p>1862.5</text:p>
          </table:table-cell>
          <table:table-cell office:value-type="float" office:value="1867" calcext:value-type="float">
            <text:p>1867</text:p>
          </table:table-cell>
          <table:table-cell office:value-type="float" office:value="2608" calcext:value-type="float">
            <text:p>2608</text:p>
          </table:table-cell>
          <table:table-cell office:value-type="float" office:value="2086" calcext:value-type="float">
            <text:p>2086</text:p>
          </table:table-cell>
          <table:table-cell office:value-type="float" office:value="2092" calcext:value-type="float">
            <text:p>2092</text:p>
          </table:table-cell>
          <table:table-cell office:value-type="float" office:value="2813" calcext:value-type="float">
            <text:p>2813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4" calcext:value-type="float">
            <text:p>1904</text:p>
          </table:table-cell>
          <table:table-cell office:value-type="float" office:value="1876.5" calcext:value-type="float">
            <text:p>1876.5</text:p>
          </table:table-cell>
          <table:table-cell office:value-type="float" office:value="2520.5" calcext:value-type="float">
            <text:p>2520.5</text:p>
          </table:table-cell>
          <table:table-cell office:value-type="float" office:value="2071" calcext:value-type="float">
            <text:p>2071</text:p>
          </table:table-cell>
          <table:table-cell office:value-type="float" office:value="2161" calcext:value-type="float">
            <text:p>2161</text:p>
          </table:table-cell>
          <table:table-cell office:value-type="float" office:value="2756" calcext:value-type="float">
            <text:p>2756</text:p>
          </table:table-cell>
          <table:table-cell office:value-type="float" office:value="2277.5" calcext:value-type="float">
            <text:p>2277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52.5" calcext:value-type="float">
            <text:p>1952.5</text:p>
          </table:table-cell>
          <table:table-cell office:value-type="float" office:value="1898" calcext:value-type="float">
            <text:p>1898</text:p>
          </table:table-cell>
          <table:table-cell office:value-type="float" office:value="2457" calcext:value-type="float">
            <text:p>2457</text:p>
          </table:table-cell>
          <table:table-cell office:value-type="float" office:value="2032" calcext:value-type="float">
            <text:p>2032</text:p>
          </table:table-cell>
          <table:table-cell office:value-type="float" office:value="2134.5" calcext:value-type="float">
            <text:p>2134.5</text:p>
          </table:table-cell>
          <table:table-cell office:value-type="float" office:value="2749" calcext:value-type="float">
            <text:p>2749</text:p>
          </table:table-cell>
          <table:table-cell office:value-type="float" office:value="2314.5" calcext:value-type="float">
            <text:p>2314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32.5" calcext:value-type="float">
            <text:p>1832.5</text:p>
          </table:table-cell>
          <table:table-cell office:value-type="float" office:value="1874" calcext:value-type="float">
            <text:p>1874</text:p>
          </table:table-cell>
          <table:table-cell office:value-type="float" office:value="2336" calcext:value-type="float">
            <text:p>2336</text:p>
          </table:table-cell>
          <table:table-cell office:value-type="float" office:value="2007.5" calcext:value-type="float">
            <text:p>2007.5</text:p>
          </table:table-cell>
          <table:table-cell office:value-type="float" office:value="2030" calcext:value-type="float">
            <text:p>2030</text:p>
          </table:table-cell>
          <table:table-cell office:value-type="float" office:value="2591.5" calcext:value-type="float">
            <text:p>2591.5</text:p>
          </table:table-cell>
          <table:table-cell office:value-type="float" office:value="2259.5" calcext:value-type="float">
            <text:p>2259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8" calcext:value-type="float">
            <text:p>1898</text:p>
          </table:table-cell>
          <table:table-cell office:value-type="float" office:value="1842.5" calcext:value-type="float">
            <text:p>1842.5</text:p>
          </table:table-cell>
          <table:table-cell office:value-type="float" office:value="2393.5" calcext:value-type="float">
            <text:p>2393.5</text:p>
          </table:table-cell>
          <table:table-cell office:value-type="float" office:value="1977.5" calcext:value-type="float">
            <text:p>1977.5</text:p>
          </table:table-cell>
          <table:table-cell office:value-type="float" office:value="2075.5" calcext:value-type="float">
            <text:p>2075.5</text:p>
          </table:table-cell>
          <table:table-cell office:value-type="float" office:value="2810" calcext:value-type="float">
            <text:p>2810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59.5" calcext:value-type="float">
            <text:p>1959.5</text:p>
          </table:table-cell>
          <table:table-cell office:value-type="float" office:value="2321" calcext:value-type="float">
            <text:p>2321</text:p>
          </table:table-cell>
          <table:table-cell office:value-type="float" office:value="2027" calcext:value-type="float">
            <text:p>2027</text:p>
          </table:table-cell>
          <table:table-cell office:value-type="float" office:value="2003.5" calcext:value-type="float">
            <text:p>2003.5</text:p>
          </table:table-cell>
          <table:table-cell office:value-type="float" office:value="3003.5" calcext:value-type="float">
            <text:p>3003.5</text:p>
          </table:table-cell>
          <table:table-cell office:value-type="float" office:value="2291.5" calcext:value-type="float">
            <text:p>2291.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96.5" calcext:value-type="float">
            <text:p>1996.5</text:p>
          </table:table-cell>
          <table:table-cell office:value-type="float" office:value="1842.5" calcext:value-type="float">
            <text:p>1842.5</text:p>
          </table:table-cell>
          <table:table-cell office:value-type="float" office:value="2196" calcext:value-type="float">
            <text:p>2196</text:p>
          </table:table-cell>
          <table:table-cell office:value-type="float" office:value="1852.5" calcext:value-type="float">
            <text:p>1852.5</text:p>
          </table:table-cell>
          <table:table-cell office:value-type="float" office:value="1996" calcext:value-type="float">
            <text:p>1996</text:p>
          </table:table-cell>
          <table:table-cell office:value-type="float" office:value="2886.5" calcext:value-type="float">
            <text:p>2886.5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56.5" calcext:value-type="float">
            <text:p>2056.5</text:p>
          </table:table-cell>
          <table:table-cell office:value-type="float" office:value="1882" calcext:value-type="float">
            <text:p>1882</text:p>
          </table:table-cell>
          <table:table-cell office:value-type="float" office:value="2260.5" calcext:value-type="float">
            <text:p>2260.5</text:p>
          </table:table-cell>
          <table:table-cell office:value-type="float" office:value="1889" calcext:value-type="float">
            <text:p>1889</text:p>
          </table:table-cell>
          <table:table-cell office:value-type="float" office:value="2008.5" calcext:value-type="float">
            <text:p>2008.5</text:p>
          </table:table-cell>
          <table:table-cell office:value-type="float" office:value="2871" calcext:value-type="float">
            <text:p>2871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76.5" calcext:value-type="float">
            <text:p>2176.5</text:p>
          </table:table-cell>
          <table:table-cell office:value-type="float" office:value="1886.5" calcext:value-type="float">
            <text:p>1886.5</text:p>
          </table:table-cell>
          <table:table-cell office:value-type="float" office:value="2301" calcext:value-type="float">
            <text:p>2301</text:p>
          </table:table-cell>
          <table:table-cell office:value-type="float" office:value="1903.5" calcext:value-type="float">
            <text:p>1903.5</text:p>
          </table:table-cell>
          <table:table-cell office:value-type="float" office:value="1986.5" calcext:value-type="float">
            <text:p>1986.5</text:p>
          </table:table-cell>
          <table:table-cell office:value-type="float" office:value="2864" calcext:value-type="float">
            <text:p>286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24.5" calcext:value-type="float">
            <text:p>2224.5</text:p>
          </table:table-cell>
          <table:table-cell office:value-type="float" office:value="1886" calcext:value-type="float">
            <text:p>1886</text:p>
          </table:table-cell>
          <table:table-cell office:value-type="float" office:value="2292.5" calcext:value-type="float">
            <text:p>2292.5</text:p>
          </table:table-cell>
          <table:table-cell office:value-type="float" office:value="1882.5" calcext:value-type="float">
            <text:p>1882.5</text:p>
          </table:table-cell>
          <table:table-cell office:value-type="float" office:value="1986" calcext:value-type="float">
            <text:p>1986</text:p>
          </table:table-cell>
          <table:table-cell office:value-type="float" office:value="2856.5" calcext:value-type="float">
            <text:p>2856.5</text:p>
          </table:table-cell>
          <table:table-cell office:value-type="float" office:value="2318.5" calcext:value-type="float">
            <text:p>2318.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415" calcext:value-type="float">
            <text:p>2415</text:p>
          </table:table-cell>
          <table:table-cell office:value-type="float" office:value="1870" calcext:value-type="float">
            <text:p>1870</text:p>
          </table:table-cell>
          <table:table-cell office:value-type="float" office:value="2416" calcext:value-type="float">
            <text:p>2416</text:p>
          </table:table-cell>
          <table:table-cell office:value-type="float" office:value="2019" calcext:value-type="float">
            <text:p>2019</text:p>
          </table:table-cell>
          <table:table-cell office:value-type="float" office:value="2204.5" calcext:value-type="float">
            <text:p>2204.5</text:p>
          </table:table-cell>
          <table:table-cell office:value-type="float" office:value="3156" calcext:value-type="float">
            <text:p>3156</text:p>
          </table:table-cell>
          <table:table-cell office:value-type="float" office:value="2437.5" calcext:value-type="float">
            <text:p>2437.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469" calcext:value-type="float">
            <text:p>2469</text:p>
          </table:table-cell>
          <table:table-cell office:value-type="float" office:value="1906.5" calcext:value-type="float">
            <text:p>1906.5</text:p>
          </table:table-cell>
          <table:table-cell office:value-type="float" office:value="2537" calcext:value-type="float">
            <text:p>2537</text:p>
          </table:table-cell>
          <table:table-cell office:value-type="float" office:value="2092" calcext:value-type="float">
            <text:p>2092</text:p>
          </table:table-cell>
          <table:table-cell office:value-type="float" office:value="2171" calcext:value-type="float">
            <text:p>2171</text:p>
          </table:table-cell>
          <table:table-cell office:value-type="float" office:value="3189.5" calcext:value-type="float">
            <text:p>3189.5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69" calcext:value-type="float">
            <text:p>2469</text:p>
          </table:table-cell>
          <table:table-cell office:value-type="float" office:value="1943.5" calcext:value-type="float">
            <text:p>1943.5</text:p>
          </table:table-cell>
          <table:table-cell office:value-type="float" office:value="2510" calcext:value-type="float">
            <text:p>2510</text:p>
          </table:table-cell>
          <table:table-cell office:value-type="float" office:value="2116.5" calcext:value-type="float">
            <text:p>2116.5</text:p>
          </table:table-cell>
          <table:table-cell office:value-type="float" office:value="2093" calcext:value-type="float">
            <text:p>2093</text:p>
          </table:table-cell>
          <table:table-cell office:value-type="float" office:value="3101.5" calcext:value-type="float">
            <text:p>3101.5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529.5" calcext:value-type="float">
            <text:p>2529.5</text:p>
          </table:table-cell>
          <table:table-cell office:value-type="float" office:value="2034.5" calcext:value-type="float">
            <text:p>2034.5</text:p>
          </table:table-cell>
          <table:table-cell office:value-type="float" office:value="2669" calcext:value-type="float">
            <text:p>2669</text:p>
          </table:table-cell>
          <table:table-cell office:value-type="float" office:value="2332" calcext:value-type="float">
            <text:p>2332</text:p>
          </table:table-cell>
          <table:table-cell office:value-type="float" office:value="2138.5" calcext:value-type="float">
            <text:p>2138.5</text:p>
          </table:table-cell>
          <table:table-cell office:value-type="float" office:value="3177" calcext:value-type="float">
            <text:p>3177</text:p>
          </table:table-cell>
          <table:table-cell office:value-type="float" office:value="2317.5" calcext:value-type="float">
            <text:p>2317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61.5" calcext:value-type="float">
            <text:p>2461.5</text:p>
          </table:table-cell>
          <table:table-cell office:value-type="float" office:value="2019" calcext:value-type="float">
            <text:p>2019</text:p>
          </table:table-cell>
          <table:table-cell office:value-type="float" office:value="2614.5" calcext:value-type="float">
            <text:p>2614.5</text:p>
          </table:table-cell>
          <table:table-cell office:value-type="float" office:value="2377" calcext:value-type="float">
            <text:p>2377</text:p>
          </table:table-cell>
          <table:table-cell office:value-type="float" office:value="2254.5" calcext:value-type="float">
            <text:p>2254.5</text:p>
          </table:table-cell>
          <table:table-cell office:value-type="float" office:value="3251" calcext:value-type="float">
            <text:p>325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9.5" calcext:value-type="float">
            <text:p>2399.5</text:p>
          </table:table-cell>
          <table:table-cell office:value-type="float" office:value="2061.5" calcext:value-type="float">
            <text:p>2061.5</text:p>
          </table:table-cell>
          <table:table-cell office:value-type="float" office:value="2687.5" calcext:value-type="float">
            <text:p>2687.5</text:p>
          </table:table-cell>
          <table:table-cell office:value-type="float" office:value="2492.5" calcext:value-type="float">
            <text:p>2492.5</text:p>
          </table:table-cell>
          <table:table-cell office:value-type="float" office:value="2378.5" calcext:value-type="float">
            <text:p>2378.5</text:p>
          </table:table-cell>
          <table:table-cell office:value-type="float" office:value="3261" calcext:value-type="float">
            <text:p>3261</text:p>
          </table:table-cell>
          <table:table-cell office:value-type="float" office:value="2377.5" calcext:value-type="float">
            <text:p>2377.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345.5" calcext:value-type="float">
            <text:p>2345.5</text:p>
          </table:table-cell>
          <table:table-cell office:value-type="float" office:value="2021" calcext:value-type="float">
            <text:p>2021</text:p>
          </table:table-cell>
          <table:table-cell office:value-type="float" office:value="2651.5" calcext:value-type="float">
            <text:p>2651.5</text:p>
          </table:table-cell>
          <table:table-cell office:value-type="float" office:value="2573" calcext:value-type="float">
            <text:p>2573</text:p>
          </table:table-cell>
          <table:table-cell office:value-type="float" office:value="2312" calcext:value-type="float">
            <text:p>2312</text:p>
          </table:table-cell>
          <table:table-cell office:value-type="float" office:value="3298.5" calcext:value-type="float">
            <text:p>3298.5</text:p>
          </table:table-cell>
          <table:table-cell office:value-type="float" office:value="2401.5" calcext:value-type="float">
            <text:p>2401.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329" calcext:value-type="float">
            <text:p>2329</text:p>
          </table:table-cell>
          <table:table-cell office:value-type="float" office:value="1882" calcext:value-type="float">
            <text:p>1882</text:p>
          </table:table-cell>
          <table:table-cell office:value-type="float" office:value="2558" calcext:value-type="float">
            <text:p>2558</text:p>
          </table:table-cell>
          <table:table-cell office:value-type="float" office:value="2505.5" calcext:value-type="float">
            <text:p>2505.5</text:p>
          </table:table-cell>
          <table:table-cell office:value-type="float" office:value="2243" calcext:value-type="float">
            <text:p>2243</text:p>
          </table:table-cell>
          <table:table-cell office:value-type="float" office:value="3227" calcext:value-type="float">
            <text:p>3227</text:p>
          </table:table-cell>
          <table:table-cell office:value-type="float" office:value="2385.5" calcext:value-type="float">
            <text:p>2385.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251.5" calcext:value-type="float">
            <text:p>2251.5</text:p>
          </table:table-cell>
          <table:table-cell office:value-type="float" office:value="1822" calcext:value-type="float">
            <text:p>1822</text:p>
          </table:table-cell>
          <table:table-cell office:value-type="float" office:value="2523" calcext:value-type="float">
            <text:p>2523</text:p>
          </table:table-cell>
          <table:table-cell office:value-type="float" office:value="2564" calcext:value-type="float">
            <text:p>2564</text:p>
          </table:table-cell>
          <table:table-cell office:value-type="float" office:value="2161.5" calcext:value-type="float">
            <text:p>2161.5</text:p>
          </table:table-cell>
          <table:table-cell office:value-type="float" office:value="3263" calcext:value-type="float">
            <text:p>3263</text:p>
          </table:table-cell>
          <table:table-cell office:value-type="float" office:value="2325.5" calcext:value-type="float">
            <text:p>2325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196.5" calcext:value-type="float">
            <text:p>2196.5</text:p>
          </table:table-cell>
          <table:table-cell office:value-type="float" office:value="1711" calcext:value-type="float">
            <text:p>1711</text:p>
          </table:table-cell>
          <table:table-cell office:value-type="float" office:value="2437" calcext:value-type="float">
            <text:p>2437</text:p>
          </table:table-cell>
          <table:table-cell office:value-type="float" office:value="2340" calcext:value-type="float">
            <text:p>2340</text:p>
          </table:table-cell>
          <table:table-cell office:value-type="float" office:value="2096.5" calcext:value-type="float">
            <text:p>2096.5</text:p>
          </table:table-cell>
          <table:table-cell office:value-type="float" office:value="3259.5" calcext:value-type="float">
            <text:p>3259.5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65" calcext:value-type="float">
            <text:p>2165</text:p>
          </table:table-cell>
          <table:table-cell office:value-type="float" office:value="1683" calcext:value-type="float">
            <text:p>1683</text:p>
          </table:table-cell>
          <table:table-cell office:value-type="float" office:value="2495.5" calcext:value-type="float">
            <text:p>2495.5</text:p>
          </table:table-cell>
          <table:table-cell office:value-type="float" office:value="2344.5" calcext:value-type="float">
            <text:p>2344.5</text:p>
          </table:table-cell>
          <table:table-cell office:value-type="float" office:value="2193.5" calcext:value-type="float">
            <text:p>2193.5</text:p>
          </table:table-cell>
          <table:table-cell office:value-type="float" office:value="3147.5" calcext:value-type="float">
            <text:p>3147.5</text:p>
          </table:table-cell>
          <table:table-cell office:value-type="float" office:value="2161.5" calcext:value-type="float">
            <text:p>2161.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253" calcext:value-type="float">
            <text:p>2253</text:p>
          </table:table-cell>
          <table:table-cell office:value-type="float" office:value="1733.5" calcext:value-type="float">
            <text:p>1733.5</text:p>
          </table:table-cell>
          <table:table-cell office:value-type="float" office:value="2531.5" calcext:value-type="float">
            <text:p>2531.5</text:p>
          </table:table-cell>
          <table:table-cell office:value-type="float" office:value="2397.5" calcext:value-type="float">
            <text:p>2397.5</text:p>
          </table:table-cell>
          <table:table-cell office:value-type="float" office:value="2204" calcext:value-type="float">
            <text:p>2204</text:p>
          </table:table-cell>
          <table:table-cell office:value-type="float" office:value="3215.5" calcext:value-type="float">
            <text:p>3215.5</text:p>
          </table:table-cell>
          <table:table-cell office:value-type="float" office:value="2239.5" calcext:value-type="float">
            <text:p>2239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252.5" calcext:value-type="float">
            <text:p>2252.5</text:p>
          </table:table-cell>
          <table:table-cell office:value-type="float" office:value="1743" calcext:value-type="float">
            <text:p>1743</text:p>
          </table:table-cell>
          <table:table-cell office:value-type="float" office:value="2513.5" calcext:value-type="float">
            <text:p>2513.5</text:p>
          </table:table-cell>
          <table:table-cell office:value-type="float" office:value="2389.5" calcext:value-type="float">
            <text:p>2389.5</text:p>
          </table:table-cell>
          <table:table-cell office:value-type="float" office:value="2266" calcext:value-type="float">
            <text:p>2266</text:p>
          </table:table-cell>
          <table:table-cell office:value-type="float" office:value="3062.5" calcext:value-type="float">
            <text:p>3062.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249.5" calcext:value-type="float">
            <text:p>2249.5</text:p>
          </table:table-cell>
          <table:table-cell office:value-type="float" office:value="1799" calcext:value-type="float">
            <text:p>1799</text:p>
          </table:table-cell>
          <table:table-cell office:value-type="float" office:value="2505" calcext:value-type="float">
            <text:p>2505</text:p>
          </table:table-cell>
          <table:table-cell office:value-type="float" office:value="2406.5" calcext:value-type="float">
            <text:p>2406.5</text:p>
          </table:table-cell>
          <table:table-cell office:value-type="float" office:value="2278.5" calcext:value-type="float">
            <text:p>2278.5</text:p>
          </table:table-cell>
          <table:table-cell office:value-type="float" office:value="3056.5" calcext:value-type="float">
            <text:p>3056.5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38.5" calcext:value-type="float">
            <text:p>2038.5</text:p>
          </table:table-cell>
          <table:table-cell office:value-type="float" office:value="1582" calcext:value-type="float">
            <text:p>1582</text:p>
          </table:table-cell>
          <table:table-cell office:value-type="float" office:value="2490.5" calcext:value-type="float">
            <text:p>2490.5</text:p>
          </table:table-cell>
          <table:table-cell office:value-type="float" office:value="2464" calcext:value-type="float">
            <text:p>2464</text:p>
          </table:table-cell>
          <table:table-cell office:value-type="float" office:value="2212.5" calcext:value-type="float">
            <text:p>2212.5</text:p>
          </table:table-cell>
          <table:table-cell office:value-type="float" office:value="2862" calcext:value-type="float">
            <text:p>2862</text:p>
          </table:table-cell>
          <table:table-cell office:value-type="float" office:value="2230.5" calcext:value-type="float">
            <text:p>2230.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79" calcext:value-type="float">
            <text:p>2079</text:p>
          </table:table-cell>
          <table:table-cell office:value-type="float" office:value="1502" calcext:value-type="float">
            <text:p>1502</text:p>
          </table:table-cell>
          <table:table-cell office:value-type="float" office:value="2444.5" calcext:value-type="float">
            <text:p>2444.5</text:p>
          </table:table-cell>
          <table:table-cell office:value-type="float" office:value="2530" calcext:value-type="float">
            <text:p>2530</text:p>
          </table:table-cell>
          <table:table-cell office:value-type="float" office:value="2185" calcext:value-type="float">
            <text:p>2185</text:p>
          </table:table-cell>
          <table:table-cell office:value-type="float" office:value="2920" calcext:value-type="float">
            <text:p>2920</text:p>
          </table:table-cell>
          <table:table-cell office:value-type="float" office:value="2117.5" calcext:value-type="float">
            <text:p>2117.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207.5" calcext:value-type="float">
            <text:p>2207.5</text:p>
          </table:table-cell>
          <table:table-cell office:value-type="float" office:value="1500.5" calcext:value-type="float">
            <text:p>1500.5</text:p>
          </table:table-cell>
          <table:table-cell office:value-type="float" office:value="2334.5" calcext:value-type="float">
            <text:p>2334.5</text:p>
          </table:table-cell>
          <table:table-cell office:value-type="float" office:value="2504.5" calcext:value-type="float">
            <text:p>2504.5</text:p>
          </table:table-cell>
          <table:table-cell office:value-type="float" office:value="2190.5" calcext:value-type="float">
            <text:p>2190.5</text:p>
          </table:table-cell>
          <table:table-cell office:value-type="float" office:value="2915.5" calcext:value-type="float">
            <text:p>2915.5</text:p>
          </table:table-cell>
          <table:table-cell office:value-type="float" office:value="2110.5" calcext:value-type="float">
            <text:p>2110.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258" calcext:value-type="float">
            <text:p>2258</text:p>
          </table:table-cell>
          <table:table-cell office:value-type="float" office:value="1385" calcext:value-type="float">
            <text:p>1385</text:p>
          </table:table-cell>
          <table:table-cell office:value-type="float" office:value="2402" calcext:value-type="float">
            <text:p>2402</text:p>
          </table:table-cell>
          <table:table-cell office:value-type="float" office:value="2585.5" calcext:value-type="float">
            <text:p>2585.5</text:p>
          </table:table-cell>
          <table:table-cell office:value-type="float" office:value="2330.5" calcext:value-type="float">
            <text:p>2330.5</text:p>
          </table:table-cell>
          <table:table-cell office:value-type="float" office:value="2918" calcext:value-type="float">
            <text:p>2918</text:p>
          </table:table-cell>
          <table:table-cell office:value-type="float" office:value="2149.5" calcext:value-type="float">
            <text:p>2149.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225" calcext:value-type="float">
            <text:p>2225</text:p>
          </table:table-cell>
          <table:table-cell office:value-type="float" office:value="1363" calcext:value-type="float">
            <text:p>1363</text:p>
          </table:table-cell>
          <table:table-cell office:value-type="float" office:value="2466" calcext:value-type="float">
            <text:p>2466</text:p>
          </table:table-cell>
          <table:table-cell office:value-type="float" office:value="2580.5" calcext:value-type="float">
            <text:p>2580.5</text:p>
          </table:table-cell>
          <table:table-cell office:value-type="float" office:value="2341" calcext:value-type="float">
            <text:p>2341</text:p>
          </table:table-cell>
          <table:table-cell office:value-type="float" office:value="2829.5" calcext:value-type="float">
            <text:p>2829.5</text:p>
          </table:table-cell>
          <table:table-cell office:value-type="float" office:value="2117.5" calcext:value-type="float">
            <text:p>2117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226" calcext:value-type="float">
            <text:p>2226</text:p>
          </table:table-cell>
          <table:table-cell office:value-type="float" office:value="1404.5" calcext:value-type="float">
            <text:p>1404.5</text:p>
          </table:table-cell>
          <table:table-cell office:value-type="float" office:value="2567" calcext:value-type="float">
            <text:p>2567</text:p>
          </table:table-cell>
          <table:table-cell office:value-type="float" office:value="2516.5" calcext:value-type="float">
            <text:p>2516.5</text:p>
          </table:table-cell>
          <table:table-cell office:value-type="float" office:value="2256.5" calcext:value-type="float">
            <text:p>2256.5</text:p>
          </table:table-cell>
          <table:table-cell office:value-type="float" office:value="2785.5" calcext:value-type="float">
            <text:p>2785.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361" calcext:value-type="float">
            <text:p>2361</text:p>
          </table:table-cell>
          <table:table-cell office:value-type="float" office:value="1591.5" calcext:value-type="float">
            <text:p>1591.5</text:p>
          </table:table-cell>
          <table:table-cell office:value-type="float" office:value="2667.5" calcext:value-type="float">
            <text:p>2667.5</text:p>
          </table:table-cell>
          <table:table-cell office:value-type="float" office:value="2657" calcext:value-type="float">
            <text:p>2657</text:p>
          </table:table-cell>
          <table:table-cell office:value-type="float" office:value="2276" calcext:value-type="float">
            <text:p>2276</text:p>
          </table:table-cell>
          <table:table-cell office:value-type="float" office:value="2772.5" calcext:value-type="float">
            <text:p>2772.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473.5" calcext:value-type="float">
            <text:p>2473.5</text:p>
          </table:table-cell>
          <table:table-cell office:value-type="float" office:value="1807" calcext:value-type="float">
            <text:p>1807</text:p>
          </table:table-cell>
          <table:table-cell office:value-type="float" office:value="2739.5" calcext:value-type="float">
            <text:p>2739.5</text:p>
          </table:table-cell>
          <table:table-cell office:value-type="float" office:value="2766" calcext:value-type="float">
            <text:p>2766</text:p>
          </table:table-cell>
          <table:table-cell office:value-type="float" office:value="2189.5" calcext:value-type="float">
            <text:p>2189.5</text:p>
          </table:table-cell>
          <table:table-cell office:value-type="float" office:value="2857.5" calcext:value-type="float">
            <text:p>2857.5</text:p>
          </table:table-cell>
          <table:table-cell office:value-type="float" office:value="2314.5" calcext:value-type="float">
            <text:p>2314.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406.5" calcext:value-type="float">
            <text:p>2406.5</text:p>
          </table:table-cell>
          <table:table-cell office:value-type="float" office:value="1804.5" calcext:value-type="float">
            <text:p>1804.5</text:p>
          </table:table-cell>
          <table:table-cell office:value-type="float" office:value="2595.5" calcext:value-type="float">
            <text:p>2595.5</text:p>
          </table:table-cell>
          <table:table-cell office:value-type="float" office:value="2783" calcext:value-type="float">
            <text:p>2783</text:p>
          </table:table-cell>
          <table:table-cell office:value-type="float" office:value="2220.5" calcext:value-type="float">
            <text:p>2220.5</text:p>
          </table:table-cell>
          <table:table-cell office:value-type="float" office:value="2871" calcext:value-type="float">
            <text:p>287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539.5" calcext:value-type="float">
            <text:p>2539.5</text:p>
          </table:table-cell>
          <table:table-cell office:value-type="float" office:value="1767.5" calcext:value-type="float">
            <text:p>1767.5</text:p>
          </table:table-cell>
          <table:table-cell office:value-type="float" office:value="2557.5" calcext:value-type="float">
            <text:p>2557.5</text:p>
          </table:table-cell>
          <table:table-cell office:value-type="float" office:value="2744" calcext:value-type="float">
            <text:p>2744</text:p>
          </table:table-cell>
          <table:table-cell office:value-type="float" office:value="2172" calcext:value-type="float">
            <text:p>2172</text:p>
          </table:table-cell>
          <table:table-cell office:value-type="float" office:value="2795" calcext:value-type="float">
            <text:p>2795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48.5" calcext:value-type="float">
            <text:p>2448.5</text:p>
          </table:table-cell>
          <table:table-cell office:value-type="float" office:value="1777" calcext:value-type="float">
            <text:p>1777</text:p>
          </table:table-cell>
          <table:table-cell office:value-type="float" office:value="2470" calcext:value-type="float">
            <text:p>2470</text:p>
          </table:table-cell>
          <table:table-cell office:value-type="float" office:value="2670.5" calcext:value-type="float">
            <text:p>2670.5</text:p>
          </table:table-cell>
          <table:table-cell office:value-type="float" office:value="2087" calcext:value-type="float">
            <text:p>2087</text:p>
          </table:table-cell>
          <table:table-cell office:value-type="float" office:value="2803.5" calcext:value-type="float">
            <text:p>2803.5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443" calcext:value-type="float">
            <text:p>2443</text:p>
          </table:table-cell>
          <table:table-cell office:value-type="float" office:value="1645.5" calcext:value-type="float">
            <text:p>1645.5</text:p>
          </table:table-cell>
          <table:table-cell office:value-type="float" office:value="2376.5" calcext:value-type="float">
            <text:p>2376.5</text:p>
          </table:table-cell>
          <table:table-cell office:value-type="float" office:value="2669" calcext:value-type="float">
            <text:p>2669</text:p>
          </table:table-cell>
          <table:table-cell office:value-type="float" office:value="1991" calcext:value-type="float">
            <text:p>1991</text:p>
          </table:table-cell>
          <table:table-cell office:value-type="float" office:value="2731" calcext:value-type="float">
            <text:p>2731</text:p>
          </table:table-cell>
          <table:table-cell office:value-type="float" office:value="2229.5" calcext:value-type="float">
            <text:p>2229.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457" calcext:value-type="float">
            <text:p>2457</text:p>
          </table:table-cell>
          <table:table-cell office:value-type="float" office:value="1676" calcext:value-type="float">
            <text:p>1676</text:p>
          </table:table-cell>
          <table:table-cell office:value-type="float" office:value="2442" calcext:value-type="float">
            <text:p>2442</text:p>
          </table:table-cell>
          <table:table-cell office:value-type="float" office:value="2554.5" calcext:value-type="float">
            <text:p>2554.5</text:p>
          </table:table-cell>
          <table:table-cell office:value-type="float" office:value="1938.5" calcext:value-type="float">
            <text:p>1938.5</text:p>
          </table:table-cell>
          <table:table-cell office:value-type="float" office:value="2656" calcext:value-type="float">
            <text:p>2656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371.5" calcext:value-type="float">
            <text:p>2371.5</text:p>
          </table:table-cell>
          <table:table-cell office:value-type="float" office:value="1671" calcext:value-type="float">
            <text:p>1671</text:p>
          </table:table-cell>
          <table:table-cell office:value-type="float" office:value="2362" calcext:value-type="float">
            <text:p>2362</text:p>
          </table:table-cell>
          <table:table-cell office:value-type="float" office:value="2626" calcext:value-type="float">
            <text:p>2626</text:p>
          </table:table-cell>
          <table:table-cell office:value-type="float" office:value="1817" calcext:value-type="float">
            <text:p>1817</text:p>
          </table:table-cell>
          <table:table-cell office:value-type="float" office:value="2723" calcext:value-type="float">
            <text:p>2723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349" calcext:value-type="float">
            <text:p>2349</text:p>
          </table:table-cell>
          <table:table-cell office:value-type="float" office:value="1698.5" calcext:value-type="float">
            <text:p>1698.5</text:p>
          </table:table-cell>
          <table:table-cell office:value-type="float" office:value="2359.5" calcext:value-type="float">
            <text:p>2359.5</text:p>
          </table:table-cell>
          <table:table-cell office:value-type="float" office:value="2552" calcext:value-type="float">
            <text:p>2552</text:p>
          </table:table-cell>
          <table:table-cell office:value-type="float" office:value="1821.5" calcext:value-type="float">
            <text:p>1821.5</text:p>
          </table:table-cell>
          <table:table-cell office:value-type="float" office:value="2678" calcext:value-type="float">
            <text:p>2678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389.5" calcext:value-type="float">
            <text:p>2389.5</text:p>
          </table:table-cell>
          <table:table-cell office:value-type="float" office:value="1658.5" calcext:value-type="float">
            <text:p>1658.5</text:p>
          </table:table-cell>
          <table:table-cell office:value-type="float" office:value="2449" calcext:value-type="float">
            <text:p>2449</text:p>
          </table:table-cell>
          <table:table-cell office:value-type="float" office:value="2430.5" calcext:value-type="float">
            <text:p>2430.5</text:p>
          </table:table-cell>
          <table:table-cell office:value-type="float" office:value="1750.5" calcext:value-type="float">
            <text:p>1750.5</text:p>
          </table:table-cell>
          <table:table-cell office:value-type="float" office:value="2475" calcext:value-type="float">
            <text:p>2475</text:p>
          </table:table-cell>
          <table:table-cell office:value-type="float" office:value="2406.5" calcext:value-type="float">
            <text:p>2406.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434" calcext:value-type="float">
            <text:p>2434</text:p>
          </table:table-cell>
          <table:table-cell office:value-type="float" office:value="1435" calcext:value-type="float">
            <text:p>1435</text:p>
          </table:table-cell>
          <table:table-cell office:value-type="float" office:value="2361.5" calcext:value-type="float">
            <text:p>2361.5</text:p>
          </table:table-cell>
          <table:table-cell office:value-type="float" office:value="2430.5" calcext:value-type="float">
            <text:p>2430.5</text:p>
          </table:table-cell>
          <table:table-cell office:value-type="float" office:value="1724" calcext:value-type="float">
            <text:p>1724</text:p>
          </table:table-cell>
          <table:table-cell office:value-type="float" office:value="2416" calcext:value-type="float">
            <text:p>2416</text:p>
          </table:table-cell>
          <table:table-cell office:value-type="float" office:value="2354.5" calcext:value-type="float">
            <text:p>2354.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504" calcext:value-type="float">
            <text:p>2504</text:p>
          </table:table-cell>
          <table:table-cell office:value-type="float" office:value="1457" calcext:value-type="float">
            <text:p>1457</text:p>
          </table:table-cell>
          <table:table-cell office:value-type="float" office:value="2399.5" calcext:value-type="float">
            <text:p>2399.5</text:p>
          </table:table-cell>
          <table:table-cell office:value-type="float" office:value="2359" calcext:value-type="float">
            <text:p>2359</text:p>
          </table:table-cell>
          <table:table-cell office:value-type="float" office:value="1726.5" calcext:value-type="float">
            <text:p>1726.5</text:p>
          </table:table-cell>
          <table:table-cell office:value-type="float" office:value="2479" calcext:value-type="float">
            <text:p>2479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569" calcext:value-type="float">
            <text:p>2569</text:p>
          </table:table-cell>
          <table:table-cell office:value-type="float" office:value="1507" calcext:value-type="float">
            <text:p>1507</text:p>
          </table:table-cell>
          <table:table-cell office:value-type="float" office:value="2416.5" calcext:value-type="float">
            <text:p>2416.5</text:p>
          </table:table-cell>
          <table:table-cell office:value-type="float" office:value="2406" calcext:value-type="float">
            <text:p>2406</text:p>
          </table:table-cell>
          <table:table-cell office:value-type="float" office:value="1649.5" calcext:value-type="float">
            <text:p>1649.5</text:p>
          </table:table-cell>
          <table:table-cell office:value-type="float" office:value="2511" calcext:value-type="float">
            <text:p>2511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713.5" calcext:value-type="float">
            <text:p>2713.5</text:p>
          </table:table-cell>
          <table:table-cell office:value-type="float" office:value="1614" calcext:value-type="float">
            <text:p>1614</text:p>
          </table:table-cell>
          <table:table-cell office:value-type="float" office:value="2458.5" calcext:value-type="float">
            <text:p>2458.5</text:p>
          </table:table-cell>
          <table:table-cell office:value-type="float" office:value="2426" calcext:value-type="float">
            <text:p>2426</text:p>
          </table:table-cell>
          <table:table-cell office:value-type="float" office:value="1789.5" calcext:value-type="float">
            <text:p>1789.5</text:p>
          </table:table-cell>
          <table:table-cell office:value-type="float" office:value="2524.5" calcext:value-type="float">
            <text:p>2524.5</text:p>
          </table:table-cell>
          <table:table-cell office:value-type="float" office:value="2505.5" calcext:value-type="float">
            <text:p>2505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548.5" calcext:value-type="float">
            <text:p>2548.5</text:p>
          </table:table-cell>
          <table:table-cell office:value-type="float" office:value="1497" calcext:value-type="float">
            <text:p>1497</text:p>
          </table:table-cell>
          <table:table-cell office:value-type="float" office:value="2391" calcext:value-type="float">
            <text:p>2391</text:p>
          </table:table-cell>
          <table:table-cell office:value-type="float" office:value="2372.5" calcext:value-type="float">
            <text:p>2372.5</text:p>
          </table:table-cell>
          <table:table-cell office:value-type="float" office:value="1757.5" calcext:value-type="float">
            <text:p>1757.5</text:p>
          </table:table-cell>
          <table:table-cell office:value-type="float" office:value="2428" calcext:value-type="float">
            <text:p>2428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487" calcext:value-type="float">
            <text:p>2487</text:p>
          </table:table-cell>
          <table:table-cell office:value-type="float" office:value="1481.5" calcext:value-type="float">
            <text:p>1481.5</text:p>
          </table:table-cell>
          <table:table-cell office:value-type="float" office:value="2363.5" calcext:value-type="float">
            <text:p>2363.5</text:p>
          </table:table-cell>
          <table:table-cell office:value-type="float" office:value="2309.5" calcext:value-type="float">
            <text:p>2309.5</text:p>
          </table:table-cell>
          <table:table-cell office:value-type="float" office:value="1724.5" calcext:value-type="float">
            <text:p>1724.5</text:p>
          </table:table-cell>
          <table:table-cell office:value-type="float" office:value="2410.5" calcext:value-type="float">
            <text:p>2410.5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470" calcext:value-type="float">
            <text:p>2470</text:p>
          </table:table-cell>
          <table:table-cell office:value-type="float" office:value="1483.5" calcext:value-type="float">
            <text:p>1483.5</text:p>
          </table:table-cell>
          <table:table-cell office:value-type="float" office:value="2370" calcext:value-type="float">
            <text:p>2370</text:p>
          </table:table-cell>
          <table:table-cell office:value-type="float" office:value="2246" calcext:value-type="float">
            <text:p>2246</text:p>
          </table:table-cell>
          <table:table-cell office:value-type="float" office:value="1639.5" calcext:value-type="float">
            <text:p>1639.5</text:p>
          </table:table-cell>
          <table:table-cell office:value-type="float" office:value="2383" calcext:value-type="float">
            <text:p>2383</text:p>
          </table:table-cell>
          <table:table-cell office:value-type="float" office:value="2541.5" calcext:value-type="float">
            <text:p>2541.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36" calcext:value-type="float">
            <text:p>2536</text:p>
          </table:table-cell>
          <table:table-cell office:value-type="float" office:value="1655.5" calcext:value-type="float">
            <text:p>1655.5</text:p>
          </table:table-cell>
          <table:table-cell office:value-type="float" office:value="2482" calcext:value-type="float">
            <text:p>2482</text:p>
          </table:table-cell>
          <table:table-cell office:value-type="float" office:value="2317" calcext:value-type="float">
            <text:p>2317</text:p>
          </table:table-cell>
          <table:table-cell office:value-type="float" office:value="1702" calcext:value-type="float">
            <text:p>1702</text:p>
          </table:table-cell>
          <table:table-cell office:value-type="float" office:value="2532.5" calcext:value-type="float">
            <text:p>2532.5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01" calcext:value-type="float">
            <text:p>2601</text:p>
          </table:table-cell>
          <table:table-cell office:value-type="float" office:value="1577" calcext:value-type="float">
            <text:p>1577</text:p>
          </table:table-cell>
          <table:table-cell office:value-type="float" office:value="2326.5" calcext:value-type="float">
            <text:p>2326.5</text:p>
          </table:table-cell>
          <table:table-cell office:value-type="float" office:value="2309.5" calcext:value-type="float">
            <text:p>2309.5</text:p>
          </table:table-cell>
          <table:table-cell office:value-type="float" office:value="1558.5" calcext:value-type="float">
            <text:p>1558.5</text:p>
          </table:table-cell>
          <table:table-cell office:value-type="float" office:value="2422" calcext:value-type="float">
            <text:p>2422</text:p>
          </table:table-cell>
          <table:table-cell office:value-type="float" office:value="2531.5" calcext:value-type="float">
            <text:p>2531.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476.5" calcext:value-type="float">
            <text:p>2476.5</text:p>
          </table:table-cell>
          <table:table-cell office:value-type="float" office:value="1613.5" calcext:value-type="float">
            <text:p>1613.5</text:p>
          </table:table-cell>
          <table:table-cell office:value-type="float" office:value="2207" calcext:value-type="float">
            <text:p>2207</text:p>
          </table:table-cell>
          <table:table-cell office:value-type="float" office:value="2361.5" calcext:value-type="float">
            <text:p>2361.5</text:p>
          </table:table-cell>
          <table:table-cell office:value-type="float" office:value="1478.5" calcext:value-type="float">
            <text:p>1478.5</text:p>
          </table:table-cell>
          <table:table-cell office:value-type="float" office:value="2306" calcext:value-type="float">
            <text:p>2306</text:p>
          </table:table-cell>
          <table:table-cell office:value-type="float" office:value="2504.5" calcext:value-type="float">
            <text:p>2504.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358.5" calcext:value-type="float">
            <text:p>2358.5</text:p>
          </table:table-cell>
          <table:table-cell office:value-type="float" office:value="1424.5" calcext:value-type="float">
            <text:p>1424.5</text:p>
          </table:table-cell>
          <table:table-cell office:value-type="float" office:value="1859" calcext:value-type="float">
            <text:p>1859</text:p>
          </table:table-cell>
          <table:table-cell office:value-type="float" office:value="2366" calcext:value-type="float">
            <text:p>2366</text:p>
          </table:table-cell>
          <table:table-cell office:value-type="float" office:value="1140.5" calcext:value-type="float">
            <text:p>1140.5</text:p>
          </table:table-cell>
          <table:table-cell office:value-type="float" office:value="2215.5" calcext:value-type="float">
            <text:p>2215.5</text:p>
          </table:table-cell>
          <table:table-cell office:value-type="float" office:value="2193.5" calcext:value-type="float">
            <text:p>2193.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345" calcext:value-type="float">
            <text:p>2345</text:p>
          </table:table-cell>
          <table:table-cell office:value-type="float" office:value="1536.5" calcext:value-type="float">
            <text:p>1536.5</text:p>
          </table:table-cell>
          <table:table-cell office:value-type="float" office:value="1968" calcext:value-type="float">
            <text:p>1968</text:p>
          </table:table-cell>
          <table:table-cell office:value-type="float" office:value="2433" calcext:value-type="float">
            <text:p>2433</text:p>
          </table:table-cell>
          <table:table-cell office:value-type="float" office:value="1193" calcext:value-type="float">
            <text:p>1193</text:p>
          </table:table-cell>
          <table:table-cell office:value-type="float" office:value="2266" calcext:value-type="float">
            <text:p>2266</text:p>
          </table:table-cell>
          <table:table-cell office:value-type="float" office:value="2285.5" calcext:value-type="float">
            <text:p>2285.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492.5" calcext:value-type="float">
            <text:p>2492.5</text:p>
          </table:table-cell>
          <table:table-cell office:value-type="float" office:value="1490" calcext:value-type="float">
            <text:p>1490</text:p>
          </table:table-cell>
          <table:table-cell office:value-type="float" office:value="2035.5" calcext:value-type="float">
            <text:p>2035.5</text:p>
          </table:table-cell>
          <table:table-cell office:value-type="float" office:value="2460" calcext:value-type="float">
            <text:p>2460</text:p>
          </table:table-cell>
          <table:table-cell office:value-type="float" office:value="1212.5" calcext:value-type="float">
            <text:p>1212.5</text:p>
          </table:table-cell>
          <table:table-cell office:value-type="float" office:value="2410" calcext:value-type="float">
            <text:p>241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497.5" calcext:value-type="float">
            <text:p>2497.5</text:p>
          </table:table-cell>
          <table:table-cell office:value-type="float" office:value="1572" calcext:value-type="float">
            <text:p>1572</text:p>
          </table:table-cell>
          <table:table-cell office:value-type="float" office:value="1996.5" calcext:value-type="float">
            <text:p>1996.5</text:p>
          </table:table-cell>
          <table:table-cell office:value-type="float" office:value="2486.5" calcext:value-type="float">
            <text:p>2486.5</text:p>
          </table:table-cell>
          <table:table-cell office:value-type="float" office:value="1202" calcext:value-type="float">
            <text:p>1202</text:p>
          </table:table-cell>
          <table:table-cell office:value-type="float" office:value="2419" calcext:value-type="float">
            <text:p>2419</text:p>
          </table:table-cell>
          <table:table-cell office:value-type="float" office:value="2220.5" calcext:value-type="float">
            <text:p>2220.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5" calcext:value-type="float">
            <text:p>2455</text:p>
          </table:table-cell>
          <table:table-cell office:value-type="float" office:value="1616.5" calcext:value-type="float">
            <text:p>1616.5</text:p>
          </table:table-cell>
          <table:table-cell office:value-type="float" office:value="2097" calcext:value-type="float">
            <text:p>2097</text:p>
          </table:table-cell>
          <table:table-cell office:value-type="float" office:value="2454.5" calcext:value-type="float">
            <text:p>2454.5</text:p>
          </table:table-cell>
          <table:table-cell office:value-type="float" office:value="1382.5" calcext:value-type="float">
            <text:p>1382.5</text:p>
          </table:table-cell>
          <table:table-cell office:value-type="float" office:value="2442.5" calcext:value-type="float">
            <text:p>2442.5</text:p>
          </table:table-cell>
          <table:table-cell office:value-type="float" office:value="2221.5" calcext:value-type="float">
            <text:p>2221.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6" calcext:value-type="float">
            <text:p>2526</text:p>
          </table:table-cell>
          <table:table-cell office:value-type="float" office:value="1603.5" calcext:value-type="float">
            <text:p>1603.5</text:p>
          </table:table-cell>
          <table:table-cell office:value-type="float" office:value="2102" calcext:value-type="float">
            <text:p>2102</text:p>
          </table:table-cell>
          <table:table-cell office:value-type="float" office:value="2588.5" calcext:value-type="float">
            <text:p>2588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2468.5" calcext:value-type="float">
            <text:p>2468.5</text:p>
          </table:table-cell>
          <table:table-cell office:value-type="float" office:value="2382.5" calcext:value-type="float">
            <text:p>2382.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38" calcext:value-type="float">
            <text:p>2438</text:p>
          </table:table-cell>
          <table:table-cell office:value-type="float" office:value="1661" calcext:value-type="float">
            <text:p>1661</text:p>
          </table:table-cell>
          <table:table-cell office:value-type="float" office:value="2048" calcext:value-type="float">
            <text:p>2048</text:p>
          </table:table-cell>
          <table:table-cell office:value-type="float" office:value="2523.5" calcext:value-type="float">
            <text:p>2523.5</text:p>
          </table:table-cell>
          <table:table-cell office:value-type="float" office:value="1551" calcext:value-type="float">
            <text:p>1551</text:p>
          </table:table-cell>
          <table:table-cell office:value-type="float" office:value="2592" calcext:value-type="float">
            <text:p>259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386.5" calcext:value-type="float">
            <text:p>2386.5</text:p>
          </table:table-cell>
          <table:table-cell office:value-type="float" office:value="1683.5" calcext:value-type="float">
            <text:p>1683.5</text:p>
          </table:table-cell>
          <table:table-cell office:value-type="float" office:value="2117.5" calcext:value-type="float">
            <text:p>2117.5</text:p>
          </table:table-cell>
          <table:table-cell office:value-type="float" office:value="2480" calcext:value-type="float">
            <text:p>2480</text:p>
          </table:table-cell>
          <table:table-cell office:value-type="float" office:value="1608" calcext:value-type="float">
            <text:p>1608</text:p>
          </table:table-cell>
          <table:table-cell office:value-type="float" office:value="2616" calcext:value-type="float">
            <text:p>2616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265.5" calcext:value-type="float">
            <text:p>2265.5</text:p>
          </table:table-cell>
          <table:table-cell office:value-type="float" office:value="1563" calcext:value-type="float">
            <text:p>1563</text:p>
          </table:table-cell>
          <table:table-cell office:value-type="float" office:value="2045" calcext:value-type="float">
            <text:p>2045</text:p>
          </table:table-cell>
          <table:table-cell office:value-type="float" office:value="2331.5" calcext:value-type="float">
            <text:p>2331.5</text:p>
          </table:table-cell>
          <table:table-cell office:value-type="float" office:value="1521" calcext:value-type="float">
            <text:p>1521</text:p>
          </table:table-cell>
          <table:table-cell office:value-type="float" office:value="2615" calcext:value-type="float">
            <text:p>2615</text:p>
          </table:table-cell>
          <table:table-cell office:value-type="float" office:value="2192.5" calcext:value-type="float">
            <text:p>2192.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279.5" calcext:value-type="float">
            <text:p>2279.5</text:p>
          </table:table-cell>
          <table:table-cell office:value-type="float" office:value="1687.5" calcext:value-type="float">
            <text:p>1687.5</text:p>
          </table:table-cell>
          <table:table-cell office:value-type="float" office:value="2046" calcext:value-type="float">
            <text:p>2046</text:p>
          </table:table-cell>
          <table:table-cell office:value-type="float" office:value="2408.5" calcext:value-type="float">
            <text:p>2408.5</text:p>
          </table:table-cell>
          <table:table-cell office:value-type="float" office:value="1592.5" calcext:value-type="float">
            <text:p>1592.5</text:p>
          </table:table-cell>
          <table:table-cell office:value-type="float" office:value="2648" calcext:value-type="float">
            <text:p>2648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384" calcext:value-type="float">
            <text:p>2384</text:p>
          </table:table-cell>
          <table:table-cell office:value-type="float" office:value="1726" calcext:value-type="float">
            <text:p>1726</text:p>
          </table:table-cell>
          <table:table-cell office:value-type="float" office:value="2301" calcext:value-type="float">
            <text:p>2301</text:p>
          </table:table-cell>
          <table:table-cell office:value-type="float" office:value="2494" calcext:value-type="float">
            <text:p>2494</text:p>
          </table:table-cell>
          <table:table-cell office:value-type="float" office:value="1695" calcext:value-type="float">
            <text:p>1695</text:p>
          </table:table-cell>
          <table:table-cell office:value-type="float" office:value="2818" calcext:value-type="float">
            <text:p>2818</text:p>
          </table:table-cell>
          <table:table-cell office:value-type="float" office:value="2390.5" calcext:value-type="float">
            <text:p>2390.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536" calcext:value-type="float">
            <text:p>2536</text:p>
          </table:table-cell>
          <table:table-cell office:value-type="float" office:value="1775" calcext:value-type="float">
            <text:p>1775</text:p>
          </table:table-cell>
          <table:table-cell office:value-type="float" office:value="2467" calcext:value-type="float">
            <text:p>2467</text:p>
          </table:table-cell>
          <table:table-cell office:value-type="float" office:value="2596.5" calcext:value-type="float">
            <text:p>2596.5</text:p>
          </table:table-cell>
          <table:table-cell office:value-type="float" office:value="1797" calcext:value-type="float">
            <text:p>1797</text:p>
          </table:table-cell>
          <table:table-cell office:value-type="float" office:value="2852.5" calcext:value-type="float">
            <text:p>2852.5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657" calcext:value-type="float">
            <text:p>2657</text:p>
          </table:table-cell>
          <table:table-cell office:value-type="float" office:value="1829" calcext:value-type="float">
            <text:p>1829</text:p>
          </table:table-cell>
          <table:table-cell office:value-type="float" office:value="2616" calcext:value-type="float">
            <text:p>2616</text:p>
          </table:table-cell>
          <table:table-cell office:value-type="float" office:value="2682" calcext:value-type="float">
            <text:p>2682</text:p>
          </table:table-cell>
          <table:table-cell office:value-type="float" office:value="1844.5" calcext:value-type="float">
            <text:p>1844.5</text:p>
          </table:table-cell>
          <table:table-cell office:value-type="float" office:value="2879" calcext:value-type="float">
            <text:p>2879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709" calcext:value-type="float">
            <text:p>2709</text:p>
          </table:table-cell>
          <table:table-cell office:value-type="float" office:value="1993.5" calcext:value-type="float">
            <text:p>1993.5</text:p>
          </table:table-cell>
          <table:table-cell office:value-type="float" office:value="2686" calcext:value-type="float">
            <text:p>2686</text:p>
          </table:table-cell>
          <table:table-cell office:value-type="float" office:value="2897" calcext:value-type="float">
            <text:p>2897</text:p>
          </table:table-cell>
          <table:table-cell office:value-type="float" office:value="1973.5" calcext:value-type="float">
            <text:p>1973.5</text:p>
          </table:table-cell>
          <table:table-cell office:value-type="float" office:value="2972.5" calcext:value-type="float">
            <text:p>2972.5</text:p>
          </table:table-cell>
          <table:table-cell office:value-type="float" office:value="2709.5" calcext:value-type="float">
            <text:p>2709.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718" calcext:value-type="float">
            <text:p>2718</text:p>
          </table:table-cell>
          <table:table-cell office:value-type="float" office:value="1905" calcext:value-type="float">
            <text:p>1905</text:p>
          </table:table-cell>
          <table:table-cell office:value-type="float" office:value="2534" calcext:value-type="float">
            <text:p>2534</text:p>
          </table:table-cell>
          <table:table-cell office:value-type="float" office:value="2804.5" calcext:value-type="float">
            <text:p>2804.5</text:p>
          </table:table-cell>
          <table:table-cell office:value-type="float" office:value="1820.5" calcext:value-type="float">
            <text:p>1820.5</text:p>
          </table:table-cell>
          <table:table-cell office:value-type="float" office:value="3048" calcext:value-type="float">
            <text:p>3048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60.5" calcext:value-type="float">
            <text:p>2660.5</text:p>
          </table:table-cell>
          <table:table-cell office:value-type="float" office:value="1863.5" calcext:value-type="float">
            <text:p>1863.5</text:p>
          </table:table-cell>
          <table:table-cell office:value-type="float" office:value="2528" calcext:value-type="float">
            <text:p>2528</text:p>
          </table:table-cell>
          <table:table-cell office:value-type="float" office:value="2832" calcext:value-type="float">
            <text:p>2832</text:p>
          </table:table-cell>
          <table:table-cell office:value-type="float" office:value="1835.5" calcext:value-type="float">
            <text:p>1835.5</text:p>
          </table:table-cell>
          <table:table-cell office:value-type="float" office:value="3062.5" calcext:value-type="float">
            <text:p>3062.5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566.5" calcext:value-type="float">
            <text:p>2566.5</text:p>
          </table:table-cell>
          <table:table-cell office:value-type="float" office:value="1837.5" calcext:value-type="float">
            <text:p>1837.5</text:p>
          </table:table-cell>
          <table:table-cell office:value-type="float" office:value="2518" calcext:value-type="float">
            <text:p>2518</text:p>
          </table:table-cell>
          <table:table-cell office:value-type="float" office:value="2744.5" calcext:value-type="float">
            <text:p>2744.5</text:p>
          </table:table-cell>
          <table:table-cell office:value-type="float" office:value="1801" calcext:value-type="float">
            <text:p>1801</text:p>
          </table:table-cell>
          <table:table-cell office:value-type="float" office:value="2999" calcext:value-type="float">
            <text:p>2999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570" calcext:value-type="float">
            <text:p>2570</text:p>
          </table:table-cell>
          <table:table-cell office:value-type="float" office:value="1792" calcext:value-type="float">
            <text:p>1792</text:p>
          </table:table-cell>
          <table:table-cell office:value-type="float" office:value="2576.5" calcext:value-type="float">
            <text:p>2576.5</text:p>
          </table:table-cell>
          <table:table-cell office:value-type="float" office:value="2875" calcext:value-type="float">
            <text:p>2875</text:p>
          </table:table-cell>
          <table:table-cell office:value-type="float" office:value="1857" calcext:value-type="float">
            <text:p>1857</text:p>
          </table:table-cell>
          <table:table-cell office:value-type="float" office:value="2969.5" calcext:value-type="float">
            <text:p>2969.5</text:p>
          </table:table-cell>
          <table:table-cell office:value-type="float" office:value="2695.5" calcext:value-type="float">
            <text:p>2695.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509" calcext:value-type="float">
            <text:p>2509</text:p>
          </table:table-cell>
          <table:table-cell office:value-type="float" office:value="1763.5" calcext:value-type="float">
            <text:p>1763.5</text:p>
          </table:table-cell>
          <table:table-cell office:value-type="float" office:value="2506.5" calcext:value-type="float">
            <text:p>2506.5</text:p>
          </table:table-cell>
          <table:table-cell office:value-type="float" office:value="2843.5" calcext:value-type="float">
            <text:p>2843.5</text:p>
          </table:table-cell>
          <table:table-cell office:value-type="float" office:value="1791" calcext:value-type="float">
            <text:p>1791</text:p>
          </table:table-cell>
          <table:table-cell office:value-type="float" office:value="2950.5" calcext:value-type="float">
            <text:p>2950.5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550.5" calcext:value-type="float">
            <text:p>2550.5</text:p>
          </table:table-cell>
          <table:table-cell office:value-type="float" office:value="1788" calcext:value-type="float">
            <text:p>1788</text:p>
          </table:table-cell>
          <table:table-cell office:value-type="float" office:value="2550.5" calcext:value-type="float">
            <text:p>2550.5</text:p>
          </table:table-cell>
          <table:table-cell office:value-type="float" office:value="2722" calcext:value-type="float">
            <text:p>2722</text:p>
          </table:table-cell>
          <table:table-cell office:value-type="float" office:value="1790" calcext:value-type="float">
            <text:p>1790</text:p>
          </table:table-cell>
          <table:table-cell office:value-type="float" office:value="2918.5" calcext:value-type="float">
            <text:p>2918.5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529" calcext:value-type="float">
            <text:p>2529</text:p>
          </table:table-cell>
          <table:table-cell office:value-type="float" office:value="1794.5" calcext:value-type="float">
            <text:p>1794.5</text:p>
          </table:table-cell>
          <table:table-cell office:value-type="float" office:value="2523.5" calcext:value-type="float">
            <text:p>2523.5</text:p>
          </table:table-cell>
          <table:table-cell office:value-type="float" office:value="2783" calcext:value-type="float">
            <text:p>2783</text:p>
          </table:table-cell>
          <table:table-cell office:value-type="float" office:value="1716" calcext:value-type="float">
            <text:p>1716</text:p>
          </table:table-cell>
          <table:table-cell office:value-type="float" office:value="2957" calcext:value-type="float">
            <text:p>2957</text:p>
          </table:table-cell>
          <table:table-cell office:value-type="float" office:value="2586.5" calcext:value-type="float">
            <text:p>2586.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525.5" calcext:value-type="float">
            <text:p>2525.5</text:p>
          </table:table-cell>
          <table:table-cell office:value-type="float" office:value="1630.5" calcext:value-type="float">
            <text:p>1630.5</text:p>
          </table:table-cell>
          <table:table-cell office:value-type="float" office:value="2419.5" calcext:value-type="float">
            <text:p>2419.5</text:p>
          </table:table-cell>
          <table:table-cell office:value-type="float" office:value="2653" calcext:value-type="float">
            <text:p>2653</text:p>
          </table:table-cell>
          <table:table-cell office:value-type="float" office:value="1679" calcext:value-type="float">
            <text:p>1679</text:p>
          </table:table-cell>
          <table:table-cell office:value-type="float" office:value="2913" calcext:value-type="float">
            <text:p>2913</text:p>
          </table:table-cell>
          <table:table-cell office:value-type="float" office:value="2467.5" calcext:value-type="float">
            <text:p>2467.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451.5" calcext:value-type="float">
            <text:p>2451.5</text:p>
          </table:table-cell>
          <table:table-cell office:value-type="float" office:value="1514.5" calcext:value-type="float">
            <text:p>1514.5</text:p>
          </table:table-cell>
          <table:table-cell office:value-type="float" office:value="2419.5" calcext:value-type="float">
            <text:p>2419.5</text:p>
          </table:table-cell>
          <table:table-cell office:value-type="float" office:value="2461" calcext:value-type="float">
            <text:p>246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803.5" calcext:value-type="float">
            <text:p>2803.5</text:p>
          </table:table-cell>
          <table:table-cell office:value-type="float" office:value="2427.5" calcext:value-type="float">
            <text:p>2427.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246.5" calcext:value-type="float">
            <text:p>2246.5</text:p>
          </table:table-cell>
          <table:table-cell office:value-type="float" office:value="1284.5" calcext:value-type="float">
            <text:p>1284.5</text:p>
          </table:table-cell>
          <table:table-cell office:value-type="float" office:value="2305" calcext:value-type="float">
            <text:p>2305</text:p>
          </table:table-cell>
          <table:table-cell office:value-type="float" office:value="2415.5" calcext:value-type="float">
            <text:p>2415.5</text:p>
          </table:table-cell>
          <table:table-cell office:value-type="float" office:value="1427" calcext:value-type="float">
            <text:p>1427</text:p>
          </table:table-cell>
          <table:table-cell office:value-type="float" office:value="2846" calcext:value-type="float">
            <text:p>2846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74.5" calcext:value-type="float">
            <text:p>2374.5</text:p>
          </table:table-cell>
          <table:table-cell office:value-type="float" office:value="1288" calcext:value-type="float">
            <text:p>1288</text:p>
          </table:table-cell>
          <table:table-cell office:value-type="float" office:value="2324.5" calcext:value-type="float">
            <text:p>2324.5</text:p>
          </table:table-cell>
          <table:table-cell office:value-type="float" office:value="2412.5" calcext:value-type="float">
            <text:p>2412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2908" calcext:value-type="float">
            <text:p>2908</text:p>
          </table:table-cell>
          <table:table-cell office:value-type="float" office:value="2345.5" calcext:value-type="float">
            <text:p>2345.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320.5" calcext:value-type="float">
            <text:p>2320.5</text:p>
          </table:table-cell>
          <table:table-cell office:value-type="float" office:value="1313" calcext:value-type="float">
            <text:p>1313</text:p>
          </table:table-cell>
          <table:table-cell office:value-type="float" office:value="2417" calcext:value-type="float">
            <text:p>2417</text:p>
          </table:table-cell>
          <table:table-cell office:value-type="float" office:value="2405" calcext:value-type="float">
            <text:p>2405</text:p>
          </table:table-cell>
          <table:table-cell office:value-type="float" office:value="1586.5" calcext:value-type="float">
            <text:p>1586.5</text:p>
          </table:table-cell>
          <table:table-cell office:value-type="float" office:value="2875.5" calcext:value-type="float">
            <text:p>2875.5</text:p>
          </table:table-cell>
          <table:table-cell office:value-type="float" office:value="2309.5" calcext:value-type="float">
            <text:p>2309.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21.5" calcext:value-type="float">
            <text:p>2221.5</text:p>
          </table:table-cell>
          <table:table-cell office:value-type="float" office:value="1267" calcext:value-type="float">
            <text:p>1267</text:p>
          </table:table-cell>
          <table:table-cell office:value-type="float" office:value="2339.5" calcext:value-type="float">
            <text:p>2339.5</text:p>
          </table:table-cell>
          <table:table-cell office:value-type="float" office:value="2325" calcext:value-type="float">
            <text:p>2325</text:p>
          </table:table-cell>
          <table:table-cell office:value-type="float" office:value="1588" calcext:value-type="float">
            <text:p>1588</text:p>
          </table:table-cell>
          <table:table-cell office:value-type="float" office:value="2705" calcext:value-type="float">
            <text:p>2705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124.5" calcext:value-type="float">
            <text:p>2124.5</text:p>
          </table:table-cell>
          <table:table-cell office:value-type="float" office:value="1201" calcext:value-type="float">
            <text:p>1201</text:p>
          </table:table-cell>
          <table:table-cell office:value-type="float" office:value="2388" calcext:value-type="float">
            <text:p>2388</text:p>
          </table:table-cell>
          <table:table-cell office:value-type="float" office:value="2396.5" calcext:value-type="float">
            <text:p>2396.5</text:p>
          </table:table-cell>
          <table:table-cell office:value-type="float" office:value="1511" calcext:value-type="float">
            <text:p>1511</text:p>
          </table:table-cell>
          <table:table-cell office:value-type="float" office:value="2673.5" calcext:value-type="float">
            <text:p>2673.5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036" calcext:value-type="float">
            <text:p>2036</text:p>
          </table:table-cell>
          <table:table-cell office:value-type="float" office:value="1311" calcext:value-type="float">
            <text:p>1311</text:p>
          </table:table-cell>
          <table:table-cell office:value-type="float" office:value="2450.5" calcext:value-type="float">
            <text:p>2450.5</text:p>
          </table:table-cell>
          <table:table-cell office:value-type="float" office:value="2516" calcext:value-type="float">
            <text:p>2516</text:p>
          </table:table-cell>
          <table:table-cell office:value-type="float" office:value="1564.5" calcext:value-type="float">
            <text:p>1564.5</text:p>
          </table:table-cell>
          <table:table-cell office:value-type="float" office:value="2820.5" calcext:value-type="float">
            <text:p>2820.5</text:p>
          </table:table-cell>
          <table:table-cell office:value-type="float" office:value="2347.5" calcext:value-type="float">
            <text:p>2347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062.5" calcext:value-type="float">
            <text:p>2062.5</text:p>
          </table:table-cell>
          <table:table-cell office:value-type="float" office:value="1262.5" calcext:value-type="float">
            <text:p>1262.5</text:p>
          </table:table-cell>
          <table:table-cell office:value-type="float" office:value="2569.5" calcext:value-type="float">
            <text:p>2569.5</text:p>
          </table:table-cell>
          <table:table-cell office:value-type="float" office:value="2390.5" calcext:value-type="float">
            <text:p>2390.5</text:p>
          </table:table-cell>
          <table:table-cell office:value-type="float" office:value="1592" calcext:value-type="float">
            <text:p>1592</text:p>
          </table:table-cell>
          <table:table-cell office:value-type="float" office:value="2965.5" calcext:value-type="float">
            <text:p>2965.5</text:p>
          </table:table-cell>
          <table:table-cell office:value-type="float" office:value="2322.5" calcext:value-type="float">
            <text:p>2322.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48" calcext:value-type="float">
            <text:p>2048</text:p>
          </table:table-cell>
          <table:table-cell office:value-type="float" office:value="1221" calcext:value-type="float">
            <text:p>1221</text:p>
          </table:table-cell>
          <table:table-cell office:value-type="float" office:value="2561.5" calcext:value-type="float">
            <text:p>2561.5</text:p>
          </table:table-cell>
          <table:table-cell office:value-type="float" office:value="2399" calcext:value-type="float">
            <text:p>2399</text:p>
          </table:table-cell>
          <table:table-cell office:value-type="float" office:value="1525.5" calcext:value-type="float">
            <text:p>1525.5</text:p>
          </table:table-cell>
          <table:table-cell office:value-type="float" office:value="2909.5" calcext:value-type="float">
            <text:p>2909.5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001.5" calcext:value-type="float">
            <text:p>2001.5</text:p>
          </table:table-cell>
          <table:table-cell office:value-type="float" office:value="1271" calcext:value-type="float">
            <text:p>1271</text:p>
          </table:table-cell>
          <table:table-cell office:value-type="float" office:value="2510.5" calcext:value-type="float">
            <text:p>2510.5</text:p>
          </table:table-cell>
          <table:table-cell office:value-type="float" office:value="2365" calcext:value-type="float">
            <text:p>2365</text:p>
          </table:table-cell>
          <table:table-cell office:value-type="float" office:value="1499" calcext:value-type="float">
            <text:p>1499</text:p>
          </table:table-cell>
          <table:table-cell office:value-type="float" office:value="2906.5" calcext:value-type="float">
            <text:p>2906.5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006" calcext:value-type="float">
            <text:p>2006</text:p>
          </table:table-cell>
          <table:table-cell office:value-type="float" office:value="1248.5" calcext:value-type="float">
            <text:p>1248.5</text:p>
          </table:table-cell>
          <table:table-cell office:value-type="float" office:value="2450" calcext:value-type="float">
            <text:p>2450</text:p>
          </table:table-cell>
          <table:table-cell office:value-type="float" office:value="2287" calcext:value-type="float">
            <text:p>2287</text:p>
          </table:table-cell>
          <table:table-cell office:value-type="float" office:value="1539.5" calcext:value-type="float">
            <text:p>1539.5</text:p>
          </table:table-cell>
          <table:table-cell office:value-type="float" office:value="2914.5" calcext:value-type="float">
            <text:p>2914.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961.5" calcext:value-type="float">
            <text:p>1961.5</text:p>
          </table:table-cell>
          <table:table-cell office:value-type="float" office:value="1246.5" calcext:value-type="float">
            <text:p>1246.5</text:p>
          </table:table-cell>
          <table:table-cell office:value-type="float" office:value="2443.5" calcext:value-type="float">
            <text:p>2443.5</text:p>
          </table:table-cell>
          <table:table-cell office:value-type="float" office:value="2361.5" calcext:value-type="float">
            <text:p>2361.5</text:p>
          </table:table-cell>
          <table:table-cell office:value-type="float" office:value="1669.5" calcext:value-type="float">
            <text:p>1669.5</text:p>
          </table:table-cell>
          <table:table-cell office:value-type="float" office:value="2964.5" calcext:value-type="float">
            <text:p>2964.5</text:p>
          </table:table-cell>
          <table:table-cell office:value-type="float" office:value="2492.5" calcext:value-type="float">
            <text:p>2492.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33" calcext:value-type="float">
            <text:p>1833</text:p>
          </table:table-cell>
          <table:table-cell office:value-type="float" office:value="1186" calcext:value-type="float">
            <text:p>1186</text:p>
          </table:table-cell>
          <table:table-cell office:value-type="float" office:value="2483" calcext:value-type="float">
            <text:p>2483</text:p>
          </table:table-cell>
          <table:table-cell office:value-type="float" office:value="2251.5" calcext:value-type="float">
            <text:p>2251.5</text:p>
          </table:table-cell>
          <table:table-cell office:value-type="float" office:value="1612" calcext:value-type="float">
            <text:p>1612</text:p>
          </table:table-cell>
          <table:table-cell office:value-type="float" office:value="2878" calcext:value-type="float">
            <text:p>2878</text:p>
          </table:table-cell>
          <table:table-cell office:value-type="float" office:value="2408.5" calcext:value-type="float">
            <text:p>2408.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879" calcext:value-type="float">
            <text:p>1879</text:p>
          </table:table-cell>
          <table:table-cell office:value-type="float" office:value="1206.5" calcext:value-type="float">
            <text:p>1206.5</text:p>
          </table:table-cell>
          <table:table-cell office:value-type="float" office:value="2520" calcext:value-type="float">
            <text:p>2520</text:p>
          </table:table-cell>
          <table:table-cell office:value-type="float" office:value="2354.5" calcext:value-type="float">
            <text:p>2354.5</text:p>
          </table:table-cell>
          <table:table-cell office:value-type="float" office:value="1699.5" calcext:value-type="float">
            <text:p>1699.5</text:p>
          </table:table-cell>
          <table:table-cell office:value-type="float" office:value="2868.5" calcext:value-type="float">
            <text:p>2868.5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903" calcext:value-type="float">
            <text:p>1903</text:p>
          </table:table-cell>
          <table:table-cell office:value-type="float" office:value="1272" calcext:value-type="float">
            <text:p>1272</text:p>
          </table:table-cell>
          <table:table-cell office:value-type="float" office:value="2543.5" calcext:value-type="float">
            <text:p>2543.5</text:p>
          </table:table-cell>
          <table:table-cell office:value-type="float" office:value="2441.5" calcext:value-type="float">
            <text:p>2441.5</text:p>
          </table:table-cell>
          <table:table-cell office:value-type="float" office:value="1717" calcext:value-type="float">
            <text:p>1717</text:p>
          </table:table-cell>
          <table:table-cell office:value-type="float" office:value="2842.5" calcext:value-type="float">
            <text:p>2842.5</text:p>
          </table:table-cell>
          <table:table-cell office:value-type="float" office:value="2665.5" calcext:value-type="float">
            <text:p>2665.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846.5" calcext:value-type="float">
            <text:p>1846.5</text:p>
          </table:table-cell>
          <table:table-cell office:value-type="float" office:value="1228" calcext:value-type="float">
            <text:p>1228</text:p>
          </table:table-cell>
          <table:table-cell office:value-type="float" office:value="2540.5" calcext:value-type="float">
            <text:p>2540.5</text:p>
          </table:table-cell>
          <table:table-cell office:value-type="float" office:value="2412" calcext:value-type="float">
            <text:p>2412</text:p>
          </table:table-cell>
          <table:table-cell office:value-type="float" office:value="1757.5" calcext:value-type="float">
            <text:p>1757.5</text:p>
          </table:table-cell>
          <table:table-cell office:value-type="float" office:value="2797.5" calcext:value-type="float">
            <text:p>2797.5</text:p>
          </table:table-cell>
          <table:table-cell office:value-type="float" office:value="2550.5" calcext:value-type="float">
            <text:p>2550.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774.5" calcext:value-type="float">
            <text:p>1774.5</text:p>
          </table:table-cell>
          <table:table-cell office:value-type="float" office:value="1273.5" calcext:value-type="float">
            <text:p>1273.5</text:p>
          </table:table-cell>
          <table:table-cell office:value-type="float" office:value="2542" calcext:value-type="float">
            <text:p>2542</text:p>
          </table:table-cell>
          <table:table-cell office:value-type="float" office:value="2324.5" calcext:value-type="float">
            <text:p>2324.5</text:p>
          </table:table-cell>
          <table:table-cell office:value-type="float" office:value="1811" calcext:value-type="float">
            <text:p>1811</text:p>
          </table:table-cell>
          <table:table-cell office:value-type="float" office:value="2779" calcext:value-type="float">
            <text:p>2779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734.5" calcext:value-type="float">
            <text:p>1734.5</text:p>
          </table:table-cell>
          <table:table-cell office:value-type="float" office:value="1200.5" calcext:value-type="float">
            <text:p>1200.5</text:p>
          </table:table-cell>
          <table:table-cell office:value-type="float" office:value="2567" calcext:value-type="float">
            <text:p>2567</text:p>
          </table:table-cell>
          <table:table-cell office:value-type="float" office:value="2349" calcext:value-type="float">
            <text:p>2349</text:p>
          </table:table-cell>
          <table:table-cell office:value-type="float" office:value="1874.5" calcext:value-type="float">
            <text:p>1874.5</text:p>
          </table:table-cell>
          <table:table-cell office:value-type="float" office:value="2856" calcext:value-type="float">
            <text:p>2856</text:p>
          </table:table-cell>
          <table:table-cell office:value-type="float" office:value="2581.5" calcext:value-type="float">
            <text:p>2581.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724.5" calcext:value-type="float">
            <text:p>1724.5</text:p>
          </table:table-cell>
          <table:table-cell office:value-type="float" office:value="1188" calcext:value-type="float">
            <text:p>1188</text:p>
          </table:table-cell>
          <table:table-cell office:value-type="float" office:value="2500.5" calcext:value-type="float">
            <text:p>2500.5</text:p>
          </table:table-cell>
          <table:table-cell office:value-type="float" office:value="2303.5" calcext:value-type="float">
            <text:p>2303.5</text:p>
          </table:table-cell>
          <table:table-cell office:value-type="float" office:value="1980" calcext:value-type="float">
            <text:p>1980</text:p>
          </table:table-cell>
          <table:table-cell office:value-type="float" office:value="2894" calcext:value-type="float">
            <text:p>289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761.5" calcext:value-type="float">
            <text:p>1761.5</text:p>
          </table:table-cell>
          <table:table-cell office:value-type="float" office:value="1174" calcext:value-type="float">
            <text:p>1174</text:p>
          </table:table-cell>
          <table:table-cell office:value-type="float" office:value="2490.5" calcext:value-type="float">
            <text:p>2490.5</text:p>
          </table:table-cell>
          <table:table-cell office:value-type="float" office:value="2342.5" calcext:value-type="float">
            <text:p>2342.5</text:p>
          </table:table-cell>
          <table:table-cell office:value-type="float" office:value="2097" calcext:value-type="float">
            <text:p>2097</text:p>
          </table:table-cell>
          <table:table-cell office:value-type="float" office:value="2918.5" calcext:value-type="float">
            <text:p>2918.5</text:p>
          </table:table-cell>
          <table:table-cell office:value-type="float" office:value="2646.5" calcext:value-type="float">
            <text:p>2646.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796" calcext:value-type="float">
            <text:p>1796</text:p>
          </table:table-cell>
          <table:table-cell office:value-type="float" office:value="1026.5" calcext:value-type="float">
            <text:p>1026.5</text:p>
          </table:table-cell>
          <table:table-cell office:value-type="float" office:value="2552.5" calcext:value-type="float">
            <text:p>2552.5</text:p>
          </table:table-cell>
          <table:table-cell office:value-type="float" office:value="2293" calcext:value-type="float">
            <text:p>2293</text:p>
          </table:table-cell>
          <table:table-cell office:value-type="float" office:value="2160" calcext:value-type="float">
            <text:p>2160</text:p>
          </table:table-cell>
          <table:table-cell office:value-type="float" office:value="2785" calcext:value-type="float">
            <text:p>2785</text:p>
          </table:table-cell>
          <table:table-cell office:value-type="float" office:value="2630.5" calcext:value-type="float">
            <text:p>2630.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678.5" calcext:value-type="float">
            <text:p>1678.5</text:p>
          </table:table-cell>
          <table:table-cell office:value-type="float" office:value="1113" calcext:value-type="float">
            <text:p>1113</text:p>
          </table:table-cell>
          <table:table-cell office:value-type="float" office:value="2545" calcext:value-type="float">
            <text:p>2545</text:p>
          </table:table-cell>
          <table:table-cell office:value-type="float" office:value="2227.5" calcext:value-type="float">
            <text:p>2227.5</text:p>
          </table:table-cell>
          <table:table-cell office:value-type="float" office:value="2050.5" calcext:value-type="float">
            <text:p>2050.5</text:p>
          </table:table-cell>
          <table:table-cell office:value-type="float" office:value="2930" calcext:value-type="float">
            <text:p>2930</text:p>
          </table:table-cell>
          <table:table-cell office:value-type="float" office:value="2691.5" calcext:value-type="float">
            <text:p>2691.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900.5" calcext:value-type="float">
            <text:p>1900.5</text:p>
          </table:table-cell>
          <table:table-cell office:value-type="float" office:value="1356" calcext:value-type="float">
            <text:p>1356</text:p>
          </table:table-cell>
          <table:table-cell office:value-type="float" office:value="2743.5" calcext:value-type="float">
            <text:p>2743.5</text:p>
          </table:table-cell>
          <table:table-cell office:value-type="float" office:value="2281.5" calcext:value-type="float">
            <text:p>2281.5</text:p>
          </table:table-cell>
          <table:table-cell office:value-type="float" office:value="2294.5" calcext:value-type="float">
            <text:p>2294.5</text:p>
          </table:table-cell>
          <table:table-cell office:value-type="float" office:value="3079" calcext:value-type="float">
            <text:p>3079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954.5" calcext:value-type="float">
            <text:p>1954.5</text:p>
          </table:table-cell>
          <table:table-cell office:value-type="float" office:value="1275" calcext:value-type="float">
            <text:p>1275</text:p>
          </table:table-cell>
          <table:table-cell office:value-type="float" office:value="2681.5" calcext:value-type="float">
            <text:p>2681.5</text:p>
          </table:table-cell>
          <table:table-cell office:value-type="float" office:value="2238" calcext:value-type="float">
            <text:p>2238</text:p>
          </table:table-cell>
          <table:table-cell office:value-type="float" office:value="2368.5" calcext:value-type="float">
            <text:p>2368.5</text:p>
          </table:table-cell>
          <table:table-cell office:value-type="float" office:value="3091" calcext:value-type="float">
            <text:p>3091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222.5" calcext:value-type="float">
            <text:p>1222.5</text:p>
          </table:table-cell>
          <table:table-cell office:value-type="float" office:value="2590.5" calcext:value-type="float">
            <text:p>2590.5</text:p>
          </table:table-cell>
          <table:table-cell office:value-type="float" office:value="2220.5" calcext:value-type="float">
            <text:p>2220.5</text:p>
          </table:table-cell>
          <table:table-cell office:value-type="float" office:value="2329" calcext:value-type="float">
            <text:p>2329</text:p>
          </table:table-cell>
          <table:table-cell office:value-type="float" office:value="3196.5" calcext:value-type="float">
            <text:p>3196.5</text:p>
          </table:table-cell>
          <table:table-cell office:value-type="float" office:value="2787.5" calcext:value-type="float">
            <text:p>2787.5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875" calcext:value-type="float">
            <text:p>1875</text:p>
          </table:table-cell>
          <table:table-cell office:value-type="float" office:value="1296.5" calcext:value-type="float">
            <text:p>1296.5</text:p>
          </table:table-cell>
          <table:table-cell office:value-type="float" office:value="2531.5" calcext:value-type="float">
            <text:p>2531.5</text:p>
          </table:table-cell>
          <table:table-cell office:value-type="float" office:value="2235.5" calcext:value-type="float">
            <text:p>2235.5</text:p>
          </table:table-cell>
          <table:table-cell office:value-type="float" office:value="2353" calcext:value-type="float">
            <text:p>2353</text:p>
          </table:table-cell>
          <table:table-cell office:value-type="float" office:value="3178" calcext:value-type="float">
            <text:p>3178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1743" calcext:value-type="float">
            <text:p>1743</text:p>
          </table:table-cell>
          <table:table-cell office:value-type="float" office:value="1258" calcext:value-type="float">
            <text:p>1258</text:p>
          </table:table-cell>
          <table:table-cell office:value-type="float" office:value="2425" calcext:value-type="float">
            <text:p>2425</text:p>
          </table:table-cell>
          <table:table-cell office:value-type="float" office:value="2128.5" calcext:value-type="float">
            <text:p>2128.5</text:p>
          </table:table-cell>
          <table:table-cell office:value-type="float" office:value="2263.5" calcext:value-type="float">
            <text:p>2263.5</text:p>
          </table:table-cell>
          <table:table-cell office:value-type="float" office:value="3127.5" calcext:value-type="float">
            <text:p>3127.5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864" calcext:value-type="float">
            <text:p>1864</text:p>
          </table:table-cell>
          <table:table-cell office:value-type="float" office:value="1261.5" calcext:value-type="float">
            <text:p>1261.5</text:p>
          </table:table-cell>
          <table:table-cell office:value-type="float" office:value="2569.5" calcext:value-type="float">
            <text:p>2569.5</text:p>
          </table:table-cell>
          <table:table-cell office:value-type="float" office:value="2149.5" calcext:value-type="float">
            <text:p>2149.5</text:p>
          </table:table-cell>
          <table:table-cell office:value-type="float" office:value="2312.5" calcext:value-type="float">
            <text:p>2312.5</text:p>
          </table:table-cell>
          <table:table-cell office:value-type="float" office:value="3131" calcext:value-type="float">
            <text:p>3131</text:p>
          </table:table-cell>
          <table:table-cell office:value-type="float" office:value="2705.5" calcext:value-type="float">
            <text:p>2705.5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077" calcext:value-type="float">
            <text:p>2077</text:p>
          </table:table-cell>
          <table:table-cell office:value-type="float" office:value="1378" calcext:value-type="float">
            <text:p>1378</text:p>
          </table:table-cell>
          <table:table-cell office:value-type="float" office:value="2646.5" calcext:value-type="float">
            <text:p>2646.5</text:p>
          </table:table-cell>
          <table:table-cell office:value-type="float" office:value="2357.5" calcext:value-type="float">
            <text:p>2357.5</text:p>
          </table:table-cell>
          <table:table-cell office:value-type="float" office:value="2371.5" calcext:value-type="float">
            <text:p>2371.5</text:p>
          </table:table-cell>
          <table:table-cell office:value-type="float" office:value="3316" calcext:value-type="float">
            <text:p>3316</text:p>
          </table:table-cell>
          <table:table-cell office:value-type="float" office:value="2926.5" calcext:value-type="float">
            <text:p>2926.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1927.5" calcext:value-type="float">
            <text:p>1927.5</text:p>
          </table:table-cell>
          <table:table-cell office:value-type="float" office:value="1368" calcext:value-type="float">
            <text:p>1368</text:p>
          </table:table-cell>
          <table:table-cell office:value-type="float" office:value="2525.5" calcext:value-type="float">
            <text:p>2525.5</text:p>
          </table:table-cell>
          <table:table-cell office:value-type="float" office:value="2336.5" calcext:value-type="float">
            <text:p>2336.5</text:p>
          </table:table-cell>
          <table:table-cell office:value-type="float" office:value="2403.5" calcext:value-type="float">
            <text:p>2403.5</text:p>
          </table:table-cell>
          <table:table-cell office:value-type="float" office:value="3173" calcext:value-type="float">
            <text:p>3173</text:p>
          </table:table-cell>
          <table:table-cell office:value-type="float" office:value="2960.5" calcext:value-type="float">
            <text:p>2960.5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027" calcext:value-type="float">
            <text:p>2027</text:p>
          </table:table-cell>
          <table:table-cell office:value-type="float" office:value="1240" calcext:value-type="float">
            <text:p>1240</text:p>
          </table:table-cell>
          <table:table-cell office:value-type="float" office:value="2429.5" calcext:value-type="float">
            <text:p>2429.5</text:p>
          </table:table-cell>
          <table:table-cell office:value-type="float" office:value="2299.5" calcext:value-type="float">
            <text:p>2299.5</text:p>
          </table:table-cell>
          <table:table-cell office:value-type="float" office:value="2448.5" calcext:value-type="float">
            <text:p>2448.5</text:p>
          </table:table-cell>
          <table:table-cell office:value-type="float" office:value="3161.5" calcext:value-type="float">
            <text:p>3161.5</text:p>
          </table:table-cell>
          <table:table-cell office:value-type="float" office:value="2873.5" calcext:value-type="float">
            <text:p>2873.5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037" calcext:value-type="float">
            <text:p>2037</text:p>
          </table:table-cell>
          <table:table-cell office:value-type="float" office:value="1272" calcext:value-type="float">
            <text:p>1272</text:p>
          </table:table-cell>
          <table:table-cell office:value-type="float" office:value="2418.5" calcext:value-type="float">
            <text:p>2418.5</text:p>
          </table:table-cell>
          <table:table-cell office:value-type="float" office:value="2326.5" calcext:value-type="float">
            <text:p>2326.5</text:p>
          </table:table-cell>
          <table:table-cell office:value-type="float" office:value="2499.5" calcext:value-type="float">
            <text:p>2499.5</text:p>
          </table:table-cell>
          <table:table-cell office:value-type="float" office:value="3155" calcext:value-type="float">
            <text:p>3155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58" calcext:value-type="float">
            <text:p>2058</text:p>
          </table:table-cell>
          <table:table-cell office:value-type="float" office:value="1281.5" calcext:value-type="float">
            <text:p>1281.5</text:p>
          </table:table-cell>
          <table:table-cell office:value-type="float" office:value="2387.5" calcext:value-type="float">
            <text:p>2387.5</text:p>
          </table:table-cell>
          <table:table-cell office:value-type="float" office:value="2296" calcext:value-type="float">
            <text:p>2296</text:p>
          </table:table-cell>
          <table:table-cell office:value-type="float" office:value="2456" calcext:value-type="float">
            <text:p>2456</text:p>
          </table:table-cell>
          <table:table-cell office:value-type="float" office:value="3124.5" calcext:value-type="float">
            <text:p>3124.5</text:p>
          </table:table-cell>
          <table:table-cell office:value-type="float" office:value="2618.5" calcext:value-type="float">
            <text:p>2618.5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203.5" calcext:value-type="float">
            <text:p>2203.5</text:p>
          </table:table-cell>
          <table:table-cell office:value-type="float" office:value="1411" calcext:value-type="float">
            <text:p>1411</text:p>
          </table:table-cell>
          <table:table-cell office:value-type="float" office:value="2486.5" calcext:value-type="float">
            <text:p>2486.5</text:p>
          </table:table-cell>
          <table:table-cell office:value-type="float" office:value="2292" calcext:value-type="float">
            <text:p>2292</text:p>
          </table:table-cell>
          <table:table-cell office:value-type="float" office:value="2559" calcext:value-type="float">
            <text:p>2559</text:p>
          </table:table-cell>
          <table:table-cell office:value-type="float" office:value="3086.5" calcext:value-type="float">
            <text:p>3086.5</text:p>
          </table:table-cell>
          <table:table-cell office:value-type="float" office:value="2814.5" calcext:value-type="float">
            <text:p>2814.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165" calcext:value-type="float">
            <text:p>2165</text:p>
          </table:table-cell>
          <table:table-cell office:value-type="float" office:value="1439" calcext:value-type="float">
            <text:p>1439</text:p>
          </table:table-cell>
          <table:table-cell office:value-type="float" office:value="2420" calcext:value-type="float">
            <text:p>2420</text:p>
          </table:table-cell>
          <table:table-cell office:value-type="float" office:value="2303.5" calcext:value-type="float">
            <text:p>2303.5</text:p>
          </table:table-cell>
          <table:table-cell office:value-type="float" office:value="2566" calcext:value-type="float">
            <text:p>2566</text:p>
          </table:table-cell>
          <table:table-cell office:value-type="float" office:value="3076.5" calcext:value-type="float">
            <text:p>3076.5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169.5" calcext:value-type="float">
            <text:p>2169.5</text:p>
          </table:table-cell>
          <table:table-cell office:value-type="float" office:value="1466.5" calcext:value-type="float">
            <text:p>1466.5</text:p>
          </table:table-cell>
          <table:table-cell office:value-type="float" office:value="2373" calcext:value-type="float">
            <text:p>2373</text:p>
          </table:table-cell>
          <table:table-cell office:value-type="float" office:value="2191" calcext:value-type="float">
            <text:p>2191</text:p>
          </table:table-cell>
          <table:table-cell office:value-type="float" office:value="2671" calcext:value-type="float">
            <text:p>2671</text:p>
          </table:table-cell>
          <table:table-cell office:value-type="float" office:value="3117.5" calcext:value-type="float">
            <text:p>3117.5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095.5" calcext:value-type="float">
            <text:p>2095.5</text:p>
          </table:table-cell>
          <table:table-cell office:value-type="float" office:value="1390" calcext:value-type="float">
            <text:p>1390</text:p>
          </table:table-cell>
          <table:table-cell office:value-type="float" office:value="2287" calcext:value-type="float">
            <text:p>2287</text:p>
          </table:table-cell>
          <table:table-cell office:value-type="float" office:value="2186" calcext:value-type="float">
            <text:p>2186</text:p>
          </table:table-cell>
          <table:table-cell office:value-type="float" office:value="2679.5" calcext:value-type="float">
            <text:p>2679.5</text:p>
          </table:table-cell>
          <table:table-cell office:value-type="float" office:value="3013.5" calcext:value-type="float">
            <text:p>3013.5</text:p>
          </table:table-cell>
          <table:table-cell office:value-type="float" office:value="2687.5" calcext:value-type="float">
            <text:p>2687.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775.5" calcext:value-type="float">
            <text:p>1775.5</text:p>
          </table:table-cell>
          <table:table-cell office:value-type="float" office:value="1245.5" calcext:value-type="float">
            <text:p>1245.5</text:p>
          </table:table-cell>
          <table:table-cell office:value-type="float" office:value="2080.5" calcext:value-type="float">
            <text:p>2080.5</text:p>
          </table:table-cell>
          <table:table-cell office:value-type="float" office:value="1865" calcext:value-type="float">
            <text:p>1865</text:p>
          </table:table-cell>
          <table:table-cell office:value-type="float" office:value="2582.5" calcext:value-type="float">
            <text:p>2582.5</text:p>
          </table:table-cell>
          <table:table-cell office:value-type="float" office:value="2917.5" calcext:value-type="float">
            <text:p>2917.5</text:p>
          </table:table-cell>
          <table:table-cell office:value-type="float" office:value="2808.5" calcext:value-type="float">
            <text:p>2808.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719.5" calcext:value-type="float">
            <text:p>1719.5</text:p>
          </table:table-cell>
          <table:table-cell office:value-type="float" office:value="1226.5" calcext:value-type="float">
            <text:p>1226.5</text:p>
          </table:table-cell>
          <table:table-cell office:value-type="float" office:value="2135.5" calcext:value-type="float">
            <text:p>2135.5</text:p>
          </table:table-cell>
          <table:table-cell office:value-type="float" office:value="1802" calcext:value-type="float">
            <text:p>1802</text:p>
          </table:table-cell>
          <table:table-cell office:value-type="float" office:value="2611.5" calcext:value-type="float">
            <text:p>2611.5</text:p>
          </table:table-cell>
          <table:table-cell office:value-type="float" office:value="3025.5" calcext:value-type="float">
            <text:p>3025.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816.5" calcext:value-type="float">
            <text:p>1816.5</text:p>
          </table:table-cell>
          <table:table-cell office:value-type="float" office:value="1374" calcext:value-type="float">
            <text:p>1374</text:p>
          </table:table-cell>
          <table:table-cell office:value-type="float" office:value="2213" calcext:value-type="float">
            <text:p>2213</text:p>
          </table:table-cell>
          <table:table-cell office:value-type="float" office:value="1785.5" calcext:value-type="float">
            <text:p>1785.5</text:p>
          </table:table-cell>
          <table:table-cell office:value-type="float" office:value="2604" calcext:value-type="float">
            <text:p>2604</text:p>
          </table:table-cell>
          <table:table-cell office:value-type="float" office:value="3118.5" calcext:value-type="float">
            <text:p>3118.5</text:p>
          </table:table-cell>
          <table:table-cell office:value-type="float" office:value="3070.5" calcext:value-type="float">
            <text:p>3070.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861.5" calcext:value-type="float">
            <text:p>1861.5</text:p>
          </table:table-cell>
          <table:table-cell office:value-type="float" office:value="1421.5" calcext:value-type="float">
            <text:p>1421.5</text:p>
          </table:table-cell>
          <table:table-cell office:value-type="float" office:value="2336" calcext:value-type="float">
            <text:p>2336</text:p>
          </table:table-cell>
          <table:table-cell office:value-type="float" office:value="1849.5" calcext:value-type="float">
            <text:p>1849.5</text:p>
          </table:table-cell>
          <table:table-cell office:value-type="float" office:value="2697" calcext:value-type="float">
            <text:p>2697</text:p>
          </table:table-cell>
          <table:table-cell office:value-type="float" office:value="3189.5" calcext:value-type="float">
            <text:p>3189.5</text:p>
          </table:table-cell>
          <table:table-cell office:value-type="float" office:value="3088.5" calcext:value-type="float">
            <text:p>3088.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1913" calcext:value-type="float">
            <text:p>1913</text:p>
          </table:table-cell>
          <table:table-cell office:value-type="float" office:value="1417" calcext:value-type="float">
            <text:p>1417</text:p>
          </table:table-cell>
          <table:table-cell office:value-type="float" office:value="2317.5" calcext:value-type="float">
            <text:p>2317.5</text:p>
          </table:table-cell>
          <table:table-cell office:value-type="float" office:value="1885" calcext:value-type="float">
            <text:p>1885</text:p>
          </table:table-cell>
          <table:table-cell office:value-type="float" office:value="2820.5" calcext:value-type="float">
            <text:p>2820.5</text:p>
          </table:table-cell>
          <table:table-cell office:value-type="float" office:value="3230" calcext:value-type="float">
            <text:p>3230</text:p>
          </table:table-cell>
          <table:table-cell office:value-type="float" office:value="3059.5" calcext:value-type="float">
            <text:p>3059.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922.5" calcext:value-type="float">
            <text:p>1922.5</text:p>
          </table:table-cell>
          <table:table-cell office:value-type="float" office:value="1443.5" calcext:value-type="float">
            <text:p>1443.5</text:p>
          </table:table-cell>
          <table:table-cell office:value-type="float" office:value="2292" calcext:value-type="float">
            <text:p>2292</text:p>
          </table:table-cell>
          <table:table-cell office:value-type="float" office:value="1933.5" calcext:value-type="float">
            <text:p>1933.5</text:p>
          </table:table-cell>
          <table:table-cell office:value-type="float" office:value="2800" calcext:value-type="float">
            <text:p>2800</text:p>
          </table:table-cell>
          <table:table-cell office:value-type="float" office:value="3231" calcext:value-type="float">
            <text:p>3231</text:p>
          </table:table-cell>
          <table:table-cell office:value-type="float" office:value="3129.5" calcext:value-type="float">
            <text:p>3129.5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094" calcext:value-type="float">
            <text:p>2094</text:p>
          </table:table-cell>
          <table:table-cell office:value-type="float" office:value="1671.5" calcext:value-type="float">
            <text:p>1671.5</text:p>
          </table:table-cell>
          <table:table-cell office:value-type="float" office:value="2534.5" calcext:value-type="float">
            <text:p>2534.5</text:p>
          </table:table-cell>
          <table:table-cell office:value-type="float" office:value="2185.5" calcext:value-type="float">
            <text:p>2185.5</text:p>
          </table:table-cell>
          <table:table-cell office:value-type="float" office:value="3065" calcext:value-type="float">
            <text:p>3065</text:p>
          </table:table-cell>
          <table:table-cell office:value-type="float" office:value="3507.5" calcext:value-type="float">
            <text:p>3507.5</text:p>
          </table:table-cell>
          <table:table-cell office:value-type="float" office:value="3240.5" calcext:value-type="float">
            <text:p>3240.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969.5" calcext:value-type="float">
            <text:p>1969.5</text:p>
          </table:table-cell>
          <table:table-cell office:value-type="float" office:value="1635.5" calcext:value-type="float">
            <text:p>1635.5</text:p>
          </table:table-cell>
          <table:table-cell office:value-type="float" office:value="2444" calcext:value-type="float">
            <text:p>2444</text:p>
          </table:table-cell>
          <table:table-cell office:value-type="float" office:value="2051" calcext:value-type="float">
            <text:p>2051</text:p>
          </table:table-cell>
          <table:table-cell office:value-type="float" office:value="2913.5" calcext:value-type="float">
            <text:p>2913.5</text:p>
          </table:table-cell>
          <table:table-cell office:value-type="float" office:value="3404.5" calcext:value-type="float">
            <text:p>3404.5</text:p>
          </table:table-cell>
          <table:table-cell office:value-type="float" office:value="3257.5" calcext:value-type="float">
            <text:p>3257.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177.5" calcext:value-type="float">
            <text:p>2177.5</text:p>
          </table:table-cell>
          <table:table-cell office:value-type="float" office:value="1731" calcext:value-type="float">
            <text:p>1731</text:p>
          </table:table-cell>
          <table:table-cell office:value-type="float" office:value="2587" calcext:value-type="float">
            <text:p>2587</text:p>
          </table:table-cell>
          <table:table-cell office:value-type="float" office:value="2148.5" calcext:value-type="float">
            <text:p>2148.5</text:p>
          </table:table-cell>
          <table:table-cell office:value-type="float" office:value="3036" calcext:value-type="float">
            <text:p>3036</text:p>
          </table:table-cell>
          <table:table-cell office:value-type="float" office:value="3556" calcext:value-type="float">
            <text:p>3556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243" calcext:value-type="float">
            <text:p>2243</text:p>
          </table:table-cell>
          <table:table-cell office:value-type="float" office:value="1860" calcext:value-type="float">
            <text:p>1860</text:p>
          </table:table-cell>
          <table:table-cell office:value-type="float" office:value="2738" calcext:value-type="float">
            <text:p>2738</text:p>
          </table:table-cell>
          <table:table-cell office:value-type="float" office:value="2256.5" calcext:value-type="float">
            <text:p>2256.5</text:p>
          </table:table-cell>
          <table:table-cell office:value-type="float" office:value="3146" calcext:value-type="float">
            <text:p>3146</text:p>
          </table:table-cell>
          <table:table-cell office:value-type="float" office:value="3528.5" calcext:value-type="float">
            <text:p>3528.5</text:p>
          </table:table-cell>
          <table:table-cell office:value-type="float" office:value="3305.5" calcext:value-type="float">
            <text:p>3305.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164.5" calcext:value-type="float">
            <text:p>2164.5</text:p>
          </table:table-cell>
          <table:table-cell office:value-type="float" office:value="1896.5" calcext:value-type="float">
            <text:p>1896.5</text:p>
          </table:table-cell>
          <table:table-cell office:value-type="float" office:value="2700.5" calcext:value-type="float">
            <text:p>2700.5</text:p>
          </table:table-cell>
          <table:table-cell office:value-type="float" office:value="2292.5" calcext:value-type="float">
            <text:p>2292.5</text:p>
          </table:table-cell>
          <table:table-cell office:value-type="float" office:value="3066" calcext:value-type="float">
            <text:p>3066</text:p>
          </table:table-cell>
          <table:table-cell office:value-type="float" office:value="3398.5" calcext:value-type="float">
            <text:p>3398.5</text:p>
          </table:table-cell>
          <table:table-cell office:value-type="float" office:value="3241.5" calcext:value-type="float">
            <text:p>3241.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137" calcext:value-type="float">
            <text:p>2137</text:p>
          </table:table-cell>
          <table:table-cell office:value-type="float" office:value="1851.5" calcext:value-type="float">
            <text:p>1851.5</text:p>
          </table:table-cell>
          <table:table-cell office:value-type="float" office:value="2730.5" calcext:value-type="float">
            <text:p>2730.5</text:p>
          </table:table-cell>
          <table:table-cell office:value-type="float" office:value="2268.5" calcext:value-type="float">
            <text:p>2268.5</text:p>
          </table:table-cell>
          <table:table-cell office:value-type="float" office:value="3063" calcext:value-type="float">
            <text:p>3063</text:p>
          </table:table-cell>
          <table:table-cell office:value-type="float" office:value="3384" calcext:value-type="float">
            <text:p>3384</text:p>
          </table:table-cell>
          <table:table-cell office:value-type="float" office:value="3262.5" calcext:value-type="float">
            <text:p>3262.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248.5" calcext:value-type="float">
            <text:p>2248.5</text:p>
          </table:table-cell>
          <table:table-cell office:value-type="float" office:value="1991.5" calcext:value-type="float">
            <text:p>1991.5</text:p>
          </table:table-cell>
          <table:table-cell office:value-type="float" office:value="2561.5" calcext:value-type="float">
            <text:p>2561.5</text:p>
          </table:table-cell>
          <table:table-cell office:value-type="float" office:value="2282" calcext:value-type="float">
            <text:p>2282</text:p>
          </table:table-cell>
          <table:table-cell office:value-type="float" office:value="3329" calcext:value-type="float">
            <text:p>3329</text:p>
          </table:table-cell>
          <table:table-cell office:value-type="float" office:value="3495" calcext:value-type="float">
            <text:p>3495</text:p>
          </table:table-cell>
          <table:table-cell office:value-type="float" office:value="3235.5" calcext:value-type="float">
            <text:p>3235.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359" calcext:value-type="float">
            <text:p>2359</text:p>
          </table:table-cell>
          <table:table-cell office:value-type="float" office:value="1856" calcext:value-type="float">
            <text:p>1856</text:p>
          </table:table-cell>
          <table:table-cell office:value-type="float" office:value="2684" calcext:value-type="float">
            <text:p>2684</text:p>
          </table:table-cell>
          <table:table-cell office:value-type="float" office:value="2353" calcext:value-type="float">
            <text:p>2353</text:p>
          </table:table-cell>
          <table:table-cell office:value-type="float" office:value="3331.5" calcext:value-type="float">
            <text:p>3331.5</text:p>
          </table:table-cell>
          <table:table-cell office:value-type="float" office:value="3644.5" calcext:value-type="float">
            <text:p>3644.5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339" calcext:value-type="float">
            <text:p>2339</text:p>
          </table:table-cell>
          <table:table-cell office:value-type="float" office:value="1821" calcext:value-type="float">
            <text:p>1821</text:p>
          </table:table-cell>
          <table:table-cell office:value-type="float" office:value="2666.5" calcext:value-type="float">
            <text:p>2666.5</text:p>
          </table:table-cell>
          <table:table-cell office:value-type="float" office:value="2403" calcext:value-type="float">
            <text:p>2403</text:p>
          </table:table-cell>
          <table:table-cell office:value-type="float" office:value="3296.5" calcext:value-type="float">
            <text:p>3296.5</text:p>
          </table:table-cell>
          <table:table-cell office:value-type="float" office:value="3667" calcext:value-type="float">
            <text:p>3667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265.5" calcext:value-type="float">
            <text:p>2265.5</text:p>
          </table:table-cell>
          <table:table-cell office:value-type="float" office:value="1717" calcext:value-type="float">
            <text:p>1717</text:p>
          </table:table-cell>
          <table:table-cell office:value-type="float" office:value="2599" calcext:value-type="float">
            <text:p>2599</text:p>
          </table:table-cell>
          <table:table-cell office:value-type="float" office:value="2329.5" calcext:value-type="float">
            <text:p>2329.5</text:p>
          </table:table-cell>
          <table:table-cell office:value-type="float" office:value="3297.5" calcext:value-type="float">
            <text:p>3297.5</text:p>
          </table:table-cell>
          <table:table-cell office:value-type="float" office:value="3627.5" calcext:value-type="float">
            <text:p>3627.5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274.5" calcext:value-type="float">
            <text:p>2274.5</text:p>
          </table:table-cell>
          <table:table-cell office:value-type="float" office:value="1851.5" calcext:value-type="float">
            <text:p>1851.5</text:p>
          </table:table-cell>
          <table:table-cell office:value-type="float" office:value="2687" calcext:value-type="float">
            <text:p>2687</text:p>
          </table:table-cell>
          <table:table-cell office:value-type="float" office:value="2407.5" calcext:value-type="float">
            <text:p>2407.5</text:p>
          </table:table-cell>
          <table:table-cell office:value-type="float" office:value="3411" calcext:value-type="float">
            <text:p>3411</text:p>
          </table:table-cell>
          <table:table-cell office:value-type="float" office:value="3613" calcext:value-type="float">
            <text:p>3613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574.5" calcext:value-type="float">
            <text:p>2574.5</text:p>
          </table:table-cell>
          <table:table-cell office:value-type="float" office:value="1962" calcext:value-type="float">
            <text:p>1962</text:p>
          </table:table-cell>
          <table:table-cell office:value-type="float" office:value="2846" calcext:value-type="float">
            <text:p>2846</text:p>
          </table:table-cell>
          <table:table-cell office:value-type="float" office:value="2619" calcext:value-type="float">
            <text:p>2619</text:p>
          </table:table-cell>
          <table:table-cell office:value-type="float" office:value="3688.5" calcext:value-type="float">
            <text:p>3688.5</text:p>
          </table:table-cell>
          <table:table-cell office:value-type="float" office:value="3678.5" calcext:value-type="float">
            <text:p>3678.5</text:p>
          </table:table-cell>
          <table:table-cell office:value-type="float" office:value="3670.5" calcext:value-type="float">
            <text:p>3670.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556" calcext:value-type="float">
            <text:p>2556</text:p>
          </table:table-cell>
          <table:table-cell office:value-type="float" office:value="1936" calcext:value-type="float">
            <text:p>1936</text:p>
          </table:table-cell>
          <table:table-cell office:value-type="float" office:value="2864" calcext:value-type="float">
            <text:p>2864</text:p>
          </table:table-cell>
          <table:table-cell office:value-type="float" office:value="2529.5" calcext:value-type="float">
            <text:p>2529.5</text:p>
          </table:table-cell>
          <table:table-cell office:value-type="float" office:value="3619.5" calcext:value-type="float">
            <text:p>3619.5</text:p>
          </table:table-cell>
          <table:table-cell office:value-type="float" office:value="3634.5" calcext:value-type="float">
            <text:p>3634.5</text:p>
          </table:table-cell>
          <table:table-cell office:value-type="float" office:value="3608.5" calcext:value-type="float">
            <text:p>3608.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478" calcext:value-type="float">
            <text:p>2478</text:p>
          </table:table-cell>
          <table:table-cell office:value-type="float" office:value="1988.5" calcext:value-type="float">
            <text:p>1988.5</text:p>
          </table:table-cell>
          <table:table-cell office:value-type="float" office:value="2888" calcext:value-type="float">
            <text:p>2888</text:p>
          </table:table-cell>
          <table:table-cell office:value-type="float" office:value="2610" calcext:value-type="float">
            <text:p>2610</text:p>
          </table:table-cell>
          <table:table-cell office:value-type="float" office:value="3639" calcext:value-type="float">
            <text:p>3639</text:p>
          </table:table-cell>
          <table:table-cell office:value-type="float" office:value="3713" calcext:value-type="float">
            <text:p>3713</text:p>
          </table:table-cell>
          <table:table-cell office:value-type="float" office:value="3691.5" calcext:value-type="float">
            <text:p>3691.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421" calcext:value-type="float">
            <text:p>2421</text:p>
          </table:table-cell>
          <table:table-cell office:value-type="float" office:value="1953" calcext:value-type="float">
            <text:p>1953</text:p>
          </table:table-cell>
          <table:table-cell office:value-type="float" office:value="2829" calcext:value-type="float">
            <text:p>2829</text:p>
          </table:table-cell>
          <table:table-cell office:value-type="float" office:value="2517" calcext:value-type="float">
            <text:p>2517</text:p>
          </table:table-cell>
          <table:table-cell office:value-type="float" office:value="3552.5" calcext:value-type="float">
            <text:p>3552.5</text:p>
          </table:table-cell>
          <table:table-cell office:value-type="float" office:value="3698" calcext:value-type="float">
            <text:p>3698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434.5" calcext:value-type="float">
            <text:p>2434.5</text:p>
          </table:table-cell>
          <table:table-cell office:value-type="float" office:value="2012" calcext:value-type="float">
            <text:p>2012</text:p>
          </table:table-cell>
          <table:table-cell office:value-type="float" office:value="2738.5" calcext:value-type="float">
            <text:p>2738.5</text:p>
          </table:table-cell>
          <table:table-cell office:value-type="float" office:value="2583" calcext:value-type="float">
            <text:p>2583</text:p>
          </table:table-cell>
          <table:table-cell office:value-type="float" office:value="3595.5" calcext:value-type="float">
            <text:p>3595.5</text:p>
          </table:table-cell>
          <table:table-cell office:value-type="float" office:value="3654.5" calcext:value-type="float">
            <text:p>3654.5</text:p>
          </table:table-cell>
          <table:table-cell office:value-type="float" office:value="3665.5" calcext:value-type="float">
            <text:p>3665.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433" calcext:value-type="float">
            <text:p>2433</text:p>
          </table:table-cell>
          <table:table-cell office:value-type="float" office:value="1976.5" calcext:value-type="float">
            <text:p>1976.5</text:p>
          </table:table-cell>
          <table:table-cell office:value-type="float" office:value="2750" calcext:value-type="float">
            <text:p>2750</text:p>
          </table:table-cell>
          <table:table-cell office:value-type="float" office:value="2660.5" calcext:value-type="float">
            <text:p>2660.5</text:p>
          </table:table-cell>
          <table:table-cell office:value-type="float" office:value="3604.5" calcext:value-type="float">
            <text:p>3604.5</text:p>
          </table:table-cell>
          <table:table-cell office:value-type="float" office:value="3674" calcext:value-type="float">
            <text:p>3674</text:p>
          </table:table-cell>
          <table:table-cell office:value-type="float" office:value="3650.5" calcext:value-type="float">
            <text:p>3650.5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456" calcext:value-type="float">
            <text:p>2456</text:p>
          </table:table-cell>
          <table:table-cell office:value-type="float" office:value="1890.5" calcext:value-type="float">
            <text:p>1890.5</text:p>
          </table:table-cell>
          <table:table-cell office:value-type="float" office:value="2716.5" calcext:value-type="float">
            <text:p>2716.5</text:p>
          </table:table-cell>
          <table:table-cell office:value-type="float" office:value="2576.5" calcext:value-type="float">
            <text:p>2576.5</text:p>
          </table:table-cell>
          <table:table-cell office:value-type="float" office:value="3510" calcext:value-type="float">
            <text:p>3510</text:p>
          </table:table-cell>
          <table:table-cell office:value-type="float" office:value="3743" calcext:value-type="float">
            <text:p>3743</text:p>
          </table:table-cell>
          <table:table-cell office:value-type="float" office:value="3653.5" calcext:value-type="float">
            <text:p>3653.5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360.5" calcext:value-type="float">
            <text:p>2360.5</text:p>
          </table:table-cell>
          <table:table-cell office:value-type="float" office:value="1756" calcext:value-type="float">
            <text:p>1756</text:p>
          </table:table-cell>
          <table:table-cell office:value-type="float" office:value="2835" calcext:value-type="float">
            <text:p>2835</text:p>
          </table:table-cell>
          <table:table-cell office:value-type="float" office:value="2635.5" calcext:value-type="float">
            <text:p>2635.5</text:p>
          </table:table-cell>
          <table:table-cell office:value-type="float" office:value="3518.5" calcext:value-type="float">
            <text:p>3518.5</text:p>
          </table:table-cell>
          <table:table-cell office:value-type="float" office:value="3873" calcext:value-type="float">
            <text:p>3873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352.5" calcext:value-type="float">
            <text:p>2352.5</text:p>
          </table:table-cell>
          <table:table-cell office:value-type="float" office:value="1783.5" calcext:value-type="float">
            <text:p>1783.5</text:p>
          </table:table-cell>
          <table:table-cell office:value-type="float" office:value="2783.5" calcext:value-type="float">
            <text:p>2783.5</text:p>
          </table:table-cell>
          <table:table-cell office:value-type="float" office:value="2658.5" calcext:value-type="float">
            <text:p>2658.5</text:p>
          </table:table-cell>
          <table:table-cell office:value-type="float" office:value="3452.5" calcext:value-type="float">
            <text:p>3452.5</text:p>
          </table:table-cell>
          <table:table-cell office:value-type="float" office:value="3854" calcext:value-type="float">
            <text:p>3854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333" calcext:value-type="float">
            <text:p>2333</text:p>
          </table:table-cell>
          <table:table-cell office:value-type="float" office:value="1853.5" calcext:value-type="float">
            <text:p>1853.5</text:p>
          </table:table-cell>
          <table:table-cell office:value-type="float" office:value="2832.5" calcext:value-type="float">
            <text:p>2832.5</text:p>
          </table:table-cell>
          <table:table-cell office:value-type="float" office:value="2649" calcext:value-type="float">
            <text:p>2649</text:p>
          </table:table-cell>
          <table:table-cell office:value-type="float" office:value="3510" calcext:value-type="float">
            <text:p>3510</text:p>
          </table:table-cell>
          <table:table-cell office:value-type="float" office:value="3962" calcext:value-type="float">
            <text:p>3962</text:p>
          </table:table-cell>
          <table:table-cell office:value-type="float" office:value="3672.5" calcext:value-type="float">
            <text:p>3672.5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266.5" calcext:value-type="float">
            <text:p>2266.5</text:p>
          </table:table-cell>
          <table:table-cell office:value-type="float" office:value="1798.5" calcext:value-type="float">
            <text:p>1798.5</text:p>
          </table:table-cell>
          <table:table-cell office:value-type="float" office:value="2811" calcext:value-type="float">
            <text:p>2811</text:p>
          </table:table-cell>
          <table:table-cell office:value-type="float" office:value="2480" calcext:value-type="float">
            <text:p>2480</text:p>
          </table:table-cell>
          <table:table-cell office:value-type="float" office:value="3398" calcext:value-type="float">
            <text:p>3398</text:p>
          </table:table-cell>
          <table:table-cell office:value-type="float" office:value="3813" calcext:value-type="float">
            <text:p>3813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176" calcext:value-type="float">
            <text:p>2176</text:p>
          </table:table-cell>
          <table:table-cell office:value-type="float" office:value="1789.5" calcext:value-type="float">
            <text:p>1789.5</text:p>
          </table:table-cell>
          <table:table-cell office:value-type="float" office:value="2762" calcext:value-type="float">
            <text:p>2762</text:p>
          </table:table-cell>
          <table:table-cell office:value-type="float" office:value="2425.5" calcext:value-type="float">
            <text:p>2425.5</text:p>
          </table:table-cell>
          <table:table-cell office:value-type="float" office:value="3429" calcext:value-type="float">
            <text:p>3429</text:p>
          </table:table-cell>
          <table:table-cell office:value-type="float" office:value="3782.5" calcext:value-type="float">
            <text:p>3782.5</text:p>
          </table:table-cell>
          <table:table-cell office:value-type="float" office:value="3534.5" calcext:value-type="float">
            <text:p>3534.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217" calcext:value-type="float">
            <text:p>2217</text:p>
          </table:table-cell>
          <table:table-cell office:value-type="float" office:value="1756" calcext:value-type="float">
            <text:p>1756</text:p>
          </table:table-cell>
          <table:table-cell office:value-type="float" office:value="2755.5" calcext:value-type="float">
            <text:p>2755.5</text:p>
          </table:table-cell>
          <table:table-cell office:value-type="float" office:value="2487" calcext:value-type="float">
            <text:p>2487</text:p>
          </table:table-cell>
          <table:table-cell office:value-type="float" office:value="3414.5" calcext:value-type="float">
            <text:p>3414.5</text:p>
          </table:table-cell>
          <table:table-cell office:value-type="float" office:value="3752.5" calcext:value-type="float">
            <text:p>3752.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226" calcext:value-type="float">
            <text:p>2226</text:p>
          </table:table-cell>
          <table:table-cell office:value-type="float" office:value="1755.5" calcext:value-type="float">
            <text:p>1755.5</text:p>
          </table:table-cell>
          <table:table-cell office:value-type="float" office:value="2725" calcext:value-type="float">
            <text:p>2725</text:p>
          </table:table-cell>
          <table:table-cell office:value-type="float" office:value="2459.5" calcext:value-type="float">
            <text:p>2459.5</text:p>
          </table:table-cell>
          <table:table-cell office:value-type="float" office:value="3380.5" calcext:value-type="float">
            <text:p>3380.5</text:p>
          </table:table-cell>
          <table:table-cell office:value-type="float" office:value="3706" calcext:value-type="float">
            <text:p>3706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398" calcext:value-type="float">
            <text:p>2398</text:p>
          </table:table-cell>
          <table:table-cell office:value-type="float" office:value="1652.5" calcext:value-type="float">
            <text:p>1652.5</text:p>
          </table:table-cell>
          <table:table-cell office:value-type="float" office:value="2656" calcext:value-type="float">
            <text:p>2656</text:p>
          </table:table-cell>
          <table:table-cell office:value-type="float" office:value="2356" calcext:value-type="float">
            <text:p>2356</text:p>
          </table:table-cell>
          <table:table-cell office:value-type="float" office:value="3343" calcext:value-type="float">
            <text:p>3343</text:p>
          </table:table-cell>
          <table:table-cell office:value-type="float" office:value="3526.5" calcext:value-type="float">
            <text:p>3526.5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235" calcext:value-type="float">
            <text:p>2235</text:p>
          </table:table-cell>
          <table:table-cell office:value-type="float" office:value="1669" calcext:value-type="float">
            <text:p>1669</text:p>
          </table:table-cell>
          <table:table-cell office:value-type="float" office:value="2595.5" calcext:value-type="float">
            <text:p>2595.5</text:p>
          </table:table-cell>
          <table:table-cell office:value-type="float" office:value="2267.5" calcext:value-type="float">
            <text:p>2267.5</text:p>
          </table:table-cell>
          <table:table-cell office:value-type="float" office:value="3307.5" calcext:value-type="float">
            <text:p>3307.5</text:p>
          </table:table-cell>
          <table:table-cell office:value-type="float" office:value="3482.5" calcext:value-type="float">
            <text:p>3482.5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298.5" calcext:value-type="float">
            <text:p>2298.5</text:p>
          </table:table-cell>
          <table:table-cell office:value-type="float" office:value="1738.5" calcext:value-type="float">
            <text:p>1738.5</text:p>
          </table:table-cell>
          <table:table-cell office:value-type="float" office:value="2817" calcext:value-type="float">
            <text:p>2817</text:p>
          </table:table-cell>
          <table:table-cell office:value-type="float" office:value="2228" calcext:value-type="float">
            <text:p>2228</text:p>
          </table:table-cell>
          <table:table-cell office:value-type="float" office:value="3269" calcext:value-type="float">
            <text:p>3269</text:p>
          </table:table-cell>
          <table:table-cell office:value-type="float" office:value="3742.5" calcext:value-type="float">
            <text:p>3742.5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288" calcext:value-type="float">
            <text:p>2288</text:p>
          </table:table-cell>
          <table:table-cell office:value-type="float" office:value="1601.5" calcext:value-type="float">
            <text:p>1601.5</text:p>
          </table:table-cell>
          <table:table-cell office:value-type="float" office:value="2628" calcext:value-type="float">
            <text:p>2628</text:p>
          </table:table-cell>
          <table:table-cell office:value-type="float" office:value="2161.5" calcext:value-type="float">
            <text:p>2161.5</text:p>
          </table:table-cell>
          <table:table-cell office:value-type="float" office:value="3158" calcext:value-type="float">
            <text:p>3158</text:p>
          </table:table-cell>
          <table:table-cell office:value-type="float" office:value="3767" calcext:value-type="float">
            <text:p>3767</text:p>
          </table:table-cell>
          <table:table-cell office:value-type="float" office:value="2975.5" calcext:value-type="float">
            <text:p>2975.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250" calcext:value-type="float">
            <text:p>2250</text:p>
          </table:table-cell>
          <table:table-cell office:value-type="float" office:value="1538.5" calcext:value-type="float">
            <text:p>1538.5</text:p>
          </table:table-cell>
          <table:table-cell office:value-type="float" office:value="2633" calcext:value-type="float">
            <text:p>2633</text:p>
          </table:table-cell>
          <table:table-cell office:value-type="float" office:value="2186" calcext:value-type="float">
            <text:p>2186</text:p>
          </table:table-cell>
          <table:table-cell office:value-type="float" office:value="3117.5" calcext:value-type="float">
            <text:p>3117.5</text:p>
          </table:table-cell>
          <table:table-cell office:value-type="float" office:value="3744" calcext:value-type="float">
            <text:p>3744</text:p>
          </table:table-cell>
          <table:table-cell office:value-type="float" office:value="2927.5" calcext:value-type="float">
            <text:p>2927.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199" calcext:value-type="float">
            <text:p>2199</text:p>
          </table:table-cell>
          <table:table-cell office:value-type="float" office:value="1455.5" calcext:value-type="float">
            <text:p>1455.5</text:p>
          </table:table-cell>
          <table:table-cell office:value-type="float" office:value="2460.5" calcext:value-type="float">
            <text:p>2460.5</text:p>
          </table:table-cell>
          <table:table-cell office:value-type="float" office:value="2165.5" calcext:value-type="float">
            <text:p>2165.5</text:p>
          </table:table-cell>
          <table:table-cell office:value-type="float" office:value="2890.5" calcext:value-type="float">
            <text:p>2890.5</text:p>
          </table:table-cell>
          <table:table-cell office:value-type="float" office:value="3641.5" calcext:value-type="float">
            <text:p>3641.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248" calcext:value-type="float">
            <text:p>2248</text:p>
          </table:table-cell>
          <table:table-cell office:value-type="float" office:value="1548.5" calcext:value-type="float">
            <text:p>1548.5</text:p>
          </table:table-cell>
          <table:table-cell office:value-type="float" office:value="2523" calcext:value-type="float">
            <text:p>2523</text:p>
          </table:table-cell>
          <table:table-cell office:value-type="float" office:value="2204" calcext:value-type="float">
            <text:p>2204</text:p>
          </table:table-cell>
          <table:table-cell office:value-type="float" office:value="2924" calcext:value-type="float">
            <text:p>2924</text:p>
          </table:table-cell>
          <table:table-cell office:value-type="float" office:value="3729" calcext:value-type="float">
            <text:p>3729</text:p>
          </table:table-cell>
          <table:table-cell office:value-type="float" office:value="2922.5" calcext:value-type="float">
            <text:p>2922.5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298.5" calcext:value-type="float">
            <text:p>2298.5</text:p>
          </table:table-cell>
          <table:table-cell office:value-type="float" office:value="1610.5" calcext:value-type="float">
            <text:p>1610.5</text:p>
          </table:table-cell>
          <table:table-cell office:value-type="float" office:value="2600" calcext:value-type="float">
            <text:p>2600</text:p>
          </table:table-cell>
          <table:table-cell office:value-type="float" office:value="2223" calcext:value-type="float">
            <text:p>2223</text:p>
          </table:table-cell>
          <table:table-cell office:value-type="float" office:value="2978.5" calcext:value-type="float">
            <text:p>2978.5</text:p>
          </table:table-cell>
          <table:table-cell office:value-type="float" office:value="3781.5" calcext:value-type="float">
            <text:p>3781.5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335" calcext:value-type="float">
            <text:p>2335</text:p>
          </table:table-cell>
          <table:table-cell office:value-type="float" office:value="1703.5" calcext:value-type="float">
            <text:p>1703.5</text:p>
          </table:table-cell>
          <table:table-cell office:value-type="float" office:value="2808" calcext:value-type="float">
            <text:p>2808</text:p>
          </table:table-cell>
          <table:table-cell office:value-type="float" office:value="2422" calcext:value-type="float">
            <text:p>2422</text:p>
          </table:table-cell>
          <table:table-cell office:value-type="float" office:value="3136" calcext:value-type="float">
            <text:p>3136</text:p>
          </table:table-cell>
          <table:table-cell office:value-type="float" office:value="3857" calcext:value-type="float">
            <text:p>3857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130" calcext:value-type="float">
            <text:p>2130</text:p>
          </table:table-cell>
          <table:table-cell office:value-type="float" office:value="1511.5" calcext:value-type="float">
            <text:p>1511.5</text:p>
          </table:table-cell>
          <table:table-cell office:value-type="float" office:value="2785" calcext:value-type="float">
            <text:p>2785</text:p>
          </table:table-cell>
          <table:table-cell office:value-type="float" office:value="2266" calcext:value-type="float">
            <text:p>2266</text:p>
          </table:table-cell>
          <table:table-cell office:value-type="float" office:value="3030" calcext:value-type="float">
            <text:p>3030</text:p>
          </table:table-cell>
          <table:table-cell office:value-type="float" office:value="3640" calcext:value-type="float">
            <text:p>3640</text:p>
          </table:table-cell>
          <table:table-cell office:value-type="float" office:value="2807.5" calcext:value-type="float">
            <text:p>2807.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067.5" calcext:value-type="float">
            <text:p>2067.5</text:p>
          </table:table-cell>
          <table:table-cell office:value-type="float" office:value="1550.5" calcext:value-type="float">
            <text:p>1550.5</text:p>
          </table:table-cell>
          <table:table-cell office:value-type="float" office:value="2861" calcext:value-type="float">
            <text:p>2861</text:p>
          </table:table-cell>
          <table:table-cell office:value-type="float" office:value="2305" calcext:value-type="float">
            <text:p>2305</text:p>
          </table:table-cell>
          <table:table-cell office:value-type="float" office:value="2994" calcext:value-type="float">
            <text:p>2994</text:p>
          </table:table-cell>
          <table:table-cell office:value-type="float" office:value="3655" calcext:value-type="float">
            <text:p>3655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962.5" calcext:value-type="float">
            <text:p>1962.5</text:p>
          </table:table-cell>
          <table:table-cell office:value-type="float" office:value="1477" calcext:value-type="float">
            <text:p>1477</text:p>
          </table:table-cell>
          <table:table-cell office:value-type="float" office:value="2728.5" calcext:value-type="float">
            <text:p>2728.5</text:p>
          </table:table-cell>
          <table:table-cell office:value-type="float" office:value="2241" calcext:value-type="float">
            <text:p>2241</text:p>
          </table:table-cell>
          <table:table-cell office:value-type="float" office:value="2873" calcext:value-type="float">
            <text:p>2873</text:p>
          </table:table-cell>
          <table:table-cell office:value-type="float" office:value="3659" calcext:value-type="float">
            <text:p>3659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990" calcext:value-type="float">
            <text:p>1990</text:p>
          </table:table-cell>
          <table:table-cell office:value-type="float" office:value="1517.5" calcext:value-type="float">
            <text:p>1517.5</text:p>
          </table:table-cell>
          <table:table-cell office:value-type="float" office:value="2757.5" calcext:value-type="float">
            <text:p>2757.5</text:p>
          </table:table-cell>
          <table:table-cell office:value-type="float" office:value="2233" calcext:value-type="float">
            <text:p>2233</text:p>
          </table:table-cell>
          <table:table-cell office:value-type="float" office:value="2886" calcext:value-type="float">
            <text:p>2886</text:p>
          </table:table-cell>
          <table:table-cell office:value-type="float" office:value="3709.5" calcext:value-type="float">
            <text:p>3709.5</text:p>
          </table:table-cell>
          <table:table-cell office:value-type="float" office:value="2879.5" calcext:value-type="float">
            <text:p>2879.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035" calcext:value-type="float">
            <text:p>2035</text:p>
          </table:table-cell>
          <table:table-cell office:value-type="float" office:value="1494.5" calcext:value-type="float">
            <text:p>1494.5</text:p>
          </table:table-cell>
          <table:table-cell office:value-type="float" office:value="2699.5" calcext:value-type="float">
            <text:p>2699.5</text:p>
          </table:table-cell>
          <table:table-cell office:value-type="float" office:value="2232" calcext:value-type="float">
            <text:p>2232</text:p>
          </table:table-cell>
          <table:table-cell office:value-type="float" office:value="2752.5" calcext:value-type="float">
            <text:p>2752.5</text:p>
          </table:table-cell>
          <table:table-cell office:value-type="float" office:value="3707.5" calcext:value-type="float">
            <text:p>3707.5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035" calcext:value-type="float">
            <text:p>2035</text:p>
          </table:table-cell>
          <table:table-cell office:value-type="float" office:value="1484.5" calcext:value-type="float">
            <text:p>1484.5</text:p>
          </table:table-cell>
          <table:table-cell office:value-type="float" office:value="2652" calcext:value-type="float">
            <text:p>2652</text:p>
          </table:table-cell>
          <table:table-cell office:value-type="float" office:value="2326.5" calcext:value-type="float">
            <text:p>2326.5</text:p>
          </table:table-cell>
          <table:table-cell office:value-type="float" office:value="2892" calcext:value-type="float">
            <text:p>2892</text:p>
          </table:table-cell>
          <table:table-cell office:value-type="float" office:value="3844.5" calcext:value-type="float">
            <text:p>3844.5</text:p>
          </table:table-cell>
          <table:table-cell office:value-type="float" office:value="2976.5" calcext:value-type="float">
            <text:p>2976.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071.5" calcext:value-type="float">
            <text:p>2071.5</text:p>
          </table:table-cell>
          <table:table-cell office:value-type="float" office:value="1598.5" calcext:value-type="float">
            <text:p>1598.5</text:p>
          </table:table-cell>
          <table:table-cell office:value-type="float" office:value="2725.5" calcext:value-type="float">
            <text:p>2725.5</text:p>
          </table:table-cell>
          <table:table-cell office:value-type="float" office:value="2368.5" calcext:value-type="float">
            <text:p>2368.5</text:p>
          </table:table-cell>
          <table:table-cell office:value-type="float" office:value="3140" calcext:value-type="float">
            <text:p>3140</text:p>
          </table:table-cell>
          <table:table-cell office:value-type="float" office:value="3956" calcext:value-type="float">
            <text:p>3956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129" calcext:value-type="float">
            <text:p>2129</text:p>
          </table:table-cell>
          <table:table-cell office:value-type="float" office:value="1512.5" calcext:value-type="float">
            <text:p>1512.5</text:p>
          </table:table-cell>
          <table:table-cell office:value-type="float" office:value="2697.5" calcext:value-type="float">
            <text:p>2697.5</text:p>
          </table:table-cell>
          <table:table-cell office:value-type="float" office:value="2299.5" calcext:value-type="float">
            <text:p>2299.5</text:p>
          </table:table-cell>
          <table:table-cell office:value-type="float" office:value="3198.5" calcext:value-type="float">
            <text:p>3198.5</text:p>
          </table:table-cell>
          <table:table-cell office:value-type="float" office:value="3920" calcext:value-type="float">
            <text:p>3920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030.5" calcext:value-type="float">
            <text:p>2030.5</text:p>
          </table:table-cell>
          <table:table-cell office:value-type="float" office:value="1388" calcext:value-type="float">
            <text:p>1388</text:p>
          </table:table-cell>
          <table:table-cell office:value-type="float" office:value="2633.5" calcext:value-type="float">
            <text:p>2633.5</text:p>
          </table:table-cell>
          <table:table-cell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3916.5" calcext:value-type="float">
            <text:p>3916.5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1965" calcext:value-type="float">
            <text:p>1965</text:p>
          </table:table-cell>
          <table:table-cell office:value-type="float" office:value="1378" calcext:value-type="float">
            <text:p>1378</text:p>
          </table:table-cell>
          <table:table-cell office:value-type="float" office:value="2585" calcext:value-type="float">
            <text:p>2585</text:p>
          </table:table-cell>
          <table:table-cell office:value-type="float" office:value="2338.5" calcext:value-type="float">
            <text:p>2338.5</text:p>
          </table:table-cell>
          <table:table-cell office:value-type="float" office:value="3172.5" calcext:value-type="float">
            <text:p>3172.5</text:p>
          </table:table-cell>
          <table:table-cell office:value-type="float" office:value="4004" calcext:value-type="float">
            <text:p>4004</text:p>
          </table:table-cell>
          <table:table-cell office:value-type="float" office:value="2805.5" calcext:value-type="float">
            <text:p>2805.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992.5" calcext:value-type="float">
            <text:p>1992.5</text:p>
          </table:table-cell>
          <table:table-cell office:value-type="float" office:value="1385" calcext:value-type="float">
            <text:p>1385</text:p>
          </table:table-cell>
          <table:table-cell office:value-type="float" office:value="2608" calcext:value-type="float">
            <text:p>2608</text:p>
          </table:table-cell>
          <table:table-cell office:value-type="float" office:value="2462" calcext:value-type="float">
            <text:p>2462</text:p>
          </table:table-cell>
          <table:table-cell office:value-type="float" office:value="3104.5" calcext:value-type="float">
            <text:p>3104.5</text:p>
          </table:table-cell>
          <table:table-cell office:value-type="float" office:value="4004" calcext:value-type="float">
            <text:p>4004</text:p>
          </table:table-cell>
          <table:table-cell office:value-type="float" office:value="2871.5" calcext:value-type="float">
            <text:p>2871.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069" calcext:value-type="float">
            <text:p>2069</text:p>
          </table:table-cell>
          <table:table-cell office:value-type="float" office:value="1366.5" calcext:value-type="float">
            <text:p>1366.5</text:p>
          </table:table-cell>
          <table:table-cell office:value-type="float" office:value="2576" calcext:value-type="float">
            <text:p>2576</text:p>
          </table:table-cell>
          <table:table-cell office:value-type="float" office:value="2426" calcext:value-type="float">
            <text:p>2426</text:p>
          </table:table-cell>
          <table:table-cell office:value-type="float" office:value="3168.5" calcext:value-type="float">
            <text:p>3168.5</text:p>
          </table:table-cell>
          <table:table-cell office:value-type="float" office:value="4004" calcext:value-type="float">
            <text:p>4004</text:p>
          </table:table-cell>
          <table:table-cell office:value-type="float" office:value="2947.5" calcext:value-type="float">
            <text:p>2947.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222.5" calcext:value-type="float">
            <text:p>2222.5</text:p>
          </table:table-cell>
          <table:table-cell office:value-type="float" office:value="1335" calcext:value-type="float">
            <text:p>1335</text:p>
          </table:table-cell>
          <table:table-cell office:value-type="float" office:value="2620.5" calcext:value-type="float">
            <text:p>2620.5</text:p>
          </table:table-cell>
          <table:table-cell office:value-type="float" office:value="2512.5" calcext:value-type="float">
            <text:p>2512.5</text:p>
          </table:table-cell>
          <table:table-cell office:value-type="float" office:value="3276" calcext:value-type="float">
            <text:p>3276</text:p>
          </table:table-cell>
          <table:table-cell office:value-type="float" office:value="4004" calcext:value-type="float">
            <text:p>4004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143" calcext:value-type="float">
            <text:p>2143</text:p>
          </table:table-cell>
          <table:table-cell office:value-type="float" office:value="1409" calcext:value-type="float">
            <text:p>1409</text:p>
          </table:table-cell>
          <table:table-cell office:value-type="float" office:value="2598" calcext:value-type="float">
            <text:p>2598</text:p>
          </table:table-cell>
          <table:table-cell office:value-type="float" office:value="2446" calcext:value-type="float">
            <text:p>2446</text:p>
          </table:table-cell>
          <table:table-cell office:value-type="float" office:value="3222.5" calcext:value-type="float">
            <text:p>3222.5</text:p>
          </table:table-cell>
          <table:table-cell office:value-type="float" office:value="4004" calcext:value-type="float">
            <text:p>4004</text:p>
          </table:table-cell>
          <table:table-cell office:value-type="float" office:value="3278.5" calcext:value-type="float">
            <text:p>3278.5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344.5" calcext:value-type="float">
            <text:p>2344.5</text:p>
          </table:table-cell>
          <table:table-cell office:value-type="float" office:value="1474.5" calcext:value-type="float">
            <text:p>1474.5</text:p>
          </table:table-cell>
          <table:table-cell office:value-type="float" office:value="2702.5" calcext:value-type="float">
            <text:p>2702.5</text:p>
          </table:table-cell>
          <table:table-cell office:value-type="float" office:value="2515.5" calcext:value-type="float">
            <text:p>2515.5</text:p>
          </table:table-cell>
          <table:table-cell office:value-type="float" office:value="3300.5" calcext:value-type="float">
            <text:p>3300.5</text:p>
          </table:table-cell>
          <table:table-cell office:value-type="float" office:value="4004" calcext:value-type="float">
            <text:p>4004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425" calcext:value-type="float">
            <text:p>2425</text:p>
          </table:table-cell>
          <table:table-cell office:value-type="float" office:value="1511.5" calcext:value-type="float">
            <text:p>1511.5</text:p>
          </table:table-cell>
          <table:table-cell office:value-type="float" office:value="2617.5" calcext:value-type="float">
            <text:p>2617.5</text:p>
          </table:table-cell>
          <table:table-cell office:value-type="float" office:value="2467" calcext:value-type="float">
            <text:p>2467</text:p>
          </table:table-cell>
          <table:table-cell office:value-type="float" office:value="3179.5" calcext:value-type="float">
            <text:p>3179.5</text:p>
          </table:table-cell>
          <table:table-cell office:value-type="float" office:value="4004" calcext:value-type="float">
            <text:p>4004</text:p>
          </table:table-cell>
          <table:table-cell office:value-type="float" office:value="3284.5" calcext:value-type="float">
            <text:p>3284.5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355.5" calcext:value-type="float">
            <text:p>2355.5</text:p>
          </table:table-cell>
          <table:table-cell office:value-type="float" office:value="1467.5" calcext:value-type="float">
            <text:p>1467.5</text:p>
          </table:table-cell>
          <table:table-cell office:value-type="float" office:value="2665" calcext:value-type="float">
            <text:p>2665</text:p>
          </table:table-cell>
          <table:table-cell office:value-type="float" office:value="2454" calcext:value-type="float">
            <text:p>2454</text:p>
          </table:table-cell>
          <table:table-cell office:value-type="float" office:value="3073.5" calcext:value-type="float">
            <text:p>3073.5</text:p>
          </table:table-cell>
          <table:table-cell office:value-type="float" office:value="4004" calcext:value-type="float">
            <text:p>4004</text:p>
          </table:table-cell>
          <table:table-cell office:value-type="float" office:value="3135.5" calcext:value-type="float">
            <text:p>3135.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393" calcext:value-type="float">
            <text:p>2393</text:p>
          </table:table-cell>
          <table:table-cell office:value-type="float" office:value="1632.5" calcext:value-type="float">
            <text:p>1632.5</text:p>
          </table:table-cell>
          <table:table-cell office:value-type="float" office:value="2768" calcext:value-type="float">
            <text:p>2768</text:p>
          </table:table-cell>
          <table:table-cell office:value-type="float" office:value="2583.5" calcext:value-type="float">
            <text:p>2583.5</text:p>
          </table:table-cell>
          <table:table-cell office:value-type="float" office:value="3035.5" calcext:value-type="float">
            <text:p>3035.5</text:p>
          </table:table-cell>
          <table:table-cell office:value-type="float" office:value="4004" calcext:value-type="float">
            <text:p>4004</text:p>
          </table:table-cell>
          <table:table-cell office:value-type="float" office:value="3067.5" calcext:value-type="float">
            <text:p>3067.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292.5" calcext:value-type="float">
            <text:p>2292.5</text:p>
          </table:table-cell>
          <table:table-cell office:value-type="float" office:value="1585" calcext:value-type="float">
            <text:p>1585</text:p>
          </table:table-cell>
          <table:table-cell office:value-type="float" office:value="2828" calcext:value-type="float">
            <text:p>2828</text:p>
          </table:table-cell>
          <table:table-cell office:value-type="float" office:value="2540" calcext:value-type="float">
            <text:p>2540</text:p>
          </table:table-cell>
          <table:table-cell office:value-type="float" office:value="2932.5" calcext:value-type="float">
            <text:p>2932.5</text:p>
          </table:table-cell>
          <table:table-cell office:value-type="float" office:value="4004" calcext:value-type="float">
            <text:p>4004</text:p>
          </table:table-cell>
          <table:table-cell office:value-type="float" office:value="3018.5" calcext:value-type="float">
            <text:p>3018.5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377" calcext:value-type="float">
            <text:p>2377</text:p>
          </table:table-cell>
          <table:table-cell office:value-type="float" office:value="1621" calcext:value-type="float">
            <text:p>1621</text:p>
          </table:table-cell>
          <table:table-cell office:value-type="float" office:value="2857.5" calcext:value-type="float">
            <text:p>2857.5</text:p>
          </table:table-cell>
          <table:table-cell office:value-type="float" office:value="2645.5" calcext:value-type="float">
            <text:p>2645.5</text:p>
          </table:table-cell>
          <table:table-cell office:value-type="float" office:value="2889.5" calcext:value-type="float">
            <text:p>2889.5</text:p>
          </table:table-cell>
          <table:table-cell office:value-type="float" office:value="4004" calcext:value-type="float">
            <text:p>400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372" calcext:value-type="float">
            <text:p>2372</text:p>
          </table:table-cell>
          <table:table-cell office:value-type="float" office:value="1420.5" calcext:value-type="float">
            <text:p>1420.5</text:p>
          </table:table-cell>
          <table:table-cell office:value-type="float" office:value="2896.5" calcext:value-type="float">
            <text:p>2896.5</text:p>
          </table:table-cell>
          <table:table-cell office:value-type="float" office:value="2754" calcext:value-type="float">
            <text:p>2754</text:p>
          </table:table-cell>
          <table:table-cell office:value-type="float" office:value="2871" calcext:value-type="float">
            <text:p>2871</text:p>
          </table:table-cell>
          <table:table-cell office:value-type="float" office:value="4004" calcext:value-type="float">
            <text:p>4004</text:p>
          </table:table-cell>
          <table:table-cell office:value-type="float" office:value="3094.5" calcext:value-type="float">
            <text:p>3094.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354" calcext:value-type="float">
            <text:p>2354</text:p>
          </table:table-cell>
          <table:table-cell office:value-type="float" office:value="1356" calcext:value-type="float">
            <text:p>1356</text:p>
          </table:table-cell>
          <table:table-cell office:value-type="float" office:value="2853" calcext:value-type="float">
            <text:p>2853</text:p>
          </table:table-cell>
          <table:table-cell office:value-type="float" office:value="2595" calcext:value-type="float">
            <text:p>2595</text:p>
          </table:table-cell>
          <table:table-cell office:value-type="float" office:value="2766.5" calcext:value-type="float">
            <text:p>2766.5</text:p>
          </table:table-cell>
          <table:table-cell office:value-type="float" office:value="4004" calcext:value-type="float">
            <text:p>4004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316" calcext:value-type="float">
            <text:p>2316</text:p>
          </table:table-cell>
          <table:table-cell office:value-type="float" office:value="1226" calcext:value-type="float">
            <text:p>1226</text:p>
          </table:table-cell>
          <table:table-cell office:value-type="float" office:value="2727.5" calcext:value-type="float">
            <text:p>2727.5</text:p>
          </table:table-cell>
          <table:table-cell office:value-type="float" office:value="2507.5" calcext:value-type="float">
            <text:p>2507.5</text:p>
          </table:table-cell>
          <table:table-cell office:value-type="float" office:value="2755.5" calcext:value-type="float">
            <text:p>2755.5</text:p>
          </table:table-cell>
          <table:table-cell office:value-type="float" office:value="4004" calcext:value-type="float">
            <text:p>4004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433.5" calcext:value-type="float">
            <text:p>2433.5</text:p>
          </table:table-cell>
          <table:table-cell office:value-type="float" office:value="1270.5" calcext:value-type="float">
            <text:p>1270.5</text:p>
          </table:table-cell>
          <table:table-cell office:value-type="float" office:value="2812" calcext:value-type="float">
            <text:p>2812</text:p>
          </table:table-cell>
          <table:table-cell office:value-type="float" office:value="2626.5" calcext:value-type="float">
            <text:p>2626.5</text:p>
          </table:table-cell>
          <table:table-cell office:value-type="float" office:value="2808.5" calcext:value-type="float">
            <text:p>2808.5</text:p>
          </table:table-cell>
          <table:table-cell office:value-type="float" office:value="4004" calcext:value-type="float">
            <text:p>400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527" calcext:value-type="float">
            <text:p>2527</text:p>
          </table:table-cell>
          <table:table-cell office:value-type="float" office:value="1366" calcext:value-type="float">
            <text:p>1366</text:p>
          </table:table-cell>
          <table:table-cell office:value-type="float" office:value="3033.5" calcext:value-type="float">
            <text:p>3033.5</text:p>
          </table:table-cell>
          <table:table-cell office:value-type="float" office:value="2814.5" calcext:value-type="float">
            <text:p>2814.5</text:p>
          </table:table-cell>
          <table:table-cell office:value-type="float" office:value="2961" calcext:value-type="float">
            <text:p>2961</text:p>
          </table:table-cell>
          <table:table-cell office:value-type="float" office:value="4004" calcext:value-type="float">
            <text:p>400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613.5" calcext:value-type="float">
            <text:p>2613.5</text:p>
          </table:table-cell>
          <table:table-cell office:value-type="float" office:value="1475.5" calcext:value-type="float">
            <text:p>1475.5</text:p>
          </table:table-cell>
          <table:table-cell office:value-type="float" office:value="3214" calcext:value-type="float">
            <text:p>3214</text:p>
          </table:table-cell>
          <table:table-cell office:value-type="float" office:value="2784" calcext:value-type="float">
            <text:p>2784</text:p>
          </table:table-cell>
          <table:table-cell office:value-type="float" office:value="3045" calcext:value-type="float">
            <text:p>3045</text:p>
          </table:table-cell>
          <table:table-cell office:value-type="float" office:value="4004" calcext:value-type="float">
            <text:p>4004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621.5" calcext:value-type="float">
            <text:p>2621.5</text:p>
          </table:table-cell>
          <table:table-cell office:value-type="float" office:value="1486.5" calcext:value-type="float">
            <text:p>1486.5</text:p>
          </table:table-cell>
          <table:table-cell office:value-type="float" office:value="3234" calcext:value-type="float">
            <text:p>3234</text:p>
          </table:table-cell>
          <table:table-cell office:value-type="float" office:value="2821" calcext:value-type="float">
            <text:p>2821</text:p>
          </table:table-cell>
          <table:table-cell office:value-type="float" office:value="3088.5" calcext:value-type="float">
            <text:p>3088.5</text:p>
          </table:table-cell>
          <table:table-cell office:value-type="float" office:value="4004" calcext:value-type="float">
            <text:p>400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621.5" calcext:value-type="float">
            <text:p>2621.5</text:p>
          </table:table-cell>
          <table:table-cell office:value-type="float" office:value="1446" calcext:value-type="float">
            <text:p>1446</text:p>
          </table:table-cell>
          <table:table-cell office:value-type="float" office:value="3302" calcext:value-type="float">
            <text:p>3302</text:p>
          </table:table-cell>
          <table:table-cell office:value-type="float" office:value="2775.5" calcext:value-type="float">
            <text:p>2775.5</text:p>
          </table:table-cell>
          <table:table-cell office:value-type="float" office:value="3139.5" calcext:value-type="float">
            <text:p>3139.5</text:p>
          </table:table-cell>
          <table:table-cell office:value-type="float" office:value="4004" calcext:value-type="float">
            <text:p>4004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579" calcext:value-type="float">
            <text:p>2579</text:p>
          </table:table-cell>
          <table:table-cell office:value-type="float" office:value="1475" calcext:value-type="float">
            <text:p>1475</text:p>
          </table:table-cell>
          <table:table-cell office:value-type="float" office:value="3396" calcext:value-type="float">
            <text:p>3396</text:p>
          </table:table-cell>
          <table:table-cell office:value-type="float" office:value="2851.5" calcext:value-type="float">
            <text:p>2851.5</text:p>
          </table:table-cell>
          <table:table-cell office:value-type="float" office:value="3149.5" calcext:value-type="float">
            <text:p>3149.5</text:p>
          </table:table-cell>
          <table:table-cell office:value-type="float" office:value="4004" calcext:value-type="float">
            <text:p>4004</text:p>
          </table:table-cell>
          <table:table-cell office:value-type="float" office:value="3040.5" calcext:value-type="float">
            <text:p>3040.5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441" calcext:value-type="float">
            <text:p>2441</text:p>
          </table:table-cell>
          <table:table-cell office:value-type="float" office:value="1516.5" calcext:value-type="float">
            <text:p>1516.5</text:p>
          </table:table-cell>
          <table:table-cell office:value-type="float" office:value="3286.5" calcext:value-type="float">
            <text:p>3286.5</text:p>
          </table:table-cell>
          <table:table-cell office:value-type="float" office:value="2868.5" calcext:value-type="float">
            <text:p>2868.5</text:p>
          </table:table-cell>
          <table:table-cell office:value-type="float" office:value="3128.5" calcext:value-type="float">
            <text:p>3128.5</text:p>
          </table:table-cell>
          <table:table-cell office:value-type="float" office:value="4004" calcext:value-type="float">
            <text:p>4004</text:p>
          </table:table-cell>
          <table:table-cell office:value-type="float" office:value="3140.5" calcext:value-type="float">
            <text:p>3140.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499" calcext:value-type="float">
            <text:p>2499</text:p>
          </table:table-cell>
          <table:table-cell office:value-type="float" office:value="1337" calcext:value-type="float">
            <text:p>1337</text:p>
          </table:table-cell>
          <table:table-cell office:value-type="float" office:value="3207" calcext:value-type="float">
            <text:p>3207</text:p>
          </table:table-cell>
          <table:table-cell office:value-type="float" office:value="2754.5" calcext:value-type="float">
            <text:p>2754.5</text:p>
          </table:table-cell>
          <table:table-cell office:value-type="float" office:value="3113" calcext:value-type="float">
            <text:p>3113</text:p>
          </table:table-cell>
          <table:table-cell office:value-type="float" office:value="4004" calcext:value-type="float">
            <text:p>4004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512.5" calcext:value-type="float">
            <text:p>2512.5</text:p>
          </table:table-cell>
          <table:table-cell office:value-type="float" office:value="1390" calcext:value-type="float">
            <text:p>1390</text:p>
          </table:table-cell>
          <table:table-cell office:value-type="float" office:value="3347" calcext:value-type="float">
            <text:p>3347</text:p>
          </table:table-cell>
          <table:table-cell office:value-type="float" office:value="2807.5" calcext:value-type="float">
            <text:p>2807.5</text:p>
          </table:table-cell>
          <table:table-cell office:value-type="float" office:value="3072.5" calcext:value-type="float">
            <text:p>3072.5</text:p>
          </table:table-cell>
          <table:table-cell office:value-type="float" office:value="4004" calcext:value-type="float">
            <text:p>4004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591" calcext:value-type="float">
            <text:p>2591</text:p>
          </table:table-cell>
          <table:table-cell office:value-type="float" office:value="1352" calcext:value-type="float">
            <text:p>1352</text:p>
          </table:table-cell>
          <table:table-cell office:value-type="float" office:value="3397" calcext:value-type="float">
            <text:p>3397</text:p>
          </table:table-cell>
          <table:table-cell office:value-type="float" office:value="2862.5" calcext:value-type="float">
            <text:p>2862.5</text:p>
          </table:table-cell>
          <table:table-cell office:value-type="float" office:value="3060.5" calcext:value-type="float">
            <text:p>3060.5</text:p>
          </table:table-cell>
          <table:table-cell office:value-type="float" office:value="4004" calcext:value-type="float">
            <text:p>4004</text:p>
          </table:table-cell>
          <table:table-cell office:value-type="float" office:value="3150.5" calcext:value-type="float">
            <text:p>3150.5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490.5" calcext:value-type="float">
            <text:p>2490.5</text:p>
          </table:table-cell>
          <table:table-cell office:value-type="float" office:value="1352" calcext:value-type="float">
            <text:p>1352</text:p>
          </table:table-cell>
          <table:table-cell office:value-type="float" office:value="3416" calcext:value-type="float">
            <text:p>3416</text:p>
          </table:table-cell>
          <table:table-cell office:value-type="float" office:value="2830.5" calcext:value-type="float">
            <text:p>2830.5</text:p>
          </table:table-cell>
          <table:table-cell office:value-type="float" office:value="2985" calcext:value-type="float">
            <text:p>2985</text:p>
          </table:table-cell>
          <table:table-cell office:value-type="float" office:value="4004" calcext:value-type="float">
            <text:p>400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378.5" calcext:value-type="float">
            <text:p>2378.5</text:p>
          </table:table-cell>
          <table:table-cell office:value-type="float" office:value="1375" calcext:value-type="float">
            <text:p>1375</text:p>
          </table:table-cell>
          <table:table-cell office:value-type="float" office:value="3467" calcext:value-type="float">
            <text:p>3467</text:p>
          </table:table-cell>
          <table:table-cell office:value-type="float" office:value="2756.5" calcext:value-type="float">
            <text:p>2756.5</text:p>
          </table:table-cell>
          <table:table-cell office:value-type="float" office:value="2956" calcext:value-type="float">
            <text:p>2956</text:p>
          </table:table-cell>
          <table:table-cell office:value-type="float" office:value="4004" calcext:value-type="float">
            <text:p>4004</text:p>
          </table:table-cell>
          <table:table-cell office:value-type="float" office:value="3197.5" calcext:value-type="float">
            <text:p>3197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44.5" calcext:value-type="float">
            <text:p>2344.5</text:p>
          </table:table-cell>
          <table:table-cell office:value-type="float" office:value="1411" calcext:value-type="float">
            <text:p>1411</text:p>
          </table:table-cell>
          <table:table-cell office:value-type="float" office:value="3508" calcext:value-type="float">
            <text:p>3508</text:p>
          </table:table-cell>
          <table:table-cell office:value-type="float" office:value="2824" calcext:value-type="float">
            <text:p>2824</text:p>
          </table:table-cell>
          <table:table-cell office:value-type="float" office:value="3023.5" calcext:value-type="float">
            <text:p>3023.5</text:p>
          </table:table-cell>
          <table:table-cell office:value-type="float" office:value="4004" calcext:value-type="float">
            <text:p>400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389.5" calcext:value-type="float">
            <text:p>2389.5</text:p>
          </table:table-cell>
          <table:table-cell office:value-type="float" office:value="1384.5" calcext:value-type="float">
            <text:p>1384.5</text:p>
          </table:table-cell>
          <table:table-cell office:value-type="float" office:value="3485.5" calcext:value-type="float">
            <text:p>3485.5</text:p>
          </table:table-cell>
          <table:table-cell office:value-type="float" office:value="2811" calcext:value-type="float">
            <text:p>2811</text:p>
          </table:table-cell>
          <table:table-cell office:value-type="float" office:value="3014" calcext:value-type="float">
            <text:p>3014</text:p>
          </table:table-cell>
          <table:table-cell office:value-type="float" office:value="4004" calcext:value-type="float">
            <text:p>4004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304" calcext:value-type="float">
            <text:p>2304</text:p>
          </table:table-cell>
          <table:table-cell office:value-type="float" office:value="1393.5" calcext:value-type="float">
            <text:p>1393.5</text:p>
          </table:table-cell>
          <table:table-cell office:value-type="float" office:value="3415" calcext:value-type="float">
            <text:p>3415</text:p>
          </table:table-cell>
          <table:table-cell office:value-type="float" office:value="2890" calcext:value-type="float">
            <text:p>2890</text:p>
          </table:table-cell>
          <table:table-cell office:value-type="float" office:value="2923" calcext:value-type="float">
            <text:p>2923</text:p>
          </table:table-cell>
          <table:table-cell office:value-type="float" office:value="4004" calcext:value-type="float">
            <text:p>400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376.5" calcext:value-type="float">
            <text:p>2376.5</text:p>
          </table:table-cell>
          <table:table-cell office:value-type="float" office:value="1432" calcext:value-type="float">
            <text:p>1432</text:p>
          </table:table-cell>
          <table:table-cell office:value-type="float" office:value="3441" calcext:value-type="float">
            <text:p>3441</text:p>
          </table:table-cell>
          <table:table-cell office:value-type="float" office:value="2878.5" calcext:value-type="float">
            <text:p>2878.5</text:p>
          </table:table-cell>
          <table:table-cell office:value-type="float" office:value="2992.5" calcext:value-type="float">
            <text:p>2992.5</text:p>
          </table:table-cell>
          <table:table-cell office:value-type="float" office:value="4004" calcext:value-type="float">
            <text:p>400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319.5" calcext:value-type="float">
            <text:p>2319.5</text:p>
          </table:table-cell>
          <table:table-cell office:value-type="float" office:value="1309" calcext:value-type="float">
            <text:p>1309</text:p>
          </table:table-cell>
          <table:table-cell office:value-type="float" office:value="3254.5" calcext:value-type="float">
            <text:p>3254.5</text:p>
          </table:table-cell>
          <table:table-cell office:value-type="float" office:value="2802" calcext:value-type="float">
            <text:p>2802</text:p>
          </table:table-cell>
          <table:table-cell office:value-type="float" office:value="2979.5" calcext:value-type="float">
            <text:p>2979.5</text:p>
          </table:table-cell>
          <table:table-cell office:value-type="float" office:value="4004" calcext:value-type="float">
            <text:p>4004</text:p>
          </table:table-cell>
          <table:table-cell office:value-type="float" office:value="3256.5" calcext:value-type="float">
            <text:p>3256.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280.5" calcext:value-type="float">
            <text:p>2280.5</text:p>
          </table:table-cell>
          <table:table-cell office:value-type="float" office:value="1319.5" calcext:value-type="float">
            <text:p>1319.5</text:p>
          </table:table-cell>
          <table:table-cell office:value-type="float" office:value="3177.5" calcext:value-type="float">
            <text:p>3177.5</text:p>
          </table:table-cell>
          <table:table-cell office:value-type="float" office:value="2730.5" calcext:value-type="float">
            <text:p>2730.5</text:p>
          </table:table-cell>
          <table:table-cell office:value-type="float" office:value="2902.5" calcext:value-type="float">
            <text:p>2902.5</text:p>
          </table:table-cell>
          <table:table-cell office:value-type="float" office:value="4004" calcext:value-type="float">
            <text:p>4004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125" calcext:value-type="float">
            <text:p>2125</text:p>
          </table:table-cell>
          <table:table-cell office:value-type="float" office:value="1263.5" calcext:value-type="float">
            <text:p>1263.5</text:p>
          </table:table-cell>
          <table:table-cell office:value-type="float" office:value="3132.5" calcext:value-type="float">
            <text:p>3132.5</text:p>
          </table:table-cell>
          <table:table-cell office:value-type="float" office:value="2770.5" calcext:value-type="float">
            <text:p>2770.5</text:p>
          </table:table-cell>
          <table:table-cell office:value-type="float" office:value="2860.5" calcext:value-type="float">
            <text:p>2860.5</text:p>
          </table:table-cell>
          <table:table-cell office:value-type="float" office:value="4004" calcext:value-type="float">
            <text:p>4004</text:p>
          </table:table-cell>
          <table:table-cell office:value-type="float" office:value="3080.5" calcext:value-type="float">
            <text:p>3080.5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361" calcext:value-type="float">
            <text:p>2361</text:p>
          </table:table-cell>
          <table:table-cell office:value-type="float" office:value="1461" calcext:value-type="float">
            <text:p>1461</text:p>
          </table:table-cell>
          <table:table-cell office:value-type="float" office:value="3424" calcext:value-type="float">
            <text:p>3424</text:p>
          </table:table-cell>
          <table:table-cell office:value-type="float" office:value="2829" calcext:value-type="float">
            <text:p>2829</text:p>
          </table:table-cell>
          <table:table-cell office:value-type="float" office:value="2989.5" calcext:value-type="float">
            <text:p>2989.5</text:p>
          </table:table-cell>
          <table:table-cell office:value-type="float" office:value="4004" calcext:value-type="float">
            <text:p>4004</text:p>
          </table:table-cell>
          <table:table-cell office:value-type="float" office:value="3258.5" calcext:value-type="float">
            <text:p>3258.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390.5" calcext:value-type="float">
            <text:p>2390.5</text:p>
          </table:table-cell>
          <table:table-cell office:value-type="float" office:value="1479" calcext:value-type="float">
            <text:p>1479</text:p>
          </table:table-cell>
          <table:table-cell office:value-type="float" office:value="3447.5" calcext:value-type="float">
            <text:p>3447.5</text:p>
          </table:table-cell>
          <table:table-cell office:value-type="float" office:value="2917" calcext:value-type="float">
            <text:p>2917</text:p>
          </table:table-cell>
          <table:table-cell office:value-type="float" office:value="2940" calcext:value-type="float">
            <text:p>2940</text:p>
          </table:table-cell>
          <table:table-cell office:value-type="float" office:value="4004" calcext:value-type="float">
            <text:p>4004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416" calcext:value-type="float">
            <text:p>2416</text:p>
          </table:table-cell>
          <table:table-cell office:value-type="float" office:value="1475" calcext:value-type="float">
            <text:p>1475</text:p>
          </table:table-cell>
          <table:table-cell office:value-type="float" office:value="3412" calcext:value-type="float">
            <text:p>3412</text:p>
          </table:table-cell>
          <table:table-cell office:value-type="float" office:value="2982.5" calcext:value-type="float">
            <text:p>2982.5</text:p>
          </table:table-cell>
          <table:table-cell office:value-type="float" office:value="2904.5" calcext:value-type="float">
            <text:p>2904.5</text:p>
          </table:table-cell>
          <table:table-cell office:value-type="float" office:value="4004" calcext:value-type="float">
            <text:p>4004</text:p>
          </table:table-cell>
          <table:table-cell office:value-type="float" office:value="3108.5" calcext:value-type="float">
            <text:p>3108.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402.5" calcext:value-type="float">
            <text:p>2402.5</text:p>
          </table:table-cell>
          <table:table-cell office:value-type="float" office:value="1439" calcext:value-type="float">
            <text:p>1439</text:p>
          </table:table-cell>
          <table:table-cell office:value-type="float" office:value="3521" calcext:value-type="float">
            <text:p>3521</text:p>
          </table:table-cell>
          <table:table-cell office:value-type="float" office:value="2962" calcext:value-type="float">
            <text:p>2962</text:p>
          </table:table-cell>
          <table:table-cell office:value-type="float" office:value="2864" calcext:value-type="float">
            <text:p>2864</text:p>
          </table:table-cell>
          <table:table-cell office:value-type="float" office:value="4004" calcext:value-type="float">
            <text:p>400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401" calcext:value-type="float">
            <text:p>2401</text:p>
          </table:table-cell>
          <table:table-cell office:value-type="float" office:value="1374.5" calcext:value-type="float">
            <text:p>1374.5</text:p>
          </table:table-cell>
          <table:table-cell office:value-type="float" office:value="3536.5" calcext:value-type="float">
            <text:p>3536.5</text:p>
          </table:table-cell>
          <table:table-cell office:value-type="float" office:value="2908.5" calcext:value-type="float">
            <text:p>2908.5</text:p>
          </table:table-cell>
          <table:table-cell office:value-type="float" office:value="2880" calcext:value-type="float">
            <text:p>2880</text:p>
          </table:table-cell>
          <table:table-cell office:value-type="float" office:value="4004" calcext:value-type="float">
            <text:p>4004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554.5" calcext:value-type="float">
            <text:p>2554.5</text:p>
          </table:table-cell>
          <table:table-cell office:value-type="float" office:value="1293.5" calcext:value-type="float">
            <text:p>1293.5</text:p>
          </table:table-cell>
          <table:table-cell office:value-type="float" office:value="3514.5" calcext:value-type="float">
            <text:p>3514.5</text:p>
          </table:table-cell>
          <table:table-cell office:value-type="float" office:value="2894" calcext:value-type="float">
            <text:p>2894</text:p>
          </table:table-cell>
          <table:table-cell office:value-type="float" office:value="2904.5" calcext:value-type="float">
            <text:p>2904.5</text:p>
          </table:table-cell>
          <table:table-cell office:value-type="float" office:value="4004" calcext:value-type="float">
            <text:p>4004</text:p>
          </table:table-cell>
          <table:table-cell office:value-type="float" office:value="3068.5" calcext:value-type="float">
            <text:p>3068.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653.5" calcext:value-type="float">
            <text:p>2653.5</text:p>
          </table:table-cell>
          <table:table-cell office:value-type="float" office:value="1347" calcext:value-type="float">
            <text:p>1347</text:p>
          </table:table-cell>
          <table:table-cell office:value-type="float" office:value="3497" calcext:value-type="float">
            <text:p>3497</text:p>
          </table:table-cell>
          <table:table-cell office:value-type="float" office:value="2897" calcext:value-type="float">
            <text:p>2897</text:p>
          </table:table-cell>
          <table:table-cell office:value-type="float" office:value="3009" calcext:value-type="float">
            <text:p>3009</text:p>
          </table:table-cell>
          <table:table-cell office:value-type="float" office:value="4004" calcext:value-type="float">
            <text:p>4004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642" calcext:value-type="float">
            <text:p>2642</text:p>
          </table:table-cell>
          <table:table-cell office:value-type="float" office:value="1427.5" calcext:value-type="float">
            <text:p>1427.5</text:p>
          </table:table-cell>
          <table:table-cell office:value-type="float" office:value="3487.5" calcext:value-type="float">
            <text:p>3487.5</text:p>
          </table:table-cell>
          <table:table-cell office:value-type="float" office:value="2947.5" calcext:value-type="float">
            <text:p>2947.5</text:p>
          </table:table-cell>
          <table:table-cell office:value-type="float" office:value="3032.5" calcext:value-type="float">
            <text:p>3032.5</text:p>
          </table:table-cell>
          <table:table-cell office:value-type="float" office:value="4004" calcext:value-type="float">
            <text:p>4004</text:p>
          </table:table-cell>
          <table:table-cell office:value-type="float" office:value="3077.5" calcext:value-type="float">
            <text:p>3077.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679.5" calcext:value-type="float">
            <text:p>2679.5</text:p>
          </table:table-cell>
          <table:table-cell office:value-type="float" office:value="1482" calcext:value-type="float">
            <text:p>1482</text:p>
          </table:table-cell>
          <table:table-cell office:value-type="float" office:value="3509.5" calcext:value-type="float">
            <text:p>3509.5</text:p>
          </table:table-cell>
          <table:table-cell office:value-type="float" office:value="2919.5" calcext:value-type="float">
            <text:p>2919.5</text:p>
          </table:table-cell>
          <table:table-cell office:value-type="float" office:value="3110" calcext:value-type="float">
            <text:p>3110</text:p>
          </table:table-cell>
          <table:table-cell office:value-type="float" office:value="4004" calcext:value-type="float">
            <text:p>400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666" calcext:value-type="float">
            <text:p>2666</text:p>
          </table:table-cell>
          <table:table-cell office:value-type="float" office:value="1534.5" calcext:value-type="float">
            <text:p>1534.5</text:p>
          </table:table-cell>
          <table:table-cell office:value-type="float" office:value="3528" calcext:value-type="float">
            <text:p>3528</text:p>
          </table:table-cell>
          <table:table-cell office:value-type="float" office:value="2821.5" calcext:value-type="float">
            <text:p>2821.5</text:p>
          </table:table-cell>
          <table:table-cell office:value-type="float" office:value="3068" calcext:value-type="float">
            <text:p>3068</text:p>
          </table:table-cell>
          <table:table-cell office:value-type="float" office:value="4004" calcext:value-type="float">
            <text:p>4004</text:p>
          </table:table-cell>
          <table:table-cell office:value-type="float" office:value="3148.5" calcext:value-type="float">
            <text:p>3148.5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914.5" calcext:value-type="float">
            <text:p>2914.5</text:p>
          </table:table-cell>
          <table:table-cell office:value-type="float" office:value="1581.5" calcext:value-type="float">
            <text:p>1581.5</text:p>
          </table:table-cell>
          <table:table-cell office:value-type="float" office:value="3764.5" calcext:value-type="float">
            <text:p>3764.5</text:p>
          </table:table-cell>
          <table:table-cell office:value-type="float" office:value="2789.5" calcext:value-type="float">
            <text:p>2789.5</text:p>
          </table:table-cell>
          <table:table-cell office:value-type="float" office:value="3248" calcext:value-type="float">
            <text:p>3248</text:p>
          </table:table-cell>
          <table:table-cell office:value-type="float" office:value="4004" calcext:value-type="float">
            <text:p>4004</text:p>
          </table:table-cell>
          <table:table-cell office:value-type="float" office:value="3121.5" calcext:value-type="float">
            <text:p>3121.5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3091" calcext:value-type="float">
            <text:p>3091</text:p>
          </table:table-cell>
          <table:table-cell office:value-type="float" office:value="1714.5" calcext:value-type="float">
            <text:p>1714.5</text:p>
          </table:table-cell>
          <table:table-cell office:value-type="float" office:value="3827" calcext:value-type="float">
            <text:p>3827</text:p>
          </table:table-cell>
          <table:table-cell office:value-type="float" office:value="2937" calcext:value-type="float">
            <text:p>2937</text:p>
          </table:table-cell>
          <table:table-cell office:value-type="float" office:value="3401.5" calcext:value-type="float">
            <text:p>3401.5</text:p>
          </table:table-cell>
          <table:table-cell office:value-type="float" office:value="4004" calcext:value-type="float">
            <text:p>4004</text:p>
          </table:table-cell>
          <table:table-cell office:value-type="float" office:value="3178.5" calcext:value-type="float">
            <text:p>3178.5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2964" calcext:value-type="float">
            <text:p>2964</text:p>
          </table:table-cell>
          <table:table-cell office:value-type="float" office:value="1497.5" calcext:value-type="float">
            <text:p>1497.5</text:p>
          </table:table-cell>
          <table:table-cell office:value-type="float" office:value="3926" calcext:value-type="float">
            <text:p>3926</text:p>
          </table:table-cell>
          <table:table-cell office:value-type="float" office:value="2805.5" calcext:value-type="float">
            <text:p>2805.5</text:p>
          </table:table-cell>
          <table:table-cell office:value-type="float" office:value="3350.5" calcext:value-type="float">
            <text:p>3350.5</text:p>
          </table:table-cell>
          <table:table-cell office:value-type="float" office:value="4004" calcext:value-type="float">
            <text:p>4004</text:p>
          </table:table-cell>
          <table:table-cell office:value-type="float" office:value="3137.5" calcext:value-type="float">
            <text:p>3137.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26" calcext:value-type="float">
            <text:p>3026</text:p>
          </table:table-cell>
          <table:table-cell office:value-type="float" office:value="1571" calcext:value-type="float">
            <text:p>1571</text:p>
          </table:table-cell>
          <table:table-cell office:value-type="float" office:value="3968.5" calcext:value-type="float">
            <text:p>3968.5</text:p>
          </table:table-cell>
          <table:table-cell office:value-type="float" office:value="2804" calcext:value-type="float">
            <text:p>2804</text:p>
          </table:table-cell>
          <table:table-cell office:value-type="float" office:value="3425.5" calcext:value-type="float">
            <text:p>3425.5</text:p>
          </table:table-cell>
          <table:table-cell office:value-type="float" office:value="4004" calcext:value-type="float">
            <text:p>4004</text:p>
          </table:table-cell>
          <table:table-cell office:value-type="float" office:value="3118.5" calcext:value-type="float">
            <text:p>3118.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936" calcext:value-type="float">
            <text:p>2936</text:p>
          </table:table-cell>
          <table:table-cell office:value-type="float" office:value="1548.5" calcext:value-type="float">
            <text:p>1548.5</text:p>
          </table:table-cell>
          <table:table-cell office:value-type="float" office:value="3793.5" calcext:value-type="float">
            <text:p>3793.5</text:p>
          </table:table-cell>
          <table:table-cell office:value-type="float" office:value="2721.5" calcext:value-type="float">
            <text:p>2721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4004" calcext:value-type="float">
            <text:p>4004</text:p>
          </table:table-cell>
          <table:table-cell office:value-type="float" office:value="3073.5" calcext:value-type="float">
            <text:p>3073.5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935" calcext:value-type="float">
            <text:p>2935</text:p>
          </table:table-cell>
          <table:table-cell office:value-type="float" office:value="1420" calcext:value-type="float">
            <text:p>1420</text:p>
          </table:table-cell>
          <table:table-cell office:value-type="float" office:value="3669.5" calcext:value-type="float">
            <text:p>3669.5</text:p>
          </table:table-cell>
          <table:table-cell office:value-type="float" office:value="2711" calcext:value-type="float">
            <text:p>2711</text:p>
          </table:table-cell>
          <table:table-cell office:value-type="float" office:value="3399.5" calcext:value-type="float">
            <text:p>3399.5</text:p>
          </table:table-cell>
          <table:table-cell office:value-type="float" office:value="4004" calcext:value-type="float">
            <text:p>400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2883" calcext:value-type="float">
            <text:p>2883</text:p>
          </table:table-cell>
          <table:table-cell office:value-type="float" office:value="1355" calcext:value-type="float">
            <text:p>1355</text:p>
          </table:table-cell>
          <table:table-cell office:value-type="float" office:value="3778" calcext:value-type="float">
            <text:p>3778</text:p>
          </table:table-cell>
          <table:table-cell office:value-type="float" office:value="2764" calcext:value-type="float">
            <text:p>2764</text:p>
          </table:table-cell>
          <table:table-cell office:value-type="float" office:value="3279" calcext:value-type="float">
            <text:p>3279</text:p>
          </table:table-cell>
          <table:table-cell office:value-type="float" office:value="4004" calcext:value-type="float">
            <text:p>4004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875.5" calcext:value-type="float">
            <text:p>2875.5</text:p>
          </table:table-cell>
          <table:table-cell office:value-type="float" office:value="1376.5" calcext:value-type="float">
            <text:p>1376.5</text:p>
          </table:table-cell>
          <table:table-cell office:value-type="float" office:value="3711.5" calcext:value-type="float">
            <text:p>3711.5</text:p>
          </table:table-cell>
          <table:table-cell office:value-type="float" office:value="2711" calcext:value-type="float">
            <text:p>2711</text:p>
          </table:table-cell>
          <table:table-cell office:value-type="float" office:value="3231.5" calcext:value-type="float">
            <text:p>3231.5</text:p>
          </table:table-cell>
          <table:table-cell office:value-type="float" office:value="4004" calcext:value-type="float">
            <text:p>4004</text:p>
          </table:table-cell>
          <table:table-cell office:value-type="float" office:value="2691.5" calcext:value-type="float">
            <text:p>2691.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898.5" calcext:value-type="float">
            <text:p>2898.5</text:p>
          </table:table-cell>
          <table:table-cell office:value-type="float" office:value="1335" calcext:value-type="float">
            <text:p>1335</text:p>
          </table:table-cell>
          <table:table-cell office:value-type="float" office:value="3696" calcext:value-type="float">
            <text:p>3696</text:p>
          </table:table-cell>
          <table:table-cell office:value-type="float" office:value="2747.5" calcext:value-type="float">
            <text:p>2747.5</text:p>
          </table:table-cell>
          <table:table-cell office:value-type="float" office:value="3208.5" calcext:value-type="float">
            <text:p>3208.5</text:p>
          </table:table-cell>
          <table:table-cell office:value-type="float" office:value="4004" calcext:value-type="float">
            <text:p>4004</text:p>
          </table:table-cell>
          <table:table-cell office:value-type="float" office:value="2704.5" calcext:value-type="float">
            <text:p>2704.5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910.5" calcext:value-type="float">
            <text:p>2910.5</text:p>
          </table:table-cell>
          <table:table-cell office:value-type="float" office:value="1239.5" calcext:value-type="float">
            <text:p>1239.5</text:p>
          </table:table-cell>
          <table:table-cell office:value-type="float" office:value="3660.5" calcext:value-type="float">
            <text:p>3660.5</text:p>
          </table:table-cell>
          <table:table-cell office:value-type="float" office:value="2609.5" calcext:value-type="float">
            <text:p>2609.5</text:p>
          </table:table-cell>
          <table:table-cell office:value-type="float" office:value="3156.5" calcext:value-type="float">
            <text:p>3156.5</text:p>
          </table:table-cell>
          <table:table-cell office:value-type="float" office:value="4004" calcext:value-type="float">
            <text:p>4004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818.5" calcext:value-type="float">
            <text:p>2818.5</text:p>
          </table:table-cell>
          <table:table-cell office:value-type="float" office:value="1050" calcext:value-type="float">
            <text:p>1050</text:p>
          </table:table-cell>
          <table:table-cell office:value-type="float" office:value="3590.5" calcext:value-type="float">
            <text:p>3590.5</text:p>
          </table:table-cell>
          <table:table-cell office:value-type="float" office:value="2563" calcext:value-type="float">
            <text:p>2563</text:p>
          </table:table-cell>
          <table:table-cell office:value-type="float" office:value="3225" calcext:value-type="float">
            <text:p>3225</text:p>
          </table:table-cell>
          <table:table-cell office:value-type="float" office:value="4004" calcext:value-type="float">
            <text:p>4004</text:p>
          </table:table-cell>
          <table:table-cell office:value-type="float" office:value="2662.5" calcext:value-type="float">
            <text:p>2662.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890.5" calcext:value-type="float">
            <text:p>2890.5</text:p>
          </table:table-cell>
          <table:table-cell office:value-type="float" office:value="1083.5" calcext:value-type="float">
            <text:p>1083.5</text:p>
          </table:table-cell>
          <table:table-cell office:value-type="float" office:value="3608.5" calcext:value-type="float">
            <text:p>3608.5</text:p>
          </table:table-cell>
          <table:table-cell office:value-type="float" office:value="2528" calcext:value-type="float">
            <text:p>2528</text:p>
          </table:table-cell>
          <table:table-cell office:value-type="float" office:value="3285" calcext:value-type="float">
            <text:p>3285</text:p>
          </table:table-cell>
          <table:table-cell office:value-type="float" office:value="4004" calcext:value-type="float">
            <text:p>4004</text:p>
          </table:table-cell>
          <table:table-cell office:value-type="float" office:value="2750.5" calcext:value-type="float">
            <text:p>2750.5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2838" calcext:value-type="float">
            <text:p>2838</text:p>
          </table:table-cell>
          <table:table-cell office:value-type="float" office:value="1025.5" calcext:value-type="float">
            <text:p>1025.5</text:p>
          </table:table-cell>
          <table:table-cell office:value-type="float" office:value="3530.5" calcext:value-type="float">
            <text:p>3530.5</text:p>
          </table:table-cell>
          <table:table-cell office:value-type="float" office:value="2467.5" calcext:value-type="float">
            <text:p>2467.5</text:p>
          </table:table-cell>
          <table:table-cell office:value-type="float" office:value="3313" calcext:value-type="float">
            <text:p>3313</text:p>
          </table:table-cell>
          <table:table-cell office:value-type="float" office:value="4004" calcext:value-type="float">
            <text:p>4004</text:p>
          </table:table-cell>
          <table:table-cell office:value-type="float" office:value="2732.5" calcext:value-type="float">
            <text:p>2732.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855" calcext:value-type="float">
            <text:p>2855</text:p>
          </table:table-cell>
          <table:table-cell office:value-type="float" office:value="902.5" calcext:value-type="float">
            <text:p>902.5</text:p>
          </table:table-cell>
          <table:table-cell office:value-type="float" office:value="3624.5" calcext:value-type="float">
            <text:p>3624.5</text:p>
          </table:table-cell>
          <table:table-cell office:value-type="float" office:value="2530.5" calcext:value-type="float">
            <text:p>2530.5</text:p>
          </table:table-cell>
          <table:table-cell office:value-type="float" office:value="3301.5" calcext:value-type="float">
            <text:p>3301.5</text:p>
          </table:table-cell>
          <table:table-cell office:value-type="float" office:value="4004" calcext:value-type="float">
            <text:p>4004</text:p>
          </table:table-cell>
          <table:table-cell office:value-type="float" office:value="2753.5" calcext:value-type="float">
            <text:p>2753.5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810" calcext:value-type="float">
            <text:p>2810</text:p>
          </table:table-cell>
          <table:table-cell office:value-type="float" office:value="853" calcext:value-type="float">
            <text:p>853</text:p>
          </table:table-cell>
          <table:table-cell office:value-type="float" office:value="3673.5" calcext:value-type="float">
            <text:p>3673.5</text:p>
          </table:table-cell>
          <table:table-cell office:value-type="float" office:value="2538.5" calcext:value-type="float">
            <text:p>2538.5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2930" calcext:value-type="float">
            <text:p>2930</text:p>
          </table:table-cell>
          <table:table-cell office:value-type="float" office:value="969" calcext:value-type="float">
            <text:p>969</text:p>
          </table:table-cell>
          <table:table-cell office:value-type="float" office:value="3684" calcext:value-type="float">
            <text:p>3684</text:p>
          </table:table-cell>
          <table:table-cell office:value-type="float" office:value="2537.5" calcext:value-type="float">
            <text:p>2537.5</text:p>
          </table:table-cell>
          <table:table-cell office:value-type="float" office:value="3151" calcext:value-type="float">
            <text:p>3151</text:p>
          </table:table-cell>
          <table:table-cell office:value-type="float" office:value="4004" calcext:value-type="float">
            <text:p>400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2883.5" calcext:value-type="float">
            <text:p>2883.5</text:p>
          </table:table-cell>
          <table:table-cell office:value-type="float" office:value="918.5" calcext:value-type="float">
            <text:p>918.5</text:p>
          </table:table-cell>
          <table:table-cell office:value-type="float" office:value="3712.5" calcext:value-type="float">
            <text:p>3712.5</text:p>
          </table:table-cell>
          <table:table-cell office:value-type="float" office:value="2503" calcext:value-type="float">
            <text:p>2503</text:p>
          </table:table-cell>
          <table:table-cell office:value-type="float" office:value="3146" calcext:value-type="float">
            <text:p>3146</text:p>
          </table:table-cell>
          <table:table-cell office:value-type="float" office:value="4004" calcext:value-type="float">
            <text:p>4004</text:p>
          </table:table-cell>
          <table:table-cell office:value-type="float" office:value="2924.5" calcext:value-type="float">
            <text:p>2924.5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3017" calcext:value-type="float">
            <text:p>3017</text:p>
          </table:table-cell>
          <table:table-cell office:value-type="float" office:value="1002.5" calcext:value-type="float">
            <text:p>1002.5</text:p>
          </table:table-cell>
          <table:table-cell office:value-type="float" office:value="3699" calcext:value-type="float">
            <text:p>3699</text:p>
          </table:table-cell>
          <table:table-cell office:value-type="float" office:value="2547.5" calcext:value-type="float">
            <text:p>2547.5</text:p>
          </table:table-cell>
          <table:table-cell office:value-type="float" office:value="3386" calcext:value-type="float">
            <text:p>3386</text:p>
          </table:table-cell>
          <table:table-cell office:value-type="float" office:value="4004" calcext:value-type="float">
            <text:p>4004</text:p>
          </table:table-cell>
          <table:table-cell office:value-type="float" office:value="2851.5" calcext:value-type="float">
            <text:p>2851.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930" calcext:value-type="float">
            <text:p>2930</text:p>
          </table:table-cell>
          <table:table-cell office:value-type="float" office:value="1056.5" calcext:value-type="float">
            <text:p>1056.5</text:p>
          </table:table-cell>
          <table:table-cell office:value-type="float" office:value="3562" calcext:value-type="float">
            <text:p>3562</text:p>
          </table:table-cell>
          <table:table-cell office:value-type="float" office:value="2703" calcext:value-type="float">
            <text:p>2703</text:p>
          </table:table-cell>
          <table:table-cell office:value-type="float" office:value="3397.5" calcext:value-type="float">
            <text:p>3397.5</text:p>
          </table:table-cell>
          <table:table-cell office:value-type="float" office:value="4004" calcext:value-type="float">
            <text:p>4004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3027" calcext:value-type="float">
            <text:p>3027</text:p>
          </table:table-cell>
          <table:table-cell office:value-type="float" office:value="1062" calcext:value-type="float">
            <text:p>1062</text:p>
          </table:table-cell>
          <table:table-cell office:value-type="float" office:value="3596" calcext:value-type="float">
            <text:p>3596</text:p>
          </table:table-cell>
          <table:table-cell office:value-type="float" office:value="2664" calcext:value-type="float">
            <text:p>2664</text:p>
          </table:table-cell>
          <table:table-cell office:value-type="float" office:value="3393.5" calcext:value-type="float">
            <text:p>3393.5</text:p>
          </table:table-cell>
          <table:table-cell office:value-type="float" office:value="4004" calcext:value-type="float">
            <text:p>4004</text:p>
          </table:table-cell>
          <table:table-cell office:value-type="float" office:value="2931.5" calcext:value-type="float">
            <text:p>2931.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960.5" calcext:value-type="float">
            <text:p>2960.5</text:p>
          </table:table-cell>
          <table:table-cell office:value-type="float" office:value="1037.5" calcext:value-type="float">
            <text:p>1037.5</text:p>
          </table:table-cell>
          <table:table-cell office:value-type="float" office:value="3607" calcext:value-type="float">
            <text:p>3607</text:p>
          </table:table-cell>
          <table:table-cell office:value-type="float" office:value="2670" calcext:value-type="float">
            <text:p>2670</text:p>
          </table:table-cell>
          <table:table-cell office:value-type="float" office:value="3421" calcext:value-type="float">
            <text:p>3421</text:p>
          </table:table-cell>
          <table:table-cell office:value-type="float" office:value="4004" calcext:value-type="float">
            <text:p>400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2765.5" calcext:value-type="float">
            <text:p>2765.5</text:p>
          </table:table-cell>
          <table:table-cell office:value-type="float" office:value="1049" calcext:value-type="float">
            <text:p>1049</text:p>
          </table:table-cell>
          <table:table-cell office:value-type="float" office:value="3596" calcext:value-type="float">
            <text:p>3596</text:p>
          </table:table-cell>
          <table:table-cell office:value-type="float" office:value="2588" calcext:value-type="float">
            <text:p>2588</text:p>
          </table:table-cell>
          <table:table-cell office:value-type="float" office:value="3510.5" calcext:value-type="float">
            <text:p>3510.5</text:p>
          </table:table-cell>
          <table:table-cell office:value-type="float" office:value="4004" calcext:value-type="float">
            <text:p>4004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2778.5" calcext:value-type="float">
            <text:p>2778.5</text:p>
          </table:table-cell>
          <table:table-cell office:value-type="float" office:value="1098.5" calcext:value-type="float">
            <text:p>1098.5</text:p>
          </table:table-cell>
          <table:table-cell office:value-type="float" office:value="3478" calcext:value-type="float">
            <text:p>3478</text:p>
          </table:table-cell>
          <table:table-cell office:value-type="float" office:value="2544" calcext:value-type="float">
            <text:p>2544</text:p>
          </table:table-cell>
          <table:table-cell office:value-type="float" office:value="3450.5" calcext:value-type="float">
            <text:p>3450.5</text:p>
          </table:table-cell>
          <table:table-cell office:value-type="float" office:value="4004" calcext:value-type="float">
            <text:p>400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791.5" calcext:value-type="float">
            <text:p>2791.5</text:p>
          </table:table-cell>
          <table:table-cell office:value-type="float" office:value="1199" calcext:value-type="float">
            <text:p>1199</text:p>
          </table:table-cell>
          <table:table-cell office:value-type="float" office:value="3465" calcext:value-type="float">
            <text:p>3465</text:p>
          </table:table-cell>
          <table:table-cell office:value-type="float" office:value="2533" calcext:value-type="float">
            <text:p>2533</text:p>
          </table:table-cell>
          <table:table-cell office:value-type="float" office:value="3367.5" calcext:value-type="float">
            <text:p>3367.5</text:p>
          </table:table-cell>
          <table:table-cell office:value-type="float" office:value="4004" calcext:value-type="float">
            <text:p>4004</text:p>
          </table:table-cell>
          <table:table-cell office:value-type="float" office:value="2927.5" calcext:value-type="float">
            <text:p>2927.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829.5" calcext:value-type="float">
            <text:p>2829.5</text:p>
          </table:table-cell>
          <table:table-cell office:value-type="float" office:value="1251.5" calcext:value-type="float">
            <text:p>1251.5</text:p>
          </table:table-cell>
          <table:table-cell office:value-type="float" office:value="3523" calcext:value-type="float">
            <text:p>3523</text:p>
          </table:table-cell>
          <table:table-cell office:value-type="float" office:value="2474" calcext:value-type="float">
            <text:p>2474</text:p>
          </table:table-cell>
          <table:table-cell office:value-type="float" office:value="3373" calcext:value-type="float">
            <text:p>3373</text:p>
          </table:table-cell>
          <table:table-cell office:value-type="float" office:value="4004" calcext:value-type="float">
            <text:p>4004</text:p>
          </table:table-cell>
          <table:table-cell office:value-type="float" office:value="2938.5" calcext:value-type="float">
            <text:p>2938.5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754" calcext:value-type="float">
            <text:p>2754</text:p>
          </table:table-cell>
          <table:table-cell office:value-type="float" office:value="1162" calcext:value-type="float">
            <text:p>1162</text:p>
          </table:table-cell>
          <table:table-cell office:value-type="float" office:value="3703.5" calcext:value-type="float">
            <text:p>3703.5</text:p>
          </table:table-cell>
          <table:table-cell office:value-type="float" office:value="2475.5" calcext:value-type="float">
            <text:p>2475.5</text:p>
          </table:table-cell>
          <table:table-cell office:value-type="float" office:value="3447" calcext:value-type="float">
            <text:p>3447</text:p>
          </table:table-cell>
          <table:table-cell office:value-type="float" office:value="4004" calcext:value-type="float">
            <text:p>4004</text:p>
          </table:table-cell>
          <table:table-cell office:value-type="float" office:value="3034.5" calcext:value-type="float">
            <text:p>3034.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2731" calcext:value-type="float">
            <text:p>2731</text:p>
          </table:table-cell>
          <table:table-cell office:value-type="float" office:value="1186.5" calcext:value-type="float">
            <text:p>1186.5</text:p>
          </table:table-cell>
          <table:table-cell office:value-type="float" office:value="3763.5" calcext:value-type="float">
            <text:p>3763.5</text:p>
          </table:table-cell>
          <table:table-cell office:value-type="float" office:value="2542.5" calcext:value-type="float">
            <text:p>2542.5</text:p>
          </table:table-cell>
          <table:table-cell office:value-type="float" office:value="3402.5" calcext:value-type="float">
            <text:p>3402.5</text:p>
          </table:table-cell>
          <table:table-cell office:value-type="float" office:value="4004" calcext:value-type="float">
            <text:p>400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744" calcext:value-type="float">
            <text:p>2744</text:p>
          </table:table-cell>
          <table:table-cell office:value-type="float" office:value="1204.5" calcext:value-type="float">
            <text:p>1204.5</text:p>
          </table:table-cell>
          <table:table-cell office:value-type="float" office:value="3891.5" calcext:value-type="float">
            <text:p>3891.5</text:p>
          </table:table-cell>
          <table:table-cell office:value-type="float" office:value="2553" calcext:value-type="float">
            <text:p>2553</text:p>
          </table:table-cell>
          <table:table-cell office:value-type="float" office:value="3324.5" calcext:value-type="float">
            <text:p>3324.5</text:p>
          </table:table-cell>
          <table:table-cell office:value-type="float" office:value="4004" calcext:value-type="float">
            <text:p>4004</text:p>
          </table:table-cell>
          <table:table-cell office:value-type="float" office:value="3018.5" calcext:value-type="float">
            <text:p>3018.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786" calcext:value-type="float">
            <text:p>2786</text:p>
          </table:table-cell>
          <table:table-cell office:value-type="float" office:value="1294" calcext:value-type="float">
            <text:p>1294</text:p>
          </table:table-cell>
          <table:table-cell office:value-type="float" office:value="3903" calcext:value-type="float">
            <text:p>3903</text:p>
          </table:table-cell>
          <table:table-cell office:value-type="float" office:value="2560.5" calcext:value-type="float">
            <text:p>2560.5</text:p>
          </table:table-cell>
          <table:table-cell office:value-type="float" office:value="3386.5" calcext:value-type="float">
            <text:p>3386.5</text:p>
          </table:table-cell>
          <table:table-cell office:value-type="float" office:value="4004" calcext:value-type="float">
            <text:p>400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892" calcext:value-type="float">
            <text:p>2892</text:p>
          </table:table-cell>
          <table:table-cell office:value-type="float" office:value="1384.5" calcext:value-type="float">
            <text:p>1384.5</text:p>
          </table:table-cell>
          <table:table-cell office:value-type="float" office:value="3803.5" calcext:value-type="float">
            <text:p>3803.5</text:p>
          </table:table-cell>
          <table:table-cell office:value-type="float" office:value="2540.5" calcext:value-type="float">
            <text:p>2540.5</text:p>
          </table:table-cell>
          <table:table-cell office:value-type="float" office:value="3467.5" calcext:value-type="float">
            <text:p>3467.5</text:p>
          </table:table-cell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798" calcext:value-type="float">
            <text:p>2798</text:p>
          </table:table-cell>
          <table:table-cell office:value-type="float" office:value="1405.5" calcext:value-type="float">
            <text:p>1405.5</text:p>
          </table:table-cell>
          <table:table-cell office:value-type="float" office:value="3806" calcext:value-type="float">
            <text:p>3806</text:p>
          </table:table-cell>
          <table:table-cell office:value-type="float" office:value="2376.5" calcext:value-type="float">
            <text:p>2376.5</text:p>
          </table:table-cell>
          <table:table-cell office:value-type="float" office:value="3497" calcext:value-type="float">
            <text:p>3497</text:p>
          </table:table-cell>
          <table:table-cell office:value-type="float" office:value="4004" calcext:value-type="float">
            <text:p>4004</text:p>
          </table:table-cell>
          <table:table-cell office:value-type="float" office:value="2833.5" calcext:value-type="float">
            <text:p>2833.5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807" calcext:value-type="float">
            <text:p>2807</text:p>
          </table:table-cell>
          <table:table-cell office:value-type="float" office:value="1335" calcext:value-type="float">
            <text:p>1335</text:p>
          </table:table-cell>
          <table:table-cell office:value-type="float" office:value="3710.5" calcext:value-type="float">
            <text:p>3710.5</text:p>
          </table:table-cell>
          <table:table-cell office:value-type="float" office:value="2239" calcext:value-type="float">
            <text:p>2239</text:p>
          </table:table-cell>
          <table:table-cell office:value-type="float" office:value="3319" calcext:value-type="float">
            <text:p>3319</text:p>
          </table:table-cell>
          <table:table-cell office:value-type="float" office:value="4004" calcext:value-type="float">
            <text:p>4004</text:p>
          </table:table-cell>
          <table:table-cell office:value-type="float" office:value="2676.5" calcext:value-type="float">
            <text:p>2676.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644" calcext:value-type="float">
            <text:p>2644</text:p>
          </table:table-cell>
          <table:table-cell office:value-type="float" office:value="1294" calcext:value-type="float">
            <text:p>1294</text:p>
          </table:table-cell>
          <table:table-cell office:value-type="float" office:value="3651" calcext:value-type="float">
            <text:p>3651</text:p>
          </table:table-cell>
          <table:table-cell office:value-type="float" office:value="2184" calcext:value-type="float">
            <text:p>2184</text:p>
          </table:table-cell>
          <table:table-cell office:value-type="float" office:value="3132" calcext:value-type="float">
            <text:p>3132</text:p>
          </table:table-cell>
          <table:table-cell office:value-type="float" office:value="4004" calcext:value-type="float">
            <text:p>4004</text:p>
          </table:table-cell>
          <table:table-cell office:value-type="float" office:value="2502.5" calcext:value-type="float">
            <text:p>2502.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21.5" calcext:value-type="float">
            <text:p>2521.5</text:p>
          </table:table-cell>
          <table:table-cell office:value-type="float" office:value="1315.5" calcext:value-type="float">
            <text:p>1315.5</text:p>
          </table:table-cell>
          <table:table-cell office:value-type="float" office:value="3761.5" calcext:value-type="float">
            <text:p>3761.5</text:p>
          </table:table-cell>
          <table:table-cell office:value-type="float" office:value="2155" calcext:value-type="float">
            <text:p>2155</text:p>
          </table:table-cell>
          <table:table-cell office:value-type="float" office:value="3268.5" calcext:value-type="float">
            <text:p>3268.5</text:p>
          </table:table-cell>
          <table:table-cell office:value-type="float" office:value="4004" calcext:value-type="float">
            <text:p>4004</text:p>
          </table:table-cell>
          <table:table-cell office:value-type="float" office:value="2618.5" calcext:value-type="float">
            <text:p>2618.5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587.5" calcext:value-type="float">
            <text:p>2587.5</text:p>
          </table:table-cell>
          <table:table-cell office:value-type="float" office:value="1437" calcext:value-type="float">
            <text:p>1437</text:p>
          </table:table-cell>
          <table:table-cell office:value-type="float" office:value="3694.5" calcext:value-type="float">
            <text:p>3694.5</text:p>
          </table:table-cell>
          <table:table-cell office:value-type="float" office:value="2171" calcext:value-type="float">
            <text:p>2171</text:p>
          </table:table-cell>
          <table:table-cell office:value-type="float" office:value="3393.5" calcext:value-type="float">
            <text:p>3393.5</text:p>
          </table:table-cell>
          <table:table-cell office:value-type="float" office:value="4004" calcext:value-type="float">
            <text:p>4004</text:p>
          </table:table-cell>
          <table:table-cell office:value-type="float" office:value="2531.5" calcext:value-type="float">
            <text:p>2531.5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637.5" calcext:value-type="float">
            <text:p>2637.5</text:p>
          </table:table-cell>
          <table:table-cell office:value-type="float" office:value="1551" calcext:value-type="float">
            <text:p>1551</text:p>
          </table:table-cell>
          <table:table-cell office:value-type="float" office:value="3823" calcext:value-type="float">
            <text:p>3823</text:p>
          </table:table-cell>
          <table:table-cell office:value-type="float" office:value="2314.5" calcext:value-type="float">
            <text:p>2314.5</text:p>
          </table:table-cell>
          <table:table-cell office:value-type="float" office:value="3399" calcext:value-type="float">
            <text:p>3399</text:p>
          </table:table-cell>
          <table:table-cell office:value-type="float" office:value="4004" calcext:value-type="float">
            <text:p>4004</text:p>
          </table:table-cell>
          <table:table-cell office:value-type="float" office:value="2644.5" calcext:value-type="float">
            <text:p>2644.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549" calcext:value-type="float">
            <text:p>2549</text:p>
          </table:table-cell>
          <table:table-cell office:value-type="float" office:value="1406" calcext:value-type="float">
            <text:p>1406</text:p>
          </table:table-cell>
          <table:table-cell office:value-type="float" office:value="3835" calcext:value-type="float">
            <text:p>3835</text:p>
          </table:table-cell>
          <table:table-cell office:value-type="float" office:value="2271.5" calcext:value-type="float">
            <text:p>2271.5</text:p>
          </table:table-cell>
          <table:table-cell office:value-type="float" office:value="3319" calcext:value-type="float">
            <text:p>3319</text:p>
          </table:table-cell>
          <table:table-cell office:value-type="float" office:value="4004" calcext:value-type="float">
            <text:p>4004</text:p>
          </table:table-cell>
          <table:table-cell office:value-type="float" office:value="2639.5" calcext:value-type="float">
            <text:p>2639.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510.5" calcext:value-type="float">
            <text:p>2510.5</text:p>
          </table:table-cell>
          <table:table-cell office:value-type="float" office:value="1353.5" calcext:value-type="float">
            <text:p>1353.5</text:p>
          </table:table-cell>
          <table:table-cell office:value-type="float" office:value="3722" calcext:value-type="float">
            <text:p>3722</text:p>
          </table:table-cell>
          <table:table-cell office:value-type="float" office:value="2199" calcext:value-type="float">
            <text:p>2199</text:p>
          </table:table-cell>
          <table:table-cell office:value-type="float" office:value="3321.5" calcext:value-type="float">
            <text:p>3321.5</text:p>
          </table:table-cell>
          <table:table-cell office:value-type="float" office:value="4004" calcext:value-type="float">
            <text:p>4004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734" calcext:value-type="float">
            <text:p>2734</text:p>
          </table:table-cell>
          <table:table-cell office:value-type="float" office:value="1533" calcext:value-type="float">
            <text:p>1533</text:p>
          </table:table-cell>
          <table:table-cell office:value-type="float" office:value="3763.5" calcext:value-type="float">
            <text:p>3763.5</text:p>
          </table:table-cell>
          <table:table-cell office:value-type="float" office:value="2056.5" calcext:value-type="float">
            <text:p>2056.5</text:p>
          </table:table-cell>
          <table:table-cell office:value-type="float" office:value="3404.5" calcext:value-type="float">
            <text:p>3404.5</text:p>
          </table:table-cell>
          <table:table-cell office:value-type="float" office:value="4004" calcext:value-type="float">
            <text:p>4004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650.5" calcext:value-type="float">
            <text:p>2650.5</text:p>
          </table:table-cell>
          <table:table-cell office:value-type="float" office:value="1468" calcext:value-type="float">
            <text:p>1468</text:p>
          </table:table-cell>
          <table:table-cell office:value-type="float" office:value="3686" calcext:value-type="float">
            <text:p>3686</text:p>
          </table:table-cell>
          <table:table-cell office:value-type="float" office:value="2004.5" calcext:value-type="float">
            <text:p>2004.5</text:p>
          </table:table-cell>
          <table:table-cell office:value-type="float" office:value="3397" calcext:value-type="float">
            <text:p>3397</text:p>
          </table:table-cell>
          <table:table-cell office:value-type="float" office:value="4004" calcext:value-type="float">
            <text:p>4004</text:p>
          </table:table-cell>
          <table:table-cell office:value-type="float" office:value="2815.5" calcext:value-type="float">
            <text:p>2815.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2617.5" calcext:value-type="float">
            <text:p>2617.5</text:p>
          </table:table-cell>
          <table:table-cell office:value-type="float" office:value="1544" calcext:value-type="float">
            <text:p>1544</text:p>
          </table:table-cell>
          <table:table-cell office:value-type="float" office:value="3619.5" calcext:value-type="float">
            <text:p>3619.5</text:p>
          </table:table-cell>
          <table:table-cell office:value-type="float" office:value="2013" calcext:value-type="float">
            <text:p>2013</text:p>
          </table:table-cell>
          <table:table-cell office:value-type="float" office:value="3371" calcext:value-type="float">
            <text:p>3371</text:p>
          </table:table-cell>
          <table:table-cell office:value-type="float" office:value="4004" calcext:value-type="float">
            <text:p>4004</text:p>
          </table:table-cell>
          <table:table-cell office:value-type="float" office:value="2757.5" calcext:value-type="float">
            <text:p>2757.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716.5" calcext:value-type="float">
            <text:p>2716.5</text:p>
          </table:table-cell>
          <table:table-cell office:value-type="float" office:value="1620.5" calcext:value-type="float">
            <text:p>1620.5</text:p>
          </table:table-cell>
          <table:table-cell office:value-type="float" office:value="3593.5" calcext:value-type="float">
            <text:p>3593.5</text:p>
          </table:table-cell>
          <table:table-cell office:value-type="float" office:value="2042" calcext:value-type="float">
            <text:p>2042</text:p>
          </table:table-cell>
          <table:table-cell office:value-type="float" office:value="3375" calcext:value-type="float">
            <text:p>3375</text:p>
          </table:table-cell>
          <table:table-cell office:value-type="float" office:value="4004" calcext:value-type="float">
            <text:p>4004</text:p>
          </table:table-cell>
          <table:table-cell office:value-type="float" office:value="2715.5" calcext:value-type="float">
            <text:p>2715.5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668.5" calcext:value-type="float">
            <text:p>2668.5</text:p>
          </table:table-cell>
          <table:table-cell office:value-type="float" office:value="1500.5" calcext:value-type="float">
            <text:p>1500.5</text:p>
          </table:table-cell>
          <table:table-cell office:value-type="float" office:value="3423" calcext:value-type="float">
            <text:p>3423</text:p>
          </table:table-cell>
          <table:table-cell office:value-type="float" office:value="1929" calcext:value-type="float">
            <text:p>1929</text:p>
          </table:table-cell>
          <table:table-cell office:value-type="float" office:value="3195" calcext:value-type="float">
            <text:p>3195</text:p>
          </table:table-cell>
          <table:table-cell office:value-type="float" office:value="4004" calcext:value-type="float">
            <text:p>4004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693" calcext:value-type="float">
            <text:p>2693</text:p>
          </table:table-cell>
          <table:table-cell office:value-type="float" office:value="1439.5" calcext:value-type="float">
            <text:p>1439.5</text:p>
          </table:table-cell>
          <table:table-cell office:value-type="float" office:value="3473" calcext:value-type="float">
            <text:p>3473</text:p>
          </table:table-cell>
          <table:table-cell office:value-type="float" office:value="1965.5" calcext:value-type="float">
            <text:p>1965.5</text:p>
          </table:table-cell>
          <table:table-cell office:value-type="float" office:value="3141.5" calcext:value-type="float">
            <text:p>3141.5</text:p>
          </table:table-cell>
          <table:table-cell office:value-type="float" office:value="4004" calcext:value-type="float">
            <text:p>4004</text:p>
          </table:table-cell>
          <table:table-cell office:value-type="float" office:value="2834.5" calcext:value-type="float">
            <text:p>2834.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749.5" calcext:value-type="float">
            <text:p>2749.5</text:p>
          </table:table-cell>
          <table:table-cell office:value-type="float" office:value="1422.5" calcext:value-type="float">
            <text:p>1422.5</text:p>
          </table:table-cell>
          <table:table-cell office:value-type="float" office:value="3534.5" calcext:value-type="float">
            <text:p>3534.5</text:p>
          </table:table-cell>
          <table:table-cell office:value-type="float" office:value="2021.5" calcext:value-type="float">
            <text:p>2021.5</text:p>
          </table:table-cell>
          <table:table-cell office:value-type="float" office:value="3038" calcext:value-type="float">
            <text:p>3038</text:p>
          </table:table-cell>
          <table:table-cell office:value-type="float" office:value="4004" calcext:value-type="float">
            <text:p>4004</text:p>
          </table:table-cell>
          <table:table-cell office:value-type="float" office:value="2812.5" calcext:value-type="float">
            <text:p>2812.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850.5" calcext:value-type="float">
            <text:p>2850.5</text:p>
          </table:table-cell>
          <table:table-cell office:value-type="float" office:value="1412" calcext:value-type="float">
            <text:p>1412</text:p>
          </table:table-cell>
          <table:table-cell office:value-type="float" office:value="3470.5" calcext:value-type="float">
            <text:p>3470.5</text:p>
          </table:table-cell>
          <table:table-cell office:value-type="float" office:value="2011.5" calcext:value-type="float">
            <text:p>2011.5</text:p>
          </table:table-cell>
          <table:table-cell office:value-type="float" office:value="3031" calcext:value-type="float">
            <text:p>3031</text:p>
          </table:table-cell>
          <table:table-cell office:value-type="float" office:value="4004" calcext:value-type="float">
            <text:p>4004</text:p>
          </table:table-cell>
          <table:table-cell office:value-type="float" office:value="2775.5" calcext:value-type="float">
            <text:p>2775.5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795" calcext:value-type="float">
            <text:p>2795</text:p>
          </table:table-cell>
          <table:table-cell office:value-type="float" office:value="1471.5" calcext:value-type="float">
            <text:p>1471.5</text:p>
          </table:table-cell>
          <table:table-cell office:value-type="float" office:value="3472.5" calcext:value-type="float">
            <text:p>3472.5</text:p>
          </table:table-cell>
          <table:table-cell office:value-type="float" office:value="1971.5" calcext:value-type="float">
            <text:p>1971.5</text:p>
          </table:table-cell>
          <table:table-cell office:value-type="float" office:value="3069" calcext:value-type="float">
            <text:p>3069</text:p>
          </table:table-cell>
          <table:table-cell office:value-type="float" office:value="4004" calcext:value-type="float">
            <text:p>4004</text:p>
          </table:table-cell>
          <table:table-cell office:value-type="float" office:value="2775.5" calcext:value-type="float">
            <text:p>2775.5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725" calcext:value-type="float">
            <text:p>2725</text:p>
          </table:table-cell>
          <table:table-cell office:value-type="float" office:value="1473.5" calcext:value-type="float">
            <text:p>1473.5</text:p>
          </table:table-cell>
          <table:table-cell office:value-type="float" office:value="3443.5" calcext:value-type="float">
            <text:p>3443.5</text:p>
          </table:table-cell>
          <table:table-cell office:value-type="float" office:value="2169.5" calcext:value-type="float">
            <text:p>2169.5</text:p>
          </table:table-cell>
          <table:table-cell office:value-type="float" office:value="3114.5" calcext:value-type="float">
            <text:p>3114.5</text:p>
          </table:table-cell>
          <table:table-cell office:value-type="float" office:value="4004" calcext:value-type="float">
            <text:p>4004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813" calcext:value-type="float">
            <text:p>2813</text:p>
          </table:table-cell>
          <table:table-cell office:value-type="float" office:value="1484" calcext:value-type="float">
            <text:p>1484</text:p>
          </table:table-cell>
          <table:table-cell office:value-type="float" office:value="3511.5" calcext:value-type="float">
            <text:p>3511.5</text:p>
          </table:table-cell>
          <table:table-cell office:value-type="float" office:value="2215" calcext:value-type="float">
            <text:p>2215</text:p>
          </table:table-cell>
          <table:table-cell office:value-type="float" office:value="3146.5" calcext:value-type="float">
            <text:p>3146.5</text:p>
          </table:table-cell>
          <table:table-cell office:value-type="float" office:value="4004" calcext:value-type="float">
            <text:p>4004</text:p>
          </table:table-cell>
          <table:table-cell office:value-type="float" office:value="2962.5" calcext:value-type="float">
            <text:p>2962.5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850.5" calcext:value-type="float">
            <text:p>2850.5</text:p>
          </table:table-cell>
          <table:table-cell office:value-type="float" office:value="1541" calcext:value-type="float">
            <text:p>1541</text:p>
          </table:table-cell>
          <table:table-cell office:value-type="float" office:value="3600.5" calcext:value-type="float">
            <text:p>3600.5</text:p>
          </table:table-cell>
          <table:table-cell office:value-type="float" office:value="2357" calcext:value-type="float">
            <text:p>2357</text:p>
          </table:table-cell>
          <table:table-cell office:value-type="float" office:value="3215" calcext:value-type="float">
            <text:p>3215</text:p>
          </table:table-cell>
          <table:table-cell office:value-type="float" office:value="4004" calcext:value-type="float">
            <text:p>400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848.5" calcext:value-type="float">
            <text:p>2848.5</text:p>
          </table:table-cell>
          <table:table-cell office:value-type="float" office:value="1519" calcext:value-type="float">
            <text:p>1519</text:p>
          </table:table-cell>
          <table:table-cell office:value-type="float" office:value="3632" calcext:value-type="float">
            <text:p>3632</text:p>
          </table:table-cell>
          <table:table-cell office:value-type="float" office:value="2399.5" calcext:value-type="float">
            <text:p>2399.5</text:p>
          </table:table-cell>
          <table:table-cell office:value-type="float" office:value="3312" calcext:value-type="float">
            <text:p>3312</text:p>
          </table:table-cell>
          <table:table-cell office:value-type="float" office:value="4004" calcext:value-type="float">
            <text:p>4004</text:p>
          </table:table-cell>
          <table:table-cell office:value-type="float" office:value="2941.5" calcext:value-type="float">
            <text:p>2941.5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716.5" calcext:value-type="float">
            <text:p>2716.5</text:p>
          </table:table-cell>
          <table:table-cell office:value-type="float" office:value="1388" calcext:value-type="float">
            <text:p>1388</text:p>
          </table:table-cell>
          <table:table-cell office:value-type="float" office:value="3581.5" calcext:value-type="float">
            <text:p>3581.5</text:p>
          </table:table-cell>
          <table:table-cell office:value-type="float" office:value="2266.5" calcext:value-type="float">
            <text:p>2266.5</text:p>
          </table:table-cell>
          <table:table-cell office:value-type="float" office:value="3135" calcext:value-type="float">
            <text:p>3135</text:p>
          </table:table-cell>
          <table:table-cell office:value-type="float" office:value="4004" calcext:value-type="float">
            <text:p>4004</text:p>
          </table:table-cell>
          <table:table-cell office:value-type="float" office:value="2850.5" calcext:value-type="float">
            <text:p>2850.5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834" calcext:value-type="float">
            <text:p>2834</text:p>
          </table:table-cell>
          <table:table-cell office:value-type="float" office:value="1365" calcext:value-type="float">
            <text:p>1365</text:p>
          </table:table-cell>
          <table:table-cell office:value-type="float" office:value="3735.5" calcext:value-type="float">
            <text:p>3735.5</text:p>
          </table:table-cell>
          <table:table-cell office:value-type="float" office:value="2230.5" calcext:value-type="float">
            <text:p>2230.5</text:p>
          </table:table-cell>
          <table:table-cell office:value-type="float" office:value="3067.5" calcext:value-type="float">
            <text:p>3067.5</text:p>
          </table:table-cell>
          <table:table-cell office:value-type="float" office:value="4004" calcext:value-type="float">
            <text:p>4004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907.5" calcext:value-type="float">
            <text:p>2907.5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229.5" calcext:value-type="float">
            <text:p>2229.5</text:p>
          </table:table-cell>
          <table:table-cell office:value-type="float" office:value="3049.5" calcext:value-type="float">
            <text:p>3049.5</text:p>
          </table:table-cell>
          <table:table-cell office:value-type="float" office:value="4004" calcext:value-type="float">
            <text:p>400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990" calcext:value-type="float">
            <text:p>2990</text:p>
          </table:table-cell>
          <table:table-cell office:value-type="float" office:value="1501.5" calcext:value-type="float">
            <text:p>1501.5</text:p>
          </table:table-cell>
          <table:table-cell office:value-type="float" office:value="3796" calcext:value-type="float">
            <text:p>3796</text:p>
          </table:table-cell>
          <table:table-cell office:value-type="float" office:value="2323.5" calcext:value-type="float">
            <text:p>2323.5</text:p>
          </table:table-cell>
          <table:table-cell office:value-type="float" office:value="3076.5" calcext:value-type="float">
            <text:p>3076.5</text:p>
          </table:table-cell>
          <table:table-cell office:value-type="float" office:value="4004" calcext:value-type="float">
            <text:p>400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3011.5" calcext:value-type="float">
            <text:p>3011.5</text:p>
          </table:table-cell>
          <table:table-cell office:value-type="float" office:value="1573.5" calcext:value-type="float">
            <text:p>1573.5</text:p>
          </table:table-cell>
          <table:table-cell office:value-type="float" office:value="3804" calcext:value-type="float">
            <text:p>3804</text:p>
          </table:table-cell>
          <table:table-cell office:value-type="float" office:value="2342" calcext:value-type="float">
            <text:p>2342</text:p>
          </table:table-cell>
          <table:table-cell office:value-type="float" office:value="3108" calcext:value-type="float">
            <text:p>3108</text:p>
          </table:table-cell>
          <table:table-cell office:value-type="float" office:value="4004" calcext:value-type="float">
            <text:p>400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3016" calcext:value-type="float">
            <text:p>3016</text:p>
          </table:table-cell>
          <table:table-cell office:value-type="float" office:value="1571" calcext:value-type="float">
            <text:p>1571</text:p>
          </table:table-cell>
          <table:table-cell office:value-type="float" office:value="3795.5" calcext:value-type="float">
            <text:p>3795.5</text:p>
          </table:table-cell>
          <table:table-cell office:value-type="float" office:value="2323.5" calcext:value-type="float">
            <text:p>2323.5</text:p>
          </table:table-cell>
          <table:table-cell office:value-type="float" office:value="3072.5" calcext:value-type="float">
            <text:p>3072.5</text:p>
          </table:table-cell>
          <table:table-cell office:value-type="float" office:value="4004" calcext:value-type="float">
            <text:p>4004</text:p>
          </table:table-cell>
          <table:table-cell office:value-type="float" office:value="2984.5" calcext:value-type="float">
            <text:p>2984.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3074" calcext:value-type="float">
            <text:p>3074</text:p>
          </table:table-cell>
          <table:table-cell office:value-type="float" office:value="1604" calcext:value-type="float">
            <text:p>1604</text:p>
          </table:table-cell>
          <table:table-cell office:value-type="float" office:value="3838.5" calcext:value-type="float">
            <text:p>3838.5</text:p>
          </table:table-cell>
          <table:table-cell office:value-type="float" office:value="2346" calcext:value-type="float">
            <text:p>2346</text:p>
          </table:table-cell>
          <table:table-cell office:value-type="float" office:value="3137" calcext:value-type="float">
            <text:p>3137</text:p>
          </table:table-cell>
          <table:table-cell office:value-type="float" office:value="4004" calcext:value-type="float">
            <text:p>4004</text:p>
          </table:table-cell>
          <table:table-cell office:value-type="float" office:value="2962.5" calcext:value-type="float">
            <text:p>2962.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068.5" calcext:value-type="float">
            <text:p>3068.5</text:p>
          </table:table-cell>
          <table:table-cell office:value-type="float" office:value="1576.5" calcext:value-type="float">
            <text:p>1576.5</text:p>
          </table:table-cell>
          <table:table-cell office:value-type="float" office:value="3867" calcext:value-type="float">
            <text:p>3867</text:p>
          </table:table-cell>
          <table:table-cell office:value-type="float" office:value="2277" calcext:value-type="float">
            <text:p>2277</text:p>
          </table:table-cell>
          <table:table-cell office:value-type="float" office:value="3136" calcext:value-type="float">
            <text:p>3136</text:p>
          </table:table-cell>
          <table:table-cell office:value-type="float" office:value="4004" calcext:value-type="float">
            <text:p>4004</text:p>
          </table:table-cell>
          <table:table-cell office:value-type="float" office:value="2902.5" calcext:value-type="float">
            <text:p>2902.5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871.5" calcext:value-type="float">
            <text:p>2871.5</text:p>
          </table:table-cell>
          <table:table-cell office:value-type="float" office:value="1826.5" calcext:value-type="float">
            <text:p>1826.5</text:p>
          </table:table-cell>
          <table:table-cell office:value-type="float" office:value="3715" calcext:value-type="float">
            <text:p>3715</text:p>
          </table:table-cell>
          <table:table-cell office:value-type="float" office:value="2063" calcext:value-type="float">
            <text:p>2063</text:p>
          </table:table-cell>
          <table:table-cell office:value-type="float" office:value="2970.5" calcext:value-type="float">
            <text:p>2970.5</text:p>
          </table:table-cell>
          <table:table-cell office:value-type="float" office:value="4004" calcext:value-type="float">
            <text:p>4004</text:p>
          </table:table-cell>
          <table:table-cell office:value-type="float" office:value="2945.5" calcext:value-type="float">
            <text:p>2945.5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998.5" calcext:value-type="float">
            <text:p>2998.5</text:p>
          </table:table-cell>
          <table:table-cell office:value-type="float" office:value="1943.5" calcext:value-type="float">
            <text:p>1943.5</text:p>
          </table:table-cell>
          <table:table-cell office:value-type="float" office:value="3730" calcext:value-type="float">
            <text:p>3730</text:p>
          </table:table-cell>
          <table:table-cell office:value-type="float" office:value="2247" calcext:value-type="float">
            <text:p>2247</text:p>
          </table:table-cell>
          <table:table-cell office:value-type="float" office:value="3006.5" calcext:value-type="float">
            <text:p>3006.5</text:p>
          </table:table-cell>
          <table:table-cell office:value-type="float" office:value="4004" calcext:value-type="float">
            <text:p>4004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920" calcext:value-type="float">
            <text:p>2920</text:p>
          </table:table-cell>
          <table:table-cell office:value-type="float" office:value="1956" calcext:value-type="float">
            <text:p>1956</text:p>
          </table:table-cell>
          <table:table-cell office:value-type="float" office:value="3747" calcext:value-type="float">
            <text:p>3747</text:p>
          </table:table-cell>
          <table:table-cell office:value-type="float" office:value="2204.5" calcext:value-type="float">
            <text:p>2204.5</text:p>
          </table:table-cell>
          <table:table-cell office:value-type="float" office:value="3163" calcext:value-type="float">
            <text:p>3163</text:p>
          </table:table-cell>
          <table:table-cell office:value-type="float" office:value="4004" calcext:value-type="float">
            <text:p>4004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919.5" calcext:value-type="float">
            <text:p>2919.5</text:p>
          </table:table-cell>
          <table:table-cell office:value-type="float" office:value="1915" calcext:value-type="float">
            <text:p>1915</text:p>
          </table:table-cell>
          <table:table-cell office:value-type="float" office:value="3715" calcext:value-type="float">
            <text:p>3715</text:p>
          </table:table-cell>
          <table:table-cell office:value-type="float" office:value="2267.5" calcext:value-type="float">
            <text:p>2267.5</text:p>
          </table:table-cell>
          <table:table-cell office:value-type="float" office:value="3055" calcext:value-type="float">
            <text:p>3055</text:p>
          </table:table-cell>
          <table:table-cell office:value-type="float" office:value="4004" calcext:value-type="float">
            <text:p>4004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949" calcext:value-type="float">
            <text:p>2949</text:p>
          </table:table-cell>
          <table:table-cell office:value-type="float" office:value="2049.5" calcext:value-type="float">
            <text:p>2049.5</text:p>
          </table:table-cell>
          <table:table-cell office:value-type="float" office:value="3755.5" calcext:value-type="float">
            <text:p>3755.5</text:p>
          </table:table-cell>
          <table:table-cell office:value-type="float" office:value="2236" calcext:value-type="float">
            <text:p>2236</text:p>
          </table:table-cell>
          <table:table-cell office:value-type="float" office:value="3066.5" calcext:value-type="float">
            <text:p>3066.5</text:p>
          </table:table-cell>
          <table:table-cell office:value-type="float" office:value="4004" calcext:value-type="float">
            <text:p>400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990" calcext:value-type="float">
            <text:p>2990</text:p>
          </table:table-cell>
          <table:table-cell office:value-type="float" office:value="1994" calcext:value-type="float">
            <text:p>1994</text:p>
          </table:table-cell>
          <table:table-cell office:value-type="float" office:value="3700" calcext:value-type="float">
            <text:p>3700</text:p>
          </table:table-cell>
          <table:table-cell office:value-type="float" office:value="2270.5" calcext:value-type="float">
            <text:p>2270.5</text:p>
          </table:table-cell>
          <table:table-cell office:value-type="float" office:value="3092" calcext:value-type="float">
            <text:p>3092</text:p>
          </table:table-cell>
          <table:table-cell office:value-type="float" office:value="4004" calcext:value-type="float">
            <text:p>4004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3054" calcext:value-type="float">
            <text:p>3054</text:p>
          </table:table-cell>
          <table:table-cell office:value-type="float" office:value="2101" calcext:value-type="float">
            <text:p>2101</text:p>
          </table:table-cell>
          <table:table-cell office:value-type="float" office:value="3819" calcext:value-type="float">
            <text:p>3819</text:p>
          </table:table-cell>
          <table:table-cell office:value-type="float" office:value="2322" calcext:value-type="float">
            <text:p>2322</text:p>
          </table:table-cell>
          <table:table-cell office:value-type="float" office:value="3084" calcext:value-type="float">
            <text:p>3084</text:p>
          </table:table-cell>
          <table:table-cell office:value-type="float" office:value="4004" calcext:value-type="float">
            <text:p>4004</text:p>
          </table:table-cell>
          <table:table-cell office:value-type="float" office:value="2994.5" calcext:value-type="float">
            <text:p>2994.5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061.5" calcext:value-type="float">
            <text:p>3061.5</text:p>
          </table:table-cell>
          <table:table-cell office:value-type="float" office:value="2155.5" calcext:value-type="float">
            <text:p>2155.5</text:p>
          </table:table-cell>
          <table:table-cell office:value-type="float" office:value="3828" calcext:value-type="float">
            <text:p>3828</text:p>
          </table:table-cell>
          <table:table-cell office:value-type="float" office:value="2307.5" calcext:value-type="float">
            <text:p>2307.5</text:p>
          </table:table-cell>
          <table:table-cell office:value-type="float" office:value="3106.5" calcext:value-type="float">
            <text:p>3106.5</text:p>
          </table:table-cell>
          <table:table-cell office:value-type="float" office:value="4004" calcext:value-type="float">
            <text:p>4004</text:p>
          </table:table-cell>
          <table:table-cell office:value-type="float" office:value="3063.5" calcext:value-type="float">
            <text:p>3063.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3133" calcext:value-type="float">
            <text:p>3133</text:p>
          </table:table-cell>
          <table:table-cell office:value-type="float" office:value="2166" calcext:value-type="float">
            <text:p>2166</text:p>
          </table:table-cell>
          <table:table-cell office:value-type="float" office:value="4034" calcext:value-type="float">
            <text:p>4034</text:p>
          </table:table-cell>
          <table:table-cell office:value-type="float" office:value="2693" calcext:value-type="float">
            <text:p>2693</text:p>
          </table:table-cell>
          <table:table-cell office:value-type="float" office:value="3245" calcext:value-type="float">
            <text:p>3245</text:p>
          </table:table-cell>
          <table:table-cell office:value-type="float" office:value="4004" calcext:value-type="float">
            <text:p>4004</text:p>
          </table:table-cell>
          <table:table-cell office:value-type="float" office:value="3103.5" calcext:value-type="float">
            <text:p>3103.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146" calcext:value-type="float">
            <text:p>3146</text:p>
          </table:table-cell>
          <table:table-cell office:value-type="float" office:value="2170" calcext:value-type="float">
            <text:p>2170</text:p>
          </table:table-cell>
          <table:table-cell office:value-type="float" office:value="4034" calcext:value-type="float">
            <text:p>4034</text:p>
          </table:table-cell>
          <table:table-cell office:value-type="float" office:value="2711.5" calcext:value-type="float">
            <text:p>2711.5</text:p>
          </table:table-cell>
          <table:table-cell office:value-type="float" office:value="3191.5" calcext:value-type="float">
            <text:p>3191.5</text:p>
          </table:table-cell>
          <table:table-cell office:value-type="float" office:value="4004" calcext:value-type="float">
            <text:p>4004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3096" calcext:value-type="float">
            <text:p>3096</text:p>
          </table:table-cell>
          <table:table-cell office:value-type="float" office:value="2082" calcext:value-type="float">
            <text:p>2082</text:p>
          </table:table-cell>
          <table:table-cell office:value-type="float" office:value="4034" calcext:value-type="float">
            <text:p>4034</text:p>
          </table:table-cell>
          <table:table-cell office:value-type="float" office:value="2667" calcext:value-type="float">
            <text:p>2667</text:p>
          </table:table-cell>
          <table:table-cell office:value-type="float" office:value="3103.5" calcext:value-type="float">
            <text:p>3103.5</text:p>
          </table:table-cell>
          <table:table-cell office:value-type="float" office:value="4004" calcext:value-type="float">
            <text:p>400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3096.5" calcext:value-type="float">
            <text:p>3096.5</text:p>
          </table:table-cell>
          <table:table-cell office:value-type="float" office:value="2214.5" calcext:value-type="float">
            <text:p>2214.5</text:p>
          </table:table-cell>
          <table:table-cell office:value-type="float" office:value="4034" calcext:value-type="float">
            <text:p>4034</text:p>
          </table:table-cell>
          <table:table-cell office:value-type="float" office:value="2724.5" calcext:value-type="float">
            <text:p>2724.5</text:p>
          </table:table-cell>
          <table:table-cell office:value-type="float" office:value="3038" calcext:value-type="float">
            <text:p>3038</text:p>
          </table:table-cell>
          <table:table-cell office:value-type="float" office:value="4004" calcext:value-type="float">
            <text:p>4004</text:p>
          </table:table-cell>
          <table:table-cell office:value-type="float" office:value="2960.5" calcext:value-type="float">
            <text:p>2960.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37" calcext:value-type="float">
            <text:p>3037</text:p>
          </table:table-cell>
          <table:table-cell office:value-type="float" office:value="2155" calcext:value-type="float">
            <text:p>2155</text:p>
          </table:table-cell>
          <table:table-cell office:value-type="float" office:value="4034" calcext:value-type="float">
            <text:p>4034</text:p>
          </table:table-cell>
          <table:table-cell office:value-type="float" office:value="2632" calcext:value-type="float">
            <text:p>2632</text:p>
          </table:table-cell>
          <table:table-cell office:value-type="float" office:value="2946" calcext:value-type="float">
            <text:p>2946</text:p>
          </table:table-cell>
          <table:table-cell office:value-type="float" office:value="4004" calcext:value-type="float">
            <text:p>400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3033" calcext:value-type="float">
            <text:p>3033</text:p>
          </table:table-cell>
          <table:table-cell office:value-type="float" office:value="2138" calcext:value-type="float">
            <text:p>2138</text:p>
          </table:table-cell>
          <table:table-cell office:value-type="float" office:value="4034" calcext:value-type="float">
            <text:p>4034</text:p>
          </table:table-cell>
          <table:table-cell office:value-type="float" office:value="2613.5" calcext:value-type="float">
            <text:p>2613.5</text:p>
          </table:table-cell>
          <table:table-cell office:value-type="float" office:value="2871.5" calcext:value-type="float">
            <text:p>2871.5</text:p>
          </table:table-cell>
          <table:table-cell office:value-type="float" office:value="4004" calcext:value-type="float">
            <text:p>400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069.5" calcext:value-type="float">
            <text:p>3069.5</text:p>
          </table:table-cell>
          <table:table-cell office:value-type="float" office:value="2140" calcext:value-type="float">
            <text:p>2140</text:p>
          </table:table-cell>
          <table:table-cell office:value-type="float" office:value="4034" calcext:value-type="float">
            <text:p>4034</text:p>
          </table:table-cell>
          <table:table-cell office:value-type="float" office:value="2580" calcext:value-type="float">
            <text:p>2580</text:p>
          </table:table-cell>
          <table:table-cell office:value-type="float" office:value="2807" calcext:value-type="float">
            <text:p>2807</text:p>
          </table:table-cell>
          <table:table-cell office:value-type="float" office:value="4004" calcext:value-type="float">
            <text:p>4004</text:p>
          </table:table-cell>
          <table:table-cell office:value-type="float" office:value="2721.5" calcext:value-type="float">
            <text:p>2721.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3127" calcext:value-type="float">
            <text:p>3127</text:p>
          </table:table-cell>
          <table:table-cell office:value-type="float" office:value="2182" calcext:value-type="float">
            <text:p>2182</text:p>
          </table:table-cell>
          <table:table-cell office:value-type="float" office:value="4034" calcext:value-type="float">
            <text:p>4034</text:p>
          </table:table-cell>
          <table:table-cell office:value-type="float" office:value="2682.5" calcext:value-type="float">
            <text:p>2682.5</text:p>
          </table:table-cell>
          <table:table-cell office:value-type="float" office:value="2928.5" calcext:value-type="float">
            <text:p>2928.5</text:p>
          </table:table-cell>
          <table:table-cell office:value-type="float" office:value="4004" calcext:value-type="float">
            <text:p>4004</text:p>
          </table:table-cell>
          <table:table-cell office:value-type="float" office:value="2813.5" calcext:value-type="float">
            <text:p>2813.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3048.5" calcext:value-type="float">
            <text:p>3048.5</text:p>
          </table:table-cell>
          <table:table-cell office:value-type="float" office:value="2074.5" calcext:value-type="float">
            <text:p>2074.5</text:p>
          </table:table-cell>
          <table:table-cell office:value-type="float" office:value="4034" calcext:value-type="float">
            <text:p>4034</text:p>
          </table:table-cell>
          <table:table-cell office:value-type="float" office:value="2479" calcext:value-type="float">
            <text:p>2479</text:p>
          </table:table-cell>
          <table:table-cell office:value-type="float" office:value="2968.5" calcext:value-type="float">
            <text:p>2968.5</text:p>
          </table:table-cell>
          <table:table-cell office:value-type="float" office:value="4004" calcext:value-type="float">
            <text:p>4004</text:p>
          </table:table-cell>
          <table:table-cell office:value-type="float" office:value="2754.5" calcext:value-type="float">
            <text:p>2754.5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060.5" calcext:value-type="float">
            <text:p>3060.5</text:p>
          </table:table-cell>
          <table:table-cell office:value-type="float" office:value="2068" calcext:value-type="float">
            <text:p>2068</text:p>
          </table:table-cell>
          <table:table-cell office:value-type="float" office:value="4034" calcext:value-type="float">
            <text:p>4034</text:p>
          </table:table-cell>
          <table:table-cell office:value-type="float" office:value="2415.5" calcext:value-type="float">
            <text:p>2415.5</text:p>
          </table:table-cell>
          <table:table-cell office:value-type="float" office:value="3028" calcext:value-type="float">
            <text:p>3028</text:p>
          </table:table-cell>
          <table:table-cell office:value-type="float" office:value="4004" calcext:value-type="float">
            <text:p>4004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3067" calcext:value-type="float">
            <text:p>3067</text:p>
          </table:table-cell>
          <table:table-cell office:value-type="float" office:value="1985.5" calcext:value-type="float">
            <text:p>1985.5</text:p>
          </table:table-cell>
          <table:table-cell office:value-type="float" office:value="4034" calcext:value-type="float">
            <text:p>4034</text:p>
          </table:table-cell>
          <table:table-cell office:value-type="float" office:value="2369.5" calcext:value-type="float">
            <text:p>2369.5</text:p>
          </table:table-cell>
          <table:table-cell office:value-type="float" office:value="2956" calcext:value-type="float">
            <text:p>2956</text:p>
          </table:table-cell>
          <table:table-cell office:value-type="float" office:value="4004" calcext:value-type="float">
            <text:p>4004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057" calcext:value-type="float">
            <text:p>3057</text:p>
          </table:table-cell>
          <table:table-cell office:value-type="float" office:value="1863" calcext:value-type="float">
            <text:p>1863</text:p>
          </table:table-cell>
          <table:table-cell office:value-type="float" office:value="4034" calcext:value-type="float">
            <text:p>4034</text:p>
          </table:table-cell>
          <table:table-cell office:value-type="float" office:value="2299" calcext:value-type="float">
            <text:p>2299</text:p>
          </table:table-cell>
          <table:table-cell office:value-type="float" office:value="2909.5" calcext:value-type="float">
            <text:p>2909.5</text:p>
          </table:table-cell>
          <table:table-cell office:value-type="float" office:value="4004" calcext:value-type="float">
            <text:p>4004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971.5" calcext:value-type="float">
            <text:p>2971.5</text:p>
          </table:table-cell>
          <table:table-cell office:value-type="float" office:value="1846.5" calcext:value-type="float">
            <text:p>1846.5</text:p>
          </table:table-cell>
          <table:table-cell office:value-type="float" office:value="4034" calcext:value-type="float">
            <text:p>4034</text:p>
          </table:table-cell>
          <table:table-cell office:value-type="float" office:value="2384" calcext:value-type="float">
            <text:p>2384</text:p>
          </table:table-cell>
          <table:table-cell office:value-type="float" office:value="2941" calcext:value-type="float">
            <text:p>2941</text:p>
          </table:table-cell>
          <table:table-cell office:value-type="float" office:value="4004" calcext:value-type="float">
            <text:p>4004</text:p>
          </table:table-cell>
          <table:table-cell office:value-type="float" office:value="2756.5" calcext:value-type="float">
            <text:p>2756.5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2949.5" calcext:value-type="float">
            <text:p>2949.5</text:p>
          </table:table-cell>
          <table:table-cell office:value-type="float" office:value="1820.5" calcext:value-type="float">
            <text:p>1820.5</text:p>
          </table:table-cell>
          <table:table-cell office:value-type="float" office:value="4034" calcext:value-type="float">
            <text:p>4034</text:p>
          </table:table-cell>
          <table:table-cell office:value-type="float" office:value="2481" calcext:value-type="float">
            <text:p>2481</text:p>
          </table:table-cell>
          <table:table-cell office:value-type="float" office:value="2951.5" calcext:value-type="float">
            <text:p>2951.5</text:p>
          </table:table-cell>
          <table:table-cell office:value-type="float" office:value="4004" calcext:value-type="float">
            <text:p>4004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971.5" calcext:value-type="float">
            <text:p>2971.5</text:p>
          </table:table-cell>
          <table:table-cell office:value-type="float" office:value="1729.5" calcext:value-type="float">
            <text:p>1729.5</text:p>
          </table:table-cell>
          <table:table-cell office:value-type="float" office:value="4034" calcext:value-type="float">
            <text:p>4034</text:p>
          </table:table-cell>
          <table:table-cell office:value-type="float" office:value="2637.5" calcext:value-type="float">
            <text:p>2637.5</text:p>
          </table:table-cell>
          <table:table-cell office:value-type="float" office:value="2879" calcext:value-type="float">
            <text:p>2879</text:p>
          </table:table-cell>
          <table:table-cell office:value-type="float" office:value="4004" calcext:value-type="float">
            <text:p>4004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026.5" calcext:value-type="float">
            <text:p>3026.5</text:p>
          </table:table-cell>
          <table:table-cell office:value-type="float" office:value="1762" calcext:value-type="float">
            <text:p>1762</text:p>
          </table:table-cell>
          <table:table-cell office:value-type="float" office:value="4034" calcext:value-type="float">
            <text:p>4034</text:p>
          </table:table-cell>
          <table:table-cell office:value-type="float" office:value="2710" calcext:value-type="float">
            <text:p>2710</text:p>
          </table:table-cell>
          <table:table-cell office:value-type="float" office:value="2841.5" calcext:value-type="float">
            <text:p>2841.5</text:p>
          </table:table-cell>
          <table:table-cell office:value-type="float" office:value="4004" calcext:value-type="float">
            <text:p>4004</text:p>
          </table:table-cell>
          <table:table-cell office:value-type="float" office:value="2850.5" calcext:value-type="float">
            <text:p>2850.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087.5" calcext:value-type="float">
            <text:p>3087.5</text:p>
          </table:table-cell>
          <table:table-cell office:value-type="float" office:value="1742.5" calcext:value-type="float">
            <text:p>1742.5</text:p>
          </table:table-cell>
          <table:table-cell office:value-type="float" office:value="4034" calcext:value-type="float">
            <text:p>4034</text:p>
          </table:table-cell>
          <table:table-cell office:value-type="float" office:value="2800" calcext:value-type="float">
            <text:p>2800</text:p>
          </table:table-cell>
          <table:table-cell office:value-type="float" office:value="2837.5" calcext:value-type="float">
            <text:p>2837.5</text:p>
          </table:table-cell>
          <table:table-cell office:value-type="float" office:value="4004" calcext:value-type="float">
            <text:p>4004</text:p>
          </table:table-cell>
          <table:table-cell office:value-type="float" office:value="2827.5" calcext:value-type="float">
            <text:p>2827.5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068.5" calcext:value-type="float">
            <text:p>3068.5</text:p>
          </table:table-cell>
          <table:table-cell office:value-type="float" office:value="1723" calcext:value-type="float">
            <text:p>1723</text:p>
          </table:table-cell>
          <table:table-cell office:value-type="float" office:value="4034" calcext:value-type="float">
            <text:p>4034</text:p>
          </table:table-cell>
          <table:table-cell office:value-type="float" office:value="2716.5" calcext:value-type="float">
            <text:p>2716.5</text:p>
          </table:table-cell>
          <table:table-cell office:value-type="float" office:value="2771" calcext:value-type="float">
            <text:p>2771</text:p>
          </table:table-cell>
          <table:table-cell office:value-type="float" office:value="4004" calcext:value-type="float">
            <text:p>4004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3018" calcext:value-type="float">
            <text:p>3018</text:p>
          </table:table-cell>
          <table:table-cell office:value-type="float" office:value="1764" calcext:value-type="float">
            <text:p>1764</text:p>
          </table:table-cell>
          <table:table-cell office:value-type="float" office:value="4034" calcext:value-type="float">
            <text:p>4034</text:p>
          </table:table-cell>
          <table:table-cell office:value-type="float" office:value="2737.5" calcext:value-type="float">
            <text:p>2737.5</text:p>
          </table:table-cell>
          <table:table-cell office:value-type="float" office:value="2834.5" calcext:value-type="float">
            <text:p>2834.5</text:p>
          </table:table-cell>
          <table:table-cell office:value-type="float" office:value="4004" calcext:value-type="float">
            <text:p>4004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3100.5" calcext:value-type="float">
            <text:p>3100.5</text:p>
          </table:table-cell>
          <table:table-cell office:value-type="float" office:value="1830" calcext:value-type="float">
            <text:p>1830</text:p>
          </table:table-cell>
          <table:table-cell office:value-type="float" office:value="4034" calcext:value-type="float">
            <text:p>4034</text:p>
          </table:table-cell>
          <table:table-cell office:value-type="float" office:value="2791.5" calcext:value-type="float">
            <text:p>2791.5</text:p>
          </table:table-cell>
          <table:table-cell office:value-type="float" office:value="2909.5" calcext:value-type="float">
            <text:p>2909.5</text:p>
          </table:table-cell>
          <table:table-cell office:value-type="float" office:value="4004" calcext:value-type="float">
            <text:p>4004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3124.5" calcext:value-type="float">
            <text:p>3124.5</text:p>
          </table:table-cell>
          <table:table-cell office:value-type="float" office:value="1841.5" calcext:value-type="float">
            <text:p>1841.5</text:p>
          </table:table-cell>
          <table:table-cell office:value-type="float" office:value="4034" calcext:value-type="float">
            <text:p>4034</text:p>
          </table:table-cell>
          <table:table-cell office:value-type="float" office:value="2776" calcext:value-type="float">
            <text:p>2776</text:p>
          </table:table-cell>
          <table:table-cell office:value-type="float" office:value="2959.5" calcext:value-type="float">
            <text:p>2959.5</text:p>
          </table:table-cell>
          <table:table-cell office:value-type="float" office:value="4004" calcext:value-type="float">
            <text:p>4004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771.5" calcext:value-type="float">
            <text:p>2771.5</text:p>
          </table:table-cell>
          <table:table-cell office:value-type="float" office:value="1600" calcext:value-type="float">
            <text:p>1600</text:p>
          </table:table-cell>
          <table:table-cell office:value-type="float" office:value="4034" calcext:value-type="float">
            <text:p>4034</text:p>
          </table:table-cell>
          <table:table-cell office:value-type="float" office:value="2619.5" calcext:value-type="float">
            <text:p>2619.5</text:p>
          </table:table-cell>
          <table:table-cell office:value-type="float" office:value="2773" calcext:value-type="float">
            <text:p>2773</text:p>
          </table:table-cell>
          <table:table-cell office:value-type="float" office:value="4004" calcext:value-type="float">
            <text:p>4004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659.5" calcext:value-type="float">
            <text:p>2659.5</text:p>
          </table:table-cell>
          <table:table-cell office:value-type="float" office:value="1515" calcext:value-type="float">
            <text:p>1515</text:p>
          </table:table-cell>
          <table:table-cell office:value-type="float" office:value="4034" calcext:value-type="float">
            <text:p>4034</text:p>
          </table:table-cell>
          <table:table-cell office:value-type="float" office:value="2503" calcext:value-type="float">
            <text:p>2503</text:p>
          </table:table-cell>
          <table:table-cell office:value-type="float" office:value="2836.5" calcext:value-type="float">
            <text:p>2836.5</text:p>
          </table:table-cell>
          <table:table-cell office:value-type="float" office:value="4004" calcext:value-type="float">
            <text:p>4004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715" calcext:value-type="float">
            <text:p>2715</text:p>
          </table:table-cell>
          <table:table-cell office:value-type="float" office:value="1504" calcext:value-type="float">
            <text:p>1504</text:p>
          </table:table-cell>
          <table:table-cell office:value-type="float" office:value="4034" calcext:value-type="float">
            <text:p>4034</text:p>
          </table:table-cell>
          <table:table-cell office:value-type="float" office:value="2546.5" calcext:value-type="float">
            <text:p>2546.5</text:p>
          </table:table-cell>
          <table:table-cell office:value-type="float" office:value="2785" calcext:value-type="float">
            <text:p>2785</text:p>
          </table:table-cell>
          <table:table-cell office:value-type="float" office:value="4004" calcext:value-type="float">
            <text:p>4004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2732" calcext:value-type="float">
            <text:p>2732</text:p>
          </table:table-cell>
          <table:table-cell office:value-type="float" office:value="1581.5" calcext:value-type="float">
            <text:p>1581.5</text:p>
          </table:table-cell>
          <table:table-cell office:value-type="float" office:value="4034" calcext:value-type="float">
            <text:p>4034</text:p>
          </table:table-cell>
          <table:table-cell office:value-type="float" office:value="2623" calcext:value-type="float">
            <text:p>2623</text:p>
          </table:table-cell>
          <table:table-cell office:value-type="float" office:value="2824.5" calcext:value-type="float">
            <text:p>2824.5</text:p>
          </table:table-cell>
          <table:table-cell office:value-type="float" office:value="4004" calcext:value-type="float">
            <text:p>400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2764" calcext:value-type="float">
            <text:p>2764</text:p>
          </table:table-cell>
          <table:table-cell office:value-type="float" office:value="1606" calcext:value-type="float">
            <text:p>1606</text:p>
          </table:table-cell>
          <table:table-cell office:value-type="float" office:value="4034" calcext:value-type="float">
            <text:p>4034</text:p>
          </table:table-cell>
          <table:table-cell office:value-type="float" office:value="2665.5" calcext:value-type="float">
            <text:p>2665.5</text:p>
          </table:table-cell>
          <table:table-cell office:value-type="float" office:value="2784.5" calcext:value-type="float">
            <text:p>2784.5</text:p>
          </table:table-cell>
          <table:table-cell office:value-type="float" office:value="4004" calcext:value-type="float">
            <text:p>4004</text:p>
          </table:table-cell>
          <table:table-cell office:value-type="float" office:value="2803.5" calcext:value-type="float">
            <text:p>2803.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723" calcext:value-type="float">
            <text:p>2723</text:p>
          </table:table-cell>
          <table:table-cell office:value-type="float" office:value="1570" calcext:value-type="float">
            <text:p>1570</text:p>
          </table:table-cell>
          <table:table-cell office:value-type="float" office:value="4034" calcext:value-type="float">
            <text:p>4034</text:p>
          </table:table-cell>
          <table:table-cell office:value-type="float" office:value="2655.5" calcext:value-type="float">
            <text:p>2655.5</text:p>
          </table:table-cell>
          <table:table-cell office:value-type="float" office:value="2721.5" calcext:value-type="float">
            <text:p>2721.5</text:p>
          </table:table-cell>
          <table:table-cell office:value-type="float" office:value="4004" calcext:value-type="float">
            <text:p>4004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2649" calcext:value-type="float">
            <text:p>2649</text:p>
          </table:table-cell>
          <table:table-cell office:value-type="float" office:value="1467" calcext:value-type="float">
            <text:p>1467</text:p>
          </table:table-cell>
          <table:table-cell office:value-type="float" office:value="4034" calcext:value-type="float">
            <text:p>4034</text:p>
          </table:table-cell>
          <table:table-cell office:value-type="float" office:value="2648" calcext:value-type="float">
            <text:p>2648</text:p>
          </table:table-cell>
          <table:table-cell office:value-type="float" office:value="2686.5" calcext:value-type="float">
            <text:p>2686.5</text:p>
          </table:table-cell>
          <table:table-cell office:value-type="float" office:value="4004" calcext:value-type="float">
            <text:p>4004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520.5" calcext:value-type="float">
            <text:p>2520.5</text:p>
          </table:table-cell>
          <table:table-cell office:value-type="float" office:value="1375" calcext:value-type="float">
            <text:p>1375</text:p>
          </table:table-cell>
          <table:table-cell office:value-type="float" office:value="4034" calcext:value-type="float">
            <text:p>4034</text:p>
          </table:table-cell>
          <table:table-cell office:value-type="float" office:value="2617.5" calcext:value-type="float">
            <text:p>2617.5</text:p>
          </table:table-cell>
          <table:table-cell office:value-type="float" office:value="2741" calcext:value-type="float">
            <text:p>2741</text:p>
          </table:table-cell>
          <table:table-cell office:value-type="float" office:value="4004" calcext:value-type="float">
            <text:p>4004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2561.5" calcext:value-type="float">
            <text:p>2561.5</text:p>
          </table:table-cell>
          <table:table-cell office:value-type="float" office:value="1387" calcext:value-type="float">
            <text:p>1387</text:p>
          </table:table-cell>
          <table:table-cell office:value-type="float" office:value="4034" calcext:value-type="float">
            <text:p>4034</text:p>
          </table:table-cell>
          <table:table-cell office:value-type="float" office:value="2580" calcext:value-type="float">
            <text:p>2580</text:p>
          </table:table-cell>
          <table:table-cell office:value-type="float" office:value="2739.5" calcext:value-type="float">
            <text:p>2739.5</text:p>
          </table:table-cell>
          <table:table-cell office:value-type="float" office:value="4004" calcext:value-type="float">
            <text:p>4004</text:p>
          </table:table-cell>
          <table:table-cell office:value-type="float" office:value="2786.5" calcext:value-type="float">
            <text:p>2786.5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550.5" calcext:value-type="float">
            <text:p>2550.5</text:p>
          </table:table-cell>
          <table:table-cell office:value-type="float" office:value="1351.5" calcext:value-type="float">
            <text:p>1351.5</text:p>
          </table:table-cell>
          <table:table-cell office:value-type="float" office:value="4034" calcext:value-type="float">
            <text:p>4034</text:p>
          </table:table-cell>
          <table:table-cell office:value-type="float" office:value="2680" calcext:value-type="float">
            <text:p>2680</text:p>
          </table:table-cell>
          <table:table-cell office:value-type="float" office:value="2776" calcext:value-type="float">
            <text:p>2776</text:p>
          </table:table-cell>
          <table:table-cell office:value-type="float" office:value="4004" calcext:value-type="float">
            <text:p>4004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502" calcext:value-type="float">
            <text:p>2502</text:p>
          </table:table-cell>
          <table:table-cell office:value-type="float" office:value="1259" calcext:value-type="float">
            <text:p>1259</text:p>
          </table:table-cell>
          <table:table-cell office:value-type="float" office:value="4034" calcext:value-type="float">
            <text:p>4034</text:p>
          </table:table-cell>
          <table:table-cell office:value-type="float" office:value="2606" calcext:value-type="float">
            <text:p>2606</text:p>
          </table:table-cell>
          <table:table-cell office:value-type="float" office:value="2797" calcext:value-type="float">
            <text:p>2797</text:p>
          </table:table-cell>
          <table:table-cell office:value-type="float" office:value="4004" calcext:value-type="float">
            <text:p>4004</text:p>
          </table:table-cell>
          <table:table-cell office:value-type="float" office:value="2783.5" calcext:value-type="float">
            <text:p>2783.5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576.5" calcext:value-type="float">
            <text:p>2576.5</text:p>
          </table:table-cell>
          <table:table-cell office:value-type="float" office:value="1298" calcext:value-type="float">
            <text:p>1298</text:p>
          </table:table-cell>
          <table:table-cell office:value-type="float" office:value="4034" calcext:value-type="float">
            <text:p>4034</text:p>
          </table:table-cell>
          <table:table-cell office:value-type="float" office:value="2619.5" calcext:value-type="float">
            <text:p>2619.5</text:p>
          </table:table-cell>
          <table:table-cell office:value-type="float" office:value="2738" calcext:value-type="float">
            <text:p>2738</text:p>
          </table:table-cell>
          <table:table-cell office:value-type="float" office:value="4004" calcext:value-type="float">
            <text:p>4004</text:p>
          </table:table-cell>
          <table:table-cell office:value-type="float" office:value="2844.5" calcext:value-type="float">
            <text:p>2844.5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2758.5" calcext:value-type="float">
            <text:p>2758.5</text:p>
          </table:table-cell>
          <table:table-cell office:value-type="float" office:value="1460" calcext:value-type="float">
            <text:p>1460</text:p>
          </table:table-cell>
          <table:table-cell office:value-type="float" office:value="4034" calcext:value-type="float">
            <text:p>4034</text:p>
          </table:table-cell>
          <table:table-cell office:value-type="float" office:value="2659" calcext:value-type="float">
            <text:p>2659</text:p>
          </table:table-cell>
          <table:table-cell office:value-type="float" office:value="2846.5" calcext:value-type="float">
            <text:p>2846.5</text:p>
          </table:table-cell>
          <table:table-cell office:value-type="float" office:value="4004" calcext:value-type="float">
            <text:p>4004</text:p>
          </table:table-cell>
          <table:table-cell office:value-type="float" office:value="2927.5" calcext:value-type="float">
            <text:p>2927.5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670.5" calcext:value-type="float">
            <text:p>2670.5</text:p>
          </table:table-cell>
          <table:table-cell office:value-type="float" office:value="1467" calcext:value-type="float">
            <text:p>1467</text:p>
          </table:table-cell>
          <table:table-cell office:value-type="float" office:value="4034" calcext:value-type="float">
            <text:p>4034</text:p>
          </table:table-cell>
          <table:table-cell office:value-type="float" office:value="2681.5" calcext:value-type="float">
            <text:p>2681.5</text:p>
          </table:table-cell>
          <table:table-cell office:value-type="float" office:value="2851" calcext:value-type="float">
            <text:p>2851</text:p>
          </table:table-cell>
          <table:table-cell office:value-type="float" office:value="4004" calcext:value-type="float">
            <text:p>4004</text:p>
          </table:table-cell>
          <table:table-cell office:value-type="float" office:value="2734.5" calcext:value-type="float">
            <text:p>2734.5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655" calcext:value-type="float">
            <text:p>2655</text:p>
          </table:table-cell>
          <table:table-cell office:value-type="float" office:value="1485.5" calcext:value-type="float">
            <text:p>1485.5</text:p>
          </table:table-cell>
          <table:table-cell office:value-type="float" office:value="4034" calcext:value-type="float">
            <text:p>4034</text:p>
          </table:table-cell>
          <table:table-cell office:value-type="float" office:value="2593.5" calcext:value-type="float">
            <text:p>2593.5</text:p>
          </table:table-cell>
          <table:table-cell office:value-type="float" office:value="2900" calcext:value-type="float">
            <text:p>2900</text:p>
          </table:table-cell>
          <table:table-cell office:value-type="float" office:value="4004" calcext:value-type="float">
            <text:p>4004</text:p>
          </table:table-cell>
          <table:table-cell office:value-type="float" office:value="2685.5" calcext:value-type="float">
            <text:p>2685.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707.5" calcext:value-type="float">
            <text:p>2707.5</text:p>
          </table:table-cell>
          <table:table-cell office:value-type="float" office:value="1545.5" calcext:value-type="float">
            <text:p>1545.5</text:p>
          </table:table-cell>
          <table:table-cell office:value-type="float" office:value="4034" calcext:value-type="float">
            <text:p>4034</text:p>
          </table:table-cell>
          <table:table-cell office:value-type="float" office:value="2606" calcext:value-type="float">
            <text:p>2606</text:p>
          </table:table-cell>
          <table:table-cell office:value-type="float" office:value="2932.5" calcext:value-type="float">
            <text:p>2932.5</text:p>
          </table:table-cell>
          <table:table-cell office:value-type="float" office:value="4004" calcext:value-type="float">
            <text:p>4004</text:p>
          </table:table-cell>
          <table:table-cell office:value-type="float" office:value="2765.5" calcext:value-type="float">
            <text:p>2765.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2633.5" calcext:value-type="float">
            <text:p>2633.5</text:p>
          </table:table-cell>
          <table:table-cell office:value-type="float" office:value="1585.5" calcext:value-type="float">
            <text:p>1585.5</text:p>
          </table:table-cell>
          <table:table-cell office:value-type="float" office:value="4034" calcext:value-type="float">
            <text:p>4034</text:p>
          </table:table-cell>
          <table:table-cell office:value-type="float" office:value="2567" calcext:value-type="float">
            <text:p>2567</text:p>
          </table:table-cell>
          <table:table-cell office:value-type="float" office:value="2769.5" calcext:value-type="float">
            <text:p>2769.5</text:p>
          </table:table-cell>
          <table:table-cell office:value-type="float" office:value="4004" calcext:value-type="float">
            <text:p>4004</text:p>
          </table:table-cell>
          <table:table-cell office:value-type="float" office:value="2685.5" calcext:value-type="float">
            <text:p>2685.5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2707.5" calcext:value-type="float">
            <text:p>2707.5</text:p>
          </table:table-cell>
          <table:table-cell office:value-type="float" office:value="1639.5" calcext:value-type="float">
            <text:p>1639.5</text:p>
          </table:table-cell>
          <table:table-cell office:value-type="float" office:value="4034" calcext:value-type="float">
            <text:p>4034</text:p>
          </table:table-cell>
          <table:table-cell office:value-type="float" office:value="2465.5" calcext:value-type="float">
            <text:p>2465.5</text:p>
          </table:table-cell>
          <table:table-cell office:value-type="float" office:value="2844.5" calcext:value-type="float">
            <text:p>2844.5</text:p>
          </table:table-cell>
          <table:table-cell office:value-type="float" office:value="4004" calcext:value-type="float">
            <text:p>4004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2692" calcext:value-type="float">
            <text:p>2692</text:p>
          </table:table-cell>
          <table:table-cell office:value-type="float" office:value="1684" calcext:value-type="float">
            <text:p>1684</text:p>
          </table:table-cell>
          <table:table-cell office:value-type="float" office:value="4034" calcext:value-type="float">
            <text:p>4034</text:p>
          </table:table-cell>
          <table:table-cell office:value-type="float" office:value="2455" calcext:value-type="float">
            <text:p>2455</text:p>
          </table:table-cell>
          <table:table-cell office:value-type="float" office:value="2874" calcext:value-type="float">
            <text:p>2874</text:p>
          </table:table-cell>
          <table:table-cell office:value-type="float" office:value="4004" calcext:value-type="float">
            <text:p>4004</text:p>
          </table:table-cell>
          <table:table-cell office:value-type="float" office:value="2689.5" calcext:value-type="float">
            <text:p>2689.5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855.5" calcext:value-type="float">
            <text:p>2855.5</text:p>
          </table:table-cell>
          <table:table-cell office:value-type="float" office:value="1861" calcext:value-type="float">
            <text:p>1861</text:p>
          </table:table-cell>
          <table:table-cell office:value-type="float" office:value="4034" calcext:value-type="float">
            <text:p>4034</text:p>
          </table:table-cell>
          <table:table-cell office:value-type="float" office:value="2547.5" calcext:value-type="float">
            <text:p>2547.5</text:p>
          </table:table-cell>
          <table:table-cell office:value-type="float" office:value="2971" calcext:value-type="float">
            <text:p>2971</text:p>
          </table:table-cell>
          <table:table-cell office:value-type="float" office:value="4004" calcext:value-type="float">
            <text:p>4004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826" calcext:value-type="float">
            <text:p>2826</text:p>
          </table:table-cell>
          <table:table-cell office:value-type="float" office:value="1846" calcext:value-type="float">
            <text:p>1846</text:p>
          </table:table-cell>
          <table:table-cell office:value-type="float" office:value="4034" calcext:value-type="float">
            <text:p>4034</text:p>
          </table:table-cell>
          <table:table-cell office:value-type="float" office:value="2601" calcext:value-type="float">
            <text:p>2601</text:p>
          </table:table-cell>
          <table:table-cell office:value-type="float" office:value="2994" calcext:value-type="float">
            <text:p>2994</text:p>
          </table:table-cell>
          <table:table-cell office:value-type="float" office:value="4004" calcext:value-type="float">
            <text:p>4004</text:p>
          </table:table-cell>
          <table:table-cell office:value-type="float" office:value="2758.5" calcext:value-type="float">
            <text:p>2758.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857" calcext:value-type="float">
            <text:p>2857</text:p>
          </table:table-cell>
          <table:table-cell office:value-type="float" office:value="1829" calcext:value-type="float">
            <text:p>1829</text:p>
          </table:table-cell>
          <table:table-cell office:value-type="float" office:value="4034" calcext:value-type="float">
            <text:p>4034</text:p>
          </table:table-cell>
          <table:table-cell office:value-type="float" office:value="2645.5" calcext:value-type="float">
            <text:p>2645.5</text:p>
          </table:table-cell>
          <table:table-cell office:value-type="float" office:value="2948.5" calcext:value-type="float">
            <text:p>2948.5</text:p>
          </table:table-cell>
          <table:table-cell office:value-type="float" office:value="4004" calcext:value-type="float">
            <text:p>4004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2868" calcext:value-type="float">
            <text:p>2868</text:p>
          </table:table-cell>
          <table:table-cell office:value-type="float" office:value="1815" calcext:value-type="float">
            <text:p>1815</text:p>
          </table:table-cell>
          <table:table-cell office:value-type="float" office:value="4034" calcext:value-type="float">
            <text:p>4034</text:p>
          </table:table-cell>
          <table:table-cell office:value-type="float" office:value="2643.5" calcext:value-type="float">
            <text:p>2643.5</text:p>
          </table:table-cell>
          <table:table-cell office:value-type="float" office:value="2865" calcext:value-type="float">
            <text:p>2865</text:p>
          </table:table-cell>
          <table:table-cell office:value-type="float" office:value="4004" calcext:value-type="float">
            <text:p>4004</text:p>
          </table:table-cell>
          <table:table-cell office:value-type="float" office:value="2620.5" calcext:value-type="float">
            <text:p>2620.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2999" calcext:value-type="float">
            <text:p>2999</text:p>
          </table:table-cell>
          <table:table-cell office:value-type="float" office:value="2004.5" calcext:value-type="float">
            <text:p>2004.5</text:p>
          </table:table-cell>
          <table:table-cell office:value-type="float" office:value="4034" calcext:value-type="float">
            <text:p>4034</text:p>
          </table:table-cell>
          <table:table-cell office:value-type="float" office:value="2738" calcext:value-type="float">
            <text:p>2738</text:p>
          </table:table-cell>
          <table:table-cell office:value-type="float" office:value="2931.5" calcext:value-type="float">
            <text:p>2931.5</text:p>
          </table:table-cell>
          <table:table-cell office:value-type="float" office:value="4004" calcext:value-type="float">
            <text:p>4004</text:p>
          </table:table-cell>
          <table:table-cell office:value-type="float" office:value="2834.5" calcext:value-type="float">
            <text:p>2834.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2960" calcext:value-type="float">
            <text:p>2960</text:p>
          </table:table-cell>
          <table:table-cell office:value-type="float" office:value="1789.5" calcext:value-type="float">
            <text:p>1789.5</text:p>
          </table:table-cell>
          <table:table-cell office:value-type="float" office:value="4034" calcext:value-type="float">
            <text:p>4034</text:p>
          </table:table-cell>
          <table:table-cell office:value-type="float" office:value="2573.5" calcext:value-type="float">
            <text:p>2573.5</text:p>
          </table:table-cell>
          <table:table-cell office:value-type="float" office:value="2791.5" calcext:value-type="float">
            <text:p>2791.5</text:p>
          </table:table-cell>
          <table:table-cell office:value-type="float" office:value="4004" calcext:value-type="float">
            <text:p>4004</text:p>
          </table:table-cell>
          <table:table-cell office:value-type="float" office:value="2717.5" calcext:value-type="float">
            <text:p>2717.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904" calcext:value-type="float">
            <text:p>2904</text:p>
          </table:table-cell>
          <table:table-cell office:value-type="float" office:value="1901" calcext:value-type="float">
            <text:p>1901</text:p>
          </table:table-cell>
          <table:table-cell office:value-type="float" office:value="4034" calcext:value-type="float">
            <text:p>4034</text:p>
          </table:table-cell>
          <table:table-cell office:value-type="float" office:value="2586" calcext:value-type="float">
            <text:p>2586</text:p>
          </table:table-cell>
          <table:table-cell office:value-type="float" office:value="2915" calcext:value-type="float">
            <text:p>2915</text:p>
          </table:table-cell>
          <table:table-cell office:value-type="float" office:value="4004" calcext:value-type="float">
            <text:p>4004</text:p>
          </table:table-cell>
          <table:table-cell office:value-type="float" office:value="2727.5" calcext:value-type="float">
            <text:p>2727.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878" calcext:value-type="float">
            <text:p>2878</text:p>
          </table:table-cell>
          <table:table-cell office:value-type="float" office:value="1751.5" calcext:value-type="float">
            <text:p>1751.5</text:p>
          </table:table-cell>
          <table:table-cell office:value-type="float" office:value="4034" calcext:value-type="float">
            <text:p>4034</text:p>
          </table:table-cell>
          <table:table-cell office:value-type="float" office:value="2779.5" calcext:value-type="float">
            <text:p>2779.5</text:p>
          </table:table-cell>
          <table:table-cell office:value-type="float" office:value="2845.5" calcext:value-type="float">
            <text:p>2845.5</text:p>
          </table:table-cell>
          <table:table-cell office:value-type="float" office:value="4004" calcext:value-type="float">
            <text:p>4004</text:p>
          </table:table-cell>
          <table:table-cell office:value-type="float" office:value="2647.5" calcext:value-type="float">
            <text:p>2647.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2891.5" calcext:value-type="float">
            <text:p>2891.5</text:p>
          </table:table-cell>
          <table:table-cell office:value-type="float" office:value="1695" calcext:value-type="float">
            <text:p>1695</text:p>
          </table:table-cell>
          <table:table-cell office:value-type="float" office:value="4034" calcext:value-type="float">
            <text:p>4034</text:p>
          </table:table-cell>
          <table:table-cell office:value-type="float" office:value="2770.5" calcext:value-type="float">
            <text:p>2770.5</text:p>
          </table:table-cell>
          <table:table-cell office:value-type="float" office:value="2683" calcext:value-type="float">
            <text:p>2683</text:p>
          </table:table-cell>
          <table:table-cell office:value-type="float" office:value="4004" calcext:value-type="float">
            <text:p>4004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2884.5" calcext:value-type="float">
            <text:p>2884.5</text:p>
          </table:table-cell>
          <table:table-cell office:value-type="float" office:value="1568.5" calcext:value-type="float">
            <text:p>1568.5</text:p>
          </table:table-cell>
          <table:table-cell office:value-type="float" office:value="4034" calcext:value-type="float">
            <text:p>4034</text:p>
          </table:table-cell>
          <table:table-cell office:value-type="float" office:value="2695" calcext:value-type="float">
            <text:p>2695</text:p>
          </table:table-cell>
          <table:table-cell office:value-type="float" office:value="2612" calcext:value-type="float">
            <text:p>2612</text:p>
          </table:table-cell>
          <table:table-cell office:value-type="float" office:value="4004" calcext:value-type="float">
            <text:p>4004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2899" calcext:value-type="float">
            <text:p>2899</text:p>
          </table:table-cell>
          <table:table-cell office:value-type="float" office:value="1504.5" calcext:value-type="float">
            <text:p>1504.5</text:p>
          </table:table-cell>
          <table:table-cell office:value-type="float" office:value="4034" calcext:value-type="float">
            <text:p>4034</text:p>
          </table:table-cell>
          <table:table-cell office:value-type="float" office:value="2699.5" calcext:value-type="float">
            <text:p>2699.5</text:p>
          </table:table-cell>
          <table:table-cell office:value-type="float" office:value="2568.5" calcext:value-type="float">
            <text:p>2568.5</text:p>
          </table:table-cell>
          <table:table-cell office:value-type="float" office:value="4004" calcext:value-type="float">
            <text:p>4004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825" calcext:value-type="float">
            <text:p>2825</text:p>
          </table:table-cell>
          <table:table-cell office:value-type="float" office:value="1478.5" calcext:value-type="float">
            <text:p>1478.5</text:p>
          </table:table-cell>
          <table:table-cell office:value-type="float" office:value="4034" calcext:value-type="float">
            <text:p>4034</text:p>
          </table:table-cell>
          <table:table-cell office:value-type="float" office:value="2561.5" calcext:value-type="float">
            <text:p>2561.5</text:p>
          </table:table-cell>
          <table:table-cell office:value-type="float" office:value="2414" calcext:value-type="float">
            <text:p>2414</text:p>
          </table:table-cell>
          <table:table-cell office:value-type="float" office:value="4004" calcext:value-type="float">
            <text:p>4004</text:p>
          </table:table-cell>
          <table:table-cell office:value-type="float" office:value="2449.5" calcext:value-type="float">
            <text:p>2449.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683" calcext:value-type="float">
            <text:p>2683</text:p>
          </table:table-cell>
          <table:table-cell office:value-type="float" office:value="1542.5" calcext:value-type="float">
            <text:p>1542.5</text:p>
          </table:table-cell>
          <table:table-cell office:value-type="float" office:value="4034" calcext:value-type="float">
            <text:p>4034</text:p>
          </table:table-cell>
          <table:table-cell office:value-type="float" office:value="2522" calcext:value-type="float">
            <text:p>2522</text:p>
          </table:table-cell>
          <table:table-cell office:value-type="float" office:value="2445.5" calcext:value-type="float">
            <text:p>2445.5</text:p>
          </table:table-cell>
          <table:table-cell office:value-type="float" office:value="4004" calcext:value-type="float">
            <text:p>4004</text:p>
          </table:table-cell>
          <table:table-cell office:value-type="float" office:value="2356.5" calcext:value-type="float">
            <text:p>2356.5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2595" calcext:value-type="float">
            <text:p>2595</text:p>
          </table:table-cell>
          <table:table-cell office:value-type="float" office:value="1481.5" calcext:value-type="float">
            <text:p>1481.5</text:p>
          </table:table-cell>
          <table:table-cell office:value-type="float" office:value="4034" calcext:value-type="float">
            <text:p>4034</text:p>
          </table:table-cell>
          <table:table-cell office:value-type="float" office:value="2440" calcext:value-type="float">
            <text:p>2440</text:p>
          </table:table-cell>
          <table:table-cell office:value-type="float" office:value="2342" calcext:value-type="float">
            <text:p>2342</text:p>
          </table:table-cell>
          <table:table-cell office:value-type="float" office:value="4004" calcext:value-type="float">
            <text:p>400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2708.5" calcext:value-type="float">
            <text:p>2708.5</text:p>
          </table:table-cell>
          <table:table-cell office:value-type="float" office:value="1600.5" calcext:value-type="float">
            <text:p>1600.5</text:p>
          </table:table-cell>
          <table:table-cell office:value-type="float" office:value="4034" calcext:value-type="float">
            <text:p>4034</text:p>
          </table:table-cell>
          <table:table-cell office:value-type="float" office:value="2594" calcext:value-type="float">
            <text:p>2594</text:p>
          </table:table-cell>
          <table:table-cell office:value-type="float" office:value="2475.5" calcext:value-type="float">
            <text:p>2475.5</text:p>
          </table:table-cell>
          <table:table-cell office:value-type="float" office:value="4004" calcext:value-type="float">
            <text:p>4004</text:p>
          </table:table-cell>
          <table:table-cell office:value-type="float" office:value="2456.5" calcext:value-type="float">
            <text:p>2456.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786.5" calcext:value-type="float">
            <text:p>2786.5</text:p>
          </table:table-cell>
          <table:table-cell office:value-type="float" office:value="1664.5" calcext:value-type="float">
            <text:p>1664.5</text:p>
          </table:table-cell>
          <table:table-cell office:value-type="float" office:value="4034" calcext:value-type="float">
            <text:p>4034</text:p>
          </table:table-cell>
          <table:table-cell office:value-type="float" office:value="2640.5" calcext:value-type="float">
            <text:p>2640.5</text:p>
          </table:table-cell>
          <table:table-cell office:value-type="float" office:value="2484.5" calcext:value-type="float">
            <text:p>2484.5</text:p>
          </table:table-cell>
          <table:table-cell office:value-type="float" office:value="4004" calcext:value-type="float">
            <text:p>4004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783.5" calcext:value-type="float">
            <text:p>2783.5</text:p>
          </table:table-cell>
          <table:table-cell office:value-type="float" office:value="1547.5" calcext:value-type="float">
            <text:p>1547.5</text:p>
          </table:table-cell>
          <table:table-cell office:value-type="float" office:value="4034" calcext:value-type="float">
            <text:p>4034</text:p>
          </table:table-cell>
          <table:table-cell office:value-type="float" office:value="2560.5" calcext:value-type="float">
            <text:p>2560.5</text:p>
          </table:table-cell>
          <table:table-cell office:value-type="float" office:value="2484" calcext:value-type="float">
            <text:p>2484</text:p>
          </table:table-cell>
          <table:table-cell office:value-type="float" office:value="4004" calcext:value-type="float">
            <text:p>4004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2725.5" calcext:value-type="float">
            <text:p>2725.5</text:p>
          </table:table-cell>
          <table:table-cell office:value-type="float" office:value="1497" calcext:value-type="float">
            <text:p>1497</text:p>
          </table:table-cell>
          <table:table-cell office:value-type="float" office:value="4034" calcext:value-type="float">
            <text:p>4034</text:p>
          </table:table-cell>
          <table:table-cell office:value-type="float" office:value="2522.5" calcext:value-type="float">
            <text:p>2522.5</text:p>
          </table:table-cell>
          <table:table-cell office:value-type="float" office:value="2418.5" calcext:value-type="float">
            <text:p>2418.5</text:p>
          </table:table-cell>
          <table:table-cell office:value-type="float" office:value="4004" calcext:value-type="float">
            <text:p>4004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2588" calcext:value-type="float">
            <text:p>2588</text:p>
          </table:table-cell>
          <table:table-cell office:value-type="float" office:value="1527.5" calcext:value-type="float">
            <text:p>1527.5</text:p>
          </table:table-cell>
          <table:table-cell office:value-type="float" office:value="4034" calcext:value-type="float">
            <text:p>4034</text:p>
          </table:table-cell>
          <table:table-cell office:value-type="float" office:value="2537" calcext:value-type="float">
            <text:p>2537</text:p>
          </table:table-cell>
          <table:table-cell office:value-type="float" office:value="2322" calcext:value-type="float">
            <text:p>2322</text:p>
          </table:table-cell>
          <table:table-cell office:value-type="float" office:value="4004" calcext:value-type="float">
            <text:p>400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2606.5" calcext:value-type="float">
            <text:p>2606.5</text:p>
          </table:table-cell>
          <table:table-cell office:value-type="float" office:value="1605.5" calcext:value-type="float">
            <text:p>1605.5</text:p>
          </table:table-cell>
          <table:table-cell office:value-type="float" office:value="4034" calcext:value-type="float">
            <text:p>4034</text:p>
          </table:table-cell>
          <table:table-cell office:value-type="float" office:value="2660" calcext:value-type="float">
            <text:p>2660</text:p>
          </table:table-cell>
          <table:table-cell office:value-type="float" office:value="2187" calcext:value-type="float">
            <text:p>2187</text:p>
          </table:table-cell>
          <table:table-cell office:value-type="float" office:value="4004" calcext:value-type="float">
            <text:p>4004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2502.5" calcext:value-type="float">
            <text:p>2502.5</text:p>
          </table:table-cell>
          <table:table-cell office:value-type="float" office:value="1596" calcext:value-type="float">
            <text:p>1596</text:p>
          </table:table-cell>
          <table:table-cell office:value-type="float" office:value="4034" calcext:value-type="float">
            <text:p>4034</text:p>
          </table:table-cell>
          <table:table-cell office:value-type="float" office:value="2618" calcext:value-type="float">
            <text:p>2618</text:p>
          </table:table-cell>
          <table:table-cell office:value-type="float" office:value="2253.5" calcext:value-type="float">
            <text:p>2253.5</text:p>
          </table:table-cell>
          <table:table-cell office:value-type="float" office:value="4004" calcext:value-type="float">
            <text:p>400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2552.5" calcext:value-type="float">
            <text:p>2552.5</text:p>
          </table:table-cell>
          <table:table-cell office:value-type="float" office:value="1583.5" calcext:value-type="float">
            <text:p>1583.5</text:p>
          </table:table-cell>
          <table:table-cell office:value-type="float" office:value="4034" calcext:value-type="float">
            <text:p>4034</text:p>
          </table:table-cell>
          <table:table-cell office:value-type="float" office:value="2598" calcext:value-type="float">
            <text:p>2598</text:p>
          </table:table-cell>
          <table:table-cell office:value-type="float" office:value="2253.5" calcext:value-type="float">
            <text:p>2253.5</text:p>
          </table:table-cell>
          <table:table-cell office:value-type="float" office:value="4004" calcext:value-type="float">
            <text:p>400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552" calcext:value-type="float">
            <text:p>2552</text:p>
          </table:table-cell>
          <table:table-cell office:value-type="float" office:value="1615" calcext:value-type="float">
            <text:p>1615</text:p>
          </table:table-cell>
          <table:table-cell office:value-type="float" office:value="4034" calcext:value-type="float">
            <text:p>4034</text:p>
          </table:table-cell>
          <table:table-cell office:value-type="float" office:value="2677" calcext:value-type="float">
            <text:p>2677</text:p>
          </table:table-cell>
          <table:table-cell office:value-type="float" office:value="2271" calcext:value-type="float">
            <text:p>2271</text:p>
          </table:table-cell>
          <table:table-cell office:value-type="float" office:value="4004" calcext:value-type="float">
            <text:p>4004</text:p>
          </table:table-cell>
          <table:table-cell office:value-type="float" office:value="2075.5" calcext:value-type="float">
            <text:p>2075.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2535.5" calcext:value-type="float">
            <text:p>2535.5</text:p>
          </table:table-cell>
          <table:table-cell office:value-type="float" office:value="1627.5" calcext:value-type="float">
            <text:p>1627.5</text:p>
          </table:table-cell>
          <table:table-cell office:value-type="float" office:value="4034" calcext:value-type="float">
            <text:p>4034</text:p>
          </table:table-cell>
          <table:table-cell office:value-type="float" office:value="2720" calcext:value-type="float">
            <text:p>2720</text:p>
          </table:table-cell>
          <table:table-cell office:value-type="float" office:value="2314.5" calcext:value-type="float">
            <text:p>2314.5</text:p>
          </table:table-cell>
          <table:table-cell office:value-type="float" office:value="4004" calcext:value-type="float">
            <text:p>400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2604.5" calcext:value-type="float">
            <text:p>2604.5</text:p>
          </table:table-cell>
          <table:table-cell office:value-type="float" office:value="1581" calcext:value-type="float">
            <text:p>1581</text:p>
          </table:table-cell>
          <table:table-cell office:value-type="float" office:value="4034" calcext:value-type="float">
            <text:p>4034</text:p>
          </table:table-cell>
          <table:table-cell office:value-type="float" office:value="2728.5" calcext:value-type="float">
            <text:p>2728.5</text:p>
          </table:table-cell>
          <table:table-cell office:value-type="float" office:value="2209" calcext:value-type="float">
            <text:p>2209</text:p>
          </table:table-cell>
          <table:table-cell office:value-type="float" office:value="4004" calcext:value-type="float">
            <text:p>4004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2670.5" calcext:value-type="float">
            <text:p>2670.5</text:p>
          </table:table-cell>
          <table:table-cell office:value-type="float" office:value="1708.5" calcext:value-type="float">
            <text:p>1708.5</text:p>
          </table:table-cell>
          <table:table-cell office:value-type="float" office:value="4034" calcext:value-type="float">
            <text:p>4034</text:p>
          </table:table-cell>
          <table:table-cell office:value-type="float" office:value="2668" calcext:value-type="float">
            <text:p>2668</text:p>
          </table:table-cell>
          <table:table-cell office:value-type="float" office:value="2289" calcext:value-type="float">
            <text:p>2289</text:p>
          </table:table-cell>
          <table:table-cell office:value-type="float" office:value="4004" calcext:value-type="float">
            <text:p>4004</text:p>
          </table:table-cell>
          <table:table-cell office:value-type="float" office:value="2219.5" calcext:value-type="float">
            <text:p>2219.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623" calcext:value-type="float">
            <text:p>2623</text:p>
          </table:table-cell>
          <table:table-cell office:value-type="float" office:value="1713.5" calcext:value-type="float">
            <text:p>1713.5</text:p>
          </table:table-cell>
          <table:table-cell office:value-type="float" office:value="4034" calcext:value-type="float">
            <text:p>4034</text:p>
          </table:table-cell>
          <table:table-cell office:value-type="float" office:value="2578" calcext:value-type="float">
            <text:p>2578</text:p>
          </table:table-cell>
          <table:table-cell office:value-type="float" office:value="2299" calcext:value-type="float">
            <text:p>2299</text:p>
          </table:table-cell>
          <table:table-cell office:value-type="float" office:value="4004" calcext:value-type="float">
            <text:p>4004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2537" calcext:value-type="float">
            <text:p>2537</text:p>
          </table:table-cell>
          <table:table-cell office:value-type="float" office:value="1763" calcext:value-type="float">
            <text:p>1763</text:p>
          </table:table-cell>
          <table:table-cell office:value-type="float" office:value="4034" calcext:value-type="float">
            <text:p>4034</text:p>
          </table:table-cell>
          <table:table-cell office:value-type="float" office:value="2494.5" calcext:value-type="float">
            <text:p>2494.5</text:p>
          </table:table-cell>
          <table:table-cell office:value-type="float" office:value="2309" calcext:value-type="float">
            <text:p>2309</text:p>
          </table:table-cell>
          <table:table-cell office:value-type="float" office:value="4004" calcext:value-type="float">
            <text:p>4004</text:p>
          </table:table-cell>
          <table:table-cell office:value-type="float" office:value="2214.5" calcext:value-type="float">
            <text:p>2214.5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2650" calcext:value-type="float">
            <text:p>2650</text:p>
          </table:table-cell>
          <table:table-cell office:value-type="float" office:value="1671.5" calcext:value-type="float">
            <text:p>1671.5</text:p>
          </table:table-cell>
          <table:table-cell office:value-type="float" office:value="4034" calcext:value-type="float">
            <text:p>4034</text:p>
          </table:table-cell>
          <table:table-cell office:value-type="float" office:value="2571.5" calcext:value-type="float">
            <text:p>2571.5</text:p>
          </table:table-cell>
          <table:table-cell office:value-type="float" office:value="2354.5" calcext:value-type="float">
            <text:p>2354.5</text:p>
          </table:table-cell>
          <table:table-cell office:value-type="float" office:value="4004" calcext:value-type="float">
            <text:p>4004</text:p>
          </table:table-cell>
          <table:table-cell office:value-type="float" office:value="2128.5" calcext:value-type="float">
            <text:p>2128.5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629" calcext:value-type="float">
            <text:p>2629</text:p>
          </table:table-cell>
          <table:table-cell office:value-type="float" office:value="1680.5" calcext:value-type="float">
            <text:p>1680.5</text:p>
          </table:table-cell>
          <table:table-cell office:value-type="float" office:value="4034" calcext:value-type="float">
            <text:p>4034</text:p>
          </table:table-cell>
          <table:table-cell office:value-type="float" office:value="2515" calcext:value-type="float">
            <text:p>2515</text:p>
          </table:table-cell>
          <table:table-cell office:value-type="float" office:value="2338" calcext:value-type="float">
            <text:p>2338</text:p>
          </table:table-cell>
          <table:table-cell office:value-type="float" office:value="4004" calcext:value-type="float">
            <text:p>4004</text:p>
          </table:table-cell>
          <table:table-cell office:value-type="float" office:value="2101.5" calcext:value-type="float">
            <text:p>2101.5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2713.5" calcext:value-type="float">
            <text:p>2713.5</text:p>
          </table:table-cell>
          <table:table-cell office:value-type="float" office:value="1673" calcext:value-type="float">
            <text:p>1673</text:p>
          </table:table-cell>
          <table:table-cell office:value-type="float" office:value="4034" calcext:value-type="float">
            <text:p>4034</text:p>
          </table:table-cell>
          <table:table-cell office:value-type="float" office:value="2505" calcext:value-type="float">
            <text:p>2505</text:p>
          </table:table-cell>
          <table:table-cell office:value-type="float" office:value="2387.5" calcext:value-type="float">
            <text:p>2387.5</text:p>
          </table:table-cell>
          <table:table-cell office:value-type="float" office:value="4004" calcext:value-type="float">
            <text:p>4004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2713.5" calcext:value-type="float">
            <text:p>2713.5</text:p>
          </table:table-cell>
          <table:table-cell office:value-type="float" office:value="1628" calcext:value-type="float">
            <text:p>1628</text:p>
          </table:table-cell>
          <table:table-cell office:value-type="float" office:value="4034" calcext:value-type="float">
            <text:p>4034</text:p>
          </table:table-cell>
          <table:table-cell office:value-type="float" office:value="2442.5" calcext:value-type="float">
            <text:p>2442.5</text:p>
          </table:table-cell>
          <table:table-cell office:value-type="float" office:value="2372.5" calcext:value-type="float">
            <text:p>2372.5</text:p>
          </table:table-cell>
          <table:table-cell office:value-type="float" office:value="4004" calcext:value-type="float">
            <text:p>4004</text:p>
          </table:table-cell>
          <table:table-cell office:value-type="float" office:value="2106.5" calcext:value-type="float">
            <text:p>2106.5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2670.5" calcext:value-type="float">
            <text:p>2670.5</text:p>
          </table:table-cell>
          <table:table-cell office:value-type="float" office:value="1690.5" calcext:value-type="float">
            <text:p>1690.5</text:p>
          </table:table-cell>
          <table:table-cell office:value-type="float" office:value="4034" calcext:value-type="float">
            <text:p>4034</text:p>
          </table:table-cell>
          <table:table-cell office:value-type="float" office:value="2408" calcext:value-type="float">
            <text:p>2408</text:p>
          </table:table-cell>
          <table:table-cell office:value-type="float" office:value="2272.5" calcext:value-type="float">
            <text:p>2272.5</text:p>
          </table:table-cell>
          <table:table-cell office:value-type="float" office:value="4004" calcext:value-type="float">
            <text:p>4004</text:p>
          </table:table-cell>
          <table:table-cell office:value-type="float" office:value="2036.5" calcext:value-type="float">
            <text:p>2036.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2624.5" calcext:value-type="float">
            <text:p>2624.5</text:p>
          </table:table-cell>
          <table:table-cell office:value-type="float" office:value="1715" calcext:value-type="float">
            <text:p>1715</text:p>
          </table:table-cell>
          <table:table-cell office:value-type="float" office:value="4034" calcext:value-type="float">
            <text:p>4034</text:p>
          </table:table-cell>
          <table:table-cell office:value-type="float" office:value="2415.5" calcext:value-type="float">
            <text:p>2415.5</text:p>
          </table:table-cell>
          <table:table-cell office:value-type="float" office:value="2287" calcext:value-type="float">
            <text:p>2287</text:p>
          </table:table-cell>
          <table:table-cell office:value-type="float" office:value="4004" calcext:value-type="float">
            <text:p>400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2391.5" calcext:value-type="float">
            <text:p>2391.5</text:p>
          </table:table-cell>
          <table:table-cell office:value-type="float" office:value="1492" calcext:value-type="float">
            <text:p>1492</text:p>
          </table:table-cell>
          <table:table-cell office:value-type="float" office:value="4034" calcext:value-type="float">
            <text:p>4034</text:p>
          </table:table-cell>
          <table:table-cell office:value-type="float" office:value="2125.5" calcext:value-type="float">
            <text:p>2125.5</text:p>
          </table:table-cell>
          <table:table-cell office:value-type="float" office:value="2059" calcext:value-type="float">
            <text:p>2059</text:p>
          </table:table-cell>
          <table:table-cell office:value-type="float" office:value="4004" calcext:value-type="float">
            <text:p>4004</text:p>
          </table:table-cell>
          <table:table-cell office:value-type="float" office:value="1862.5" calcext:value-type="float">
            <text:p>1862.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2396.5" calcext:value-type="float">
            <text:p>2396.5</text:p>
          </table:table-cell>
          <table:table-cell office:value-type="float" office:value="1438.5" calcext:value-type="float">
            <text:p>1438.5</text:p>
          </table:table-cell>
          <table:table-cell office:value-type="float" office:value="4034" calcext:value-type="float">
            <text:p>4034</text:p>
          </table:table-cell>
          <table:table-cell office:value-type="float" office:value="2041" calcext:value-type="float">
            <text:p>2041</text:p>
          </table:table-cell>
          <table:table-cell office:value-type="float" office:value="1985" calcext:value-type="float">
            <text:p>1985</text:p>
          </table:table-cell>
          <table:table-cell office:value-type="float" office:value="4004" calcext:value-type="float">
            <text:p>4004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319.5" calcext:value-type="float">
            <text:p>2319.5</text:p>
          </table:table-cell>
          <table:table-cell office:value-type="float" office:value="1287" calcext:value-type="float">
            <text:p>1287</text:p>
          </table:table-cell>
          <table:table-cell office:value-type="float" office:value="4034" calcext:value-type="float">
            <text:p>4034</text:p>
          </table:table-cell>
          <table:table-cell office:value-type="float" office:value="1919" calcext:value-type="float">
            <text:p>1919</text:p>
          </table:table-cell>
          <table:table-cell office:value-type="float" office:value="1886" calcext:value-type="float">
            <text:p>1886</text:p>
          </table:table-cell>
          <table:table-cell office:value-type="float" office:value="4004" calcext:value-type="float">
            <text:p>4004</text:p>
          </table:table-cell>
          <table:table-cell office:value-type="float" office:value="1675.5" calcext:value-type="float">
            <text:p>1675.5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2256.5" calcext:value-type="float">
            <text:p>2256.5</text:p>
          </table:table-cell>
          <table:table-cell office:value-type="float" office:value="1205" calcext:value-type="float">
            <text:p>1205</text:p>
          </table:table-cell>
          <table:table-cell office:value-type="float" office:value="4034" calcext:value-type="float">
            <text:p>4034</text:p>
          </table:table-cell>
          <table:table-cell office:value-type="float" office:value="1894" calcext:value-type="float">
            <text:p>1894</text:p>
          </table:table-cell>
          <table:table-cell office:value-type="float" office:value="1722" calcext:value-type="float">
            <text:p>1722</text:p>
          </table:table-cell>
          <table:table-cell office:value-type="float" office:value="4004" calcext:value-type="float">
            <text:p>4004</text:p>
          </table:table-cell>
          <table:table-cell office:value-type="float" office:value="1610.5" calcext:value-type="float">
            <text:p>1610.5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2260" calcext:value-type="float">
            <text:p>2260</text:p>
          </table:table-cell>
          <table:table-cell office:value-type="float" office:value="1197" calcext:value-type="float">
            <text:p>1197</text:p>
          </table:table-cell>
          <table:table-cell office:value-type="float" office:value="4034" calcext:value-type="float">
            <text:p>4034</text:p>
          </table:table-cell>
          <table:table-cell office:value-type="float" office:value="1920" calcext:value-type="float">
            <text:p>1920</text:p>
          </table:table-cell>
          <table:table-cell office:value-type="float" office:value="1758.5" calcext:value-type="float">
            <text:p>1758.5</text:p>
          </table:table-cell>
          <table:table-cell office:value-type="float" office:value="4004" calcext:value-type="float">
            <text:p>400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2209" calcext:value-type="float">
            <text:p>2209</text:p>
          </table:table-cell>
          <table:table-cell office:value-type="float" office:value="1265" calcext:value-type="float">
            <text:p>1265</text:p>
          </table:table-cell>
          <table:table-cell office:value-type="float" office:value="4034" calcext:value-type="float">
            <text:p>4034</text:p>
          </table:table-cell>
          <table:table-cell office:value-type="float" office:value="1906.5" calcext:value-type="float">
            <text:p>1906.5</text:p>
          </table:table-cell>
          <table:table-cell office:value-type="float" office:value="1782" calcext:value-type="float">
            <text:p>1782</text:p>
          </table:table-cell>
          <table:table-cell office:value-type="float" office:value="4004" calcext:value-type="float">
            <text:p>400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2244.5" calcext:value-type="float">
            <text:p>2244.5</text:p>
          </table:table-cell>
          <table:table-cell office:value-type="float" office:value="1089" calcext:value-type="float">
            <text:p>1089</text:p>
          </table:table-cell>
          <table:table-cell office:value-type="float" office:value="4034" calcext:value-type="float">
            <text:p>4034</text:p>
          </table:table-cell>
          <table:table-cell office:value-type="float" office:value="1915.5" calcext:value-type="float">
            <text:p>1915.5</text:p>
          </table:table-cell>
          <table:table-cell office:value-type="float" office:value="1787" calcext:value-type="float">
            <text:p>1787</text:p>
          </table:table-cell>
          <table:table-cell office:value-type="float" office:value="4004" calcext:value-type="float">
            <text:p>4004</text:p>
          </table:table-cell>
          <table:table-cell office:value-type="float" office:value="1498.5" calcext:value-type="float">
            <text:p>1498.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2141" calcext:value-type="float">
            <text:p>2141</text:p>
          </table:table-cell>
          <table:table-cell office:value-type="float" office:value="1161.5" calcext:value-type="float">
            <text:p>1161.5</text:p>
          </table:table-cell>
          <table:table-cell office:value-type="float" office:value="4034" calcext:value-type="float">
            <text:p>4034</text:p>
          </table:table-cell>
          <table:table-cell office:value-type="float" office:value="1944.5" calcext:value-type="float">
            <text:p>1944.5</text:p>
          </table:table-cell>
          <table:table-cell office:value-type="float" office:value="1949.5" calcext:value-type="float">
            <text:p>1949.5</text:p>
          </table:table-cell>
          <table:table-cell office:value-type="float" office:value="4004" calcext:value-type="float">
            <text:p>400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2092" calcext:value-type="float">
            <text:p>2092</text:p>
          </table:table-cell>
          <table:table-cell office:value-type="float" office:value="1108" calcext:value-type="float">
            <text:p>1108</text:p>
          </table:table-cell>
          <table:table-cell office:value-type="float" office:value="4034" calcext:value-type="float">
            <text:p>4034</text:p>
          </table:table-cell>
          <table:table-cell office:value-type="float" office:value="1873" calcext:value-type="float">
            <text:p>1873</text:p>
          </table:table-cell>
          <table:table-cell office:value-type="float" office:value="1893" calcext:value-type="float">
            <text:p>1893</text:p>
          </table:table-cell>
          <table:table-cell office:value-type="float" office:value="4004" calcext:value-type="float">
            <text:p>4004</text:p>
          </table:table-cell>
          <table:table-cell office:value-type="float" office:value="1438.5" calcext:value-type="float">
            <text:p>1438.5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2116.5" calcext:value-type="float">
            <text:p>2116.5</text:p>
          </table:table-cell>
          <table:table-cell office:value-type="float" office:value="1130" calcext:value-type="float">
            <text:p>1130</text:p>
          </table:table-cell>
          <table:table-cell office:value-type="float" office:value="4034" calcext:value-type="float">
            <text:p>4034</text:p>
          </table:table-cell>
          <table:table-cell office:value-type="float" office:value="1921" calcext:value-type="float">
            <text:p>1921</text:p>
          </table:table-cell>
          <table:table-cell office:value-type="float" office:value="1843.5" calcext:value-type="float">
            <text:p>1843.5</text:p>
          </table:table-cell>
          <table:table-cell office:value-type="float" office:value="4004" calcext:value-type="float">
            <text:p>4004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2189" calcext:value-type="float">
            <text:p>2189</text:p>
          </table:table-cell>
          <table:table-cell office:value-type="float" office:value="1161.5" calcext:value-type="float">
            <text:p>1161.5</text:p>
          </table:table-cell>
          <table:table-cell office:value-type="float" office:value="4034" calcext:value-type="float">
            <text:p>4034</text:p>
          </table:table-cell>
          <table:table-cell office:value-type="float" office:value="1933.5" calcext:value-type="float">
            <text:p>1933.5</text:p>
          </table:table-cell>
          <table:table-cell office:value-type="float" office:value="1789" calcext:value-type="float">
            <text:p>1789</text:p>
          </table:table-cell>
          <table:table-cell office:value-type="float" office:value="4004" calcext:value-type="float">
            <text:p>4004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2189" calcext:value-type="float">
            <text:p>2189</text:p>
          </table:table-cell>
          <table:table-cell office:value-type="float" office:value="1196" calcext:value-type="float">
            <text:p>1196</text:p>
          </table:table-cell>
          <table:table-cell office:value-type="float" office:value="4034" calcext:value-type="float">
            <text:p>4034</text:p>
          </table:table-cell>
          <table:table-cell office:value-type="float" office:value="2014.5" calcext:value-type="float">
            <text:p>2014.5</text:p>
          </table:table-cell>
          <table:table-cell office:value-type="float" office:value="1839" calcext:value-type="float">
            <text:p>1839</text:p>
          </table:table-cell>
          <table:table-cell office:value-type="float" office:value="4004" calcext:value-type="float">
            <text:p>4004</text:p>
          </table:table-cell>
          <table:table-cell office:value-type="float" office:value="1389.5" calcext:value-type="float">
            <text:p>1389.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155.5" calcext:value-type="float">
            <text:p>2155.5</text:p>
          </table:table-cell>
          <table:table-cell office:value-type="float" office:value="1190.5" calcext:value-type="float">
            <text:p>1190.5</text:p>
          </table:table-cell>
          <table:table-cell office:value-type="float" office:value="4034" calcext:value-type="float">
            <text:p>4034</text:p>
          </table:table-cell>
          <table:table-cell office:value-type="float" office:value="2001.5" calcext:value-type="float">
            <text:p>2001.5</text:p>
          </table:table-cell>
          <table:table-cell office:value-type="float" office:value="1879.5" calcext:value-type="float">
            <text:p>1879.5</text:p>
          </table:table-cell>
          <table:table-cell office:value-type="float" office:value="4004" calcext:value-type="float">
            <text:p>400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2159" calcext:value-type="float">
            <text:p>2159</text:p>
          </table:table-cell>
          <table:table-cell office:value-type="float" office:value="1238.5" calcext:value-type="float">
            <text:p>1238.5</text:p>
          </table:table-cell>
          <table:table-cell office:value-type="float" office:value="4034" calcext:value-type="float">
            <text:p>4034</text:p>
          </table:table-cell>
          <table:table-cell office:value-type="float" office:value="1917" calcext:value-type="float">
            <text:p>1917</text:p>
          </table:table-cell>
          <table:table-cell office:value-type="float" office:value="1817.5" calcext:value-type="float">
            <text:p>1817.5</text:p>
          </table:table-cell>
          <table:table-cell office:value-type="float" office:value="4004" calcext:value-type="float">
            <text:p>4004</text:p>
          </table:table-cell>
          <table:table-cell office:value-type="float" office:value="1273.5" calcext:value-type="float">
            <text:p>1273.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2177.5" calcext:value-type="float">
            <text:p>2177.5</text:p>
          </table:table-cell>
          <table:table-cell office:value-type="float" office:value="1228" calcext:value-type="float">
            <text:p>1228</text:p>
          </table:table-cell>
          <table:table-cell office:value-type="float" office:value="4034" calcext:value-type="float">
            <text:p>4034</text:p>
          </table:table-cell>
          <table:table-cell office:value-type="float" office:value="1842" calcext:value-type="float">
            <text:p>1842</text:p>
          </table:table-cell>
          <table:table-cell office:value-type="float" office:value="1751.5" calcext:value-type="float">
            <text:p>1751.5</text:p>
          </table:table-cell>
          <table:table-cell office:value-type="float" office:value="4004" calcext:value-type="float">
            <text:p>400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2243" calcext:value-type="float">
            <text:p>2243</text:p>
          </table:table-cell>
          <table:table-cell office:value-type="float" office:value="1256" calcext:value-type="float">
            <text:p>1256</text:p>
          </table:table-cell>
          <table:table-cell office:value-type="float" office:value="4034" calcext:value-type="float">
            <text:p>4034</text:p>
          </table:table-cell>
          <table:table-cell office:value-type="float" office:value="1819" calcext:value-type="float">
            <text:p>1819</text:p>
          </table:table-cell>
          <table:table-cell office:value-type="float" office:value="1814.5" calcext:value-type="float">
            <text:p>1814.5</text:p>
          </table:table-cell>
          <table:table-cell office:value-type="float" office:value="4004" calcext:value-type="float">
            <text:p>4004</text:p>
          </table:table-cell>
          <table:table-cell office:value-type="float" office:value="1194.5" calcext:value-type="float">
            <text:p>1194.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2155.5" calcext:value-type="float">
            <text:p>2155.5</text:p>
          </table:table-cell>
          <table:table-cell office:value-type="float" office:value="1274" calcext:value-type="float">
            <text:p>1274</text:p>
          </table:table-cell>
          <table:table-cell office:value-type="float" office:value="4034" calcext:value-type="float">
            <text:p>4034</text:p>
          </table:table-cell>
          <table:table-cell office:value-type="float" office:value="1857" calcext:value-type="float">
            <text:p>1857</text:p>
          </table:table-cell>
          <table:table-cell office:value-type="float" office:value="1822.5" calcext:value-type="float">
            <text:p>1822.5</text:p>
          </table:table-cell>
          <table:table-cell office:value-type="float" office:value="4004" calcext:value-type="float">
            <text:p>4004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2132.5" calcext:value-type="float">
            <text:p>2132.5</text:p>
          </table:table-cell>
          <table:table-cell office:value-type="float" office:value="1239" calcext:value-type="float">
            <text:p>1239</text:p>
          </table:table-cell>
          <table:table-cell office:value-type="float" office:value="4034" calcext:value-type="float">
            <text:p>4034</text:p>
          </table:table-cell>
          <table:table-cell office:value-type="float" office:value="1941.5" calcext:value-type="float">
            <text:p>1941.5</text:p>
          </table:table-cell>
          <table:table-cell office:value-type="float" office:value="1779.5" calcext:value-type="float">
            <text:p>1779.5</text:p>
          </table:table-cell>
          <table:table-cell office:value-type="float" office:value="4004" calcext:value-type="float">
            <text:p>4004</text:p>
          </table:table-cell>
          <table:table-cell office:value-type="float" office:value="1172.5" calcext:value-type="float">
            <text:p>1172.5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2055" calcext:value-type="float">
            <text:p>2055</text:p>
          </table:table-cell>
          <table:table-cell office:value-type="float" office:value="1224" calcext:value-type="float">
            <text:p>1224</text:p>
          </table:table-cell>
          <table:table-cell office:value-type="float" office:value="4034" calcext:value-type="float">
            <text:p>4034</text:p>
          </table:table-cell>
          <table:table-cell office:value-type="float" office:value="1950" calcext:value-type="float">
            <text:p>1950</text:p>
          </table:table-cell>
          <table:table-cell office:value-type="float" office:value="1743.5" calcext:value-type="float">
            <text:p>1743.5</text:p>
          </table:table-cell>
          <table:table-cell office:value-type="float" office:value="4004" calcext:value-type="float">
            <text:p>4004</text:p>
          </table:table-cell>
          <table:table-cell office:value-type="float" office:value="1086.5" calcext:value-type="float">
            <text:p>1086.5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2141" calcext:value-type="float">
            <text:p>2141</text:p>
          </table:table-cell>
          <table:table-cell office:value-type="float" office:value="1382" calcext:value-type="float">
            <text:p>1382</text:p>
          </table:table-cell>
          <table:table-cell office:value-type="float" office:value="4034" calcext:value-type="float">
            <text:p>4034</text:p>
          </table:table-cell>
          <table:table-cell office:value-type="float" office:value="2156.5" calcext:value-type="float">
            <text:p>2156.5</text:p>
          </table:table-cell>
          <table:table-cell office:value-type="float" office:value="1802.5" calcext:value-type="float">
            <text:p>1802.5</text:p>
          </table:table-cell>
          <table:table-cell office:value-type="float" office:value="4004" calcext:value-type="float">
            <text:p>4004</text:p>
          </table:table-cell>
          <table:table-cell office:value-type="float" office:value="1178.5" calcext:value-type="float">
            <text:p>1178.5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2214" calcext:value-type="float">
            <text:p>2214</text:p>
          </table:table-cell>
          <table:table-cell office:value-type="float" office:value="1453.5" calcext:value-type="float">
            <text:p>1453.5</text:p>
          </table:table-cell>
          <table:table-cell office:value-type="float" office:value="4034" calcext:value-type="float">
            <text:p>4034</text:p>
          </table:table-cell>
          <table:table-cell office:value-type="float" office:value="2266" calcext:value-type="float">
            <text:p>2266</text:p>
          </table:table-cell>
          <table:table-cell office:value-type="float" office:value="1842" calcext:value-type="float">
            <text:p>1842</text:p>
          </table:table-cell>
          <table:table-cell office:value-type="float" office:value="4004" calcext:value-type="float">
            <text:p>4004</text:p>
          </table:table-cell>
          <table:table-cell office:value-type="float" office:value="1329.5" calcext:value-type="float">
            <text:p>1329.5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2194.5" calcext:value-type="float">
            <text:p>2194.5</text:p>
          </table:table-cell>
          <table:table-cell office:value-type="float" office:value="1253" calcext:value-type="float">
            <text:p>1253</text:p>
          </table:table-cell>
          <table:table-cell office:value-type="float" office:value="4034" calcext:value-type="float">
            <text:p>4034</text:p>
          </table:table-cell>
          <table:table-cell office:value-type="float" office:value="2127.5" calcext:value-type="float">
            <text:p>2127.5</text:p>
          </table:table-cell>
          <table:table-cell office:value-type="float" office:value="1806" calcext:value-type="float">
            <text:p>1806</text:p>
          </table:table-cell>
          <table:table-cell office:value-type="float" office:value="4004" calcext:value-type="float">
            <text:p>4004</text:p>
          </table:table-cell>
          <table:table-cell office:value-type="float" office:value="1305.5" calcext:value-type="float">
            <text:p>1305.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241.5" calcext:value-type="float">
            <text:p>2241.5</text:p>
          </table:table-cell>
          <table:table-cell office:value-type="float" office:value="1362.5" calcext:value-type="float">
            <text:p>1362.5</text:p>
          </table:table-cell>
          <table:table-cell office:value-type="float" office:value="4034" calcext:value-type="float">
            <text:p>4034</text:p>
          </table:table-cell>
          <table:table-cell office:value-type="float" office:value="2191" calcext:value-type="float">
            <text:p>2191</text:p>
          </table:table-cell>
          <table:table-cell office:value-type="float" office:value="1966" calcext:value-type="float">
            <text:p>1966</text:p>
          </table:table-cell>
          <table:table-cell office:value-type="float" office:value="4004" calcext:value-type="float">
            <text:p>4004</text:p>
          </table:table-cell>
          <table:table-cell office:value-type="float" office:value="1253.5" calcext:value-type="float">
            <text:p>1253.5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2160.5" calcext:value-type="float">
            <text:p>2160.5</text:p>
          </table:table-cell>
          <table:table-cell office:value-type="float" office:value="1464.5" calcext:value-type="float">
            <text:p>1464.5</text:p>
          </table:table-cell>
          <table:table-cell office:value-type="float" office:value="4034" calcext:value-type="float">
            <text:p>4034</text:p>
          </table:table-cell>
          <table:table-cell office:value-type="float" office:value="2285.5" calcext:value-type="float">
            <text:p>2285.5</text:p>
          </table:table-cell>
          <table:table-cell office:value-type="float" office:value="2063.5" calcext:value-type="float">
            <text:p>2063.5</text:p>
          </table:table-cell>
          <table:table-cell office:value-type="float" office:value="4004" calcext:value-type="float">
            <text:p>4004</text:p>
          </table:table-cell>
          <table:table-cell office:value-type="float" office:value="1336.5" calcext:value-type="float">
            <text:p>1336.5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2167.5" calcext:value-type="float">
            <text:p>2167.5</text:p>
          </table:table-cell>
          <table:table-cell office:value-type="float" office:value="1418" calcext:value-type="float">
            <text:p>1418</text:p>
          </table:table-cell>
          <table:table-cell office:value-type="float" office:value="4034" calcext:value-type="float">
            <text:p>4034</text:p>
          </table:table-cell>
          <table:table-cell office:value-type="float" office:value="2265" calcext:value-type="float">
            <text:p>2265</text:p>
          </table:table-cell>
          <table:table-cell office:value-type="float" office:value="2038.5" calcext:value-type="float">
            <text:p>2038.5</text:p>
          </table:table-cell>
          <table:table-cell office:value-type="float" office:value="4004" calcext:value-type="float">
            <text:p>4004</text:p>
          </table:table-cell>
          <table:table-cell office:value-type="float" office:value="1243.5" calcext:value-type="float">
            <text:p>1243.5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2100" calcext:value-type="float">
            <text:p>2100</text:p>
          </table:table-cell>
          <table:table-cell office:value-type="float" office:value="1254.5" calcext:value-type="float">
            <text:p>1254.5</text:p>
          </table:table-cell>
          <table:table-cell office:value-type="float" office:value="4034" calcext:value-type="float">
            <text:p>4034</text:p>
          </table:table-cell>
          <table:table-cell office:value-type="float" office:value="2331" calcext:value-type="float">
            <text:p>2331</text:p>
          </table:table-cell>
          <table:table-cell office:value-type="float" office:value="1947.5" calcext:value-type="float">
            <text:p>1947.5</text:p>
          </table:table-cell>
          <table:table-cell office:value-type="float" office:value="4004" calcext:value-type="float">
            <text:p>4004</text:p>
          </table:table-cell>
          <table:table-cell office:value-type="float" office:value="1302.5" calcext:value-type="float">
            <text:p>1302.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009.5" calcext:value-type="float">
            <text:p>2009.5</text:p>
          </table:table-cell>
          <table:table-cell office:value-type="float" office:value="1242" calcext:value-type="float">
            <text:p>1242</text:p>
          </table:table-cell>
          <table:table-cell office:value-type="float" office:value="4034" calcext:value-type="float">
            <text:p>4034</text:p>
          </table:table-cell>
          <table:table-cell office:value-type="float" office:value="2303" calcext:value-type="float">
            <text:p>2303</text:p>
          </table:table-cell>
          <table:table-cell office:value-type="float" office:value="1812" calcext:value-type="float">
            <text:p>1812</text:p>
          </table:table-cell>
          <table:table-cell office:value-type="float" office:value="4004" calcext:value-type="float">
            <text:p>4004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2119.5" calcext:value-type="float">
            <text:p>2119.5</text:p>
          </table:table-cell>
          <table:table-cell office:value-type="float" office:value="1262" calcext:value-type="float">
            <text:p>1262</text:p>
          </table:table-cell>
          <table:table-cell office:value-type="float" office:value="4034" calcext:value-type="float">
            <text:p>4034</text:p>
          </table:table-cell>
          <table:table-cell office:value-type="float" office:value="2258.5" calcext:value-type="float">
            <text:p>2258.5</text:p>
          </table:table-cell>
          <table:table-cell office:value-type="float" office:value="1829.5" calcext:value-type="float">
            <text:p>1829.5</text:p>
          </table:table-cell>
          <table:table-cell office:value-type="float" office:value="4004" calcext:value-type="float">
            <text:p>4004</text:p>
          </table:table-cell>
          <table:table-cell office:value-type="float" office:value="1236.5" calcext:value-type="float">
            <text:p>1236.5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2162.5" calcext:value-type="float">
            <text:p>2162.5</text:p>
          </table:table-cell>
          <table:table-cell office:value-type="float" office:value="1227" calcext:value-type="float">
            <text:p>1227</text:p>
          </table:table-cell>
          <table:table-cell office:value-type="float" office:value="4034" calcext:value-type="float">
            <text:p>4034</text:p>
          </table:table-cell>
          <table:table-cell office:value-type="float" office:value="2202" calcext:value-type="float">
            <text:p>2202</text:p>
          </table:table-cell>
          <table:table-cell office:value-type="float" office:value="1795.5" calcext:value-type="float">
            <text:p>1795.5</text:p>
          </table:table-cell>
          <table:table-cell office:value-type="float" office:value="4004" calcext:value-type="float">
            <text:p>4004</text:p>
          </table:table-cell>
          <table:table-cell office:value-type="float" office:value="1226.5" calcext:value-type="float">
            <text:p>1226.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2117.5" calcext:value-type="float">
            <text:p>2117.5</text:p>
          </table:table-cell>
          <table:table-cell office:value-type="float" office:value="1234.5" calcext:value-type="float">
            <text:p>1234.5</text:p>
          </table:table-cell>
          <table:table-cell office:value-type="float" office:value="4034" calcext:value-type="float">
            <text:p>4034</text:p>
          </table:table-cell>
          <table:table-cell office:value-type="float" office:value="2169.5" calcext:value-type="float">
            <text:p>2169.5</text:p>
          </table:table-cell>
          <table:table-cell office:value-type="float" office:value="1788" calcext:value-type="float">
            <text:p>1788</text:p>
          </table:table-cell>
          <table:table-cell office:value-type="float" office:value="4004" calcext:value-type="float">
            <text:p>4004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2177" calcext:value-type="float">
            <text:p>2177</text:p>
          </table:table-cell>
          <table:table-cell office:value-type="float" office:value="1199" calcext:value-type="float">
            <text:p>1199</text:p>
          </table:table-cell>
          <table:table-cell office:value-type="float" office:value="4034" calcext:value-type="float">
            <text:p>4034</text:p>
          </table:table-cell>
          <table:table-cell office:value-type="float" office:value="2188" calcext:value-type="float">
            <text:p>2188</text:p>
          </table:table-cell>
          <table:table-cell office:value-type="float" office:value="1829" calcext:value-type="float">
            <text:p>1829</text:p>
          </table:table-cell>
          <table:table-cell office:value-type="float" office:value="4004" calcext:value-type="float">
            <text:p>4004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2188" calcext:value-type="float">
            <text:p>2188</text:p>
          </table:table-cell>
          <table:table-cell office:value-type="float" office:value="1197.5" calcext:value-type="float">
            <text:p>1197.5</text:p>
          </table:table-cell>
          <table:table-cell office:value-type="float" office:value="4034" calcext:value-type="float">
            <text:p>4034</text:p>
          </table:table-cell>
          <table:table-cell office:value-type="float" office:value="2173" calcext:value-type="float">
            <text:p>2173</text:p>
          </table:table-cell>
          <table:table-cell office:value-type="float" office:value="1871" calcext:value-type="float">
            <text:p>1871</text:p>
          </table:table-cell>
          <table:table-cell office:value-type="float" office:value="4004" calcext:value-type="float">
            <text:p>400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143" calcext:value-type="float">
            <text:p>2143</text:p>
          </table:table-cell>
          <table:table-cell office:value-type="float" office:value="1051.5" calcext:value-type="float">
            <text:p>1051.5</text:p>
          </table:table-cell>
          <table:table-cell office:value-type="float" office:value="4034" calcext:value-type="float">
            <text:p>4034</text:p>
          </table:table-cell>
          <table:table-cell office:value-type="float" office:value="2140" calcext:value-type="float">
            <text:p>2140</text:p>
          </table:table-cell>
          <table:table-cell office:value-type="float" office:value="1729" calcext:value-type="float">
            <text:p>1729</text:p>
          </table:table-cell>
          <table:table-cell office:value-type="float" office:value="4004" calcext:value-type="float">
            <text:p>400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2168" calcext:value-type="float">
            <text:p>2168</text:p>
          </table:table-cell>
          <table:table-cell office:value-type="float" office:value="1018.5" calcext:value-type="float">
            <text:p>1018.5</text:p>
          </table:table-cell>
          <table:table-cell office:value-type="float" office:value="4034" calcext:value-type="float">
            <text:p>4034</text:p>
          </table:table-cell>
          <table:table-cell office:value-type="float" office:value="2301" calcext:value-type="float">
            <text:p>2301</text:p>
          </table:table-cell>
          <table:table-cell office:value-type="float" office:value="1803.5" calcext:value-type="float">
            <text:p>1803.5</text:p>
          </table:table-cell>
          <table:table-cell office:value-type="float" office:value="4004" calcext:value-type="float">
            <text:p>400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2095" calcext:value-type="float">
            <text:p>2095</text:p>
          </table:table-cell>
          <table:table-cell office:value-type="float" office:value="1030.5" calcext:value-type="float">
            <text:p>1030.5</text:p>
          </table:table-cell>
          <table:table-cell office:value-type="float" office:value="4034" calcext:value-type="float">
            <text:p>4034</text:p>
          </table:table-cell>
          <table:table-cell office:value-type="float" office:value="2290.5" calcext:value-type="float">
            <text:p>2290.5</text:p>
          </table:table-cell>
          <table:table-cell office:value-type="float" office:value="1630" calcext:value-type="float">
            <text:p>1630</text:p>
          </table:table-cell>
          <table:table-cell office:value-type="float" office:value="4004" calcext:value-type="float">
            <text:p>400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2135.5" calcext:value-type="float">
            <text:p>2135.5</text:p>
          </table:table-cell>
          <table:table-cell office:value-type="float" office:value="1088.5" calcext:value-type="float">
            <text:p>1088.5</text:p>
          </table:table-cell>
          <table:table-cell office:value-type="float" office:value="4034" calcext:value-type="float">
            <text:p>4034</text:p>
          </table:table-cell>
          <table:table-cell office:value-type="float" office:value="2219" calcext:value-type="float">
            <text:p>2219</text:p>
          </table:table-cell>
          <table:table-cell office:value-type="float" office:value="1698.5" calcext:value-type="float">
            <text:p>1698.5</text:p>
          </table:table-cell>
          <table:table-cell office:value-type="float" office:value="4004" calcext:value-type="float">
            <text:p>400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2060.5" calcext:value-type="float">
            <text:p>2060.5</text:p>
          </table:table-cell>
          <table:table-cell office:value-type="float" office:value="998" calcext:value-type="float">
            <text:p>998</text:p>
          </table:table-cell>
          <table:table-cell office:value-type="float" office:value="4034" calcext:value-type="float">
            <text:p>4034</text:p>
          </table:table-cell>
          <table:table-cell office:value-type="float" office:value="2091" calcext:value-type="float">
            <text:p>2091</text:p>
          </table:table-cell>
          <table:table-cell office:value-type="float" office:value="1839.5" calcext:value-type="float">
            <text:p>1839.5</text:p>
          </table:table-cell>
          <table:table-cell office:value-type="float" office:value="4004" calcext:value-type="float">
            <text:p>4004</text:p>
          </table:table-cell>
          <table:table-cell office:value-type="float" office:value="1041.5" calcext:value-type="float">
            <text:p>1041.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2043" calcext:value-type="float">
            <text:p>2043</text:p>
          </table:table-cell>
          <table:table-cell office:value-type="float" office:value="1031" calcext:value-type="float">
            <text:p>1031</text:p>
          </table:table-cell>
          <table:table-cell office:value-type="float" office:value="4034" calcext:value-type="float">
            <text:p>4034</text:p>
          </table:table-cell>
          <table:table-cell office:value-type="float" office:value="2050.5" calcext:value-type="float">
            <text:p>2050.5</text:p>
          </table:table-cell>
          <table:table-cell office:value-type="float" office:value="1810.5" calcext:value-type="float">
            <text:p>1810.5</text:p>
          </table:table-cell>
          <table:table-cell office:value-type="float" office:value="4004" calcext:value-type="float">
            <text:p>400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2080.5" calcext:value-type="float">
            <text:p>2080.5</text:p>
          </table:table-cell>
          <table:table-cell office:value-type="float" office:value="1014.5" calcext:value-type="float">
            <text:p>1014.5</text:p>
          </table:table-cell>
          <table:table-cell office:value-type="float" office:value="4034" calcext:value-type="float">
            <text:p>4034</text:p>
          </table:table-cell>
          <table:table-cell office:value-type="float" office:value="2060" calcext:value-type="float">
            <text:p>2060</text:p>
          </table:table-cell>
          <table:table-cell office:value-type="float" office:value="1765.5" calcext:value-type="float">
            <text:p>1765.5</text:p>
          </table:table-cell>
          <table:table-cell office:value-type="float" office:value="4004" calcext:value-type="float">
            <text:p>400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2056" calcext:value-type="float">
            <text:p>2056</text:p>
          </table:table-cell>
          <table:table-cell office:value-type="float" office:value="1029.5" calcext:value-type="float">
            <text:p>1029.5</text:p>
          </table:table-cell>
          <table:table-cell office:value-type="float" office:value="4034" calcext:value-type="float">
            <text:p>4034</text:p>
          </table:table-cell>
          <table:table-cell office:value-type="float" office:value="1994" calcext:value-type="float">
            <text:p>1994</text:p>
          </table:table-cell>
          <table:table-cell office:value-type="float" office:value="1756.5" calcext:value-type="float">
            <text:p>1756.5</text:p>
          </table:table-cell>
          <table:table-cell office:value-type="float" office:value="4004" calcext:value-type="float">
            <text:p>400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2234" calcext:value-type="float">
            <text:p>2234</text:p>
          </table:table-cell>
          <table:table-cell office:value-type="float" office:value="1112" calcext:value-type="float">
            <text:p>1112</text:p>
          </table:table-cell>
          <table:table-cell office:value-type="float" office:value="4034" calcext:value-type="float">
            <text:p>4034</text:p>
          </table:table-cell>
          <table:table-cell office:value-type="float" office:value="2096" calcext:value-type="float">
            <text:p>2096</text:p>
          </table:table-cell>
          <table:table-cell office:value-type="float" office:value="1815.5" calcext:value-type="float">
            <text:p>1815.5</text:p>
          </table:table-cell>
          <table:table-cell office:value-type="float" office:value="4004" calcext:value-type="float">
            <text:p>400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2300.5" calcext:value-type="float">
            <text:p>2300.5</text:p>
          </table:table-cell>
          <table:table-cell office:value-type="float" office:value="1057.5" calcext:value-type="float">
            <text:p>1057.5</text:p>
          </table:table-cell>
          <table:table-cell office:value-type="float" office:value="4034" calcext:value-type="float">
            <text:p>4034</text:p>
          </table:table-cell>
          <table:table-cell office:value-type="float" office:value="2083" calcext:value-type="float">
            <text:p>2083</text:p>
          </table:table-cell>
          <table:table-cell office:value-type="float" office:value="1759.5" calcext:value-type="float">
            <text:p>1759.5</text:p>
          </table:table-cell>
          <table:table-cell office:value-type="float" office:value="4004" calcext:value-type="float">
            <text:p>400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68" calcext:value-type="float">
            <text:p>2268</text:p>
          </table:table-cell>
          <table:table-cell office:value-type="float" office:value="1006" calcext:value-type="float">
            <text:p>1006</text:p>
          </table:table-cell>
          <table:table-cell office:value-type="float" office:value="4034" calcext:value-type="float">
            <text:p>4034</text:p>
          </table:table-cell>
          <table:table-cell office:value-type="float" office:value="2001.5" calcext:value-type="float">
            <text:p>2001.5</text:p>
          </table:table-cell>
          <table:table-cell office:value-type="float" office:value="1546" calcext:value-type="float">
            <text:p>1546</text:p>
          </table:table-cell>
          <table:table-cell office:value-type="float" office:value="4004" calcext:value-type="float">
            <text:p>400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2341.5" calcext:value-type="float">
            <text:p>2341.5</text:p>
          </table:table-cell>
          <table:table-cell office:value-type="float" office:value="964.5" calcext:value-type="float">
            <text:p>964.5</text:p>
          </table:table-cell>
          <table:table-cell office:value-type="float" office:value="4034" calcext:value-type="float">
            <text:p>4034</text:p>
          </table:table-cell>
          <table:table-cell office:value-type="float" office:value="2064" calcext:value-type="float">
            <text:p>2064</text:p>
          </table:table-cell>
          <table:table-cell office:value-type="float" office:value="1563.5" calcext:value-type="float">
            <text:p>1563.5</text:p>
          </table:table-cell>
          <table:table-cell office:value-type="float" office:value="4004" calcext:value-type="float">
            <text:p>4004</text:p>
          </table:table-cell>
          <table:table-cell office:value-type="float" office:value="697.5" calcext:value-type="float">
            <text:p>697.5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2254" calcext:value-type="float">
            <text:p>2254</text:p>
          </table:table-cell>
          <table:table-cell office:value-type="float" office:value="937.5" calcext:value-type="float">
            <text:p>937.5</text:p>
          </table:table-cell>
          <table:table-cell office:value-type="float" office:value="4034" calcext:value-type="float">
            <text:p>4034</text:p>
          </table:table-cell>
          <table:table-cell office:value-type="float" office:value="1999" calcext:value-type="float">
            <text:p>1999</text:p>
          </table:table-cell>
          <table:table-cell office:value-type="float" office:value="1532.5" calcext:value-type="float">
            <text:p>1532.5</text:p>
          </table:table-cell>
          <table:table-cell office:value-type="float" office:value="4004" calcext:value-type="float">
            <text:p>400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2187" calcext:value-type="float">
            <text:p>2187</text:p>
          </table:table-cell>
          <table:table-cell office:value-type="float" office:value="874" calcext:value-type="float">
            <text:p>874</text:p>
          </table:table-cell>
          <table:table-cell office:value-type="float" office:value="4034" calcext:value-type="float">
            <text:p>4034</text:p>
          </table:table-cell>
          <table:table-cell office:value-type="float" office:value="1984.5" calcext:value-type="float">
            <text:p>1984.5</text:p>
          </table:table-cell>
          <table:table-cell office:value-type="float" office:value="1513" calcext:value-type="float">
            <text:p>1513</text:p>
          </table:table-cell>
          <table:table-cell office:value-type="float" office:value="4004" calcext:value-type="float">
            <text:p>4004</text:p>
          </table:table-cell>
          <table:table-cell office:value-type="float" office:value="537.5" calcext:value-type="float">
            <text:p>537.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2134.5" calcext:value-type="float">
            <text:p>2134.5</text:p>
          </table:table-cell>
          <table:table-cell office:value-type="float" office:value="761.5" calcext:value-type="float">
            <text:p>761.5</text:p>
          </table:table-cell>
          <table:table-cell office:value-type="float" office:value="4034" calcext:value-type="float">
            <text:p>4034</text:p>
          </table:table-cell>
          <table:table-cell office:value-type="float" office:value="1997" calcext:value-type="float">
            <text:p>1997</text:p>
          </table:table-cell>
          <table:table-cell office:value-type="float" office:value="1475.5" calcext:value-type="float">
            <text:p>1475.5</text:p>
          </table:table-cell>
          <table:table-cell office:value-type="float" office:value="4004" calcext:value-type="float">
            <text:p>4004</text:p>
          </table:table-cell>
          <table:table-cell office:value-type="float" office:value="477.5" calcext:value-type="float">
            <text:p>477.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920" calcext:value-type="float">
            <text:p>1920</text:p>
          </table:table-cell>
          <table:table-cell office:value-type="float" office:value="494" calcext:value-type="float">
            <text:p>494</text:p>
          </table:table-cell>
          <table:table-cell office:value-type="float" office:value="4034" calcext:value-type="float">
            <text:p>4034</text:p>
          </table:table-cell>
          <table:table-cell office:value-type="float" office:value="2167" calcext:value-type="float">
            <text:p>2167</text:p>
          </table:table-cell>
          <table:table-cell office:value-type="float" office:value="1318.5" calcext:value-type="float">
            <text:p>1318.5</text:p>
          </table:table-cell>
          <table:table-cell office:value-type="float" office:value="4004" calcext:value-type="float">
            <text:p>4004</text:p>
          </table:table-cell>
          <table:table-cell office:value-type="float" office:value="329.5" calcext:value-type="float">
            <text:p>329.5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881.5" calcext:value-type="float">
            <text:p>1881.5</text:p>
          </table:table-cell>
          <table:table-cell office:value-type="float" office:value="495.5" calcext:value-type="float">
            <text:p>495.5</text:p>
          </table:table-cell>
          <table:table-cell office:value-type="float" office:value="4034" calcext:value-type="float">
            <text:p>4034</text:p>
          </table:table-cell>
          <table:table-cell office:value-type="float" office:value="2188.5" calcext:value-type="float">
            <text:p>2188.5</text:p>
          </table:table-cell>
          <table:table-cell office:value-type="float" office:value="1358.5" calcext:value-type="float">
            <text:p>1358.5</text:p>
          </table:table-cell>
          <table:table-cell office:value-type="float" office:value="4004" calcext:value-type="float">
            <text:p>4004</text:p>
          </table:table-cell>
          <table:table-cell office:value-type="float" office:value="307.5" calcext:value-type="float">
            <text:p>307.5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918.5" calcext:value-type="float">
            <text:p>1918.5</text:p>
          </table:table-cell>
          <table:table-cell office:value-type="float" office:value="383" calcext:value-type="float">
            <text:p>383</text:p>
          </table:table-cell>
          <table:table-cell office:value-type="float" office:value="4034" calcext:value-type="float">
            <text:p>4034</text:p>
          </table:table-cell>
          <table:table-cell office:value-type="float" office:value="2159.5" calcext:value-type="float">
            <text:p>2159.5</text:p>
          </table:table-cell>
          <table:table-cell office:value-type="float" office:value="1326.5" calcext:value-type="float">
            <text:p>1326.5</text:p>
          </table:table-cell>
          <table:table-cell office:value-type="float" office:value="4004" calcext:value-type="float">
            <text:p>400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2016.5" calcext:value-type="float">
            <text:p>2016.5</text:p>
          </table:table-cell>
          <table:table-cell office:value-type="float" office:value="282" calcext:value-type="float">
            <text:p>282</text:p>
          </table:table-cell>
          <table:table-cell office:value-type="float" office:value="4034" calcext:value-type="float">
            <text:p>4034</text:p>
          </table:table-cell>
          <table:table-cell office:value-type="float" office:value="2170" calcext:value-type="float">
            <text:p>2170</text:p>
          </table:table-cell>
          <table:table-cell office:value-type="float" office:value="1258" calcext:value-type="float">
            <text:p>1258</text:p>
          </table:table-cell>
          <table:table-cell office:value-type="float" office:value="4004" calcext:value-type="float">
            <text:p>400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2096" calcext:value-type="float">
            <text:p>2096</text:p>
          </table:table-cell>
          <table:table-cell office:value-type="float" office:value="391.5" calcext:value-type="float">
            <text:p>391.5</text:p>
          </table:table-cell>
          <table:table-cell office:value-type="float" office:value="4034" calcext:value-type="float">
            <text:p>4034</text:p>
          </table:table-cell>
          <table:table-cell office:value-type="float" office:value="2239" calcext:value-type="float">
            <text:p>2239</text:p>
          </table:table-cell>
          <table:table-cell office:value-type="float" office:value="1355" calcext:value-type="float">
            <text:p>1355</text:p>
          </table:table-cell>
          <table:table-cell office:value-type="float" office:value="4004" calcext:value-type="float">
            <text:p>4004</text:p>
          </table:table-cell>
          <table:table-cell office:value-type="float" office:value="255.5" calcext:value-type="float">
            <text:p>255.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992" calcext:value-type="float">
            <text:p>1992</text:p>
          </table:table-cell>
          <table:table-cell office:value-type="float" office:value="232" calcext:value-type="float">
            <text:p>232</text:p>
          </table:table-cell>
          <table:table-cell office:value-type="float" office:value="4034" calcext:value-type="float">
            <text:p>4034</text:p>
          </table:table-cell>
          <table:table-cell office:value-type="float" office:value="2085" calcext:value-type="float">
            <text:p>2085</text:p>
          </table:table-cell>
          <table:table-cell office:value-type="float" office:value="1183" calcext:value-type="float">
            <text:p>1183</text:p>
          </table:table-cell>
          <table:table-cell office:value-type="float" office:value="4004" calcext:value-type="float">
            <text:p>4004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988" calcext:value-type="float">
            <text:p>1988</text:p>
          </table:table-cell>
          <table:table-cell office:value-type="float" office:value="136" calcext:value-type="float">
            <text:p>136</text:p>
          </table:table-cell>
          <table:table-cell office:value-type="float" office:value="4034" calcext:value-type="float">
            <text:p>4034</text:p>
          </table:table-cell>
          <table:table-cell office:value-type="float" office:value="2017" calcext:value-type="float">
            <text:p>2017</text:p>
          </table:table-cell>
          <table:table-cell office:value-type="float" office:value="1113.5" calcext:value-type="float">
            <text:p>1113.5</text:p>
          </table:table-cell>
          <table:table-cell office:value-type="float" office:value="4004" calcext:value-type="float">
            <text:p>400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945.5" calcext:value-type="float">
            <text:p>1945.5</text:p>
          </table:table-cell>
          <table:table-cell office:value-type="float" office:value="18.5" calcext:value-type="float">
            <text:p>18.5</text:p>
          </table:table-cell>
          <table:table-cell office:value-type="float" office:value="4034" calcext:value-type="float">
            <text:p>4034</text:p>
          </table:table-cell>
          <table:table-cell office:value-type="float" office:value="1957" calcext:value-type="float">
            <text:p>1957</text:p>
          </table:table-cell>
          <table:table-cell office:value-type="float" office:value="1021" calcext:value-type="float">
            <text:p>1021</text:p>
          </table:table-cell>
          <table:table-cell office:value-type="float" office:value="4004" calcext:value-type="float">
            <text:p>4004</text:p>
          </table:table-cell>
          <table:table-cell office:value-type="float" office:value="316.5" calcext:value-type="float">
            <text:p>316.5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878.5" calcext:value-type="float">
            <text:p>1878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28" calcext:value-type="float">
            <text:p>1828</text:p>
          </table:table-cell>
          <table:table-cell office:value-type="float" office:value="862" calcext:value-type="float">
            <text:p>862</text:p>
          </table:table-cell>
          <table:table-cell office:value-type="float" office:value="4004" calcext:value-type="float">
            <text:p>4004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806.5" calcext:value-type="float">
            <text:p>180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33" calcext:value-type="float">
            <text:p>1933</text:p>
          </table:table-cell>
          <table:table-cell office:value-type="float" office:value="743" calcext:value-type="float">
            <text:p>743</text:p>
          </table:table-cell>
          <table:table-cell office:value-type="float" office:value="4004" calcext:value-type="float">
            <text:p>4004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747.5" calcext:value-type="float">
            <text:p>1747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17.5" calcext:value-type="float">
            <text:p>1817.5</text:p>
          </table:table-cell>
          <table:table-cell office:value-type="float" office:value="675" calcext:value-type="float">
            <text:p>675</text:p>
          </table:table-cell>
          <table:table-cell office:value-type="float" office:value="4004" calcext:value-type="float">
            <text:p>4004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794" calcext:value-type="float">
            <text:p>1794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88" calcext:value-type="float">
            <text:p>1788</text:p>
          </table:table-cell>
          <table:table-cell office:value-type="float" office:value="616" calcext:value-type="float">
            <text:p>616</text:p>
          </table:table-cell>
          <table:table-cell office:value-type="float" office:value="4004" calcext:value-type="float">
            <text:p>40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889.5" calcext:value-type="float">
            <text:p>188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31.5" calcext:value-type="float">
            <text:p>1931.5</text:p>
          </table:table-cell>
          <table:table-cell office:value-type="float" office:value="659" calcext:value-type="float">
            <text:p>659</text:p>
          </table:table-cell>
          <table:table-cell office:value-type="float" office:value="4004" calcext:value-type="float">
            <text:p>400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671" calcext:value-type="float">
            <text:p>167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51" calcext:value-type="float">
            <text:p>1851</text:p>
          </table:table-cell>
          <table:table-cell office:value-type="float" office:value="727.5" calcext:value-type="float">
            <text:p>727.5</text:p>
          </table:table-cell>
          <table:table-cell office:value-type="float" office:value="4004" calcext:value-type="float">
            <text:p>4004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811.5" calcext:value-type="float">
            <text:p>1811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12.5" calcext:value-type="float">
            <text:p>1912.5</text:p>
          </table:table-cell>
          <table:table-cell office:value-type="float" office:value="816.5" calcext:value-type="float">
            <text:p>816.5</text:p>
          </table:table-cell>
          <table:table-cell office:value-type="float" office:value="4004" calcext:value-type="float">
            <text:p>400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895" calcext:value-type="float">
            <text:p>189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39" calcext:value-type="float">
            <text:p>2039</text:p>
          </table:table-cell>
          <table:table-cell office:value-type="float" office:value="827.5" calcext:value-type="float">
            <text:p>827.5</text:p>
          </table:table-cell>
          <table:table-cell office:value-type="float" office:value="4004" calcext:value-type="float">
            <text:p>400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819" calcext:value-type="float">
            <text:p>181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49.5" calcext:value-type="float">
            <text:p>2149.5</text:p>
          </table:table-cell>
          <table:table-cell office:value-type="float" office:value="842.5" calcext:value-type="float">
            <text:p>842.5</text:p>
          </table:table-cell>
          <table:table-cell office:value-type="float" office:value="4004" calcext:value-type="float">
            <text:p>4004</text:p>
          </table:table-cell>
          <table:table-cell office:value-type="float" office:value="341.5" calcext:value-type="float">
            <text:p>341.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824" calcext:value-type="float">
            <text:p>1824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00.5" calcext:value-type="float">
            <text:p>2200.5</text:p>
          </table:table-cell>
          <table:table-cell office:value-type="float" office:value="876.5" calcext:value-type="float">
            <text:p>876.5</text:p>
          </table:table-cell>
          <table:table-cell office:value-type="float" office:value="4004" calcext:value-type="float">
            <text:p>4004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794" calcext:value-type="float">
            <text:p>1794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45.5" calcext:value-type="float">
            <text:p>2145.5</text:p>
          </table:table-cell>
          <table:table-cell office:value-type="float" office:value="964" calcext:value-type="float">
            <text:p>964</text:p>
          </table:table-cell>
          <table:table-cell office:value-type="float" office:value="4004" calcext:value-type="float">
            <text:p>4004</text:p>
          </table:table-cell>
          <table:table-cell office:value-type="float" office:value="303.5" calcext:value-type="float">
            <text:p>303.5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699" calcext:value-type="float">
            <text:p>169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40" calcext:value-type="float">
            <text:p>2240</text:p>
          </table:table-cell>
          <table:table-cell office:value-type="float" office:value="1046" calcext:value-type="float">
            <text:p>1046</text:p>
          </table:table-cell>
          <table:table-cell office:value-type="float" office:value="4004" calcext:value-type="float">
            <text:p>400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59" calcext:value-type="float">
            <text:p>2159</text:p>
          </table:table-cell>
          <table:table-cell office:value-type="float" office:value="1010" calcext:value-type="float">
            <text:p>1010</text:p>
          </table:table-cell>
          <table:table-cell office:value-type="float" office:value="4004" calcext:value-type="float">
            <text:p>4004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30.5" calcext:value-type="float">
            <text:p>2130.5</text:p>
          </table:table-cell>
          <table:table-cell office:value-type="float" office:value="752.5" calcext:value-type="float">
            <text:p>752.5</text:p>
          </table:table-cell>
          <table:table-cell office:value-type="float" office:value="4004" calcext:value-type="float">
            <text:p>400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502" calcext:value-type="float">
            <text:p>150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66" calcext:value-type="float">
            <text:p>2066</text:p>
          </table:table-cell>
          <table:table-cell office:value-type="float" office:value="601" calcext:value-type="float">
            <text:p>601</text:p>
          </table:table-cell>
          <table:table-cell office:value-type="float" office:value="4004" calcext:value-type="float">
            <text:p>4004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19" calcext:value-type="float">
            <text:p>2019</text:p>
          </table:table-cell>
          <table:table-cell office:value-type="float" office:value="423" calcext:value-type="float">
            <text:p>423</text:p>
          </table:table-cell>
          <table:table-cell office:value-type="float" office:value="4004" calcext:value-type="float">
            <text:p>4004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195.5" calcext:value-type="float">
            <text:p>1195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64.5" calcext:value-type="float">
            <text:p>1964.5</text:p>
          </table:table-cell>
          <table:table-cell office:value-type="float" office:value="385.5" calcext:value-type="float">
            <text:p>385.5</text:p>
          </table:table-cell>
          <table:table-cell office:value-type="float" office:value="4004" calcext:value-type="float">
            <text:p>4004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16.5" calcext:value-type="float">
            <text:p>2016.5</text:p>
          </table:table-cell>
          <table:table-cell office:value-type="float" office:value="503.5" calcext:value-type="float">
            <text:p>50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65" calcext:value-type="float">
            <text:p>1965</text:p>
          </table:table-cell>
          <table:table-cell office:value-type="float" office:value="474" calcext:value-type="float">
            <text:p>47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155.5" calcext:value-type="float">
            <text:p>1155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43.5" calcext:value-type="float">
            <text:p>2043.5</text:p>
          </table:table-cell>
          <table:table-cell office:value-type="float" office:value="637" calcext:value-type="float">
            <text:p>63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1205.5" calcext:value-type="float">
            <text:p>1205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80" calcext:value-type="float">
            <text:p>2080</text:p>
          </table:table-cell>
          <table:table-cell office:value-type="float" office:value="639.5" calcext:value-type="float">
            <text:p>63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16.5" calcext:value-type="float">
            <text:p>2116.5</text:p>
          </table:table-cell>
          <table:table-cell office:value-type="float" office:value="717" calcext:value-type="float">
            <text:p>71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180.5" calcext:value-type="float">
            <text:p>1180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29" calcext:value-type="float">
            <text:p>2129</text:p>
          </table:table-cell>
          <table:table-cell office:value-type="float" office:value="712.5" calcext:value-type="float">
            <text:p>71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29.5" calcext:value-type="float">
            <text:p>2329.5</text:p>
          </table:table-cell>
          <table:table-cell office:value-type="float" office:value="852.5" calcext:value-type="float">
            <text:p>85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125.5" calcext:value-type="float">
            <text:p>1125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69.5" calcext:value-type="float">
            <text:p>2269.5</text:p>
          </table:table-cell>
          <table:table-cell office:value-type="float" office:value="732.5" calcext:value-type="float">
            <text:p>73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120.5" calcext:value-type="float">
            <text:p>1120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83.5" calcext:value-type="float">
            <text:p>2183.5</text:p>
          </table:table-cell>
          <table:table-cell office:value-type="float" office:value="655.5" calcext:value-type="float">
            <text:p>655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61" calcext:value-type="float">
            <text:p>2261</text:p>
          </table:table-cell>
          <table:table-cell office:value-type="float" office:value="773" calcext:value-type="float">
            <text:p>773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81.5" calcext:value-type="float">
            <text:p>2381.5</text:p>
          </table:table-cell>
          <table:table-cell office:value-type="float" office:value="936" calcext:value-type="float">
            <text:p>93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246.5" calcext:value-type="float">
            <text:p>124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23.5" calcext:value-type="float">
            <text:p>2323.5</text:p>
          </table:table-cell>
          <table:table-cell office:value-type="float" office:value="839" calcext:value-type="float">
            <text:p>83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133.5" calcext:value-type="float">
            <text:p>1133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96.5" calcext:value-type="float">
            <text:p>2196.5</text:p>
          </table:table-cell>
          <table:table-cell office:value-type="float" office:value="774.5" calcext:value-type="float">
            <text:p>774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147.5" calcext:value-type="float">
            <text:p>1147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39" calcext:value-type="float">
            <text:p>2039</text:p>
          </table:table-cell>
          <table:table-cell office:value-type="float" office:value="693.5" calcext:value-type="float">
            <text:p>69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88.5" calcext:value-type="float">
            <text:p>2088.5</text:p>
          </table:table-cell>
          <table:table-cell office:value-type="float" office:value="624" calcext:value-type="float">
            <text:p>62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12" calcext:value-type="float">
            <text:p>2012</text:p>
          </table:table-cell>
          <table:table-cell office:value-type="float" office:value="461" calcext:value-type="float">
            <text:p>46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88.5" calcext:value-type="float">
            <text:p>1988.5</text:p>
          </table:table-cell>
          <table:table-cell office:value-type="float" office:value="490" calcext:value-type="float">
            <text:p>490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12" calcext:value-type="float">
            <text:p>1912</text:p>
          </table:table-cell>
          <table:table-cell office:value-type="float" office:value="437" calcext:value-type="float">
            <text:p>43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987.5" calcext:value-type="float">
            <text:p>987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22" calcext:value-type="float">
            <text:p>2022</text:p>
          </table:table-cell>
          <table:table-cell office:value-type="float" office:value="446" calcext:value-type="float">
            <text:p>44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984.5" calcext:value-type="float">
            <text:p>98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48.5" calcext:value-type="float">
            <text:p>1948.5</text:p>
          </table:table-cell>
          <table:table-cell office:value-type="float" office:value="512.5" calcext:value-type="float">
            <text:p>51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84" calcext:value-type="float">
            <text:p>1984</text:p>
          </table:table-cell>
          <table:table-cell office:value-type="float" office:value="451" calcext:value-type="float">
            <text:p>45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836.5" calcext:value-type="float">
            <text:p>83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03.5" calcext:value-type="float">
            <text:p>1903.5</text:p>
          </table:table-cell>
          <table:table-cell office:value-type="float" office:value="349" calcext:value-type="float">
            <text:p>34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11.5" calcext:value-type="float">
            <text:p>1911.5</text:p>
          </table:table-cell>
          <table:table-cell office:value-type="float" office:value="348.5" calcext:value-type="float">
            <text:p>34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79.5" calcext:value-type="float">
            <text:p>1879.5</text:p>
          </table:table-cell>
          <table:table-cell office:value-type="float" office:value="382" calcext:value-type="float">
            <text:p>38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764.5" calcext:value-type="float">
            <text:p>76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44.5" calcext:value-type="float">
            <text:p>1944.5</text:p>
          </table:table-cell>
          <table:table-cell office:value-type="float" office:value="439.5" calcext:value-type="float">
            <text:p>43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55.5" calcext:value-type="float">
            <text:p>2155.5</text:p>
          </table:table-cell>
          <table:table-cell office:value-type="float" office:value="375" calcext:value-type="float">
            <text:p>37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74" calcext:value-type="float">
            <text:p>2374</text:p>
          </table:table-cell>
          <table:table-cell office:value-type="float" office:value="552.5" calcext:value-type="float">
            <text:p>55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37" calcext:value-type="float">
            <text:p>2437</text:p>
          </table:table-cell>
          <table:table-cell office:value-type="float" office:value="614" calcext:value-type="float">
            <text:p>61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96" calcext:value-type="float">
            <text:p>2496</text:p>
          </table:table-cell>
          <table:table-cell office:value-type="float" office:value="676.5" calcext:value-type="float">
            <text:p>67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27.5" calcext:value-type="float">
            <text:p>2527.5</text:p>
          </table:table-cell>
          <table:table-cell office:value-type="float" office:value="583.5" calcext:value-type="float">
            <text:p>58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95" calcext:value-type="float">
            <text:p>2595</text:p>
          </table:table-cell>
          <table:table-cell office:value-type="float" office:value="558" calcext:value-type="float">
            <text:p>55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771.5" calcext:value-type="float">
            <text:p>771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9" calcext:value-type="float">
            <text:p>2639</text:p>
          </table:table-cell>
          <table:table-cell office:value-type="float" office:value="496.5" calcext:value-type="float">
            <text:p>49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801.5" calcext:value-type="float">
            <text:p>801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84.5" calcext:value-type="float">
            <text:p>2684.5</text:p>
          </table:table-cell>
          <table:table-cell office:value-type="float" office:value="451.5" calcext:value-type="float">
            <text:p>45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762.5" calcext:value-type="float">
            <text:p>762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73" calcext:value-type="float">
            <text:p>2573</text:p>
          </table:table-cell>
          <table:table-cell office:value-type="float" office:value="393.5" calcext:value-type="float">
            <text:p>39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24.5" calcext:value-type="float">
            <text:p>2524.5</text:p>
          </table:table-cell>
          <table:table-cell office:value-type="float" office:value="252" calcext:value-type="float">
            <text:p>25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09" calcext:value-type="float">
            <text:p>2609</text:p>
          </table:table-cell>
          <table:table-cell office:value-type="float" office:value="365.5" calcext:value-type="float">
            <text:p>365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59.5" calcext:value-type="float">
            <text:p>2559.5</text:p>
          </table:table-cell>
          <table:table-cell office:value-type="float" office:value="331.5" calcext:value-type="float">
            <text:p>33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95" calcext:value-type="float">
            <text:p>2595</text:p>
          </table:table-cell>
          <table:table-cell office:value-type="float" office:value="219" calcext:value-type="float">
            <text:p>21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23" calcext:value-type="float">
            <text:p>2623</text:p>
          </table:table-cell>
          <table:table-cell office:value-type="float" office:value="174" calcext:value-type="float">
            <text:p>17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704.5" calcext:value-type="float">
            <text:p>70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71.5" calcext:value-type="float">
            <text:p>2771.5</text:p>
          </table:table-cell>
          <table:table-cell office:value-type="float" office:value="310" calcext:value-type="float">
            <text:p>310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49.5" calcext:value-type="float">
            <text:p>64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69" calcext:value-type="float">
            <text:p>2769</text:p>
          </table:table-cell>
          <table:table-cell office:value-type="float" office:value="238.5" calcext:value-type="float">
            <text:p>23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81.5" calcext:value-type="float">
            <text:p>2781.5</text:p>
          </table:table-cell>
          <table:table-cell office:value-type="float" office:value="216" calcext:value-type="float">
            <text:p>21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1" calcext:value-type="float">
            <text:p>2691</text:p>
          </table:table-cell>
          <table:table-cell office:value-type="float" office:value="203" calcext:value-type="float">
            <text:p>203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605.5" calcext:value-type="float">
            <text:p>605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0.5" calcext:value-type="float">
            <text:p>2630.5</text:p>
          </table:table-cell>
          <table:table-cell office:value-type="float" office:value="226" calcext:value-type="float">
            <text:p>22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0" calcext:value-type="float">
            <text:p>2690</text:p>
          </table:table-cell>
          <table:table-cell office:value-type="float" office:value="166.5" calcext:value-type="float">
            <text:p>16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38.5" calcext:value-type="float">
            <text:p>738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46.5" calcext:value-type="float">
            <text:p>2746.5</text:p>
          </table:table-cell>
          <table:table-cell office:value-type="float" office:value="317.5" calcext:value-type="float">
            <text:p>31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744.5" calcext:value-type="float">
            <text:p>74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97" calcext:value-type="float">
            <text:p>2797</text:p>
          </table:table-cell>
          <table:table-cell office:value-type="float" office:value="422.5" calcext:value-type="float">
            <text:p>42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801" calcext:value-type="float">
            <text:p>2801</text:p>
          </table:table-cell>
          <table:table-cell office:value-type="float" office:value="405.5" calcext:value-type="float">
            <text:p>405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85" calcext:value-type="float">
            <text:p>2785</text:p>
          </table:table-cell>
          <table:table-cell office:value-type="float" office:value="476.5" calcext:value-type="float">
            <text:p>47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703.5" calcext:value-type="float">
            <text:p>703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878" calcext:value-type="float">
            <text:p>2878</text:p>
          </table:table-cell>
          <table:table-cell office:value-type="float" office:value="449.5" calcext:value-type="float">
            <text:p>44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925" calcext:value-type="float">
            <text:p>2925</text:p>
          </table:table-cell>
          <table:table-cell office:value-type="float" office:value="439" calcext:value-type="float">
            <text:p>43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634.5" calcext:value-type="float">
            <text:p>63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994.5" calcext:value-type="float">
            <text:p>2994.5</text:p>
          </table:table-cell>
          <table:table-cell office:value-type="float" office:value="473.5" calcext:value-type="float">
            <text:p>47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602" calcext:value-type="float">
            <text:p>60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962" calcext:value-type="float">
            <text:p>2962</text:p>
          </table:table-cell>
          <table:table-cell office:value-type="float" office:value="406" calcext:value-type="float">
            <text:p>40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618.5" calcext:value-type="float">
            <text:p>618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16.5" calcext:value-type="float">
            <text:p>3116.5</text:p>
          </table:table-cell>
          <table:table-cell office:value-type="float" office:value="674" calcext:value-type="float">
            <text:p>67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04.5" calcext:value-type="float">
            <text:p>3104.5</text:p>
          </table:table-cell>
          <table:table-cell office:value-type="float" office:value="705" calcext:value-type="float">
            <text:p>70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560.5" calcext:value-type="float">
            <text:p>560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24.5" calcext:value-type="float">
            <text:p>3124.5</text:p>
          </table:table-cell>
          <table:table-cell office:value-type="float" office:value="755" calcext:value-type="float">
            <text:p>75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58" calcext:value-type="float">
            <text:p>3158</text:p>
          </table:table-cell>
          <table:table-cell office:value-type="float" office:value="885" calcext:value-type="float">
            <text:p>88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579.5" calcext:value-type="float">
            <text:p>57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098" calcext:value-type="float">
            <text:p>3098</text:p>
          </table:table-cell>
          <table:table-cell office:value-type="float" office:value="1017.5" calcext:value-type="float">
            <text:p>101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096.5" calcext:value-type="float">
            <text:p>3096.5</text:p>
          </table:table-cell>
          <table:table-cell office:value-type="float" office:value="977.5" calcext:value-type="float">
            <text:p>97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609.5" calcext:value-type="float">
            <text:p>60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922" calcext:value-type="float">
            <text:p>2922</text:p>
          </table:table-cell>
          <table:table-cell office:value-type="float" office:value="868.5" calcext:value-type="float">
            <text:p>86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518.5" calcext:value-type="float">
            <text:p>518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98.5" calcext:value-type="float">
            <text:p>2798.5</text:p>
          </table:table-cell>
          <table:table-cell office:value-type="float" office:value="827.5" calcext:value-type="float">
            <text:p>82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514.5" calcext:value-type="float">
            <text:p>514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809" calcext:value-type="float">
            <text:p>2809</text:p>
          </table:table-cell>
          <table:table-cell office:value-type="float" office:value="897.5" calcext:value-type="float">
            <text:p>89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499.5" calcext:value-type="float">
            <text:p>49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859" calcext:value-type="float">
            <text:p>2859</text:p>
          </table:table-cell>
          <table:table-cell office:value-type="float" office:value="900" calcext:value-type="float">
            <text:p>900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82.5" calcext:value-type="float">
            <text:p>2782.5</text:p>
          </table:table-cell>
          <table:table-cell office:value-type="float" office:value="900.5" calcext:value-type="float">
            <text:p>900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396.5" calcext:value-type="float">
            <text:p>39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13" calcext:value-type="float">
            <text:p>2713</text:p>
          </table:table-cell>
          <table:table-cell office:value-type="float" office:value="841" calcext:value-type="float">
            <text:p>84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07.5" calcext:value-type="float">
            <text:p>307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1" calcext:value-type="float">
            <text:p>2701</text:p>
          </table:table-cell>
          <table:table-cell office:value-type="float" office:value="744" calcext:value-type="float">
            <text:p>74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3.5" calcext:value-type="float">
            <text:p>2703.5</text:p>
          </table:table-cell>
          <table:table-cell office:value-type="float" office:value="778.5" calcext:value-type="float">
            <text:p>77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13" calcext:value-type="float">
            <text:p>2713</text:p>
          </table:table-cell>
          <table:table-cell office:value-type="float" office:value="668.5" calcext:value-type="float">
            <text:p>66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8.5" calcext:value-type="float">
            <text:p>2698.5</text:p>
          </table:table-cell>
          <table:table-cell office:value-type="float" office:value="797" calcext:value-type="float">
            <text:p>79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286.5" calcext:value-type="float">
            <text:p>28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31" calcext:value-type="float">
            <text:p>2731</text:p>
          </table:table-cell>
          <table:table-cell office:value-type="float" office:value="892" calcext:value-type="float">
            <text:p>89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69.5" calcext:value-type="float">
            <text:p>269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34" calcext:value-type="float">
            <text:p>2734</text:p>
          </table:table-cell>
          <table:table-cell office:value-type="float" office:value="883.5" calcext:value-type="float">
            <text:p>88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839" calcext:value-type="float">
            <text:p>2839</text:p>
          </table:table-cell>
          <table:table-cell office:value-type="float" office:value="861.5" calcext:value-type="float">
            <text:p>86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79" calcext:value-type="float">
            <text:p>2679</text:p>
          </table:table-cell>
          <table:table-cell office:value-type="float" office:value="924" calcext:value-type="float">
            <text:p>92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250.5" calcext:value-type="float">
            <text:p>250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79" calcext:value-type="float">
            <text:p>2679</text:p>
          </table:table-cell>
          <table:table-cell office:value-type="float" office:value="759" calcext:value-type="float">
            <text:p>75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96.5" calcext:value-type="float">
            <text:p>296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17" calcext:value-type="float">
            <text:p>2717</text:p>
          </table:table-cell>
          <table:table-cell office:value-type="float" office:value="704" calcext:value-type="float">
            <text:p>70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0" calcext:value-type="float">
            <text:p>2700</text:p>
          </table:table-cell>
          <table:table-cell office:value-type="float" office:value="696.5" calcext:value-type="float">
            <text:p>69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23.5" calcext:value-type="float">
            <text:p>23.5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75.5" calcext:value-type="float">
            <text:p>2475.5</text:p>
          </table:table-cell>
          <table:table-cell office:value-type="float" office:value="531" calcext:value-type="float">
            <text:p>53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03" calcext:value-type="float">
            <text:p>2503</text:p>
          </table:table-cell>
          <table:table-cell office:value-type="float" office:value="612" calcext:value-type="float">
            <text:p>61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45.5" calcext:value-type="float">
            <text:p>2445.5</text:p>
          </table:table-cell>
          <table:table-cell office:value-type="float" office:value="609.5" calcext:value-type="float">
            <text:p>60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90.5" calcext:value-type="float">
            <text:p>2490.5</text:p>
          </table:table-cell>
          <table:table-cell office:value-type="float" office:value="577.5" calcext:value-type="float">
            <text:p>57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85.5" calcext:value-type="float">
            <text:p>2485.5</text:p>
          </table:table-cell>
          <table:table-cell office:value-type="float" office:value="607.5" calcext:value-type="float">
            <text:p>60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6" calcext:value-type="float">
            <text:p>2416</text:p>
          </table:table-cell>
          <table:table-cell office:value-type="float" office:value="559" calcext:value-type="float">
            <text:p>55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05" calcext:value-type="float">
            <text:p>2405</text:p>
          </table:table-cell>
          <table:table-cell office:value-type="float" office:value="562" calcext:value-type="float">
            <text:p>56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8" calcext:value-type="float">
            <text:p>2418</text:p>
          </table:table-cell>
          <table:table-cell office:value-type="float" office:value="441.5" calcext:value-type="float">
            <text:p>44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6" calcext:value-type="float">
            <text:p>2416</text:p>
          </table:table-cell>
          <table:table-cell office:value-type="float" office:value="513.5" calcext:value-type="float">
            <text:p>51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68" calcext:value-type="float">
            <text:p>2368</text:p>
          </table:table-cell>
          <table:table-cell office:value-type="float" office:value="446.5" calcext:value-type="float">
            <text:p>446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90" calcext:value-type="float">
            <text:p>2290</text:p>
          </table:table-cell>
          <table:table-cell office:value-type="float" office:value="498" calcext:value-type="float">
            <text:p>49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24.5" calcext:value-type="float">
            <text:p>2424.5</text:p>
          </table:table-cell>
          <table:table-cell office:value-type="float" office:value="552" calcext:value-type="float">
            <text:p>55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04.5" calcext:value-type="float">
            <text:p>2304.5</text:p>
          </table:table-cell>
          <table:table-cell office:value-type="float" office:value="462" calcext:value-type="float">
            <text:p>46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02" calcext:value-type="float">
            <text:p>2302</text:p>
          </table:table-cell>
          <table:table-cell office:value-type="float" office:value="509.5" calcext:value-type="float">
            <text:p>50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1.5" calcext:value-type="float">
            <text:p>2411.5</text:p>
          </table:table-cell>
          <table:table-cell office:value-type="float" office:value="521.5" calcext:value-type="float">
            <text:p>52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98.5" calcext:value-type="float">
            <text:p>2298.5</text:p>
          </table:table-cell>
          <table:table-cell office:value-type="float" office:value="461" calcext:value-type="float">
            <text:p>46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70.5" calcext:value-type="float">
            <text:p>2370.5</text:p>
          </table:table-cell>
          <table:table-cell office:value-type="float" office:value="568" calcext:value-type="float">
            <text:p>56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51.5" calcext:value-type="float">
            <text:p>2451.5</text:p>
          </table:table-cell>
          <table:table-cell office:value-type="float" office:value="625.5" calcext:value-type="float">
            <text:p>625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98" calcext:value-type="float">
            <text:p>2398</text:p>
          </table:table-cell>
          <table:table-cell office:value-type="float" office:value="711" calcext:value-type="float">
            <text:p>71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0.5" calcext:value-type="float">
            <text:p>2410.5</text:p>
          </table:table-cell>
          <table:table-cell office:value-type="float" office:value="673.5" calcext:value-type="float">
            <text:p>67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64.5" calcext:value-type="float">
            <text:p>2464.5</text:p>
          </table:table-cell>
          <table:table-cell office:value-type="float" office:value="688.5" calcext:value-type="float">
            <text:p>68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45.5" calcext:value-type="float">
            <text:p>2445.5</text:p>
          </table:table-cell>
          <table:table-cell office:value-type="float" office:value="688.5" calcext:value-type="float">
            <text:p>68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54.5" calcext:value-type="float">
            <text:p>2354.5</text:p>
          </table:table-cell>
          <table:table-cell office:value-type="float" office:value="571.5" calcext:value-type="float">
            <text:p>57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65" calcext:value-type="float">
            <text:p>2265</text:p>
          </table:table-cell>
          <table:table-cell office:value-type="float" office:value="513.5" calcext:value-type="float">
            <text:p>513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10.5" calcext:value-type="float">
            <text:p>2610.5</text:p>
          </table:table-cell>
          <table:table-cell office:value-type="float" office:value="756" calcext:value-type="float">
            <text:p>75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2.5" calcext:value-type="float">
            <text:p>2662.5</text:p>
          </table:table-cell>
          <table:table-cell office:value-type="float" office:value="741" calcext:value-type="float">
            <text:p>74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0" calcext:value-type="float">
            <text:p>2630</text:p>
          </table:table-cell>
          <table:table-cell office:value-type="float" office:value="691" calcext:value-type="float">
            <text:p>69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15" calcext:value-type="float">
            <text:p>2615</text:p>
          </table:table-cell>
          <table:table-cell office:value-type="float" office:value="656" calcext:value-type="float">
            <text:p>65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26" calcext:value-type="float">
            <text:p>2626</text:p>
          </table:table-cell>
          <table:table-cell office:value-type="float" office:value="745" calcext:value-type="float">
            <text:p>74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57.5" calcext:value-type="float">
            <text:p>2657.5</text:p>
          </table:table-cell>
          <table:table-cell office:value-type="float" office:value="681.5" calcext:value-type="float">
            <text:p>68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2.5" calcext:value-type="float">
            <text:p>2702.5</text:p>
          </table:table-cell>
          <table:table-cell office:value-type="float" office:value="704" calcext:value-type="float">
            <text:p>70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0" calcext:value-type="float">
            <text:p>2660</text:p>
          </table:table-cell>
          <table:table-cell office:value-type="float" office:value="721.5" calcext:value-type="float">
            <text:p>72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28.5" calcext:value-type="float">
            <text:p>2628.5</text:p>
          </table:table-cell>
          <table:table-cell office:value-type="float" office:value="712.5" calcext:value-type="float">
            <text:p>712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08.5" calcext:value-type="float">
            <text:p>2608.5</text:p>
          </table:table-cell>
          <table:table-cell office:value-type="float" office:value="698.5" calcext:value-type="float">
            <text:p>69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6" calcext:value-type="float">
            <text:p>2696</text:p>
          </table:table-cell>
          <table:table-cell office:value-type="float" office:value="721" calcext:value-type="float">
            <text:p>72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2.5" calcext:value-type="float">
            <text:p>2692.5</text:p>
          </table:table-cell>
          <table:table-cell office:value-type="float" office:value="707" calcext:value-type="float">
            <text:p>70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94.5" calcext:value-type="float">
            <text:p>2694.5</text:p>
          </table:table-cell>
          <table:table-cell office:value-type="float" office:value="514" calcext:value-type="float">
            <text:p>51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16" calcext:value-type="float">
            <text:p>2616</text:p>
          </table:table-cell>
          <table:table-cell office:value-type="float" office:value="489.5" calcext:value-type="float">
            <text:p>48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78" calcext:value-type="float">
            <text:p>2478</text:p>
          </table:table-cell>
          <table:table-cell office:value-type="float" office:value="550.5" calcext:value-type="float">
            <text:p>550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11.5" calcext:value-type="float">
            <text:p>2411.5</text:p>
          </table:table-cell>
          <table:table-cell office:value-type="float" office:value="499.5" calcext:value-type="float">
            <text:p>499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78" calcext:value-type="float">
            <text:p>2478</text:p>
          </table:table-cell>
          <table:table-cell office:value-type="float" office:value="521" calcext:value-type="float">
            <text:p>52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03.5" calcext:value-type="float">
            <text:p>2603.5</text:p>
          </table:table-cell>
          <table:table-cell office:value-type="float" office:value="488" calcext:value-type="float">
            <text:p>48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75.5" calcext:value-type="float">
            <text:p>2575.5</text:p>
          </table:table-cell>
          <table:table-cell office:value-type="float" office:value="541" calcext:value-type="float">
            <text:p>54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12" calcext:value-type="float">
            <text:p>2612</text:p>
          </table:table-cell>
          <table:table-cell office:value-type="float" office:value="482" calcext:value-type="float">
            <text:p>482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95.5" calcext:value-type="float">
            <text:p>2495.5</text:p>
          </table:table-cell>
          <table:table-cell office:value-type="float" office:value="540" calcext:value-type="float">
            <text:p>540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1.5" calcext:value-type="float">
            <text:p>2701.5</text:p>
          </table:table-cell>
          <table:table-cell office:value-type="float" office:value="697" calcext:value-type="float">
            <text:p>69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11.5" calcext:value-type="float">
            <text:p>2611.5</text:p>
          </table:table-cell>
          <table:table-cell office:value-type="float" office:value="774.5" calcext:value-type="float">
            <text:p>774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24" calcext:value-type="float">
            <text:p>2624</text:p>
          </table:table-cell>
          <table:table-cell office:value-type="float" office:value="737" calcext:value-type="float">
            <text:p>73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81.5" calcext:value-type="float">
            <text:p>2681.5</text:p>
          </table:table-cell>
          <table:table-cell office:value-type="float" office:value="777" calcext:value-type="float">
            <text:p>777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17.5" calcext:value-type="float">
            <text:p>2717.5</text:p>
          </table:table-cell>
          <table:table-cell office:value-type="float" office:value="720.5" calcext:value-type="float">
            <text:p>720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38.5" calcext:value-type="float">
            <text:p>2738.5</text:p>
          </table:table-cell>
          <table:table-cell office:value-type="float" office:value="658" calcext:value-type="float">
            <text:p>65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6" calcext:value-type="float">
            <text:p>2666</text:p>
          </table:table-cell>
          <table:table-cell office:value-type="float" office:value="588" calcext:value-type="float">
            <text:p>588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00.5" calcext:value-type="float">
            <text:p>2600.5</text:p>
          </table:table-cell>
          <table:table-cell office:value-type="float" office:value="561" calcext:value-type="float">
            <text:p>56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1.5" calcext:value-type="float">
            <text:p>2661.5</text:p>
          </table:table-cell>
          <table:table-cell office:value-type="float" office:value="476" calcext:value-type="float">
            <text:p>476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9" calcext:value-type="float">
            <text:p>2639</text:p>
          </table:table-cell>
          <table:table-cell office:value-type="float" office:value="498.5" calcext:value-type="float">
            <text:p>498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43.5" calcext:value-type="float">
            <text:p>2543.5</text:p>
          </table:table-cell>
          <table:table-cell office:value-type="float" office:value="377.5" calcext:value-type="float">
            <text:p>377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31.5" calcext:value-type="float">
            <text:p>2431.5</text:p>
          </table:table-cell>
          <table:table-cell office:value-type="float" office:value="219" calcext:value-type="float">
            <text:p>219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36.5" calcext:value-type="float">
            <text:p>2336.5</text:p>
          </table:table-cell>
          <table:table-cell office:value-type="float" office:value="181.5" calcext:value-type="float">
            <text:p>181.5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38.5" calcext:value-type="float">
            <text:p>2338.5</text:p>
          </table:table-cell>
          <table:table-cell office:value-type="float" office:value="71" calcext:value-type="float">
            <text:p>71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51" calcext:value-type="float">
            <text:p>225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26.5" calcext:value-type="float">
            <text:p>222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22.5" calcext:value-type="float">
            <text:p>222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08" calcext:value-type="float">
            <text:p>230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19" calcext:value-type="float">
            <text:p>221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91.5" calcext:value-type="float">
            <text:p>2191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02" calcext:value-type="float">
            <text:p>230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82" calcext:value-type="float">
            <text:p>228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02.5" calcext:value-type="float">
            <text:p>230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74" calcext:value-type="float">
            <text:p>227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87" calcext:value-type="float">
            <text:p>208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95" calcext:value-type="float">
            <text:p>209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10.5" calcext:value-type="float">
            <text:p>201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96.5" calcext:value-type="float">
            <text:p>199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06.5" calcext:value-type="float">
            <text:p>200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82.5" calcext:value-type="float">
            <text:p>198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95.5" calcext:value-type="float">
            <text:p>199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39.5" calcext:value-type="float">
            <text:p>213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74.5" calcext:value-type="float">
            <text:p>217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16.5" calcext:value-type="float">
            <text:p>221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55.5" calcext:value-type="float">
            <text:p>225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30.5" calcext:value-type="float">
            <text:p>213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93" calcext:value-type="float">
            <text:p>209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28.5" calcext:value-type="float">
            <text:p>202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73.5" calcext:value-type="float">
            <text:p>207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84.5" calcext:value-type="float">
            <text:p>198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34.5" calcext:value-type="float">
            <text:p>203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41.5" calcext:value-type="float">
            <text:p>1941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78" calcext:value-type="float">
            <text:p>177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75" calcext:value-type="float">
            <text:p>167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53.5" calcext:value-type="float">
            <text:p>175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37.5" calcext:value-type="float">
            <text:p>163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42" calcext:value-type="float">
            <text:p>154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89" calcext:value-type="float">
            <text:p>148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89" calcext:value-type="float">
            <text:p>148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78" calcext:value-type="float">
            <text:p>157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369.5" calcext:value-type="float">
            <text:p>136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18.5" calcext:value-type="float">
            <text:p>141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63.5" calcext:value-type="float">
            <text:p>146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28.5" calcext:value-type="float">
            <text:p>152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83.5" calcext:value-type="float">
            <text:p>148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395.5" calcext:value-type="float">
            <text:p>139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10.5" calcext:value-type="float">
            <text:p>141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54.5" calcext:value-type="float">
            <text:p>145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42" calcext:value-type="float">
            <text:p>154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25.5" calcext:value-type="float">
            <text:p>152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88.5" calcext:value-type="float">
            <text:p>168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25" calcext:value-type="float">
            <text:p>182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11.5" calcext:value-type="float">
            <text:p>1811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44" calcext:value-type="float">
            <text:p>174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88.5" calcext:value-type="float">
            <text:p>168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06" calcext:value-type="float">
            <text:p>1806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26" calcext:value-type="float">
            <text:p>1726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97.5" calcext:value-type="float">
            <text:p>169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53" calcext:value-type="float">
            <text:p>165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38.5" calcext:value-type="float">
            <text:p>163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87.5" calcext:value-type="float">
            <text:p>158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01" calcext:value-type="float">
            <text:p>150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547" calcext:value-type="float">
            <text:p>154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96" calcext:value-type="float">
            <text:p>1496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18.5" calcext:value-type="float">
            <text:p>141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43.5" calcext:value-type="float">
            <text:p>144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43" calcext:value-type="float">
            <text:p>144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428.5" calcext:value-type="float">
            <text:p>142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54.5" calcext:value-type="float">
            <text:p>225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02" calcext:value-type="float">
            <text:p>220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00.5" calcext:value-type="float">
            <text:p>220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25.5" calcext:value-type="float">
            <text:p>212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58.5" calcext:value-type="float">
            <text:p>215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93.5" calcext:value-type="float">
            <text:p>219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29" calcext:value-type="float">
            <text:p>222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69" calcext:value-type="float">
            <text:p>226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76.5" calcext:value-type="float">
            <text:p>207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59.5" calcext:value-type="float">
            <text:p>195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88" calcext:value-type="float">
            <text:p>188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42.5" calcext:value-type="float">
            <text:p>204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72.5" calcext:value-type="float">
            <text:p>197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84" calcext:value-type="float">
            <text:p>218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16.5" calcext:value-type="float">
            <text:p>211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19" calcext:value-type="float">
            <text:p>211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69" calcext:value-type="float">
            <text:p>206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917.5" calcext:value-type="float">
            <text:p>191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42.5" calcext:value-type="float">
            <text:p>184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82.5" calcext:value-type="float">
            <text:p>178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99" calcext:value-type="float">
            <text:p>189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77" calcext:value-type="float">
            <text:p>187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90.5" calcext:value-type="float">
            <text:p>179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28" calcext:value-type="float">
            <text:p>162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14.5" calcext:value-type="float">
            <text:p>161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02.5" calcext:value-type="float">
            <text:p>170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12.5" calcext:value-type="float">
            <text:p>171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97.5" calcext:value-type="float">
            <text:p>169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45" calcext:value-type="float">
            <text:p>164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56.5" calcext:value-type="float">
            <text:p>165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74" calcext:value-type="float">
            <text:p>167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670.5" calcext:value-type="float">
            <text:p>167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47.5" calcext:value-type="float">
            <text:p>174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13" calcext:value-type="float">
            <text:p>181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84.5" calcext:value-type="float">
            <text:p>188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01" calcext:value-type="float">
            <text:p>180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23.5" calcext:value-type="float">
            <text:p>182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46" calcext:value-type="float">
            <text:p>1846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1780" calcext:value-type="float">
            <text:p>178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38" calcext:value-type="float">
            <text:p>213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31" calcext:value-type="float">
            <text:p>213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69" calcext:value-type="float">
            <text:p>216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18.5" calcext:value-type="float">
            <text:p>221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78.5" calcext:value-type="float">
            <text:p>217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157" calcext:value-type="float">
            <text:p>215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83.5" calcext:value-type="float">
            <text:p>238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38.5" calcext:value-type="float">
            <text:p>233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51" calcext:value-type="float">
            <text:p>235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48" calcext:value-type="float">
            <text:p>234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54" calcext:value-type="float">
            <text:p>245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72.5" calcext:value-type="float">
            <text:p>247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85" calcext:value-type="float">
            <text:p>248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10.5" calcext:value-type="float">
            <text:p>251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25.5" calcext:value-type="float">
            <text:p>242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42" calcext:value-type="float">
            <text:p>234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281" calcext:value-type="float">
            <text:p>228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74.5" calcext:value-type="float">
            <text:p>247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66.5" calcext:value-type="float">
            <text:p>246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40" calcext:value-type="float">
            <text:p>244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02.5" calcext:value-type="float">
            <text:p>240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377.5" calcext:value-type="float">
            <text:p>237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450.5" calcext:value-type="float">
            <text:p>245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2.5" calcext:value-type="float">
            <text:p>263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85" calcext:value-type="float">
            <text:p>268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83.5" calcext:value-type="float">
            <text:p>258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83" calcext:value-type="float">
            <text:p>258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704" calcext:value-type="float">
            <text:p>270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47.5" calcext:value-type="float">
            <text:p>264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3.5" calcext:value-type="float">
            <text:p>266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8.5" calcext:value-type="float">
            <text:p>2668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69.5" calcext:value-type="float">
            <text:p>266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9.5" calcext:value-type="float">
            <text:p>263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639" calcext:value-type="float">
            <text:p>263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71.5" calcext:value-type="float">
            <text:p>2571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57" calcext:value-type="float">
            <text:p>255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2527.5" calcext:value-type="float">
            <text:p>252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09" calcext:value-type="float">
            <text:p>330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70" calcext:value-type="float">
            <text:p>327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31" calcext:value-type="float">
            <text:p>323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35" calcext:value-type="float">
            <text:p>333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94.5" calcext:value-type="float">
            <text:p>339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18" calcext:value-type="float">
            <text:p>331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64" calcext:value-type="float">
            <text:p>326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25" calcext:value-type="float">
            <text:p>322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72.5" calcext:value-type="float">
            <text:p>327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49.5" calcext:value-type="float">
            <text:p>324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37" calcext:value-type="float">
            <text:p>323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95.5" calcext:value-type="float">
            <text:p>3195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30.5" calcext:value-type="float">
            <text:p>313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53" calcext:value-type="float">
            <text:p>315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077.5" calcext:value-type="float">
            <text:p>307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07" calcext:value-type="float">
            <text:p>3207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27.5" calcext:value-type="float">
            <text:p>3227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81" calcext:value-type="float">
            <text:p>318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15" calcext:value-type="float">
            <text:p>331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54.5" calcext:value-type="float">
            <text:p>3354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30.5" calcext:value-type="float">
            <text:p>333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62" calcext:value-type="float">
            <text:p>3262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266.5" calcext:value-type="float">
            <text:p>3266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81" calcext:value-type="float">
            <text:p>3181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60" calcext:value-type="float">
            <text:p>316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30" calcext:value-type="float">
            <text:p>313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171.5" calcext:value-type="float">
            <text:p>3171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335" calcext:value-type="float">
            <text:p>333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723" calcext:value-type="float">
            <text:p>3723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13.5" calcext:value-type="float">
            <text:p>381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726" calcext:value-type="float">
            <text:p>3726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690" calcext:value-type="float">
            <text:p>369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772.5" calcext:value-type="float">
            <text:p>3772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728" calcext:value-type="float">
            <text:p>3728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760.5" calcext:value-type="float">
            <text:p>3760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99" calcext:value-type="float">
            <text:p>3899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69.5" calcext:value-type="float">
            <text:p>386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04" calcext:value-type="float">
            <text:p>3804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69.5" calcext:value-type="float">
            <text:p>3869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953.5" calcext:value-type="float">
            <text:p>3953.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880" calcext:value-type="float">
            <text:p>3880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4" calcext:value-type="float">
            <text:p>4034</text:p>
          </table:table-cell>
          <table:table-cell office:value-type="float" office:value="3935" calcext:value-type="float">
            <text:p>3935</text:p>
          </table:table-cell>
          <table:table-cell office:value-type="float" office:value="4" calcext:value-type="float">
            <text:p>4</text:p>
          </table:table-cell>
          <table:table-cell office:value-type="float" office:value="4004" calcext:value-type="float">
            <text:p>4004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chart" table:style-name="ta1">
        <table:shapes>
          <draw:frame draw:z-index="0" draw:style-name="gr1" draw:text-style-name="P1" svg:width="1634.34pt" svg:height="813.17pt" svg:x="0pt" svg:y="0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 bankroll_sample.E1:bankroll_sample.E1 bankroll_sample.E2:bankroll_sample.E1001 bankroll_sample.F1:bankroll_sample.F1 bankroll_sample.F2:bankroll_sample.F1001 bankroll_sample.G1:bankroll_sample.G1 bankroll_sample.G2:bankroll_sample.G1001 bankroll_sample.H1:bankroll_sample.H1 bankroll_sample.H2:bankroll_sample.H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23:15:44.71144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5T23:16:33.304303277</dc:date>
    <meta:editing-duration>PT27M17S</meta:editing-duration>
    <meta:editing-cycles>10</meta:editing-cycles>
    <dc:creator>Eric Wadsworth</dc:creator>
    <meta:document-statistic meta:table-count="2" meta:cell-count="6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7.657cm" svg:height="28.688cm" xlink:href=".." xlink:type="simple" chart:class="chart:line" chart:style-name="ch1">
        <chart:legend svg:x="2.348cm" svg:y="26.165cm" style:legend-expansion="custom" chartooo:width="5.407cm" chartooo:height="1.593cm" style:legend-expansion-aspect-ratio="3.39422473320778" chart:style-name="ch2"/>
        <chart:plot-area chart:style-name="ch3" table:cell-range-address="bankroll_sample.B1:bankroll_sample.H1001" chart:data-source-has-labels="row" svg:x="1.49cm" svg:y="0.373cm" svg:width="54.786cm" svg:height="25.39cm">
          <chartooo:coordinate-region svg:x="2.482cm" svg:y="0.572cm" svg:width="53.761cm" svg:height="24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series chart:style-name="ch9" chart:values-cell-range-address="bankroll_sample.E2:bankroll_sample.E1001" chart:label-cell-address="bankroll_sample.E1:bankroll_sample.E1" chart:class="chart:line">
            <chart:data-point chart:repeated="1000"/>
          </chart:series>
          <chart:series chart:style-name="ch10" chart:values-cell-range-address="bankroll_sample.F2:bankroll_sample.F1001" chart:label-cell-address="bankroll_sample.F1:bankroll_sample.F1" chart:class="chart:line">
            <chart:data-point chart:repeated="1000"/>
          </chart:series>
          <chart:series chart:style-name="ch11" chart:values-cell-range-address="bankroll_sample.G2:bankroll_sample.G1001" chart:label-cell-address="bankroll_sample.G1:bankroll_sample.G1" chart:class="chart:line">
            <chart:data-point chart:repeated="1000"/>
          </chart:series>
          <chart:series chart:style-name="ch12" chart:values-cell-range-address="bankroll_sample.H2:bankroll_sample.H1001" chart:label-cell-address="bankroll_sample.H1:bankroll_sample.H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Buky Anne</text:p>
                <draw:g>
                  <svg:desc>bankroll_sample.B1:bankroll_sample.B1</svg:desc>
                </draw:g>
              </table:table-cell>
              <table:table-cell office:value-type="string">
                <text:p>Perfect Buky Beth</text:p>
                <draw:g>
                  <svg:desc>bankroll_sample.C1:bankroll_sample.C1</svg:desc>
                </draw:g>
              </table:table-cell>
              <table:table-cell office:value-type="string">
                <text:p>Perfect Buky Callie</text:p>
                <draw:g>
                  <svg:desc>bankroll_sample.D1:bankroll_sample.D1</svg:desc>
                </draw:g>
              </table:table-cell>
              <table:table-cell office:value-type="string">
                <text:p>Perfect Buky Dora</text:p>
                <draw:g>
                  <svg:desc>bankroll_sample.E1:bankroll_sample.E1</svg:desc>
                </draw:g>
              </table:table-cell>
              <table:table-cell office:value-type="string">
                <text:p>Perfect Buky Edna</text:p>
                <draw:g>
                  <svg:desc>bankroll_sample.F1:bankroll_sample.F1</svg:desc>
                </draw:g>
              </table:table-cell>
              <table:table-cell office:value-type="string">
                <text:p>Perfect Buky Fran</text:p>
                <draw:g>
                  <svg:desc>bankroll_sample.G1:bankroll_sample.G1</svg:desc>
                </draw:g>
              </table:table-cell>
              <table:table-cell office:value-type="string">
                <text:p>Perfect Buky Grace</text:p>
                <draw:g>
                  <svg:desc>bankroll_sample.H1:bankroll_samp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bankroll_sample.B2:bankroll_sample.B1001</svg:desc>
                </draw:g>
              </table:table-cell>
              <table:table-cell office:value-type="float" office:value="2000">
                <text:p>2000</text:p>
                <draw:g>
                  <svg:desc>bankroll_sample.C2:bankroll_sample.C1001</svg:desc>
                </draw:g>
              </table:table-cell>
              <table:table-cell office:value-type="float" office:value="2000">
                <text:p>2000</text:p>
                <draw:g>
                  <svg:desc>bankroll_sample.D2:bankroll_sample.D1001</svg:desc>
                </draw:g>
              </table:table-cell>
              <table:table-cell office:value-type="float" office:value="2000">
                <text:p>2000</text:p>
                <draw:g>
                  <svg:desc>bankroll_sample.E2:bankroll_sample.E1001</svg:desc>
                </draw:g>
              </table:table-cell>
              <table:table-cell office:value-type="float" office:value="2000">
                <text:p>2000</text:p>
                <draw:g>
                  <svg:desc>bankroll_sample.F2:bankroll_sample.F1001</svg:desc>
                </draw:g>
              </table:table-cell>
              <table:table-cell office:value-type="float" office:value="2000">
                <text:p>2000</text:p>
                <draw:g>
                  <svg:desc>bankroll_sample.G2:bankroll_sample.G1001</svg:desc>
                </draw:g>
              </table:table-cell>
              <table:table-cell office:value-type="float" office:value="2000">
                <text:p>2000</text:p>
                <draw:g>
                  <svg:desc>bankroll_sample.H2:bankroll_sample.H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8.5">
                <text:p>2078.5</text:p>
              </table:table-cell>
              <table:table-cell office:value-type="float" office:value="2080">
                <text:p>2080</text:p>
              </table:table-cell>
              <table:table-cell office:value-type="float" office:value="2079">
                <text:p>2079</text:p>
              </table:table-cell>
              <table:table-cell office:value-type="float" office:value="2044">
                <text:p>2044</text:p>
              </table:table-cell>
              <table:table-cell office:value-type="float" office:value="2134">
                <text:p>2134</text:p>
              </table:table-cell>
              <table:table-cell office:value-type="float" office:value="2087.5">
                <text:p>2087.5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.5">
                <text:p>2007.5</text:p>
              </table:table-cell>
              <table:table-cell office:value-type="float" office:value="2160.5">
                <text:p>2160.5</text:p>
              </table:table-cell>
              <table:table-cell office:value-type="float" office:value="2330.5">
                <text:p>2330.5</text:p>
              </table:table-cell>
              <table:table-cell office:value-type="float" office:value="2059">
                <text:p>2059</text:p>
              </table:table-cell>
              <table:table-cell office:value-type="float" office:value="2138.5">
                <text:p>2138.5</text:p>
              </table:table-cell>
              <table:table-cell office:value-type="float" office:value="2319.5">
                <text:p>2319.5</text:p>
              </table:table-cell>
              <table:table-cell office:value-type="float" office:value="2095.5">
                <text:p>209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2202">
                <text:p>2202</text:p>
              </table:table-cell>
              <table:table-cell office:value-type="float" office:value="2283.5">
                <text:p>2283.5</text:p>
              </table:table-cell>
              <table:table-cell office:value-type="float" office:value="2024.5">
                <text:p>2024.5</text:p>
              </table:table-cell>
              <table:table-cell office:value-type="float" office:value="2197">
                <text:p>2197</text:p>
              </table:table-cell>
              <table:table-cell office:value-type="float" office:value="2328">
                <text:p>2328</text:p>
              </table:table-cell>
              <table:table-cell office:value-type="float" office:value="2192.5">
                <text:p>219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0">
                <text:p>1970</text:p>
              </table:table-cell>
              <table:table-cell office:value-type="float" office:value="2073.5">
                <text:p>2073.5</text:p>
              </table:table-cell>
              <table:table-cell office:value-type="float" office:value="2289.5">
                <text:p>2289.5</text:p>
              </table:table-cell>
              <table:table-cell office:value-type="float" office:value="2367.5">
                <text:p>2367.5</text:p>
              </table:table-cell>
              <table:table-cell office:value-type="float" office:value="2323">
                <text:p>2323</text:p>
              </table:table-cell>
              <table:table-cell office:value-type="float" office:value="2358.5">
                <text:p>2358.5</text:p>
              </table:table-cell>
              <table:table-cell office:value-type="float" office:value="2233.5">
                <text:p>22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9">
                <text:p>1909</text:p>
              </table:table-cell>
              <table:table-cell office:value-type="float" office:value="1941.5">
                <text:p>1941.5</text:p>
              </table:table-cell>
              <table:table-cell office:value-type="float" office:value="2397">
                <text:p>2397</text:p>
              </table:table-cell>
              <table:table-cell office:value-type="float" office:value="2288">
                <text:p>2288</text:p>
              </table:table-cell>
              <table:table-cell office:value-type="float" office:value="2267.5">
                <text:p>2267.5</text:p>
              </table:table-cell>
              <table:table-cell office:value-type="float" office:value="2363.5">
                <text:p>2363.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0">
                <text:p>2210</text:p>
              </table:table-cell>
              <table:table-cell office:value-type="float" office:value="2033">
                <text:p>2033</text:p>
              </table:table-cell>
              <table:table-cell office:value-type="float" office:value="2739">
                <text:p>2739</text:p>
              </table:table-cell>
              <table:table-cell office:value-type="float" office:value="2496">
                <text:p>2496</text:p>
              </table:table-cell>
              <table:table-cell office:value-type="float" office:value="2351.5">
                <text:p>2351.5</text:p>
              </table:table-cell>
              <table:table-cell office:value-type="float" office:value="2548.5">
                <text:p>2548.5</text:p>
              </table:table-cell>
              <table:table-cell office:value-type="float" office:value="2181.5">
                <text:p>218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2">
                <text:p>2212</text:p>
              </table:table-cell>
              <table:table-cell office:value-type="float" office:value="1948">
                <text:p>1948</text:p>
              </table:table-cell>
              <table:table-cell office:value-type="float" office:value="2617.5">
                <text:p>2617.5</text:p>
              </table:table-cell>
              <table:table-cell office:value-type="float" office:value="2385">
                <text:p>2385</text:p>
              </table:table-cell>
              <table:table-cell office:value-type="float" office:value="2215">
                <text:p>2215</text:p>
              </table:table-cell>
              <table:table-cell office:value-type="float" office:value="2512.5">
                <text:p>2512.5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5">
                <text:p>2285</text:p>
              </table:table-cell>
              <table:table-cell office:value-type="float" office:value="1991">
                <text:p>1991</text:p>
              </table:table-cell>
              <table:table-cell office:value-type="float" office:value="2648.5">
                <text:p>2648.5</text:p>
              </table:table-cell>
              <table:table-cell office:value-type="float" office:value="2361">
                <text:p>2361</text:p>
              </table:table-cell>
              <table:table-cell office:value-type="float" office:value="2190.5">
                <text:p>2190.5</text:p>
              </table:table-cell>
              <table:table-cell office:value-type="float" office:value="2588.5">
                <text:p>2588.5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1">
                <text:p>2091</text:p>
              </table:table-cell>
              <table:table-cell office:value-type="float" office:value="1933">
                <text:p>1933</text:p>
              </table:table-cell>
              <table:table-cell office:value-type="float" office:value="2498">
                <text:p>2498</text:p>
              </table:table-cell>
              <table:table-cell office:value-type="float" office:value="2163">
                <text:p>2163</text:p>
              </table:table-cell>
              <table:table-cell office:value-type="float" office:value="2195">
                <text:p>2195</text:p>
              </table:table-cell>
              <table:table-cell office:value-type="float" office:value="2585.5">
                <text:p>2585.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7">
                <text:p>2057</text:p>
              </table:table-cell>
              <table:table-cell office:value-type="float" office:value="1966.5">
                <text:p>1966.5</text:p>
              </table:table-cell>
              <table:table-cell office:value-type="float" office:value="2510.5">
                <text:p>2510.5</text:p>
              </table:table-cell>
              <table:table-cell office:value-type="float" office:value="2195">
                <text:p>2195</text:p>
              </table:table-cell>
              <table:table-cell office:value-type="float" office:value="2156">
                <text:p>2156</text:p>
              </table:table-cell>
              <table:table-cell office:value-type="float" office:value="2466.5">
                <text:p>2466.5</text:p>
              </table:table-cell>
              <table:table-cell office:value-type="float" office:value="2087.5">
                <text:p>208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1">
                <text:p>2021</text:p>
              </table:table-cell>
              <table:table-cell office:value-type="float" office:value="1924.5">
                <text:p>1924.5</text:p>
              </table:table-cell>
              <table:table-cell office:value-type="float" office:value="2695">
                <text:p>2695</text:p>
              </table:table-cell>
              <table:table-cell office:value-type="float" office:value="2054">
                <text:p>2054</text:p>
              </table:table-cell>
              <table:table-cell office:value-type="float" office:value="2071">
                <text:p>2071</text:p>
              </table:table-cell>
              <table:table-cell office:value-type="float" office:value="2657">
                <text:p>2657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9">
                <text:p>1909</text:p>
              </table:table-cell>
              <table:table-cell office:value-type="float" office:value="1883.5">
                <text:p>1883.5</text:p>
              </table:table-cell>
              <table:table-cell office:value-type="float" office:value="2647.5">
                <text:p>2647.5</text:p>
              </table:table-cell>
              <table:table-cell office:value-type="float" office:value="1849">
                <text:p>1849</text:p>
              </table:table-cell>
              <table:table-cell office:value-type="float" office:value="2049.5">
                <text:p>2049.5</text:p>
              </table:table-cell>
              <table:table-cell office:value-type="float" office:value="2702.5">
                <text:p>2702.5</text:p>
              </table:table-cell>
              <table:table-cell office:value-type="float" office:value="2108.5">
                <text:p>210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3.5">
                <text:p>2003.5</text:p>
              </table:table-cell>
              <table:table-cell office:value-type="float" office:value="1922">
                <text:p>1922</text:p>
              </table:table-cell>
              <table:table-cell office:value-type="float" office:value="2711.5">
                <text:p>2711.5</text:p>
              </table:table-cell>
              <table:table-cell office:value-type="float" office:value="1903">
                <text:p>1903</text:p>
              </table:table-cell>
              <table:table-cell office:value-type="float" office:value="2048">
                <text:p>2048</text:p>
              </table:table-cell>
              <table:table-cell office:value-type="float" office:value="2731.5">
                <text:p>2731.5</text:p>
              </table:table-cell>
              <table:table-cell office:value-type="float" office:value="2090.5">
                <text:p>209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1">
                <text:p>1991</text:p>
              </table:table-cell>
              <table:table-cell office:value-type="float" office:value="1953.5">
                <text:p>1953.5</text:p>
              </table:table-cell>
              <table:table-cell office:value-type="float" office:value="2737.5">
                <text:p>2737.5</text:p>
              </table:table-cell>
              <table:table-cell office:value-type="float" office:value="1955">
                <text:p>1955</text:p>
              </table:table-cell>
              <table:table-cell office:value-type="float" office:value="2112">
                <text:p>2112</text:p>
              </table:table-cell>
              <table:table-cell office:value-type="float" office:value="2742.5">
                <text:p>2742.5</text:p>
              </table:table-cell>
              <table:table-cell office:value-type="float" office:value="2207.5">
                <text:p>220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9">
                <text:p>1879</text:p>
              </table:table-cell>
              <table:table-cell office:value-type="float" office:value="1877">
                <text:p>1877</text:p>
              </table:table-cell>
              <table:table-cell office:value-type="float" office:value="2553.5">
                <text:p>2553.5</text:p>
              </table:table-cell>
              <table:table-cell office:value-type="float" office:value="2017">
                <text:p>2017</text:p>
              </table:table-cell>
              <table:table-cell office:value-type="float" office:value="2030.5">
                <text:p>2030.5</text:p>
              </table:table-cell>
              <table:table-cell office:value-type="float" office:value="2800">
                <text:p>2800</text:p>
              </table:table-cell>
              <table:table-cell office:value-type="float" office:value="2098.5">
                <text:p>209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2.5">
                <text:p>1862.5</text:p>
              </table:table-cell>
              <table:table-cell office:value-type="float" office:value="1867">
                <text:p>1867</text:p>
              </table:table-cell>
              <table:table-cell office:value-type="float" office:value="2608">
                <text:p>2608</text:p>
              </table:table-cell>
              <table:table-cell office:value-type="float" office:value="2086">
                <text:p>2086</text:p>
              </table:table-cell>
              <table:table-cell office:value-type="float" office:value="2092">
                <text:p>2092</text:p>
              </table:table-cell>
              <table:table-cell office:value-type="float" office:value="2813">
                <text:p>2813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4">
                <text:p>1904</text:p>
              </table:table-cell>
              <table:table-cell office:value-type="float" office:value="1876.5">
                <text:p>1876.5</text:p>
              </table:table-cell>
              <table:table-cell office:value-type="float" office:value="2520.5">
                <text:p>2520.5</text:p>
              </table:table-cell>
              <table:table-cell office:value-type="float" office:value="2071">
                <text:p>2071</text:p>
              </table:table-cell>
              <table:table-cell office:value-type="float" office:value="2161">
                <text:p>2161</text:p>
              </table:table-cell>
              <table:table-cell office:value-type="float" office:value="2756">
                <text:p>2756</text:p>
              </table:table-cell>
              <table:table-cell office:value-type="float" office:value="2277.5">
                <text:p>22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2.5">
                <text:p>1952.5</text:p>
              </table:table-cell>
              <table:table-cell office:value-type="float" office:value="1898">
                <text:p>1898</text:p>
              </table:table-cell>
              <table:table-cell office:value-type="float" office:value="2457">
                <text:p>2457</text:p>
              </table:table-cell>
              <table:table-cell office:value-type="float" office:value="2032">
                <text:p>2032</text:p>
              </table:table-cell>
              <table:table-cell office:value-type="float" office:value="2134.5">
                <text:p>2134.5</text:p>
              </table:table-cell>
              <table:table-cell office:value-type="float" office:value="2749">
                <text:p>2749</text:p>
              </table:table-cell>
              <table:table-cell office:value-type="float" office:value="2314.5">
                <text:p>231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2.5">
                <text:p>1832.5</text:p>
              </table:table-cell>
              <table:table-cell office:value-type="float" office:value="1874">
                <text:p>1874</text:p>
              </table:table-cell>
              <table:table-cell office:value-type="float" office:value="2336">
                <text:p>2336</text:p>
              </table:table-cell>
              <table:table-cell office:value-type="float" office:value="2007.5">
                <text:p>2007.5</text:p>
              </table:table-cell>
              <table:table-cell office:value-type="float" office:value="2030">
                <text:p>2030</text:p>
              </table:table-cell>
              <table:table-cell office:value-type="float" office:value="2591.5">
                <text:p>2591.5</text:p>
              </table:table-cell>
              <table:table-cell office:value-type="float" office:value="2259.5">
                <text:p>225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8">
                <text:p>1898</text:p>
              </table:table-cell>
              <table:table-cell office:value-type="float" office:value="1842.5">
                <text:p>1842.5</text:p>
              </table:table-cell>
              <table:table-cell office:value-type="float" office:value="2393.5">
                <text:p>2393.5</text:p>
              </table:table-cell>
              <table:table-cell office:value-type="float" office:value="1977.5">
                <text:p>1977.5</text:p>
              </table:table-cell>
              <table:table-cell office:value-type="float" office:value="2075.5">
                <text:p>2075.5</text:p>
              </table:table-cell>
              <table:table-cell office:value-type="float" office:value="2810">
                <text:p>2810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0.5">
                <text:p>1990.5</text:p>
              </table:table-cell>
              <table:table-cell office:value-type="float" office:value="1959.5">
                <text:p>1959.5</text:p>
              </table:table-cell>
              <table:table-cell office:value-type="float" office:value="2321">
                <text:p>2321</text:p>
              </table:table-cell>
              <table:table-cell office:value-type="float" office:value="2027">
                <text:p>2027</text:p>
              </table:table-cell>
              <table:table-cell office:value-type="float" office:value="2003.5">
                <text:p>2003.5</text:p>
              </table:table-cell>
              <table:table-cell office:value-type="float" office:value="3003.5">
                <text:p>3003.5</text:p>
              </table:table-cell>
              <table:table-cell office:value-type="float" office:value="2291.5">
                <text:p>22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6.5">
                <text:p>1996.5</text:p>
              </table:table-cell>
              <table:table-cell office:value-type="float" office:value="1842.5">
                <text:p>1842.5</text:p>
              </table:table-cell>
              <table:table-cell office:value-type="float" office:value="2196">
                <text:p>2196</text:p>
              </table:table-cell>
              <table:table-cell office:value-type="float" office:value="1852.5">
                <text:p>1852.5</text:p>
              </table:table-cell>
              <table:table-cell office:value-type="float" office:value="1996">
                <text:p>1996</text:p>
              </table:table-cell>
              <table:table-cell office:value-type="float" office:value="2886.5">
                <text:p>2886.5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6.5">
                <text:p>2056.5</text:p>
              </table:table-cell>
              <table:table-cell office:value-type="float" office:value="1882">
                <text:p>1882</text:p>
              </table:table-cell>
              <table:table-cell office:value-type="float" office:value="2260.5">
                <text:p>2260.5</text:p>
              </table:table-cell>
              <table:table-cell office:value-type="float" office:value="1889">
                <text:p>1889</text:p>
              </table:table-cell>
              <table:table-cell office:value-type="float" office:value="2008.5">
                <text:p>2008.5</text:p>
              </table:table-cell>
              <table:table-cell office:value-type="float" office:value="2871">
                <text:p>2871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6.5">
                <text:p>2176.5</text:p>
              </table:table-cell>
              <table:table-cell office:value-type="float" office:value="1886.5">
                <text:p>1886.5</text:p>
              </table:table-cell>
              <table:table-cell office:value-type="float" office:value="2301">
                <text:p>2301</text:p>
              </table:table-cell>
              <table:table-cell office:value-type="float" office:value="1903.5">
                <text:p>1903.5</text:p>
              </table:table-cell>
              <table:table-cell office:value-type="float" office:value="1986.5">
                <text:p>1986.5</text:p>
              </table:table-cell>
              <table:table-cell office:value-type="float" office:value="2864">
                <text:p>286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4.5">
                <text:p>2224.5</text:p>
              </table:table-cell>
              <table:table-cell office:value-type="float" office:value="1886">
                <text:p>1886</text:p>
              </table:table-cell>
              <table:table-cell office:value-type="float" office:value="2292.5">
                <text:p>2292.5</text:p>
              </table:table-cell>
              <table:table-cell office:value-type="float" office:value="1882.5">
                <text:p>1882.5</text:p>
              </table:table-cell>
              <table:table-cell office:value-type="float" office:value="1986">
                <text:p>1986</text:p>
              </table:table-cell>
              <table:table-cell office:value-type="float" office:value="2856.5">
                <text:p>2856.5</text:p>
              </table:table-cell>
              <table:table-cell office:value-type="float" office:value="2318.5">
                <text:p>231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15">
                <text:p>2415</text:p>
              </table:table-cell>
              <table:table-cell office:value-type="float" office:value="1870">
                <text:p>1870</text:p>
              </table:table-cell>
              <table:table-cell office:value-type="float" office:value="2416">
                <text:p>2416</text:p>
              </table:table-cell>
              <table:table-cell office:value-type="float" office:value="2019">
                <text:p>2019</text:p>
              </table:table-cell>
              <table:table-cell office:value-type="float" office:value="2204.5">
                <text:p>2204.5</text:p>
              </table:table-cell>
              <table:table-cell office:value-type="float" office:value="3156">
                <text:p>3156</text:p>
              </table:table-cell>
              <table:table-cell office:value-type="float" office:value="2437.5">
                <text:p>243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9">
                <text:p>2469</text:p>
              </table:table-cell>
              <table:table-cell office:value-type="float" office:value="1906.5">
                <text:p>1906.5</text:p>
              </table:table-cell>
              <table:table-cell office:value-type="float" office:value="2537">
                <text:p>2537</text:p>
              </table:table-cell>
              <table:table-cell office:value-type="float" office:value="2092">
                <text:p>2092</text:p>
              </table:table-cell>
              <table:table-cell office:value-type="float" office:value="2171">
                <text:p>2171</text:p>
              </table:table-cell>
              <table:table-cell office:value-type="float" office:value="3189.5">
                <text:p>3189.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9">
                <text:p>2469</text:p>
              </table:table-cell>
              <table:table-cell office:value-type="float" office:value="1943.5">
                <text:p>1943.5</text:p>
              </table:table-cell>
              <table:table-cell office:value-type="float" office:value="2510">
                <text:p>2510</text:p>
              </table:table-cell>
              <table:table-cell office:value-type="float" office:value="2116.5">
                <text:p>2116.5</text:p>
              </table:table-cell>
              <table:table-cell office:value-type="float" office:value="2093">
                <text:p>2093</text:p>
              </table:table-cell>
              <table:table-cell office:value-type="float" office:value="3101.5">
                <text:p>3101.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29.5">
                <text:p>2529.5</text:p>
              </table:table-cell>
              <table:table-cell office:value-type="float" office:value="2034.5">
                <text:p>2034.5</text:p>
              </table:table-cell>
              <table:table-cell office:value-type="float" office:value="2669">
                <text:p>2669</text:p>
              </table:table-cell>
              <table:table-cell office:value-type="float" office:value="2332">
                <text:p>2332</text:p>
              </table:table-cell>
              <table:table-cell office:value-type="float" office:value="2138.5">
                <text:p>2138.5</text:p>
              </table:table-cell>
              <table:table-cell office:value-type="float" office:value="3177">
                <text:p>3177</text:p>
              </table:table-cell>
              <table:table-cell office:value-type="float" office:value="2317.5">
                <text:p>231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1.5">
                <text:p>2461.5</text:p>
              </table:table-cell>
              <table:table-cell office:value-type="float" office:value="2019">
                <text:p>2019</text:p>
              </table:table-cell>
              <table:table-cell office:value-type="float" office:value="2614.5">
                <text:p>2614.5</text:p>
              </table:table-cell>
              <table:table-cell office:value-type="float" office:value="2377">
                <text:p>2377</text:p>
              </table:table-cell>
              <table:table-cell office:value-type="float" office:value="2254.5">
                <text:p>2254.5</text:p>
              </table:table-cell>
              <table:table-cell office:value-type="float" office:value="3251">
                <text:p>3251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99.5">
                <text:p>2399.5</text:p>
              </table:table-cell>
              <table:table-cell office:value-type="float" office:value="2061.5">
                <text:p>2061.5</text:p>
              </table:table-cell>
              <table:table-cell office:value-type="float" office:value="2687.5">
                <text:p>2687.5</text:p>
              </table:table-cell>
              <table:table-cell office:value-type="float" office:value="2492.5">
                <text:p>2492.5</text:p>
              </table:table-cell>
              <table:table-cell office:value-type="float" office:value="2378.5">
                <text:p>2378.5</text:p>
              </table:table-cell>
              <table:table-cell office:value-type="float" office:value="3261">
                <text:p>3261</text:p>
              </table:table-cell>
              <table:table-cell office:value-type="float" office:value="2377.5">
                <text:p>23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5.5">
                <text:p>2345.5</text:p>
              </table:table-cell>
              <table:table-cell office:value-type="float" office:value="2021">
                <text:p>2021</text:p>
              </table:table-cell>
              <table:table-cell office:value-type="float" office:value="2651.5">
                <text:p>2651.5</text:p>
              </table:table-cell>
              <table:table-cell office:value-type="float" office:value="2573">
                <text:p>2573</text:p>
              </table:table-cell>
              <table:table-cell office:value-type="float" office:value="2312">
                <text:p>2312</text:p>
              </table:table-cell>
              <table:table-cell office:value-type="float" office:value="3298.5">
                <text:p>3298.5</text:p>
              </table:table-cell>
              <table:table-cell office:value-type="float" office:value="2401.5">
                <text:p>240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9">
                <text:p>2329</text:p>
              </table:table-cell>
              <table:table-cell office:value-type="float" office:value="1882">
                <text:p>1882</text:p>
              </table:table-cell>
              <table:table-cell office:value-type="float" office:value="2558">
                <text:p>2558</text:p>
              </table:table-cell>
              <table:table-cell office:value-type="float" office:value="2505.5">
                <text:p>2505.5</text:p>
              </table:table-cell>
              <table:table-cell office:value-type="float" office:value="2243">
                <text:p>2243</text:p>
              </table:table-cell>
              <table:table-cell office:value-type="float" office:value="3227">
                <text:p>3227</text:p>
              </table:table-cell>
              <table:table-cell office:value-type="float" office:value="2385.5">
                <text:p>238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51.5">
                <text:p>2251.5</text:p>
              </table:table-cell>
              <table:table-cell office:value-type="float" office:value="1822">
                <text:p>1822</text:p>
              </table:table-cell>
              <table:table-cell office:value-type="float" office:value="2523">
                <text:p>2523</text:p>
              </table:table-cell>
              <table:table-cell office:value-type="float" office:value="2564">
                <text:p>2564</text:p>
              </table:table-cell>
              <table:table-cell office:value-type="float" office:value="2161.5">
                <text:p>2161.5</text:p>
              </table:table-cell>
              <table:table-cell office:value-type="float" office:value="3263">
                <text:p>3263</text:p>
              </table:table-cell>
              <table:table-cell office:value-type="float" office:value="2325.5">
                <text:p>232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96.5">
                <text:p>2196.5</text:p>
              </table:table-cell>
              <table:table-cell office:value-type="float" office:value="1711">
                <text:p>1711</text:p>
              </table:table-cell>
              <table:table-cell office:value-type="float" office:value="2437">
                <text:p>2437</text:p>
              </table:table-cell>
              <table:table-cell office:value-type="float" office:value="2340">
                <text:p>2340</text:p>
              </table:table-cell>
              <table:table-cell office:value-type="float" office:value="2096.5">
                <text:p>2096.5</text:p>
              </table:table-cell>
              <table:table-cell office:value-type="float" office:value="3259.5">
                <text:p>3259.5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5">
                <text:p>2165</text:p>
              </table:table-cell>
              <table:table-cell office:value-type="float" office:value="1683">
                <text:p>1683</text:p>
              </table:table-cell>
              <table:table-cell office:value-type="float" office:value="2495.5">
                <text:p>2495.5</text:p>
              </table:table-cell>
              <table:table-cell office:value-type="float" office:value="2344.5">
                <text:p>2344.5</text:p>
              </table:table-cell>
              <table:table-cell office:value-type="float" office:value="2193.5">
                <text:p>2193.5</text:p>
              </table:table-cell>
              <table:table-cell office:value-type="float" office:value="3147.5">
                <text:p>3147.5</text:p>
              </table:table-cell>
              <table:table-cell office:value-type="float" office:value="2161.5">
                <text:p>216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3">
                <text:p>2253</text:p>
              </table:table-cell>
              <table:table-cell office:value-type="float" office:value="1733.5">
                <text:p>1733.5</text:p>
              </table:table-cell>
              <table:table-cell office:value-type="float" office:value="2531.5">
                <text:p>2531.5</text:p>
              </table:table-cell>
              <table:table-cell office:value-type="float" office:value="2397.5">
                <text:p>2397.5</text:p>
              </table:table-cell>
              <table:table-cell office:value-type="float" office:value="2204">
                <text:p>2204</text:p>
              </table:table-cell>
              <table:table-cell office:value-type="float" office:value="3215.5">
                <text:p>3215.5</text:p>
              </table:table-cell>
              <table:table-cell office:value-type="float" office:value="2239.5">
                <text:p>223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2.5">
                <text:p>2252.5</text:p>
              </table:table-cell>
              <table:table-cell office:value-type="float" office:value="1743">
                <text:p>1743</text:p>
              </table:table-cell>
              <table:table-cell office:value-type="float" office:value="2513.5">
                <text:p>2513.5</text:p>
              </table:table-cell>
              <table:table-cell office:value-type="float" office:value="2389.5">
                <text:p>2389.5</text:p>
              </table:table-cell>
              <table:table-cell office:value-type="float" office:value="2266">
                <text:p>2266</text:p>
              </table:table-cell>
              <table:table-cell office:value-type="float" office:value="3062.5">
                <text:p>3062.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9.5">
                <text:p>2249.5</text:p>
              </table:table-cell>
              <table:table-cell office:value-type="float" office:value="1799">
                <text:p>1799</text:p>
              </table:table-cell>
              <table:table-cell office:value-type="float" office:value="2505">
                <text:p>2505</text:p>
              </table:table-cell>
              <table:table-cell office:value-type="float" office:value="2406.5">
                <text:p>2406.5</text:p>
              </table:table-cell>
              <table:table-cell office:value-type="float" office:value="2278.5">
                <text:p>2278.5</text:p>
              </table:table-cell>
              <table:table-cell office:value-type="float" office:value="3056.5">
                <text:p>3056.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8.5">
                <text:p>2038.5</text:p>
              </table:table-cell>
              <table:table-cell office:value-type="float" office:value="1582">
                <text:p>1582</text:p>
              </table:table-cell>
              <table:table-cell office:value-type="float" office:value="2490.5">
                <text:p>2490.5</text:p>
              </table:table-cell>
              <table:table-cell office:value-type="float" office:value="2464">
                <text:p>2464</text:p>
              </table:table-cell>
              <table:table-cell office:value-type="float" office:value="2212.5">
                <text:p>2212.5</text:p>
              </table:table-cell>
              <table:table-cell office:value-type="float" office:value="2862">
                <text:p>2862</text:p>
              </table:table-cell>
              <table:table-cell office:value-type="float" office:value="2230.5">
                <text:p>223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9">
                <text:p>2079</text:p>
              </table:table-cell>
              <table:table-cell office:value-type="float" office:value="1502">
                <text:p>1502</text:p>
              </table:table-cell>
              <table:table-cell office:value-type="float" office:value="2444.5">
                <text:p>2444.5</text:p>
              </table:table-cell>
              <table:table-cell office:value-type="float" office:value="2530">
                <text:p>2530</text:p>
              </table:table-cell>
              <table:table-cell office:value-type="float" office:value="2185">
                <text:p>2185</text:p>
              </table:table-cell>
              <table:table-cell office:value-type="float" office:value="2920">
                <text:p>2920</text:p>
              </table:table-cell>
              <table:table-cell office:value-type="float" office:value="2117.5">
                <text:p>211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7.5">
                <text:p>2207.5</text:p>
              </table:table-cell>
              <table:table-cell office:value-type="float" office:value="1500.5">
                <text:p>1500.5</text:p>
              </table:table-cell>
              <table:table-cell office:value-type="float" office:value="2334.5">
                <text:p>2334.5</text:p>
              </table:table-cell>
              <table:table-cell office:value-type="float" office:value="2504.5">
                <text:p>2504.5</text:p>
              </table:table-cell>
              <table:table-cell office:value-type="float" office:value="2190.5">
                <text:p>2190.5</text:p>
              </table:table-cell>
              <table:table-cell office:value-type="float" office:value="2915.5">
                <text:p>2915.5</text:p>
              </table:table-cell>
              <table:table-cell office:value-type="float" office:value="2110.5">
                <text:p>211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8">
                <text:p>2258</text:p>
              </table:table-cell>
              <table:table-cell office:value-type="float" office:value="1385">
                <text:p>1385</text:p>
              </table:table-cell>
              <table:table-cell office:value-type="float" office:value="2402">
                <text:p>2402</text:p>
              </table:table-cell>
              <table:table-cell office:value-type="float" office:value="2585.5">
                <text:p>2585.5</text:p>
              </table:table-cell>
              <table:table-cell office:value-type="float" office:value="2330.5">
                <text:p>2330.5</text:p>
              </table:table-cell>
              <table:table-cell office:value-type="float" office:value="2918">
                <text:p>2918</text:p>
              </table:table-cell>
              <table:table-cell office:value-type="float" office:value="2149.5">
                <text:p>214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25">
                <text:p>2225</text:p>
              </table:table-cell>
              <table:table-cell office:value-type="float" office:value="1363">
                <text:p>1363</text:p>
              </table:table-cell>
              <table:table-cell office:value-type="float" office:value="2466">
                <text:p>2466</text:p>
              </table:table-cell>
              <table:table-cell office:value-type="float" office:value="2580.5">
                <text:p>2580.5</text:p>
              </table:table-cell>
              <table:table-cell office:value-type="float" office:value="2341">
                <text:p>2341</text:p>
              </table:table-cell>
              <table:table-cell office:value-type="float" office:value="2829.5">
                <text:p>2829.5</text:p>
              </table:table-cell>
              <table:table-cell office:value-type="float" office:value="2117.5">
                <text:p>211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26">
                <text:p>2226</text:p>
              </table:table-cell>
              <table:table-cell office:value-type="float" office:value="1404.5">
                <text:p>1404.5</text:p>
              </table:table-cell>
              <table:table-cell office:value-type="float" office:value="2567">
                <text:p>2567</text:p>
              </table:table-cell>
              <table:table-cell office:value-type="float" office:value="2516.5">
                <text:p>2516.5</text:p>
              </table:table-cell>
              <table:table-cell office:value-type="float" office:value="2256.5">
                <text:p>2256.5</text:p>
              </table:table-cell>
              <table:table-cell office:value-type="float" office:value="2785.5">
                <text:p>2785.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1">
                <text:p>2361</text:p>
              </table:table-cell>
              <table:table-cell office:value-type="float" office:value="1591.5">
                <text:p>1591.5</text:p>
              </table:table-cell>
              <table:table-cell office:value-type="float" office:value="2667.5">
                <text:p>2667.5</text:p>
              </table:table-cell>
              <table:table-cell office:value-type="float" office:value="2657">
                <text:p>2657</text:p>
              </table:table-cell>
              <table:table-cell office:value-type="float" office:value="2276">
                <text:p>2276</text:p>
              </table:table-cell>
              <table:table-cell office:value-type="float" office:value="2772.5">
                <text:p>2772.5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3.5">
                <text:p>2473.5</text:p>
              </table:table-cell>
              <table:table-cell office:value-type="float" office:value="1807">
                <text:p>1807</text:p>
              </table:table-cell>
              <table:table-cell office:value-type="float" office:value="2739.5">
                <text:p>2739.5</text:p>
              </table:table-cell>
              <table:table-cell office:value-type="float" office:value="2766">
                <text:p>2766</text:p>
              </table:table-cell>
              <table:table-cell office:value-type="float" office:value="2189.5">
                <text:p>2189.5</text:p>
              </table:table-cell>
              <table:table-cell office:value-type="float" office:value="2857.5">
                <text:p>2857.5</text:p>
              </table:table-cell>
              <table:table-cell office:value-type="float" office:value="2314.5">
                <text:p>231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6.5">
                <text:p>2406.5</text:p>
              </table:table-cell>
              <table:table-cell office:value-type="float" office:value="1804.5">
                <text:p>1804.5</text:p>
              </table:table-cell>
              <table:table-cell office:value-type="float" office:value="2595.5">
                <text:p>2595.5</text:p>
              </table:table-cell>
              <table:table-cell office:value-type="float" office:value="2783">
                <text:p>2783</text:p>
              </table:table-cell>
              <table:table-cell office:value-type="float" office:value="2220.5">
                <text:p>2220.5</text:p>
              </table:table-cell>
              <table:table-cell office:value-type="float" office:value="2871">
                <text:p>2871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9.5">
                <text:p>2539.5</text:p>
              </table:table-cell>
              <table:table-cell office:value-type="float" office:value="1767.5">
                <text:p>1767.5</text:p>
              </table:table-cell>
              <table:table-cell office:value-type="float" office:value="2557.5">
                <text:p>2557.5</text:p>
              </table:table-cell>
              <table:table-cell office:value-type="float" office:value="2744">
                <text:p>2744</text:p>
              </table:table-cell>
              <table:table-cell office:value-type="float" office:value="2172">
                <text:p>2172</text:p>
              </table:table-cell>
              <table:table-cell office:value-type="float" office:value="2795">
                <text:p>2795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8.5">
                <text:p>2448.5</text:p>
              </table:table-cell>
              <table:table-cell office:value-type="float" office:value="1777">
                <text:p>1777</text:p>
              </table:table-cell>
              <table:table-cell office:value-type="float" office:value="2470">
                <text:p>2470</text:p>
              </table:table-cell>
              <table:table-cell office:value-type="float" office:value="2670.5">
                <text:p>2670.5</text:p>
              </table:table-cell>
              <table:table-cell office:value-type="float" office:value="2087">
                <text:p>2087</text:p>
              </table:table-cell>
              <table:table-cell office:value-type="float" office:value="2803.5">
                <text:p>2803.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43">
                <text:p>2443</text:p>
              </table:table-cell>
              <table:table-cell office:value-type="float" office:value="1645.5">
                <text:p>1645.5</text:p>
              </table:table-cell>
              <table:table-cell office:value-type="float" office:value="2376.5">
                <text:p>2376.5</text:p>
              </table:table-cell>
              <table:table-cell office:value-type="float" office:value="2669">
                <text:p>2669</text:p>
              </table:table-cell>
              <table:table-cell office:value-type="float" office:value="1991">
                <text:p>1991</text:p>
              </table:table-cell>
              <table:table-cell office:value-type="float" office:value="2731">
                <text:p>2731</text:p>
              </table:table-cell>
              <table:table-cell office:value-type="float" office:value="2229.5">
                <text:p>222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57">
                <text:p>2457</text:p>
              </table:table-cell>
              <table:table-cell office:value-type="float" office:value="1676">
                <text:p>1676</text:p>
              </table:table-cell>
              <table:table-cell office:value-type="float" office:value="2442">
                <text:p>2442</text:p>
              </table:table-cell>
              <table:table-cell office:value-type="float" office:value="2554.5">
                <text:p>2554.5</text:p>
              </table:table-cell>
              <table:table-cell office:value-type="float" office:value="1938.5">
                <text:p>1938.5</text:p>
              </table:table-cell>
              <table:table-cell office:value-type="float" office:value="2656">
                <text:p>2656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71.5">
                <text:p>2371.5</text:p>
              </table:table-cell>
              <table:table-cell office:value-type="float" office:value="1671">
                <text:p>1671</text:p>
              </table:table-cell>
              <table:table-cell office:value-type="float" office:value="2362">
                <text:p>2362</text:p>
              </table:table-cell>
              <table:table-cell office:value-type="float" office:value="2626">
                <text:p>2626</text:p>
              </table:table-cell>
              <table:table-cell office:value-type="float" office:value="1817">
                <text:p>1817</text:p>
              </table:table-cell>
              <table:table-cell office:value-type="float" office:value="2723">
                <text:p>2723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9">
                <text:p>2349</text:p>
              </table:table-cell>
              <table:table-cell office:value-type="float" office:value="1698.5">
                <text:p>1698.5</text:p>
              </table:table-cell>
              <table:table-cell office:value-type="float" office:value="2359.5">
                <text:p>2359.5</text:p>
              </table:table-cell>
              <table:table-cell office:value-type="float" office:value="2552">
                <text:p>2552</text:p>
              </table:table-cell>
              <table:table-cell office:value-type="float" office:value="1821.5">
                <text:p>1821.5</text:p>
              </table:table-cell>
              <table:table-cell office:value-type="float" office:value="2678">
                <text:p>267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89.5">
                <text:p>2389.5</text:p>
              </table:table-cell>
              <table:table-cell office:value-type="float" office:value="1658.5">
                <text:p>1658.5</text:p>
              </table:table-cell>
              <table:table-cell office:value-type="float" office:value="2449">
                <text:p>2449</text:p>
              </table:table-cell>
              <table:table-cell office:value-type="float" office:value="2430.5">
                <text:p>2430.5</text:p>
              </table:table-cell>
              <table:table-cell office:value-type="float" office:value="1750.5">
                <text:p>1750.5</text:p>
              </table:table-cell>
              <table:table-cell office:value-type="float" office:value="2475">
                <text:p>2475</text:p>
              </table:table-cell>
              <table:table-cell office:value-type="float" office:value="2406.5">
                <text:p>2406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4">
                <text:p>2434</text:p>
              </table:table-cell>
              <table:table-cell office:value-type="float" office:value="1435">
                <text:p>1435</text:p>
              </table:table-cell>
              <table:table-cell office:value-type="float" office:value="2361.5">
                <text:p>2361.5</text:p>
              </table:table-cell>
              <table:table-cell office:value-type="float" office:value="2430.5">
                <text:p>2430.5</text:p>
              </table:table-cell>
              <table:table-cell office:value-type="float" office:value="1724">
                <text:p>1724</text:p>
              </table:table-cell>
              <table:table-cell office:value-type="float" office:value="2416">
                <text:p>2416</text:p>
              </table:table-cell>
              <table:table-cell office:value-type="float" office:value="2354.5">
                <text:p>235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4">
                <text:p>2504</text:p>
              </table:table-cell>
              <table:table-cell office:value-type="float" office:value="1457">
                <text:p>1457</text:p>
              </table:table-cell>
              <table:table-cell office:value-type="float" office:value="2399.5">
                <text:p>2399.5</text:p>
              </table:table-cell>
              <table:table-cell office:value-type="float" office:value="2359">
                <text:p>2359</text:p>
              </table:table-cell>
              <table:table-cell office:value-type="float" office:value="1726.5">
                <text:p>1726.5</text:p>
              </table:table-cell>
              <table:table-cell office:value-type="float" office:value="2479">
                <text:p>2479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9">
                <text:p>2569</text:p>
              </table:table-cell>
              <table:table-cell office:value-type="float" office:value="1507">
                <text:p>1507</text:p>
              </table:table-cell>
              <table:table-cell office:value-type="float" office:value="2416.5">
                <text:p>2416.5</text:p>
              </table:table-cell>
              <table:table-cell office:value-type="float" office:value="2406">
                <text:p>2406</text:p>
              </table:table-cell>
              <table:table-cell office:value-type="float" office:value="1649.5">
                <text:p>1649.5</text:p>
              </table:table-cell>
              <table:table-cell office:value-type="float" office:value="2511">
                <text:p>2511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3.5">
                <text:p>2713.5</text:p>
              </table:table-cell>
              <table:table-cell office:value-type="float" office:value="1614">
                <text:p>1614</text:p>
              </table:table-cell>
              <table:table-cell office:value-type="float" office:value="2458.5">
                <text:p>2458.5</text:p>
              </table:table-cell>
              <table:table-cell office:value-type="float" office:value="2426">
                <text:p>2426</text:p>
              </table:table-cell>
              <table:table-cell office:value-type="float" office:value="1789.5">
                <text:p>1789.5</text:p>
              </table:table-cell>
              <table:table-cell office:value-type="float" office:value="2524.5">
                <text:p>2524.5</text:p>
              </table:table-cell>
              <table:table-cell office:value-type="float" office:value="2505.5">
                <text:p>2505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8.5">
                <text:p>2548.5</text:p>
              </table:table-cell>
              <table:table-cell office:value-type="float" office:value="1497">
                <text:p>1497</text:p>
              </table:table-cell>
              <table:table-cell office:value-type="float" office:value="2391">
                <text:p>2391</text:p>
              </table:table-cell>
              <table:table-cell office:value-type="float" office:value="2372.5">
                <text:p>2372.5</text:p>
              </table:table-cell>
              <table:table-cell office:value-type="float" office:value="1757.5">
                <text:p>1757.5</text:p>
              </table:table-cell>
              <table:table-cell office:value-type="float" office:value="2428">
                <text:p>242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7">
                <text:p>2487</text:p>
              </table:table-cell>
              <table:table-cell office:value-type="float" office:value="1481.5">
                <text:p>1481.5</text:p>
              </table:table-cell>
              <table:table-cell office:value-type="float" office:value="2363.5">
                <text:p>2363.5</text:p>
              </table:table-cell>
              <table:table-cell office:value-type="float" office:value="2309.5">
                <text:p>2309.5</text:p>
              </table:table-cell>
              <table:table-cell office:value-type="float" office:value="1724.5">
                <text:p>1724.5</text:p>
              </table:table-cell>
              <table:table-cell office:value-type="float" office:value="2410.5">
                <text:p>2410.5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70">
                <text:p>2470</text:p>
              </table:table-cell>
              <table:table-cell office:value-type="float" office:value="1483.5">
                <text:p>1483.5</text:p>
              </table:table-cell>
              <table:table-cell office:value-type="float" office:value="2370">
                <text:p>2370</text:p>
              </table:table-cell>
              <table:table-cell office:value-type="float" office:value="2246">
                <text:p>2246</text:p>
              </table:table-cell>
              <table:table-cell office:value-type="float" office:value="1639.5">
                <text:p>1639.5</text:p>
              </table:table-cell>
              <table:table-cell office:value-type="float" office:value="2383">
                <text:p>2383</text:p>
              </table:table-cell>
              <table:table-cell office:value-type="float" office:value="2541.5">
                <text:p>254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36">
                <text:p>2536</text:p>
              </table:table-cell>
              <table:table-cell office:value-type="float" office:value="1655.5">
                <text:p>1655.5</text:p>
              </table:table-cell>
              <table:table-cell office:value-type="float" office:value="2482">
                <text:p>2482</text:p>
              </table:table-cell>
              <table:table-cell office:value-type="float" office:value="2317">
                <text:p>2317</text:p>
              </table:table-cell>
              <table:table-cell office:value-type="float" office:value="1702">
                <text:p>1702</text:p>
              </table:table-cell>
              <table:table-cell office:value-type="float" office:value="2532.5">
                <text:p>2532.5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1">
                <text:p>2601</text:p>
              </table:table-cell>
              <table:table-cell office:value-type="float" office:value="1577">
                <text:p>1577</text:p>
              </table:table-cell>
              <table:table-cell office:value-type="float" office:value="2326.5">
                <text:p>2326.5</text:p>
              </table:table-cell>
              <table:table-cell office:value-type="float" office:value="2309.5">
                <text:p>2309.5</text:p>
              </table:table-cell>
              <table:table-cell office:value-type="float" office:value="1558.5">
                <text:p>1558.5</text:p>
              </table:table-cell>
              <table:table-cell office:value-type="float" office:value="2422">
                <text:p>2422</text:p>
              </table:table-cell>
              <table:table-cell office:value-type="float" office:value="2531.5">
                <text:p>253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6.5">
                <text:p>2476.5</text:p>
              </table:table-cell>
              <table:table-cell office:value-type="float" office:value="1613.5">
                <text:p>1613.5</text:p>
              </table:table-cell>
              <table:table-cell office:value-type="float" office:value="2207">
                <text:p>2207</text:p>
              </table:table-cell>
              <table:table-cell office:value-type="float" office:value="2361.5">
                <text:p>2361.5</text:p>
              </table:table-cell>
              <table:table-cell office:value-type="float" office:value="1478.5">
                <text:p>1478.5</text:p>
              </table:table-cell>
              <table:table-cell office:value-type="float" office:value="2306">
                <text:p>2306</text:p>
              </table:table-cell>
              <table:table-cell office:value-type="float" office:value="2504.5">
                <text:p>250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58.5">
                <text:p>2358.5</text:p>
              </table:table-cell>
              <table:table-cell office:value-type="float" office:value="1424.5">
                <text:p>1424.5</text:p>
              </table:table-cell>
              <table:table-cell office:value-type="float" office:value="1859">
                <text:p>1859</text:p>
              </table:table-cell>
              <table:table-cell office:value-type="float" office:value="2366">
                <text:p>2366</text:p>
              </table:table-cell>
              <table:table-cell office:value-type="float" office:value="1140.5">
                <text:p>1140.5</text:p>
              </table:table-cell>
              <table:table-cell office:value-type="float" office:value="2215.5">
                <text:p>2215.5</text:p>
              </table:table-cell>
              <table:table-cell office:value-type="float" office:value="2193.5">
                <text:p>2193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45">
                <text:p>2345</text:p>
              </table:table-cell>
              <table:table-cell office:value-type="float" office:value="1536.5">
                <text:p>1536.5</text:p>
              </table:table-cell>
              <table:table-cell office:value-type="float" office:value="1968">
                <text:p>1968</text:p>
              </table:table-cell>
              <table:table-cell office:value-type="float" office:value="2433">
                <text:p>2433</text:p>
              </table:table-cell>
              <table:table-cell office:value-type="float" office:value="1193">
                <text:p>1193</text:p>
              </table:table-cell>
              <table:table-cell office:value-type="float" office:value="2266">
                <text:p>2266</text:p>
              </table:table-cell>
              <table:table-cell office:value-type="float" office:value="2285.5">
                <text:p>228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2.5">
                <text:p>2492.5</text:p>
              </table:table-cell>
              <table:table-cell office:value-type="float" office:value="1490">
                <text:p>1490</text:p>
              </table:table-cell>
              <table:table-cell office:value-type="float" office:value="2035.5">
                <text:p>2035.5</text:p>
              </table:table-cell>
              <table:table-cell office:value-type="float" office:value="2460">
                <text:p>2460</text:p>
              </table:table-cell>
              <table:table-cell office:value-type="float" office:value="1212.5">
                <text:p>1212.5</text:p>
              </table:table-cell>
              <table:table-cell office:value-type="float" office:value="2410">
                <text:p>241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7.5">
                <text:p>2497.5</text:p>
              </table:table-cell>
              <table:table-cell office:value-type="float" office:value="1572">
                <text:p>1572</text:p>
              </table:table-cell>
              <table:table-cell office:value-type="float" office:value="1996.5">
                <text:p>1996.5</text:p>
              </table:table-cell>
              <table:table-cell office:value-type="float" office:value="2486.5">
                <text:p>2486.5</text:p>
              </table:table-cell>
              <table:table-cell office:value-type="float" office:value="1202">
                <text:p>1202</text:p>
              </table:table-cell>
              <table:table-cell office:value-type="float" office:value="2419">
                <text:p>2419</text:p>
              </table:table-cell>
              <table:table-cell office:value-type="float" office:value="2220.5">
                <text:p>222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55">
                <text:p>2455</text:p>
              </table:table-cell>
              <table:table-cell office:value-type="float" office:value="1616.5">
                <text:p>1616.5</text:p>
              </table:table-cell>
              <table:table-cell office:value-type="float" office:value="2097">
                <text:p>2097</text:p>
              </table:table-cell>
              <table:table-cell office:value-type="float" office:value="2454.5">
                <text:p>2454.5</text:p>
              </table:table-cell>
              <table:table-cell office:value-type="float" office:value="1382.5">
                <text:p>1382.5</text:p>
              </table:table-cell>
              <table:table-cell office:value-type="float" office:value="2442.5">
                <text:p>2442.5</text:p>
              </table:table-cell>
              <table:table-cell office:value-type="float" office:value="2221.5">
                <text:p>222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6">
                <text:p>2526</text:p>
              </table:table-cell>
              <table:table-cell office:value-type="float" office:value="1603.5">
                <text:p>1603.5</text:p>
              </table:table-cell>
              <table:table-cell office:value-type="float" office:value="2102">
                <text:p>2102</text:p>
              </table:table-cell>
              <table:table-cell office:value-type="float" office:value="2588.5">
                <text:p>2588.5</text:p>
              </table:table-cell>
              <table:table-cell office:value-type="float" office:value="1548.5">
                <text:p>1548.5</text:p>
              </table:table-cell>
              <table:table-cell office:value-type="float" office:value="2468.5">
                <text:p>2468.5</text:p>
              </table:table-cell>
              <table:table-cell office:value-type="float" office:value="2382.5">
                <text:p>238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8">
                <text:p>2438</text:p>
              </table:table-cell>
              <table:table-cell office:value-type="float" office:value="1661">
                <text:p>1661</text:p>
              </table:table-cell>
              <table:table-cell office:value-type="float" office:value="2048">
                <text:p>2048</text:p>
              </table:table-cell>
              <table:table-cell office:value-type="float" office:value="2523.5">
                <text:p>2523.5</text:p>
              </table:table-cell>
              <table:table-cell office:value-type="float" office:value="1551">
                <text:p>1551</text:p>
              </table:table-cell>
              <table:table-cell office:value-type="float" office:value="2592">
                <text:p>259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86.5">
                <text:p>2386.5</text:p>
              </table:table-cell>
              <table:table-cell office:value-type="float" office:value="1683.5">
                <text:p>1683.5</text:p>
              </table:table-cell>
              <table:table-cell office:value-type="float" office:value="2117.5">
                <text:p>2117.5</text:p>
              </table:table-cell>
              <table:table-cell office:value-type="float" office:value="2480">
                <text:p>2480</text:p>
              </table:table-cell>
              <table:table-cell office:value-type="float" office:value="1608">
                <text:p>1608</text:p>
              </table:table-cell>
              <table:table-cell office:value-type="float" office:value="2616">
                <text:p>2616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5.5">
                <text:p>2265.5</text:p>
              </table:table-cell>
              <table:table-cell office:value-type="float" office:value="1563">
                <text:p>1563</text:p>
              </table:table-cell>
              <table:table-cell office:value-type="float" office:value="2045">
                <text:p>2045</text:p>
              </table:table-cell>
              <table:table-cell office:value-type="float" office:value="2331.5">
                <text:p>2331.5</text:p>
              </table:table-cell>
              <table:table-cell office:value-type="float" office:value="1521">
                <text:p>1521</text:p>
              </table:table-cell>
              <table:table-cell office:value-type="float" office:value="2615">
                <text:p>2615</text:p>
              </table:table-cell>
              <table:table-cell office:value-type="float" office:value="2192.5">
                <text:p>219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9.5">
                <text:p>2279.5</text:p>
              </table:table-cell>
              <table:table-cell office:value-type="float" office:value="1687.5">
                <text:p>1687.5</text:p>
              </table:table-cell>
              <table:table-cell office:value-type="float" office:value="2046">
                <text:p>2046</text:p>
              </table:table-cell>
              <table:table-cell office:value-type="float" office:value="2408.5">
                <text:p>2408.5</text:p>
              </table:table-cell>
              <table:table-cell office:value-type="float" office:value="1592.5">
                <text:p>1592.5</text:p>
              </table:table-cell>
              <table:table-cell office:value-type="float" office:value="2648">
                <text:p>2648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84">
                <text:p>2384</text:p>
              </table:table-cell>
              <table:table-cell office:value-type="float" office:value="1726">
                <text:p>1726</text:p>
              </table:table-cell>
              <table:table-cell office:value-type="float" office:value="2301">
                <text:p>2301</text:p>
              </table:table-cell>
              <table:table-cell office:value-type="float" office:value="2494">
                <text:p>2494</text:p>
              </table:table-cell>
              <table:table-cell office:value-type="float" office:value="1695">
                <text:p>1695</text:p>
              </table:table-cell>
              <table:table-cell office:value-type="float" office:value="2818">
                <text:p>2818</text:p>
              </table:table-cell>
              <table:table-cell office:value-type="float" office:value="2390.5">
                <text:p>239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36">
                <text:p>2536</text:p>
              </table:table-cell>
              <table:table-cell office:value-type="float" office:value="1775">
                <text:p>1775</text:p>
              </table:table-cell>
              <table:table-cell office:value-type="float" office:value="2467">
                <text:p>2467</text:p>
              </table:table-cell>
              <table:table-cell office:value-type="float" office:value="2596.5">
                <text:p>2596.5</text:p>
              </table:table-cell>
              <table:table-cell office:value-type="float" office:value="1797">
                <text:p>1797</text:p>
              </table:table-cell>
              <table:table-cell office:value-type="float" office:value="2852.5">
                <text:p>2852.5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7">
                <text:p>2657</text:p>
              </table:table-cell>
              <table:table-cell office:value-type="float" office:value="1829">
                <text:p>1829</text:p>
              </table:table-cell>
              <table:table-cell office:value-type="float" office:value="2616">
                <text:p>2616</text:p>
              </table:table-cell>
              <table:table-cell office:value-type="float" office:value="2682">
                <text:p>2682</text:p>
              </table:table-cell>
              <table:table-cell office:value-type="float" office:value="1844.5">
                <text:p>1844.5</text:p>
              </table:table-cell>
              <table:table-cell office:value-type="float" office:value="2879">
                <text:p>2879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9">
                <text:p>2709</text:p>
              </table:table-cell>
              <table:table-cell office:value-type="float" office:value="1993.5">
                <text:p>1993.5</text:p>
              </table:table-cell>
              <table:table-cell office:value-type="float" office:value="2686">
                <text:p>2686</text:p>
              </table:table-cell>
              <table:table-cell office:value-type="float" office:value="2897">
                <text:p>2897</text:p>
              </table:table-cell>
              <table:table-cell office:value-type="float" office:value="1973.5">
                <text:p>1973.5</text:p>
              </table:table-cell>
              <table:table-cell office:value-type="float" office:value="2972.5">
                <text:p>2972.5</text:p>
              </table:table-cell>
              <table:table-cell office:value-type="float" office:value="2709.5">
                <text:p>270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18">
                <text:p>2718</text:p>
              </table:table-cell>
              <table:table-cell office:value-type="float" office:value="1905">
                <text:p>1905</text:p>
              </table:table-cell>
              <table:table-cell office:value-type="float" office:value="2534">
                <text:p>2534</text:p>
              </table:table-cell>
              <table:table-cell office:value-type="float" office:value="2804.5">
                <text:p>2804.5</text:p>
              </table:table-cell>
              <table:table-cell office:value-type="float" office:value="1820.5">
                <text:p>1820.5</text:p>
              </table:table-cell>
              <table:table-cell office:value-type="float" office:value="3048">
                <text:p>3048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0.5">
                <text:p>2660.5</text:p>
              </table:table-cell>
              <table:table-cell office:value-type="float" office:value="1863.5">
                <text:p>1863.5</text:p>
              </table:table-cell>
              <table:table-cell office:value-type="float" office:value="2528">
                <text:p>2528</text:p>
              </table:table-cell>
              <table:table-cell office:value-type="float" office:value="2832">
                <text:p>2832</text:p>
              </table:table-cell>
              <table:table-cell office:value-type="float" office:value="1835.5">
                <text:p>1835.5</text:p>
              </table:table-cell>
              <table:table-cell office:value-type="float" office:value="3062.5">
                <text:p>3062.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6.5">
                <text:p>2566.5</text:p>
              </table:table-cell>
              <table:table-cell office:value-type="float" office:value="1837.5">
                <text:p>1837.5</text:p>
              </table:table-cell>
              <table:table-cell office:value-type="float" office:value="2518">
                <text:p>2518</text:p>
              </table:table-cell>
              <table:table-cell office:value-type="float" office:value="2744.5">
                <text:p>2744.5</text:p>
              </table:table-cell>
              <table:table-cell office:value-type="float" office:value="1801">
                <text:p>1801</text:p>
              </table:table-cell>
              <table:table-cell office:value-type="float" office:value="2999">
                <text:p>2999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70">
                <text:p>2570</text:p>
              </table:table-cell>
              <table:table-cell office:value-type="float" office:value="1792">
                <text:p>1792</text:p>
              </table:table-cell>
              <table:table-cell office:value-type="float" office:value="2576.5">
                <text:p>2576.5</text:p>
              </table:table-cell>
              <table:table-cell office:value-type="float" office:value="2875">
                <text:p>2875</text:p>
              </table:table-cell>
              <table:table-cell office:value-type="float" office:value="1857">
                <text:p>1857</text:p>
              </table:table-cell>
              <table:table-cell office:value-type="float" office:value="2969.5">
                <text:p>2969.5</text:p>
              </table:table-cell>
              <table:table-cell office:value-type="float" office:value="2695.5">
                <text:p>269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9">
                <text:p>2509</text:p>
              </table:table-cell>
              <table:table-cell office:value-type="float" office:value="1763.5">
                <text:p>1763.5</text:p>
              </table:table-cell>
              <table:table-cell office:value-type="float" office:value="2506.5">
                <text:p>2506.5</text:p>
              </table:table-cell>
              <table:table-cell office:value-type="float" office:value="2843.5">
                <text:p>2843.5</text:p>
              </table:table-cell>
              <table:table-cell office:value-type="float" office:value="1791">
                <text:p>1791</text:p>
              </table:table-cell>
              <table:table-cell office:value-type="float" office:value="2950.5">
                <text:p>2950.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0.5">
                <text:p>2550.5</text:p>
              </table:table-cell>
              <table:table-cell office:value-type="float" office:value="1788">
                <text:p>1788</text:p>
              </table:table-cell>
              <table:table-cell office:value-type="float" office:value="2550.5">
                <text:p>2550.5</text:p>
              </table:table-cell>
              <table:table-cell office:value-type="float" office:value="2722">
                <text:p>2722</text:p>
              </table:table-cell>
              <table:table-cell office:value-type="float" office:value="1790">
                <text:p>1790</text:p>
              </table:table-cell>
              <table:table-cell office:value-type="float" office:value="2918.5">
                <text:p>2918.5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9">
                <text:p>2529</text:p>
              </table:table-cell>
              <table:table-cell office:value-type="float" office:value="1794.5">
                <text:p>1794.5</text:p>
              </table:table-cell>
              <table:table-cell office:value-type="float" office:value="2523.5">
                <text:p>2523.5</text:p>
              </table:table-cell>
              <table:table-cell office:value-type="float" office:value="2783">
                <text:p>2783</text:p>
              </table:table-cell>
              <table:table-cell office:value-type="float" office:value="1716">
                <text:p>1716</text:p>
              </table:table-cell>
              <table:table-cell office:value-type="float" office:value="2957">
                <text:p>2957</text:p>
              </table:table-cell>
              <table:table-cell office:value-type="float" office:value="2586.5">
                <text:p>2586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25.5">
                <text:p>2525.5</text:p>
              </table:table-cell>
              <table:table-cell office:value-type="float" office:value="1630.5">
                <text:p>1630.5</text:p>
              </table:table-cell>
              <table:table-cell office:value-type="float" office:value="2419.5">
                <text:p>2419.5</text:p>
              </table:table-cell>
              <table:table-cell office:value-type="float" office:value="2653">
                <text:p>2653</text:p>
              </table:table-cell>
              <table:table-cell office:value-type="float" office:value="1679">
                <text:p>1679</text:p>
              </table:table-cell>
              <table:table-cell office:value-type="float" office:value="2913">
                <text:p>2913</text:p>
              </table:table-cell>
              <table:table-cell office:value-type="float" office:value="2467.5">
                <text:p>246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51.5">
                <text:p>2451.5</text:p>
              </table:table-cell>
              <table:table-cell office:value-type="float" office:value="1514.5">
                <text:p>1514.5</text:p>
              </table:table-cell>
              <table:table-cell office:value-type="float" office:value="2419.5">
                <text:p>2419.5</text:p>
              </table:table-cell>
              <table:table-cell office:value-type="float" office:value="2461">
                <text:p>2461</text:p>
              </table:table-cell>
              <table:table-cell office:value-type="float" office:value="1534.5">
                <text:p>1534.5</text:p>
              </table:table-cell>
              <table:table-cell office:value-type="float" office:value="2803.5">
                <text:p>2803.5</text:p>
              </table:table-cell>
              <table:table-cell office:value-type="float" office:value="2427.5">
                <text:p>242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6.5">
                <text:p>2246.5</text:p>
              </table:table-cell>
              <table:table-cell office:value-type="float" office:value="1284.5">
                <text:p>1284.5</text:p>
              </table:table-cell>
              <table:table-cell office:value-type="float" office:value="2305">
                <text:p>2305</text:p>
              </table:table-cell>
              <table:table-cell office:value-type="float" office:value="2415.5">
                <text:p>2415.5</text:p>
              </table:table-cell>
              <table:table-cell office:value-type="float" office:value="1427">
                <text:p>1427</text:p>
              </table:table-cell>
              <table:table-cell office:value-type="float" office:value="2846">
                <text:p>2846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74.5">
                <text:p>2374.5</text:p>
              </table:table-cell>
              <table:table-cell office:value-type="float" office:value="1288">
                <text:p>1288</text:p>
              </table:table-cell>
              <table:table-cell office:value-type="float" office:value="2324.5">
                <text:p>2324.5</text:p>
              </table:table-cell>
              <table:table-cell office:value-type="float" office:value="2412.5">
                <text:p>2412.5</text:p>
              </table:table-cell>
              <table:table-cell office:value-type="float" office:value="1548.5">
                <text:p>1548.5</text:p>
              </table:table-cell>
              <table:table-cell office:value-type="float" office:value="2908">
                <text:p>2908</text:p>
              </table:table-cell>
              <table:table-cell office:value-type="float" office:value="2345.5">
                <text:p>234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0.5">
                <text:p>2320.5</text:p>
              </table:table-cell>
              <table:table-cell office:value-type="float" office:value="1313">
                <text:p>1313</text:p>
              </table:table-cell>
              <table:table-cell office:value-type="float" office:value="2417">
                <text:p>2417</text:p>
              </table:table-cell>
              <table:table-cell office:value-type="float" office:value="2405">
                <text:p>2405</text:p>
              </table:table-cell>
              <table:table-cell office:value-type="float" office:value="1586.5">
                <text:p>1586.5</text:p>
              </table:table-cell>
              <table:table-cell office:value-type="float" office:value="2875.5">
                <text:p>2875.5</text:p>
              </table:table-cell>
              <table:table-cell office:value-type="float" office:value="2309.5">
                <text:p>230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1.5">
                <text:p>2221.5</text:p>
              </table:table-cell>
              <table:table-cell office:value-type="float" office:value="1267">
                <text:p>1267</text:p>
              </table:table-cell>
              <table:table-cell office:value-type="float" office:value="2339.5">
                <text:p>2339.5</text:p>
              </table:table-cell>
              <table:table-cell office:value-type="float" office:value="2325">
                <text:p>2325</text:p>
              </table:table-cell>
              <table:table-cell office:value-type="float" office:value="1588">
                <text:p>1588</text:p>
              </table:table-cell>
              <table:table-cell office:value-type="float" office:value="2705">
                <text:p>2705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24.5">
                <text:p>2124.5</text:p>
              </table:table-cell>
              <table:table-cell office:value-type="float" office:value="1201">
                <text:p>1201</text:p>
              </table:table-cell>
              <table:table-cell office:value-type="float" office:value="2388">
                <text:p>2388</text:p>
              </table:table-cell>
              <table:table-cell office:value-type="float" office:value="2396.5">
                <text:p>2396.5</text:p>
              </table:table-cell>
              <table:table-cell office:value-type="float" office:value="1511">
                <text:p>1511</text:p>
              </table:table-cell>
              <table:table-cell office:value-type="float" office:value="2673.5">
                <text:p>2673.5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36">
                <text:p>2036</text:p>
              </table:table-cell>
              <table:table-cell office:value-type="float" office:value="1311">
                <text:p>1311</text:p>
              </table:table-cell>
              <table:table-cell office:value-type="float" office:value="2450.5">
                <text:p>2450.5</text:p>
              </table:table-cell>
              <table:table-cell office:value-type="float" office:value="2516">
                <text:p>2516</text:p>
              </table:table-cell>
              <table:table-cell office:value-type="float" office:value="1564.5">
                <text:p>1564.5</text:p>
              </table:table-cell>
              <table:table-cell office:value-type="float" office:value="2820.5">
                <text:p>2820.5</text:p>
              </table:table-cell>
              <table:table-cell office:value-type="float" office:value="2347.5">
                <text:p>234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2.5">
                <text:p>2062.5</text:p>
              </table:table-cell>
              <table:table-cell office:value-type="float" office:value="1262.5">
                <text:p>1262.5</text:p>
              </table:table-cell>
              <table:table-cell office:value-type="float" office:value="2569.5">
                <text:p>2569.5</text:p>
              </table:table-cell>
              <table:table-cell office:value-type="float" office:value="2390.5">
                <text:p>2390.5</text:p>
              </table:table-cell>
              <table:table-cell office:value-type="float" office:value="1592">
                <text:p>1592</text:p>
              </table:table-cell>
              <table:table-cell office:value-type="float" office:value="2965.5">
                <text:p>2965.5</text:p>
              </table:table-cell>
              <table:table-cell office:value-type="float" office:value="2322.5">
                <text:p>232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48">
                <text:p>2048</text:p>
              </table:table-cell>
              <table:table-cell office:value-type="float" office:value="1221">
                <text:p>1221</text:p>
              </table:table-cell>
              <table:table-cell office:value-type="float" office:value="2561.5">
                <text:p>2561.5</text:p>
              </table:table-cell>
              <table:table-cell office:value-type="float" office:value="2399">
                <text:p>2399</text:p>
              </table:table-cell>
              <table:table-cell office:value-type="float" office:value="1525.5">
                <text:p>1525.5</text:p>
              </table:table-cell>
              <table:table-cell office:value-type="float" office:value="2909.5">
                <text:p>2909.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1.5">
                <text:p>2001.5</text:p>
              </table:table-cell>
              <table:table-cell office:value-type="float" office:value="1271">
                <text:p>1271</text:p>
              </table:table-cell>
              <table:table-cell office:value-type="float" office:value="2510.5">
                <text:p>2510.5</text:p>
              </table:table-cell>
              <table:table-cell office:value-type="float" office:value="2365">
                <text:p>2365</text:p>
              </table:table-cell>
              <table:table-cell office:value-type="float" office:value="1499">
                <text:p>1499</text:p>
              </table:table-cell>
              <table:table-cell office:value-type="float" office:value="2906.5">
                <text:p>2906.5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6">
                <text:p>2006</text:p>
              </table:table-cell>
              <table:table-cell office:value-type="float" office:value="1248.5">
                <text:p>1248.5</text:p>
              </table:table-cell>
              <table:table-cell office:value-type="float" office:value="2450">
                <text:p>2450</text:p>
              </table:table-cell>
              <table:table-cell office:value-type="float" office:value="2287">
                <text:p>2287</text:p>
              </table:table-cell>
              <table:table-cell office:value-type="float" office:value="1539.5">
                <text:p>1539.5</text:p>
              </table:table-cell>
              <table:table-cell office:value-type="float" office:value="2914.5">
                <text:p>2914.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61.5">
                <text:p>1961.5</text:p>
              </table:table-cell>
              <table:table-cell office:value-type="float" office:value="1246.5">
                <text:p>1246.5</text:p>
              </table:table-cell>
              <table:table-cell office:value-type="float" office:value="2443.5">
                <text:p>2443.5</text:p>
              </table:table-cell>
              <table:table-cell office:value-type="float" office:value="2361.5">
                <text:p>2361.5</text:p>
              </table:table-cell>
              <table:table-cell office:value-type="float" office:value="1669.5">
                <text:p>1669.5</text:p>
              </table:table-cell>
              <table:table-cell office:value-type="float" office:value="2964.5">
                <text:p>2964.5</text:p>
              </table:table-cell>
              <table:table-cell office:value-type="float" office:value="2492.5">
                <text:p>2492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3">
                <text:p>1833</text:p>
              </table:table-cell>
              <table:table-cell office:value-type="float" office:value="1186">
                <text:p>1186</text:p>
              </table:table-cell>
              <table:table-cell office:value-type="float" office:value="2483">
                <text:p>2483</text:p>
              </table:table-cell>
              <table:table-cell office:value-type="float" office:value="2251.5">
                <text:p>2251.5</text:p>
              </table:table-cell>
              <table:table-cell office:value-type="float" office:value="1612">
                <text:p>1612</text:p>
              </table:table-cell>
              <table:table-cell office:value-type="float" office:value="2878">
                <text:p>2878</text:p>
              </table:table-cell>
              <table:table-cell office:value-type="float" office:value="2408.5">
                <text:p>240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9">
                <text:p>1879</text:p>
              </table:table-cell>
              <table:table-cell office:value-type="float" office:value="1206.5">
                <text:p>1206.5</text:p>
              </table:table-cell>
              <table:table-cell office:value-type="float" office:value="2520">
                <text:p>2520</text:p>
              </table:table-cell>
              <table:table-cell office:value-type="float" office:value="2354.5">
                <text:p>2354.5</text:p>
              </table:table-cell>
              <table:table-cell office:value-type="float" office:value="1699.5">
                <text:p>1699.5</text:p>
              </table:table-cell>
              <table:table-cell office:value-type="float" office:value="2868.5">
                <text:p>2868.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3">
                <text:p>1903</text:p>
              </table:table-cell>
              <table:table-cell office:value-type="float" office:value="1272">
                <text:p>1272</text:p>
              </table:table-cell>
              <table:table-cell office:value-type="float" office:value="2543.5">
                <text:p>2543.5</text:p>
              </table:table-cell>
              <table:table-cell office:value-type="float" office:value="2441.5">
                <text:p>2441.5</text:p>
              </table:table-cell>
              <table:table-cell office:value-type="float" office:value="1717">
                <text:p>1717</text:p>
              </table:table-cell>
              <table:table-cell office:value-type="float" office:value="2842.5">
                <text:p>2842.5</text:p>
              </table:table-cell>
              <table:table-cell office:value-type="float" office:value="2665.5">
                <text:p>266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46.5">
                <text:p>1846.5</text:p>
              </table:table-cell>
              <table:table-cell office:value-type="float" office:value="1228">
                <text:p>1228</text:p>
              </table:table-cell>
              <table:table-cell office:value-type="float" office:value="2540.5">
                <text:p>2540.5</text:p>
              </table:table-cell>
              <table:table-cell office:value-type="float" office:value="2412">
                <text:p>2412</text:p>
              </table:table-cell>
              <table:table-cell office:value-type="float" office:value="1757.5">
                <text:p>1757.5</text:p>
              </table:table-cell>
              <table:table-cell office:value-type="float" office:value="2797.5">
                <text:p>2797.5</text:p>
              </table:table-cell>
              <table:table-cell office:value-type="float" office:value="2550.5">
                <text:p>255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74.5">
                <text:p>1774.5</text:p>
              </table:table-cell>
              <table:table-cell office:value-type="float" office:value="1273.5">
                <text:p>1273.5</text:p>
              </table:table-cell>
              <table:table-cell office:value-type="float" office:value="2542">
                <text:p>2542</text:p>
              </table:table-cell>
              <table:table-cell office:value-type="float" office:value="2324.5">
                <text:p>2324.5</text:p>
              </table:table-cell>
              <table:table-cell office:value-type="float" office:value="1811">
                <text:p>1811</text:p>
              </table:table-cell>
              <table:table-cell office:value-type="float" office:value="2779">
                <text:p>2779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4.5">
                <text:p>1734.5</text:p>
              </table:table-cell>
              <table:table-cell office:value-type="float" office:value="1200.5">
                <text:p>1200.5</text:p>
              </table:table-cell>
              <table:table-cell office:value-type="float" office:value="2567">
                <text:p>2567</text:p>
              </table:table-cell>
              <table:table-cell office:value-type="float" office:value="2349">
                <text:p>2349</text:p>
              </table:table-cell>
              <table:table-cell office:value-type="float" office:value="1874.5">
                <text:p>1874.5</text:p>
              </table:table-cell>
              <table:table-cell office:value-type="float" office:value="2856">
                <text:p>2856</text:p>
              </table:table-cell>
              <table:table-cell office:value-type="float" office:value="2581.5">
                <text:p>258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24.5">
                <text:p>1724.5</text:p>
              </table:table-cell>
              <table:table-cell office:value-type="float" office:value="1188">
                <text:p>1188</text:p>
              </table:table-cell>
              <table:table-cell office:value-type="float" office:value="2500.5">
                <text:p>2500.5</text:p>
              </table:table-cell>
              <table:table-cell office:value-type="float" office:value="2303.5">
                <text:p>2303.5</text:p>
              </table:table-cell>
              <table:table-cell office:value-type="float" office:value="1980">
                <text:p>1980</text:p>
              </table:table-cell>
              <table:table-cell office:value-type="float" office:value="2894">
                <text:p>289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61.5">
                <text:p>1761.5</text:p>
              </table:table-cell>
              <table:table-cell office:value-type="float" office:value="1174">
                <text:p>1174</text:p>
              </table:table-cell>
              <table:table-cell office:value-type="float" office:value="2490.5">
                <text:p>2490.5</text:p>
              </table:table-cell>
              <table:table-cell office:value-type="float" office:value="2342.5">
                <text:p>2342.5</text:p>
              </table:table-cell>
              <table:table-cell office:value-type="float" office:value="2097">
                <text:p>2097</text:p>
              </table:table-cell>
              <table:table-cell office:value-type="float" office:value="2918.5">
                <text:p>2918.5</text:p>
              </table:table-cell>
              <table:table-cell office:value-type="float" office:value="2646.5">
                <text:p>264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6">
                <text:p>1796</text:p>
              </table:table-cell>
              <table:table-cell office:value-type="float" office:value="1026.5">
                <text:p>1026.5</text:p>
              </table:table-cell>
              <table:table-cell office:value-type="float" office:value="2552.5">
                <text:p>2552.5</text:p>
              </table:table-cell>
              <table:table-cell office:value-type="float" office:value="2293">
                <text:p>2293</text:p>
              </table:table-cell>
              <table:table-cell office:value-type="float" office:value="2160">
                <text:p>2160</text:p>
              </table:table-cell>
              <table:table-cell office:value-type="float" office:value="2785">
                <text:p>2785</text:p>
              </table:table-cell>
              <table:table-cell office:value-type="float" office:value="2630.5">
                <text:p>263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8.5">
                <text:p>1678.5</text:p>
              </table:table-cell>
              <table:table-cell office:value-type="float" office:value="1113">
                <text:p>1113</text:p>
              </table:table-cell>
              <table:table-cell office:value-type="float" office:value="2545">
                <text:p>2545</text:p>
              </table:table-cell>
              <table:table-cell office:value-type="float" office:value="2227.5">
                <text:p>2227.5</text:p>
              </table:table-cell>
              <table:table-cell office:value-type="float" office:value="2050.5">
                <text:p>2050.5</text:p>
              </table:table-cell>
              <table:table-cell office:value-type="float" office:value="2930">
                <text:p>2930</text:p>
              </table:table-cell>
              <table:table-cell office:value-type="float" office:value="2691.5">
                <text:p>269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0.5">
                <text:p>1900.5</text:p>
              </table:table-cell>
              <table:table-cell office:value-type="float" office:value="1356">
                <text:p>1356</text:p>
              </table:table-cell>
              <table:table-cell office:value-type="float" office:value="2743.5">
                <text:p>2743.5</text:p>
              </table:table-cell>
              <table:table-cell office:value-type="float" office:value="2281.5">
                <text:p>2281.5</text:p>
              </table:table-cell>
              <table:table-cell office:value-type="float" office:value="2294.5">
                <text:p>2294.5</text:p>
              </table:table-cell>
              <table:table-cell office:value-type="float" office:value="3079">
                <text:p>3079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4.5">
                <text:p>1954.5</text:p>
              </table:table-cell>
              <table:table-cell office:value-type="float" office:value="1275">
                <text:p>1275</text:p>
              </table:table-cell>
              <table:table-cell office:value-type="float" office:value="2681.5">
                <text:p>2681.5</text:p>
              </table:table-cell>
              <table:table-cell office:value-type="float" office:value="2238">
                <text:p>2238</text:p>
              </table:table-cell>
              <table:table-cell office:value-type="float" office:value="2368.5">
                <text:p>2368.5</text:p>
              </table:table-cell>
              <table:table-cell office:value-type="float" office:value="3091">
                <text:p>309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1.5">
                <text:p>1981.5</text:p>
              </table:table-cell>
              <table:table-cell office:value-type="float" office:value="1222.5">
                <text:p>1222.5</text:p>
              </table:table-cell>
              <table:table-cell office:value-type="float" office:value="2590.5">
                <text:p>2590.5</text:p>
              </table:table-cell>
              <table:table-cell office:value-type="float" office:value="2220.5">
                <text:p>2220.5</text:p>
              </table:table-cell>
              <table:table-cell office:value-type="float" office:value="2329">
                <text:p>2329</text:p>
              </table:table-cell>
              <table:table-cell office:value-type="float" office:value="3196.5">
                <text:p>3196.5</text:p>
              </table:table-cell>
              <table:table-cell office:value-type="float" office:value="2787.5">
                <text:p>2787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75">
                <text:p>1875</text:p>
              </table:table-cell>
              <table:table-cell office:value-type="float" office:value="1296.5">
                <text:p>1296.5</text:p>
              </table:table-cell>
              <table:table-cell office:value-type="float" office:value="2531.5">
                <text:p>2531.5</text:p>
              </table:table-cell>
              <table:table-cell office:value-type="float" office:value="2235.5">
                <text:p>2235.5</text:p>
              </table:table-cell>
              <table:table-cell office:value-type="float" office:value="2353">
                <text:p>2353</text:p>
              </table:table-cell>
              <table:table-cell office:value-type="float" office:value="3178">
                <text:p>317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43">
                <text:p>1743</text:p>
              </table:table-cell>
              <table:table-cell office:value-type="float" office:value="1258">
                <text:p>1258</text:p>
              </table:table-cell>
              <table:table-cell office:value-type="float" office:value="2425">
                <text:p>2425</text:p>
              </table:table-cell>
              <table:table-cell office:value-type="float" office:value="2128.5">
                <text:p>2128.5</text:p>
              </table:table-cell>
              <table:table-cell office:value-type="float" office:value="2263.5">
                <text:p>2263.5</text:p>
              </table:table-cell>
              <table:table-cell office:value-type="float" office:value="3127.5">
                <text:p>3127.5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4">
                <text:p>1864</text:p>
              </table:table-cell>
              <table:table-cell office:value-type="float" office:value="1261.5">
                <text:p>1261.5</text:p>
              </table:table-cell>
              <table:table-cell office:value-type="float" office:value="2569.5">
                <text:p>2569.5</text:p>
              </table:table-cell>
              <table:table-cell office:value-type="float" office:value="2149.5">
                <text:p>2149.5</text:p>
              </table:table-cell>
              <table:table-cell office:value-type="float" office:value="2312.5">
                <text:p>2312.5</text:p>
              </table:table-cell>
              <table:table-cell office:value-type="float" office:value="3131">
                <text:p>3131</text:p>
              </table:table-cell>
              <table:table-cell office:value-type="float" office:value="2705.5">
                <text:p>2705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77">
                <text:p>2077</text:p>
              </table:table-cell>
              <table:table-cell office:value-type="float" office:value="1378">
                <text:p>1378</text:p>
              </table:table-cell>
              <table:table-cell office:value-type="float" office:value="2646.5">
                <text:p>2646.5</text:p>
              </table:table-cell>
              <table:table-cell office:value-type="float" office:value="2357.5">
                <text:p>2357.5</text:p>
              </table:table-cell>
              <table:table-cell office:value-type="float" office:value="2371.5">
                <text:p>2371.5</text:p>
              </table:table-cell>
              <table:table-cell office:value-type="float" office:value="3316">
                <text:p>3316</text:p>
              </table:table-cell>
              <table:table-cell office:value-type="float" office:value="2926.5">
                <text:p>2926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27.5">
                <text:p>1927.5</text:p>
              </table:table-cell>
              <table:table-cell office:value-type="float" office:value="1368">
                <text:p>1368</text:p>
              </table:table-cell>
              <table:table-cell office:value-type="float" office:value="2525.5">
                <text:p>2525.5</text:p>
              </table:table-cell>
              <table:table-cell office:value-type="float" office:value="2336.5">
                <text:p>2336.5</text:p>
              </table:table-cell>
              <table:table-cell office:value-type="float" office:value="2403.5">
                <text:p>2403.5</text:p>
              </table:table-cell>
              <table:table-cell office:value-type="float" office:value="3173">
                <text:p>3173</text:p>
              </table:table-cell>
              <table:table-cell office:value-type="float" office:value="2960.5">
                <text:p>296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7">
                <text:p>2027</text:p>
              </table:table-cell>
              <table:table-cell office:value-type="float" office:value="1240">
                <text:p>1240</text:p>
              </table:table-cell>
              <table:table-cell office:value-type="float" office:value="2429.5">
                <text:p>2429.5</text:p>
              </table:table-cell>
              <table:table-cell office:value-type="float" office:value="2299.5">
                <text:p>2299.5</text:p>
              </table:table-cell>
              <table:table-cell office:value-type="float" office:value="2448.5">
                <text:p>2448.5</text:p>
              </table:table-cell>
              <table:table-cell office:value-type="float" office:value="3161.5">
                <text:p>3161.5</text:p>
              </table:table-cell>
              <table:table-cell office:value-type="float" office:value="2873.5">
                <text:p>2873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37">
                <text:p>2037</text:p>
              </table:table-cell>
              <table:table-cell office:value-type="float" office:value="1272">
                <text:p>1272</text:p>
              </table:table-cell>
              <table:table-cell office:value-type="float" office:value="2418.5">
                <text:p>2418.5</text:p>
              </table:table-cell>
              <table:table-cell office:value-type="float" office:value="2326.5">
                <text:p>2326.5</text:p>
              </table:table-cell>
              <table:table-cell office:value-type="float" office:value="2499.5">
                <text:p>2499.5</text:p>
              </table:table-cell>
              <table:table-cell office:value-type="float" office:value="3155">
                <text:p>3155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8">
                <text:p>2058</text:p>
              </table:table-cell>
              <table:table-cell office:value-type="float" office:value="1281.5">
                <text:p>1281.5</text:p>
              </table:table-cell>
              <table:table-cell office:value-type="float" office:value="2387.5">
                <text:p>2387.5</text:p>
              </table:table-cell>
              <table:table-cell office:value-type="float" office:value="2296">
                <text:p>2296</text:p>
              </table:table-cell>
              <table:table-cell office:value-type="float" office:value="2456">
                <text:p>2456</text:p>
              </table:table-cell>
              <table:table-cell office:value-type="float" office:value="3124.5">
                <text:p>3124.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03.5">
                <text:p>2203.5</text:p>
              </table:table-cell>
              <table:table-cell office:value-type="float" office:value="1411">
                <text:p>1411</text:p>
              </table:table-cell>
              <table:table-cell office:value-type="float" office:value="2486.5">
                <text:p>2486.5</text:p>
              </table:table-cell>
              <table:table-cell office:value-type="float" office:value="2292">
                <text:p>2292</text:p>
              </table:table-cell>
              <table:table-cell office:value-type="float" office:value="2559">
                <text:p>2559</text:p>
              </table:table-cell>
              <table:table-cell office:value-type="float" office:value="3086.5">
                <text:p>3086.5</text:p>
              </table:table-cell>
              <table:table-cell office:value-type="float" office:value="2814.5">
                <text:p>281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65">
                <text:p>2165</text:p>
              </table:table-cell>
              <table:table-cell office:value-type="float" office:value="1439">
                <text:p>1439</text:p>
              </table:table-cell>
              <table:table-cell office:value-type="float" office:value="2420">
                <text:p>2420</text:p>
              </table:table-cell>
              <table:table-cell office:value-type="float" office:value="2303.5">
                <text:p>2303.5</text:p>
              </table:table-cell>
              <table:table-cell office:value-type="float" office:value="2566">
                <text:p>2566</text:p>
              </table:table-cell>
              <table:table-cell office:value-type="float" office:value="3076.5">
                <text:p>3076.5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9.5">
                <text:p>2169.5</text:p>
              </table:table-cell>
              <table:table-cell office:value-type="float" office:value="1466.5">
                <text:p>1466.5</text:p>
              </table:table-cell>
              <table:table-cell office:value-type="float" office:value="2373">
                <text:p>2373</text:p>
              </table:table-cell>
              <table:table-cell office:value-type="float" office:value="2191">
                <text:p>2191</text:p>
              </table:table-cell>
              <table:table-cell office:value-type="float" office:value="2671">
                <text:p>2671</text:p>
              </table:table-cell>
              <table:table-cell office:value-type="float" office:value="3117.5">
                <text:p>3117.5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95.5">
                <text:p>2095.5</text:p>
              </table:table-cell>
              <table:table-cell office:value-type="float" office:value="1390">
                <text:p>1390</text:p>
              </table:table-cell>
              <table:table-cell office:value-type="float" office:value="2287">
                <text:p>2287</text:p>
              </table:table-cell>
              <table:table-cell office:value-type="float" office:value="2186">
                <text:p>2186</text:p>
              </table:table-cell>
              <table:table-cell office:value-type="float" office:value="2679.5">
                <text:p>2679.5</text:p>
              </table:table-cell>
              <table:table-cell office:value-type="float" office:value="3013.5">
                <text:p>3013.5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5.5">
                <text:p>1775.5</text:p>
              </table:table-cell>
              <table:table-cell office:value-type="float" office:value="1245.5">
                <text:p>1245.5</text:p>
              </table:table-cell>
              <table:table-cell office:value-type="float" office:value="2080.5">
                <text:p>2080.5</text:p>
              </table:table-cell>
              <table:table-cell office:value-type="float" office:value="1865">
                <text:p>1865</text:p>
              </table:table-cell>
              <table:table-cell office:value-type="float" office:value="2582.5">
                <text:p>2582.5</text:p>
              </table:table-cell>
              <table:table-cell office:value-type="float" office:value="2917.5">
                <text:p>2917.5</text:p>
              </table:table-cell>
              <table:table-cell office:value-type="float" office:value="2808.5">
                <text:p>2808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9.5">
                <text:p>1719.5</text:p>
              </table:table-cell>
              <table:table-cell office:value-type="float" office:value="1226.5">
                <text:p>1226.5</text:p>
              </table:table-cell>
              <table:table-cell office:value-type="float" office:value="2135.5">
                <text:p>2135.5</text:p>
              </table:table-cell>
              <table:table-cell office:value-type="float" office:value="1802">
                <text:p>1802</text:p>
              </table:table-cell>
              <table:table-cell office:value-type="float" office:value="2611.5">
                <text:p>2611.5</text:p>
              </table:table-cell>
              <table:table-cell office:value-type="float" office:value="3025.5">
                <text:p>3025.5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16.5">
                <text:p>1816.5</text:p>
              </table:table-cell>
              <table:table-cell office:value-type="float" office:value="1374">
                <text:p>1374</text:p>
              </table:table-cell>
              <table:table-cell office:value-type="float" office:value="2213">
                <text:p>2213</text:p>
              </table:table-cell>
              <table:table-cell office:value-type="float" office:value="1785.5">
                <text:p>1785.5</text:p>
              </table:table-cell>
              <table:table-cell office:value-type="float" office:value="2604">
                <text:p>2604</text:p>
              </table:table-cell>
              <table:table-cell office:value-type="float" office:value="3118.5">
                <text:p>3118.5</text:p>
              </table:table-cell>
              <table:table-cell office:value-type="float" office:value="3070.5">
                <text:p>307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61.5">
                <text:p>1861.5</text:p>
              </table:table-cell>
              <table:table-cell office:value-type="float" office:value="1421.5">
                <text:p>1421.5</text:p>
              </table:table-cell>
              <table:table-cell office:value-type="float" office:value="2336">
                <text:p>2336</text:p>
              </table:table-cell>
              <table:table-cell office:value-type="float" office:value="1849.5">
                <text:p>1849.5</text:p>
              </table:table-cell>
              <table:table-cell office:value-type="float" office:value="2697">
                <text:p>2697</text:p>
              </table:table-cell>
              <table:table-cell office:value-type="float" office:value="3189.5">
                <text:p>3189.5</text:p>
              </table:table-cell>
              <table:table-cell office:value-type="float" office:value="3088.5">
                <text:p>308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13">
                <text:p>1913</text:p>
              </table:table-cell>
              <table:table-cell office:value-type="float" office:value="1417">
                <text:p>1417</text:p>
              </table:table-cell>
              <table:table-cell office:value-type="float" office:value="2317.5">
                <text:p>2317.5</text:p>
              </table:table-cell>
              <table:table-cell office:value-type="float" office:value="1885">
                <text:p>1885</text:p>
              </table:table-cell>
              <table:table-cell office:value-type="float" office:value="2820.5">
                <text:p>2820.5</text:p>
              </table:table-cell>
              <table:table-cell office:value-type="float" office:value="3230">
                <text:p>3230</text:p>
              </table:table-cell>
              <table:table-cell office:value-type="float" office:value="3059.5">
                <text:p>305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22.5">
                <text:p>1922.5</text:p>
              </table:table-cell>
              <table:table-cell office:value-type="float" office:value="1443.5">
                <text:p>1443.5</text:p>
              </table:table-cell>
              <table:table-cell office:value-type="float" office:value="2292">
                <text:p>2292</text:p>
              </table:table-cell>
              <table:table-cell office:value-type="float" office:value="1933.5">
                <text:p>1933.5</text:p>
              </table:table-cell>
              <table:table-cell office:value-type="float" office:value="2800">
                <text:p>2800</text:p>
              </table:table-cell>
              <table:table-cell office:value-type="float" office:value="3231">
                <text:p>3231</text:p>
              </table:table-cell>
              <table:table-cell office:value-type="float" office:value="3129.5">
                <text:p>3129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4">
                <text:p>2094</text:p>
              </table:table-cell>
              <table:table-cell office:value-type="float" office:value="1671.5">
                <text:p>1671.5</text:p>
              </table:table-cell>
              <table:table-cell office:value-type="float" office:value="2534.5">
                <text:p>2534.5</text:p>
              </table:table-cell>
              <table:table-cell office:value-type="float" office:value="2185.5">
                <text:p>2185.5</text:p>
              </table:table-cell>
              <table:table-cell office:value-type="float" office:value="3065">
                <text:p>3065</text:p>
              </table:table-cell>
              <table:table-cell office:value-type="float" office:value="3507.5">
                <text:p>3507.5</text:p>
              </table:table-cell>
              <table:table-cell office:value-type="float" office:value="3240.5">
                <text:p>324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9.5">
                <text:p>1969.5</text:p>
              </table:table-cell>
              <table:table-cell office:value-type="float" office:value="1635.5">
                <text:p>1635.5</text:p>
              </table:table-cell>
              <table:table-cell office:value-type="float" office:value="2444">
                <text:p>2444</text:p>
              </table:table-cell>
              <table:table-cell office:value-type="float" office:value="2051">
                <text:p>2051</text:p>
              </table:table-cell>
              <table:table-cell office:value-type="float" office:value="2913.5">
                <text:p>2913.5</text:p>
              </table:table-cell>
              <table:table-cell office:value-type="float" office:value="3404.5">
                <text:p>3404.5</text:p>
              </table:table-cell>
              <table:table-cell office:value-type="float" office:value="3257.5">
                <text:p>325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7.5">
                <text:p>2177.5</text:p>
              </table:table-cell>
              <table:table-cell office:value-type="float" office:value="1731">
                <text:p>1731</text:p>
              </table:table-cell>
              <table:table-cell office:value-type="float" office:value="2587">
                <text:p>2587</text:p>
              </table:table-cell>
              <table:table-cell office:value-type="float" office:value="2148.5">
                <text:p>2148.5</text:p>
              </table:table-cell>
              <table:table-cell office:value-type="float" office:value="3036">
                <text:p>3036</text:p>
              </table:table-cell>
              <table:table-cell office:value-type="float" office:value="3556">
                <text:p>3556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43">
                <text:p>2243</text:p>
              </table:table-cell>
              <table:table-cell office:value-type="float" office:value="1860">
                <text:p>1860</text:p>
              </table:table-cell>
              <table:table-cell office:value-type="float" office:value="2738">
                <text:p>2738</text:p>
              </table:table-cell>
              <table:table-cell office:value-type="float" office:value="2256.5">
                <text:p>2256.5</text:p>
              </table:table-cell>
              <table:table-cell office:value-type="float" office:value="3146">
                <text:p>3146</text:p>
              </table:table-cell>
              <table:table-cell office:value-type="float" office:value="3528.5">
                <text:p>3528.5</text:p>
              </table:table-cell>
              <table:table-cell office:value-type="float" office:value="3305.5">
                <text:p>3305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64.5">
                <text:p>2164.5</text:p>
              </table:table-cell>
              <table:table-cell office:value-type="float" office:value="1896.5">
                <text:p>1896.5</text:p>
              </table:table-cell>
              <table:table-cell office:value-type="float" office:value="2700.5">
                <text:p>2700.5</text:p>
              </table:table-cell>
              <table:table-cell office:value-type="float" office:value="2292.5">
                <text:p>2292.5</text:p>
              </table:table-cell>
              <table:table-cell office:value-type="float" office:value="3066">
                <text:p>3066</text:p>
              </table:table-cell>
              <table:table-cell office:value-type="float" office:value="3398.5">
                <text:p>3398.5</text:p>
              </table:table-cell>
              <table:table-cell office:value-type="float" office:value="3241.5">
                <text:p>324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7">
                <text:p>2137</text:p>
              </table:table-cell>
              <table:table-cell office:value-type="float" office:value="1851.5">
                <text:p>1851.5</text:p>
              </table:table-cell>
              <table:table-cell office:value-type="float" office:value="2730.5">
                <text:p>2730.5</text:p>
              </table:table-cell>
              <table:table-cell office:value-type="float" office:value="2268.5">
                <text:p>2268.5</text:p>
              </table:table-cell>
              <table:table-cell office:value-type="float" office:value="3063">
                <text:p>3063</text:p>
              </table:table-cell>
              <table:table-cell office:value-type="float" office:value="3384">
                <text:p>3384</text:p>
              </table:table-cell>
              <table:table-cell office:value-type="float" office:value="3262.5">
                <text:p>326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48.5">
                <text:p>2248.5</text:p>
              </table:table-cell>
              <table:table-cell office:value-type="float" office:value="1991.5">
                <text:p>1991.5</text:p>
              </table:table-cell>
              <table:table-cell office:value-type="float" office:value="2561.5">
                <text:p>2561.5</text:p>
              </table:table-cell>
              <table:table-cell office:value-type="float" office:value="2282">
                <text:p>2282</text:p>
              </table:table-cell>
              <table:table-cell office:value-type="float" office:value="3329">
                <text:p>3329</text:p>
              </table:table-cell>
              <table:table-cell office:value-type="float" office:value="3495">
                <text:p>3495</text:p>
              </table:table-cell>
              <table:table-cell office:value-type="float" office:value="3235.5">
                <text:p>323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9">
                <text:p>2359</text:p>
              </table:table-cell>
              <table:table-cell office:value-type="float" office:value="1856">
                <text:p>1856</text:p>
              </table:table-cell>
              <table:table-cell office:value-type="float" office:value="2684">
                <text:p>2684</text:p>
              </table:table-cell>
              <table:table-cell office:value-type="float" office:value="2353">
                <text:p>2353</text:p>
              </table:table-cell>
              <table:table-cell office:value-type="float" office:value="3331.5">
                <text:p>3331.5</text:p>
              </table:table-cell>
              <table:table-cell office:value-type="float" office:value="3644.5">
                <text:p>3644.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39">
                <text:p>2339</text:p>
              </table:table-cell>
              <table:table-cell office:value-type="float" office:value="1821">
                <text:p>1821</text:p>
              </table:table-cell>
              <table:table-cell office:value-type="float" office:value="2666.5">
                <text:p>2666.5</text:p>
              </table:table-cell>
              <table:table-cell office:value-type="float" office:value="2403">
                <text:p>2403</text:p>
              </table:table-cell>
              <table:table-cell office:value-type="float" office:value="3296.5">
                <text:p>3296.5</text:p>
              </table:table-cell>
              <table:table-cell office:value-type="float" office:value="3667">
                <text:p>366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65.5">
                <text:p>2265.5</text:p>
              </table:table-cell>
              <table:table-cell office:value-type="float" office:value="1717">
                <text:p>1717</text:p>
              </table:table-cell>
              <table:table-cell office:value-type="float" office:value="2599">
                <text:p>2599</text:p>
              </table:table-cell>
              <table:table-cell office:value-type="float" office:value="2329.5">
                <text:p>2329.5</text:p>
              </table:table-cell>
              <table:table-cell office:value-type="float" office:value="3297.5">
                <text:p>3297.5</text:p>
              </table:table-cell>
              <table:table-cell office:value-type="float" office:value="3627.5">
                <text:p>3627.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74.5">
                <text:p>2274.5</text:p>
              </table:table-cell>
              <table:table-cell office:value-type="float" office:value="1851.5">
                <text:p>1851.5</text:p>
              </table:table-cell>
              <table:table-cell office:value-type="float" office:value="2687">
                <text:p>2687</text:p>
              </table:table-cell>
              <table:table-cell office:value-type="float" office:value="2407.5">
                <text:p>2407.5</text:p>
              </table:table-cell>
              <table:table-cell office:value-type="float" office:value="3411">
                <text:p>3411</text:p>
              </table:table-cell>
              <table:table-cell office:value-type="float" office:value="3613">
                <text:p>3613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74.5">
                <text:p>2574.5</text:p>
              </table:table-cell>
              <table:table-cell office:value-type="float" office:value="1962">
                <text:p>1962</text:p>
              </table:table-cell>
              <table:table-cell office:value-type="float" office:value="2846">
                <text:p>2846</text:p>
              </table:table-cell>
              <table:table-cell office:value-type="float" office:value="2619">
                <text:p>2619</text:p>
              </table:table-cell>
              <table:table-cell office:value-type="float" office:value="3688.5">
                <text:p>3688.5</text:p>
              </table:table-cell>
              <table:table-cell office:value-type="float" office:value="3678.5">
                <text:p>3678.5</text:p>
              </table:table-cell>
              <table:table-cell office:value-type="float" office:value="3670.5">
                <text:p>367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6">
                <text:p>2556</text:p>
              </table:table-cell>
              <table:table-cell office:value-type="float" office:value="1936">
                <text:p>1936</text:p>
              </table:table-cell>
              <table:table-cell office:value-type="float" office:value="2864">
                <text:p>2864</text:p>
              </table:table-cell>
              <table:table-cell office:value-type="float" office:value="2529.5">
                <text:p>2529.5</text:p>
              </table:table-cell>
              <table:table-cell office:value-type="float" office:value="3619.5">
                <text:p>3619.5</text:p>
              </table:table-cell>
              <table:table-cell office:value-type="float" office:value="3634.5">
                <text:p>3634.5</text:p>
              </table:table-cell>
              <table:table-cell office:value-type="float" office:value="3608.5">
                <text:p>360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78">
                <text:p>2478</text:p>
              </table:table-cell>
              <table:table-cell office:value-type="float" office:value="1988.5">
                <text:p>1988.5</text:p>
              </table:table-cell>
              <table:table-cell office:value-type="float" office:value="2888">
                <text:p>2888</text:p>
              </table:table-cell>
              <table:table-cell office:value-type="float" office:value="2610">
                <text:p>2610</text:p>
              </table:table-cell>
              <table:table-cell office:value-type="float" office:value="3639">
                <text:p>3639</text:p>
              </table:table-cell>
              <table:table-cell office:value-type="float" office:value="3713">
                <text:p>3713</text:p>
              </table:table-cell>
              <table:table-cell office:value-type="float" office:value="3691.5">
                <text:p>369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21">
                <text:p>2421</text:p>
              </table:table-cell>
              <table:table-cell office:value-type="float" office:value="1953">
                <text:p>1953</text:p>
              </table:table-cell>
              <table:table-cell office:value-type="float" office:value="2829">
                <text:p>2829</text:p>
              </table:table-cell>
              <table:table-cell office:value-type="float" office:value="2517">
                <text:p>2517</text:p>
              </table:table-cell>
              <table:table-cell office:value-type="float" office:value="3552.5">
                <text:p>3552.5</text:p>
              </table:table-cell>
              <table:table-cell office:value-type="float" office:value="3698">
                <text:p>3698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4.5">
                <text:p>2434.5</text:p>
              </table:table-cell>
              <table:table-cell office:value-type="float" office:value="2012">
                <text:p>2012</text:p>
              </table:table-cell>
              <table:table-cell office:value-type="float" office:value="2738.5">
                <text:p>2738.5</text:p>
              </table:table-cell>
              <table:table-cell office:value-type="float" office:value="2583">
                <text:p>2583</text:p>
              </table:table-cell>
              <table:table-cell office:value-type="float" office:value="3595.5">
                <text:p>3595.5</text:p>
              </table:table-cell>
              <table:table-cell office:value-type="float" office:value="3654.5">
                <text:p>3654.5</text:p>
              </table:table-cell>
              <table:table-cell office:value-type="float" office:value="3665.5">
                <text:p>3665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33">
                <text:p>2433</text:p>
              </table:table-cell>
              <table:table-cell office:value-type="float" office:value="1976.5">
                <text:p>1976.5</text:p>
              </table:table-cell>
              <table:table-cell office:value-type="float" office:value="2750">
                <text:p>2750</text:p>
              </table:table-cell>
              <table:table-cell office:value-type="float" office:value="2660.5">
                <text:p>2660.5</text:p>
              </table:table-cell>
              <table:table-cell office:value-type="float" office:value="3604.5">
                <text:p>3604.5</text:p>
              </table:table-cell>
              <table:table-cell office:value-type="float" office:value="3674">
                <text:p>3674</text:p>
              </table:table-cell>
              <table:table-cell office:value-type="float" office:value="3650.5">
                <text:p>365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56">
                <text:p>2456</text:p>
              </table:table-cell>
              <table:table-cell office:value-type="float" office:value="1890.5">
                <text:p>1890.5</text:p>
              </table:table-cell>
              <table:table-cell office:value-type="float" office:value="2716.5">
                <text:p>2716.5</text:p>
              </table:table-cell>
              <table:table-cell office:value-type="float" office:value="2576.5">
                <text:p>2576.5</text:p>
              </table:table-cell>
              <table:table-cell office:value-type="float" office:value="3510">
                <text:p>3510</text:p>
              </table:table-cell>
              <table:table-cell office:value-type="float" office:value="3743">
                <text:p>3743</text:p>
              </table:table-cell>
              <table:table-cell office:value-type="float" office:value="3653.5">
                <text:p>365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0.5">
                <text:p>2360.5</text:p>
              </table:table-cell>
              <table:table-cell office:value-type="float" office:value="1756">
                <text:p>1756</text:p>
              </table:table-cell>
              <table:table-cell office:value-type="float" office:value="2835">
                <text:p>2835</text:p>
              </table:table-cell>
              <table:table-cell office:value-type="float" office:value="2635.5">
                <text:p>2635.5</text:p>
              </table:table-cell>
              <table:table-cell office:value-type="float" office:value="3518.5">
                <text:p>3518.5</text:p>
              </table:table-cell>
              <table:table-cell office:value-type="float" office:value="3873">
                <text:p>3873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2.5">
                <text:p>2352.5</text:p>
              </table:table-cell>
              <table:table-cell office:value-type="float" office:value="1783.5">
                <text:p>1783.5</text:p>
              </table:table-cell>
              <table:table-cell office:value-type="float" office:value="2783.5">
                <text:p>2783.5</text:p>
              </table:table-cell>
              <table:table-cell office:value-type="float" office:value="2658.5">
                <text:p>2658.5</text:p>
              </table:table-cell>
              <table:table-cell office:value-type="float" office:value="3452.5">
                <text:p>3452.5</text:p>
              </table:table-cell>
              <table:table-cell office:value-type="float" office:value="3854">
                <text:p>3854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33">
                <text:p>2333</text:p>
              </table:table-cell>
              <table:table-cell office:value-type="float" office:value="1853.5">
                <text:p>1853.5</text:p>
              </table:table-cell>
              <table:table-cell office:value-type="float" office:value="2832.5">
                <text:p>2832.5</text:p>
              </table:table-cell>
              <table:table-cell office:value-type="float" office:value="2649">
                <text:p>2649</text:p>
              </table:table-cell>
              <table:table-cell office:value-type="float" office:value="3510">
                <text:p>3510</text:p>
              </table:table-cell>
              <table:table-cell office:value-type="float" office:value="3962">
                <text:p>3962</text:p>
              </table:table-cell>
              <table:table-cell office:value-type="float" office:value="3672.5">
                <text:p>3672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66.5">
                <text:p>2266.5</text:p>
              </table:table-cell>
              <table:table-cell office:value-type="float" office:value="1798.5">
                <text:p>1798.5</text:p>
              </table:table-cell>
              <table:table-cell office:value-type="float" office:value="2811">
                <text:p>2811</text:p>
              </table:table-cell>
              <table:table-cell office:value-type="float" office:value="2480">
                <text:p>2480</text:p>
              </table:table-cell>
              <table:table-cell office:value-type="float" office:value="3398">
                <text:p>3398</text:p>
              </table:table-cell>
              <table:table-cell office:value-type="float" office:value="3813">
                <text:p>3813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76">
                <text:p>2176</text:p>
              </table:table-cell>
              <table:table-cell office:value-type="float" office:value="1789.5">
                <text:p>1789.5</text:p>
              </table:table-cell>
              <table:table-cell office:value-type="float" office:value="2762">
                <text:p>2762</text:p>
              </table:table-cell>
              <table:table-cell office:value-type="float" office:value="2425.5">
                <text:p>2425.5</text:p>
              </table:table-cell>
              <table:table-cell office:value-type="float" office:value="3429">
                <text:p>3429</text:p>
              </table:table-cell>
              <table:table-cell office:value-type="float" office:value="3782.5">
                <text:p>3782.5</text:p>
              </table:table-cell>
              <table:table-cell office:value-type="float" office:value="3534.5">
                <text:p>3534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17">
                <text:p>2217</text:p>
              </table:table-cell>
              <table:table-cell office:value-type="float" office:value="1756">
                <text:p>1756</text:p>
              </table:table-cell>
              <table:table-cell office:value-type="float" office:value="2755.5">
                <text:p>2755.5</text:p>
              </table:table-cell>
              <table:table-cell office:value-type="float" office:value="2487">
                <text:p>2487</text:p>
              </table:table-cell>
              <table:table-cell office:value-type="float" office:value="3414.5">
                <text:p>3414.5</text:p>
              </table:table-cell>
              <table:table-cell office:value-type="float" office:value="3752.5">
                <text:p>3752.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26">
                <text:p>2226</text:p>
              </table:table-cell>
              <table:table-cell office:value-type="float" office:value="1755.5">
                <text:p>1755.5</text:p>
              </table:table-cell>
              <table:table-cell office:value-type="float" office:value="2725">
                <text:p>2725</text:p>
              </table:table-cell>
              <table:table-cell office:value-type="float" office:value="2459.5">
                <text:p>2459.5</text:p>
              </table:table-cell>
              <table:table-cell office:value-type="float" office:value="3380.5">
                <text:p>3380.5</text:p>
              </table:table-cell>
              <table:table-cell office:value-type="float" office:value="3706">
                <text:p>3706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98">
                <text:p>2398</text:p>
              </table:table-cell>
              <table:table-cell office:value-type="float" office:value="1652.5">
                <text:p>1652.5</text:p>
              </table:table-cell>
              <table:table-cell office:value-type="float" office:value="2656">
                <text:p>2656</text:p>
              </table:table-cell>
              <table:table-cell office:value-type="float" office:value="2356">
                <text:p>2356</text:p>
              </table:table-cell>
              <table:table-cell office:value-type="float" office:value="3343">
                <text:p>3343</text:p>
              </table:table-cell>
              <table:table-cell office:value-type="float" office:value="3526.5">
                <text:p>3526.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35">
                <text:p>2235</text:p>
              </table:table-cell>
              <table:table-cell office:value-type="float" office:value="1669">
                <text:p>1669</text:p>
              </table:table-cell>
              <table:table-cell office:value-type="float" office:value="2595.5">
                <text:p>2595.5</text:p>
              </table:table-cell>
              <table:table-cell office:value-type="float" office:value="2267.5">
                <text:p>2267.5</text:p>
              </table:table-cell>
              <table:table-cell office:value-type="float" office:value="3307.5">
                <text:p>3307.5</text:p>
              </table:table-cell>
              <table:table-cell office:value-type="float" office:value="3482.5">
                <text:p>3482.5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98.5">
                <text:p>2298.5</text:p>
              </table:table-cell>
              <table:table-cell office:value-type="float" office:value="1738.5">
                <text:p>1738.5</text:p>
              </table:table-cell>
              <table:table-cell office:value-type="float" office:value="2817">
                <text:p>2817</text:p>
              </table:table-cell>
              <table:table-cell office:value-type="float" office:value="2228">
                <text:p>2228</text:p>
              </table:table-cell>
              <table:table-cell office:value-type="float" office:value="3269">
                <text:p>3269</text:p>
              </table:table-cell>
              <table:table-cell office:value-type="float" office:value="3742.5">
                <text:p>3742.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88">
                <text:p>2288</text:p>
              </table:table-cell>
              <table:table-cell office:value-type="float" office:value="1601.5">
                <text:p>1601.5</text:p>
              </table:table-cell>
              <table:table-cell office:value-type="float" office:value="2628">
                <text:p>2628</text:p>
              </table:table-cell>
              <table:table-cell office:value-type="float" office:value="2161.5">
                <text:p>2161.5</text:p>
              </table:table-cell>
              <table:table-cell office:value-type="float" office:value="3158">
                <text:p>3158</text:p>
              </table:table-cell>
              <table:table-cell office:value-type="float" office:value="3767">
                <text:p>3767</text:p>
              </table:table-cell>
              <table:table-cell office:value-type="float" office:value="2975.5">
                <text:p>2975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0">
                <text:p>2250</text:p>
              </table:table-cell>
              <table:table-cell office:value-type="float" office:value="1538.5">
                <text:p>1538.5</text:p>
              </table:table-cell>
              <table:table-cell office:value-type="float" office:value="2633">
                <text:p>2633</text:p>
              </table:table-cell>
              <table:table-cell office:value-type="float" office:value="2186">
                <text:p>2186</text:p>
              </table:table-cell>
              <table:table-cell office:value-type="float" office:value="3117.5">
                <text:p>3117.5</text:p>
              </table:table-cell>
              <table:table-cell office:value-type="float" office:value="3744">
                <text:p>3744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99">
                <text:p>2199</text:p>
              </table:table-cell>
              <table:table-cell office:value-type="float" office:value="1455.5">
                <text:p>1455.5</text:p>
              </table:table-cell>
              <table:table-cell office:value-type="float" office:value="2460.5">
                <text:p>2460.5</text:p>
              </table:table-cell>
              <table:table-cell office:value-type="float" office:value="2165.5">
                <text:p>2165.5</text:p>
              </table:table-cell>
              <table:table-cell office:value-type="float" office:value="2890.5">
                <text:p>2890.5</text:p>
              </table:table-cell>
              <table:table-cell office:value-type="float" office:value="3641.5">
                <text:p>3641.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48">
                <text:p>2248</text:p>
              </table:table-cell>
              <table:table-cell office:value-type="float" office:value="1548.5">
                <text:p>1548.5</text:p>
              </table:table-cell>
              <table:table-cell office:value-type="float" office:value="2523">
                <text:p>2523</text:p>
              </table:table-cell>
              <table:table-cell office:value-type="float" office:value="2204">
                <text:p>2204</text:p>
              </table:table-cell>
              <table:table-cell office:value-type="float" office:value="2924">
                <text:p>2924</text:p>
              </table:table-cell>
              <table:table-cell office:value-type="float" office:value="3729">
                <text:p>3729</text:p>
              </table:table-cell>
              <table:table-cell office:value-type="float" office:value="2922.5">
                <text:p>292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8.5">
                <text:p>2298.5</text:p>
              </table:table-cell>
              <table:table-cell office:value-type="float" office:value="1610.5">
                <text:p>1610.5</text:p>
              </table:table-cell>
              <table:table-cell office:value-type="float" office:value="2600">
                <text:p>2600</text:p>
              </table:table-cell>
              <table:table-cell office:value-type="float" office:value="2223">
                <text:p>2223</text:p>
              </table:table-cell>
              <table:table-cell office:value-type="float" office:value="2978.5">
                <text:p>2978.5</text:p>
              </table:table-cell>
              <table:table-cell office:value-type="float" office:value="3781.5">
                <text:p>3781.5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35">
                <text:p>2335</text:p>
              </table:table-cell>
              <table:table-cell office:value-type="float" office:value="1703.5">
                <text:p>1703.5</text:p>
              </table:table-cell>
              <table:table-cell office:value-type="float" office:value="2808">
                <text:p>2808</text:p>
              </table:table-cell>
              <table:table-cell office:value-type="float" office:value="2422">
                <text:p>2422</text:p>
              </table:table-cell>
              <table:table-cell office:value-type="float" office:value="3136">
                <text:p>3136</text:p>
              </table:table-cell>
              <table:table-cell office:value-type="float" office:value="3857">
                <text:p>3857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30">
                <text:p>2130</text:p>
              </table:table-cell>
              <table:table-cell office:value-type="float" office:value="1511.5">
                <text:p>1511.5</text:p>
              </table:table-cell>
              <table:table-cell office:value-type="float" office:value="2785">
                <text:p>2785</text:p>
              </table:table-cell>
              <table:table-cell office:value-type="float" office:value="2266">
                <text:p>2266</text:p>
              </table:table-cell>
              <table:table-cell office:value-type="float" office:value="3030">
                <text:p>3030</text:p>
              </table:table-cell>
              <table:table-cell office:value-type="float" office:value="3640">
                <text:p>3640</text:p>
              </table:table-cell>
              <table:table-cell office:value-type="float" office:value="2807.5">
                <text:p>280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67.5">
                <text:p>2067.5</text:p>
              </table:table-cell>
              <table:table-cell office:value-type="float" office:value="1550.5">
                <text:p>1550.5</text:p>
              </table:table-cell>
              <table:table-cell office:value-type="float" office:value="2861">
                <text:p>2861</text:p>
              </table:table-cell>
              <table:table-cell office:value-type="float" office:value="2305">
                <text:p>2305</text:p>
              </table:table-cell>
              <table:table-cell office:value-type="float" office:value="2994">
                <text:p>2994</text:p>
              </table:table-cell>
              <table:table-cell office:value-type="float" office:value="3655">
                <text:p>365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62.5">
                <text:p>1962.5</text:p>
              </table:table-cell>
              <table:table-cell office:value-type="float" office:value="1477">
                <text:p>1477</text:p>
              </table:table-cell>
              <table:table-cell office:value-type="float" office:value="2728.5">
                <text:p>2728.5</text:p>
              </table:table-cell>
              <table:table-cell office:value-type="float" office:value="2241">
                <text:p>2241</text:p>
              </table:table-cell>
              <table:table-cell office:value-type="float" office:value="2873">
                <text:p>2873</text:p>
              </table:table-cell>
              <table:table-cell office:value-type="float" office:value="3659">
                <text:p>365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0">
                <text:p>1990</text:p>
              </table:table-cell>
              <table:table-cell office:value-type="float" office:value="1517.5">
                <text:p>1517.5</text:p>
              </table:table-cell>
              <table:table-cell office:value-type="float" office:value="2757.5">
                <text:p>2757.5</text:p>
              </table:table-cell>
              <table:table-cell office:value-type="float" office:value="2233">
                <text:p>2233</text:p>
              </table:table-cell>
              <table:table-cell office:value-type="float" office:value="2886">
                <text:p>2886</text:p>
              </table:table-cell>
              <table:table-cell office:value-type="float" office:value="3709.5">
                <text:p>3709.5</text:p>
              </table:table-cell>
              <table:table-cell office:value-type="float" office:value="2879.5">
                <text:p>2879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35">
                <text:p>2035</text:p>
              </table:table-cell>
              <table:table-cell office:value-type="float" office:value="1494.5">
                <text:p>1494.5</text:p>
              </table:table-cell>
              <table:table-cell office:value-type="float" office:value="2699.5">
                <text:p>2699.5</text:p>
              </table:table-cell>
              <table:table-cell office:value-type="float" office:value="2232">
                <text:p>2232</text:p>
              </table:table-cell>
              <table:table-cell office:value-type="float" office:value="2752.5">
                <text:p>2752.5</text:p>
              </table:table-cell>
              <table:table-cell office:value-type="float" office:value="3707.5">
                <text:p>3707.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5">
                <text:p>2035</text:p>
              </table:table-cell>
              <table:table-cell office:value-type="float" office:value="1484.5">
                <text:p>1484.5</text:p>
              </table:table-cell>
              <table:table-cell office:value-type="float" office:value="2652">
                <text:p>2652</text:p>
              </table:table-cell>
              <table:table-cell office:value-type="float" office:value="2326.5">
                <text:p>2326.5</text:p>
              </table:table-cell>
              <table:table-cell office:value-type="float" office:value="2892">
                <text:p>2892</text:p>
              </table:table-cell>
              <table:table-cell office:value-type="float" office:value="3844.5">
                <text:p>3844.5</text:p>
              </table:table-cell>
              <table:table-cell office:value-type="float" office:value="2976.5">
                <text:p>2976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1.5">
                <text:p>2071.5</text:p>
              </table:table-cell>
              <table:table-cell office:value-type="float" office:value="1598.5">
                <text:p>1598.5</text:p>
              </table:table-cell>
              <table:table-cell office:value-type="float" office:value="2725.5">
                <text:p>2725.5</text:p>
              </table:table-cell>
              <table:table-cell office:value-type="float" office:value="2368.5">
                <text:p>2368.5</text:p>
              </table:table-cell>
              <table:table-cell office:value-type="float" office:value="3140">
                <text:p>3140</text:p>
              </table:table-cell>
              <table:table-cell office:value-type="float" office:value="3956">
                <text:p>3956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29">
                <text:p>2129</text:p>
              </table:table-cell>
              <table:table-cell office:value-type="float" office:value="1512.5">
                <text:p>1512.5</text:p>
              </table:table-cell>
              <table:table-cell office:value-type="float" office:value="2697.5">
                <text:p>2697.5</text:p>
              </table:table-cell>
              <table:table-cell office:value-type="float" office:value="2299.5">
                <text:p>2299.5</text:p>
              </table:table-cell>
              <table:table-cell office:value-type="float" office:value="3198.5">
                <text:p>3198.5</text:p>
              </table:table-cell>
              <table:table-cell office:value-type="float" office:value="3920">
                <text:p>392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30.5">
                <text:p>2030.5</text:p>
              </table:table-cell>
              <table:table-cell office:value-type="float" office:value="1388">
                <text:p>1388</text:p>
              </table:table-cell>
              <table:table-cell office:value-type="float" office:value="2633.5">
                <text:p>2633.5</text:p>
              </table:table-cell>
              <table:table-cell office:value-type="float" office:value="2340">
                <text:p>2340</text:p>
              </table:table-cell>
              <table:table-cell office:value-type="float" office:value="3165">
                <text:p>3165</text:p>
              </table:table-cell>
              <table:table-cell office:value-type="float" office:value="3916.5">
                <text:p>3916.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65">
                <text:p>1965</text:p>
              </table:table-cell>
              <table:table-cell office:value-type="float" office:value="1378">
                <text:p>1378</text:p>
              </table:table-cell>
              <table:table-cell office:value-type="float" office:value="2585">
                <text:p>2585</text:p>
              </table:table-cell>
              <table:table-cell office:value-type="float" office:value="2338.5">
                <text:p>2338.5</text:p>
              </table:table-cell>
              <table:table-cell office:value-type="float" office:value="3172.5">
                <text:p>3172.5</text:p>
              </table:table-cell>
              <table:table-cell office:value-type="float" office:value="4004">
                <text:p>4004</text:p>
              </table:table-cell>
              <table:table-cell office:value-type="float" office:value="2805.5">
                <text:p>2805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2.5">
                <text:p>1992.5</text:p>
              </table:table-cell>
              <table:table-cell office:value-type="float" office:value="1385">
                <text:p>1385</text:p>
              </table:table-cell>
              <table:table-cell office:value-type="float" office:value="2608">
                <text:p>2608</text:p>
              </table:table-cell>
              <table:table-cell office:value-type="float" office:value="2462">
                <text:p>2462</text:p>
              </table:table-cell>
              <table:table-cell office:value-type="float" office:value="3104.5">
                <text:p>3104.5</text:p>
              </table:table-cell>
              <table:table-cell office:value-type="float" office:value="4004">
                <text:p>4004</text:p>
              </table:table-cell>
              <table:table-cell office:value-type="float" office:value="2871.5">
                <text:p>2871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9">
                <text:p>2069</text:p>
              </table:table-cell>
              <table:table-cell office:value-type="float" office:value="1366.5">
                <text:p>1366.5</text:p>
              </table:table-cell>
              <table:table-cell office:value-type="float" office:value="2576">
                <text:p>2576</text:p>
              </table:table-cell>
              <table:table-cell office:value-type="float" office:value="2426">
                <text:p>2426</text:p>
              </table:table-cell>
              <table:table-cell office:value-type="float" office:value="3168.5">
                <text:p>3168.5</text:p>
              </table:table-cell>
              <table:table-cell office:value-type="float" office:value="4004">
                <text:p>4004</text:p>
              </table:table-cell>
              <table:table-cell office:value-type="float" office:value="2947.5">
                <text:p>2947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2.5">
                <text:p>2222.5</text:p>
              </table:table-cell>
              <table:table-cell office:value-type="float" office:value="1335">
                <text:p>1335</text:p>
              </table:table-cell>
              <table:table-cell office:value-type="float" office:value="2620.5">
                <text:p>2620.5</text:p>
              </table:table-cell>
              <table:table-cell office:value-type="float" office:value="2512.5">
                <text:p>2512.5</text:p>
              </table:table-cell>
              <table:table-cell office:value-type="float" office:value="3276">
                <text:p>3276</text:p>
              </table:table-cell>
              <table:table-cell office:value-type="float" office:value="4004">
                <text:p>4004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3">
                <text:p>2143</text:p>
              </table:table-cell>
              <table:table-cell office:value-type="float" office:value="1409">
                <text:p>1409</text:p>
              </table:table-cell>
              <table:table-cell office:value-type="float" office:value="2598">
                <text:p>2598</text:p>
              </table:table-cell>
              <table:table-cell office:value-type="float" office:value="2446">
                <text:p>2446</text:p>
              </table:table-cell>
              <table:table-cell office:value-type="float" office:value="3222.5">
                <text:p>3222.5</text:p>
              </table:table-cell>
              <table:table-cell office:value-type="float" office:value="4004">
                <text:p>4004</text:p>
              </table:table-cell>
              <table:table-cell office:value-type="float" office:value="3278.5">
                <text:p>3278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44.5">
                <text:p>2344.5</text:p>
              </table:table-cell>
              <table:table-cell office:value-type="float" office:value="1474.5">
                <text:p>1474.5</text:p>
              </table:table-cell>
              <table:table-cell office:value-type="float" office:value="2702.5">
                <text:p>2702.5</text:p>
              </table:table-cell>
              <table:table-cell office:value-type="float" office:value="2515.5">
                <text:p>2515.5</text:p>
              </table:table-cell>
              <table:table-cell office:value-type="float" office:value="3300.5">
                <text:p>3300.5</text:p>
              </table:table-cell>
              <table:table-cell office:value-type="float" office:value="4004">
                <text:p>4004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25">
                <text:p>2425</text:p>
              </table:table-cell>
              <table:table-cell office:value-type="float" office:value="1511.5">
                <text:p>1511.5</text:p>
              </table:table-cell>
              <table:table-cell office:value-type="float" office:value="2617.5">
                <text:p>2617.5</text:p>
              </table:table-cell>
              <table:table-cell office:value-type="float" office:value="2467">
                <text:p>2467</text:p>
              </table:table-cell>
              <table:table-cell office:value-type="float" office:value="3179.5">
                <text:p>3179.5</text:p>
              </table:table-cell>
              <table:table-cell office:value-type="float" office:value="4004">
                <text:p>4004</text:p>
              </table:table-cell>
              <table:table-cell office:value-type="float" office:value="3284.5">
                <text:p>328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55.5">
                <text:p>2355.5</text:p>
              </table:table-cell>
              <table:table-cell office:value-type="float" office:value="1467.5">
                <text:p>1467.5</text:p>
              </table:table-cell>
              <table:table-cell office:value-type="float" office:value="2665">
                <text:p>2665</text:p>
              </table:table-cell>
              <table:table-cell office:value-type="float" office:value="2454">
                <text:p>2454</text:p>
              </table:table-cell>
              <table:table-cell office:value-type="float" office:value="3073.5">
                <text:p>3073.5</text:p>
              </table:table-cell>
              <table:table-cell office:value-type="float" office:value="4004">
                <text:p>4004</text:p>
              </table:table-cell>
              <table:table-cell office:value-type="float" office:value="3135.5">
                <text:p>313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93">
                <text:p>2393</text:p>
              </table:table-cell>
              <table:table-cell office:value-type="float" office:value="1632.5">
                <text:p>1632.5</text:p>
              </table:table-cell>
              <table:table-cell office:value-type="float" office:value="2768">
                <text:p>2768</text:p>
              </table:table-cell>
              <table:table-cell office:value-type="float" office:value="2583.5">
                <text:p>2583.5</text:p>
              </table:table-cell>
              <table:table-cell office:value-type="float" office:value="3035.5">
                <text:p>3035.5</text:p>
              </table:table-cell>
              <table:table-cell office:value-type="float" office:value="4004">
                <text:p>4004</text:p>
              </table:table-cell>
              <table:table-cell office:value-type="float" office:value="3067.5">
                <text:p>306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92.5">
                <text:p>2292.5</text:p>
              </table:table-cell>
              <table:table-cell office:value-type="float" office:value="1585">
                <text:p>1585</text:p>
              </table:table-cell>
              <table:table-cell office:value-type="float" office:value="2828">
                <text:p>2828</text:p>
              </table:table-cell>
              <table:table-cell office:value-type="float" office:value="2540">
                <text:p>2540</text:p>
              </table:table-cell>
              <table:table-cell office:value-type="float" office:value="2932.5">
                <text:p>2932.5</text:p>
              </table:table-cell>
              <table:table-cell office:value-type="float" office:value="4004">
                <text:p>4004</text:p>
              </table:table-cell>
              <table:table-cell office:value-type="float" office:value="3018.5">
                <text:p>3018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77">
                <text:p>2377</text:p>
              </table:table-cell>
              <table:table-cell office:value-type="float" office:value="1621">
                <text:p>1621</text:p>
              </table:table-cell>
              <table:table-cell office:value-type="float" office:value="2857.5">
                <text:p>2857.5</text:p>
              </table:table-cell>
              <table:table-cell office:value-type="float" office:value="2645.5">
                <text:p>2645.5</text:p>
              </table:table-cell>
              <table:table-cell office:value-type="float" office:value="2889.5">
                <text:p>2889.5</text:p>
              </table:table-cell>
              <table:table-cell office:value-type="float" office:value="4004">
                <text:p>400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72">
                <text:p>2372</text:p>
              </table:table-cell>
              <table:table-cell office:value-type="float" office:value="1420.5">
                <text:p>1420.5</text:p>
              </table:table-cell>
              <table:table-cell office:value-type="float" office:value="2896.5">
                <text:p>2896.5</text:p>
              </table:table-cell>
              <table:table-cell office:value-type="float" office:value="2754">
                <text:p>2754</text:p>
              </table:table-cell>
              <table:table-cell office:value-type="float" office:value="2871">
                <text:p>2871</text:p>
              </table:table-cell>
              <table:table-cell office:value-type="float" office:value="4004">
                <text:p>4004</text:p>
              </table:table-cell>
              <table:table-cell office:value-type="float" office:value="3094.5">
                <text:p>309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54">
                <text:p>2354</text:p>
              </table:table-cell>
              <table:table-cell office:value-type="float" office:value="1356">
                <text:p>1356</text:p>
              </table:table-cell>
              <table:table-cell office:value-type="float" office:value="2853">
                <text:p>2853</text:p>
              </table:table-cell>
              <table:table-cell office:value-type="float" office:value="2595">
                <text:p>2595</text:p>
              </table:table-cell>
              <table:table-cell office:value-type="float" office:value="2766.5">
                <text:p>2766.5</text:p>
              </table:table-cell>
              <table:table-cell office:value-type="float" office:value="4004">
                <text:p>4004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16">
                <text:p>2316</text:p>
              </table:table-cell>
              <table:table-cell office:value-type="float" office:value="1226">
                <text:p>1226</text:p>
              </table:table-cell>
              <table:table-cell office:value-type="float" office:value="2727.5">
                <text:p>2727.5</text:p>
              </table:table-cell>
              <table:table-cell office:value-type="float" office:value="2507.5">
                <text:p>2507.5</text:p>
              </table:table-cell>
              <table:table-cell office:value-type="float" office:value="2755.5">
                <text:p>2755.5</text:p>
              </table:table-cell>
              <table:table-cell office:value-type="float" office:value="4004">
                <text:p>4004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33.5">
                <text:p>2433.5</text:p>
              </table:table-cell>
              <table:table-cell office:value-type="float" office:value="1270.5">
                <text:p>1270.5</text:p>
              </table:table-cell>
              <table:table-cell office:value-type="float" office:value="2812">
                <text:p>2812</text:p>
              </table:table-cell>
              <table:table-cell office:value-type="float" office:value="2626.5">
                <text:p>2626.5</text:p>
              </table:table-cell>
              <table:table-cell office:value-type="float" office:value="2808.5">
                <text:p>2808.5</text:p>
              </table:table-cell>
              <table:table-cell office:value-type="float" office:value="4004">
                <text:p>4004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27">
                <text:p>2527</text:p>
              </table:table-cell>
              <table:table-cell office:value-type="float" office:value="1366">
                <text:p>1366</text:p>
              </table:table-cell>
              <table:table-cell office:value-type="float" office:value="3033.5">
                <text:p>3033.5</text:p>
              </table:table-cell>
              <table:table-cell office:value-type="float" office:value="2814.5">
                <text:p>2814.5</text:p>
              </table:table-cell>
              <table:table-cell office:value-type="float" office:value="2961">
                <text:p>2961</text:p>
              </table:table-cell>
              <table:table-cell office:value-type="float" office:value="4004">
                <text:p>400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13.5">
                <text:p>2613.5</text:p>
              </table:table-cell>
              <table:table-cell office:value-type="float" office:value="1475.5">
                <text:p>1475.5</text:p>
              </table:table-cell>
              <table:table-cell office:value-type="float" office:value="3214">
                <text:p>3214</text:p>
              </table:table-cell>
              <table:table-cell office:value-type="float" office:value="2784">
                <text:p>2784</text:p>
              </table:table-cell>
              <table:table-cell office:value-type="float" office:value="3045">
                <text:p>3045</text:p>
              </table:table-cell>
              <table:table-cell office:value-type="float" office:value="4004">
                <text:p>4004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21.5">
                <text:p>2621.5</text:p>
              </table:table-cell>
              <table:table-cell office:value-type="float" office:value="1486.5">
                <text:p>1486.5</text:p>
              </table:table-cell>
              <table:table-cell office:value-type="float" office:value="3234">
                <text:p>3234</text:p>
              </table:table-cell>
              <table:table-cell office:value-type="float" office:value="2821">
                <text:p>2821</text:p>
              </table:table-cell>
              <table:table-cell office:value-type="float" office:value="3088.5">
                <text:p>3088.5</text:p>
              </table:table-cell>
              <table:table-cell office:value-type="float" office:value="4004">
                <text:p>4004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21.5">
                <text:p>2621.5</text:p>
              </table:table-cell>
              <table:table-cell office:value-type="float" office:value="1446">
                <text:p>1446</text:p>
              </table:table-cell>
              <table:table-cell office:value-type="float" office:value="3302">
                <text:p>3302</text:p>
              </table:table-cell>
              <table:table-cell office:value-type="float" office:value="2775.5">
                <text:p>2775.5</text:p>
              </table:table-cell>
              <table:table-cell office:value-type="float" office:value="3139.5">
                <text:p>3139.5</text:p>
              </table:table-cell>
              <table:table-cell office:value-type="float" office:value="4004">
                <text:p>4004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79">
                <text:p>2579</text:p>
              </table:table-cell>
              <table:table-cell office:value-type="float" office:value="1475">
                <text:p>1475</text:p>
              </table:table-cell>
              <table:table-cell office:value-type="float" office:value="3396">
                <text:p>3396</text:p>
              </table:table-cell>
              <table:table-cell office:value-type="float" office:value="2851.5">
                <text:p>2851.5</text:p>
              </table:table-cell>
              <table:table-cell office:value-type="float" office:value="3149.5">
                <text:p>3149.5</text:p>
              </table:table-cell>
              <table:table-cell office:value-type="float" office:value="4004">
                <text:p>4004</text:p>
              </table:table-cell>
              <table:table-cell office:value-type="float" office:value="3040.5">
                <text:p>304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41">
                <text:p>2441</text:p>
              </table:table-cell>
              <table:table-cell office:value-type="float" office:value="1516.5">
                <text:p>1516.5</text:p>
              </table:table-cell>
              <table:table-cell office:value-type="float" office:value="3286.5">
                <text:p>3286.5</text:p>
              </table:table-cell>
              <table:table-cell office:value-type="float" office:value="2868.5">
                <text:p>2868.5</text:p>
              </table:table-cell>
              <table:table-cell office:value-type="float" office:value="3128.5">
                <text:p>3128.5</text:p>
              </table:table-cell>
              <table:table-cell office:value-type="float" office:value="4004">
                <text:p>4004</text:p>
              </table:table-cell>
              <table:table-cell office:value-type="float" office:value="3140.5">
                <text:p>3140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99">
                <text:p>2499</text:p>
              </table:table-cell>
              <table:table-cell office:value-type="float" office:value="1337">
                <text:p>1337</text:p>
              </table:table-cell>
              <table:table-cell office:value-type="float" office:value="3207">
                <text:p>3207</text:p>
              </table:table-cell>
              <table:table-cell office:value-type="float" office:value="2754.5">
                <text:p>2754.5</text:p>
              </table:table-cell>
              <table:table-cell office:value-type="float" office:value="3113">
                <text:p>3113</text:p>
              </table:table-cell>
              <table:table-cell office:value-type="float" office:value="4004">
                <text:p>4004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12.5">
                <text:p>2512.5</text:p>
              </table:table-cell>
              <table:table-cell office:value-type="float" office:value="1390">
                <text:p>1390</text:p>
              </table:table-cell>
              <table:table-cell office:value-type="float" office:value="3347">
                <text:p>3347</text:p>
              </table:table-cell>
              <table:table-cell office:value-type="float" office:value="2807.5">
                <text:p>2807.5</text:p>
              </table:table-cell>
              <table:table-cell office:value-type="float" office:value="3072.5">
                <text:p>3072.5</text:p>
              </table:table-cell>
              <table:table-cell office:value-type="float" office:value="4004">
                <text:p>4004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1">
                <text:p>2591</text:p>
              </table:table-cell>
              <table:table-cell office:value-type="float" office:value="1352">
                <text:p>1352</text:p>
              </table:table-cell>
              <table:table-cell office:value-type="float" office:value="3397">
                <text:p>3397</text:p>
              </table:table-cell>
              <table:table-cell office:value-type="float" office:value="2862.5">
                <text:p>2862.5</text:p>
              </table:table-cell>
              <table:table-cell office:value-type="float" office:value="3060.5">
                <text:p>3060.5</text:p>
              </table:table-cell>
              <table:table-cell office:value-type="float" office:value="4004">
                <text:p>4004</text:p>
              </table:table-cell>
              <table:table-cell office:value-type="float" office:value="3150.5">
                <text:p>315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90.5">
                <text:p>2490.5</text:p>
              </table:table-cell>
              <table:table-cell office:value-type="float" office:value="1352">
                <text:p>1352</text:p>
              </table:table-cell>
              <table:table-cell office:value-type="float" office:value="3416">
                <text:p>3416</text:p>
              </table:table-cell>
              <table:table-cell office:value-type="float" office:value="2830.5">
                <text:p>2830.5</text:p>
              </table:table-cell>
              <table:table-cell office:value-type="float" office:value="2985">
                <text:p>2985</text:p>
              </table:table-cell>
              <table:table-cell office:value-type="float" office:value="4004">
                <text:p>400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78.5">
                <text:p>2378.5</text:p>
              </table:table-cell>
              <table:table-cell office:value-type="float" office:value="1375">
                <text:p>1375</text:p>
              </table:table-cell>
              <table:table-cell office:value-type="float" office:value="3467">
                <text:p>3467</text:p>
              </table:table-cell>
              <table:table-cell office:value-type="float" office:value="2756.5">
                <text:p>2756.5</text:p>
              </table:table-cell>
              <table:table-cell office:value-type="float" office:value="2956">
                <text:p>2956</text:p>
              </table:table-cell>
              <table:table-cell office:value-type="float" office:value="4004">
                <text:p>4004</text:p>
              </table:table-cell>
              <table:table-cell office:value-type="float" office:value="3197.5">
                <text:p>3197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44.5">
                <text:p>2344.5</text:p>
              </table:table-cell>
              <table:table-cell office:value-type="float" office:value="1411">
                <text:p>1411</text:p>
              </table:table-cell>
              <table:table-cell office:value-type="float" office:value="3508">
                <text:p>3508</text:p>
              </table:table-cell>
              <table:table-cell office:value-type="float" office:value="2824">
                <text:p>2824</text:p>
              </table:table-cell>
              <table:table-cell office:value-type="float" office:value="3023.5">
                <text:p>3023.5</text:p>
              </table:table-cell>
              <table:table-cell office:value-type="float" office:value="4004">
                <text:p>4004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89.5">
                <text:p>2389.5</text:p>
              </table:table-cell>
              <table:table-cell office:value-type="float" office:value="1384.5">
                <text:p>1384.5</text:p>
              </table:table-cell>
              <table:table-cell office:value-type="float" office:value="3485.5">
                <text:p>3485.5</text:p>
              </table:table-cell>
              <table:table-cell office:value-type="float" office:value="2811">
                <text:p>2811</text:p>
              </table:table-cell>
              <table:table-cell office:value-type="float" office:value="3014">
                <text:p>3014</text:p>
              </table:table-cell>
              <table:table-cell office:value-type="float" office:value="4004">
                <text:p>400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4">
                <text:p>2304</text:p>
              </table:table-cell>
              <table:table-cell office:value-type="float" office:value="1393.5">
                <text:p>1393.5</text:p>
              </table:table-cell>
              <table:table-cell office:value-type="float" office:value="3415">
                <text:p>3415</text:p>
              </table:table-cell>
              <table:table-cell office:value-type="float" office:value="2890">
                <text:p>2890</text:p>
              </table:table-cell>
              <table:table-cell office:value-type="float" office:value="2923">
                <text:p>2923</text:p>
              </table:table-cell>
              <table:table-cell office:value-type="float" office:value="4004">
                <text:p>4004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76.5">
                <text:p>2376.5</text:p>
              </table:table-cell>
              <table:table-cell office:value-type="float" office:value="1432">
                <text:p>1432</text:p>
              </table:table-cell>
              <table:table-cell office:value-type="float" office:value="3441">
                <text:p>3441</text:p>
              </table:table-cell>
              <table:table-cell office:value-type="float" office:value="2878.5">
                <text:p>2878.5</text:p>
              </table:table-cell>
              <table:table-cell office:value-type="float" office:value="2992.5">
                <text:p>2992.5</text:p>
              </table:table-cell>
              <table:table-cell office:value-type="float" office:value="4004">
                <text:p>400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19.5">
                <text:p>2319.5</text:p>
              </table:table-cell>
              <table:table-cell office:value-type="float" office:value="1309">
                <text:p>1309</text:p>
              </table:table-cell>
              <table:table-cell office:value-type="float" office:value="3254.5">
                <text:p>3254.5</text:p>
              </table:table-cell>
              <table:table-cell office:value-type="float" office:value="2802">
                <text:p>2802</text:p>
              </table:table-cell>
              <table:table-cell office:value-type="float" office:value="2979.5">
                <text:p>2979.5</text:p>
              </table:table-cell>
              <table:table-cell office:value-type="float" office:value="4004">
                <text:p>4004</text:p>
              </table:table-cell>
              <table:table-cell office:value-type="float" office:value="3256.5">
                <text:p>3256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80.5">
                <text:p>2280.5</text:p>
              </table:table-cell>
              <table:table-cell office:value-type="float" office:value="1319.5">
                <text:p>1319.5</text:p>
              </table:table-cell>
              <table:table-cell office:value-type="float" office:value="3177.5">
                <text:p>3177.5</text:p>
              </table:table-cell>
              <table:table-cell office:value-type="float" office:value="2730.5">
                <text:p>2730.5</text:p>
              </table:table-cell>
              <table:table-cell office:value-type="float" office:value="2902.5">
                <text:p>2902.5</text:p>
              </table:table-cell>
              <table:table-cell office:value-type="float" office:value="4004">
                <text:p>4004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25">
                <text:p>2125</text:p>
              </table:table-cell>
              <table:table-cell office:value-type="float" office:value="1263.5">
                <text:p>1263.5</text:p>
              </table:table-cell>
              <table:table-cell office:value-type="float" office:value="3132.5">
                <text:p>3132.5</text:p>
              </table:table-cell>
              <table:table-cell office:value-type="float" office:value="2770.5">
                <text:p>2770.5</text:p>
              </table:table-cell>
              <table:table-cell office:value-type="float" office:value="2860.5">
                <text:p>2860.5</text:p>
              </table:table-cell>
              <table:table-cell office:value-type="float" office:value="4004">
                <text:p>4004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1">
                <text:p>2361</text:p>
              </table:table-cell>
              <table:table-cell office:value-type="float" office:value="1461">
                <text:p>1461</text:p>
              </table:table-cell>
              <table:table-cell office:value-type="float" office:value="3424">
                <text:p>3424</text:p>
              </table:table-cell>
              <table:table-cell office:value-type="float" office:value="2829">
                <text:p>2829</text:p>
              </table:table-cell>
              <table:table-cell office:value-type="float" office:value="2989.5">
                <text:p>2989.5</text:p>
              </table:table-cell>
              <table:table-cell office:value-type="float" office:value="4004">
                <text:p>4004</text:p>
              </table:table-cell>
              <table:table-cell office:value-type="float" office:value="3258.5">
                <text:p>3258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0.5">
                <text:p>2390.5</text:p>
              </table:table-cell>
              <table:table-cell office:value-type="float" office:value="1479">
                <text:p>1479</text:p>
              </table:table-cell>
              <table:table-cell office:value-type="float" office:value="3447.5">
                <text:p>3447.5</text:p>
              </table:table-cell>
              <table:table-cell office:value-type="float" office:value="2917">
                <text:p>2917</text:p>
              </table:table-cell>
              <table:table-cell office:value-type="float" office:value="2940">
                <text:p>2940</text:p>
              </table:table-cell>
              <table:table-cell office:value-type="float" office:value="4004">
                <text:p>400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16">
                <text:p>2416</text:p>
              </table:table-cell>
              <table:table-cell office:value-type="float" office:value="1475">
                <text:p>1475</text:p>
              </table:table-cell>
              <table:table-cell office:value-type="float" office:value="3412">
                <text:p>3412</text:p>
              </table:table-cell>
              <table:table-cell office:value-type="float" office:value="2982.5">
                <text:p>2982.5</text:p>
              </table:table-cell>
              <table:table-cell office:value-type="float" office:value="2904.5">
                <text:p>2904.5</text:p>
              </table:table-cell>
              <table:table-cell office:value-type="float" office:value="4004">
                <text:p>4004</text:p>
              </table:table-cell>
              <table:table-cell office:value-type="float" office:value="3108.5">
                <text:p>310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2.5">
                <text:p>2402.5</text:p>
              </table:table-cell>
              <table:table-cell office:value-type="float" office:value="1439">
                <text:p>1439</text:p>
              </table:table-cell>
              <table:table-cell office:value-type="float" office:value="3521">
                <text:p>3521</text:p>
              </table:table-cell>
              <table:table-cell office:value-type="float" office:value="2962">
                <text:p>2962</text:p>
              </table:table-cell>
              <table:table-cell office:value-type="float" office:value="2864">
                <text:p>2864</text:p>
              </table:table-cell>
              <table:table-cell office:value-type="float" office:value="4004">
                <text:p>4004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1">
                <text:p>2401</text:p>
              </table:table-cell>
              <table:table-cell office:value-type="float" office:value="1374.5">
                <text:p>1374.5</text:p>
              </table:table-cell>
              <table:table-cell office:value-type="float" office:value="3536.5">
                <text:p>3536.5</text:p>
              </table:table-cell>
              <table:table-cell office:value-type="float" office:value="2908.5">
                <text:p>2908.5</text:p>
              </table:table-cell>
              <table:table-cell office:value-type="float" office:value="2880">
                <text:p>2880</text:p>
              </table:table-cell>
              <table:table-cell office:value-type="float" office:value="4004">
                <text:p>4004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54.5">
                <text:p>2554.5</text:p>
              </table:table-cell>
              <table:table-cell office:value-type="float" office:value="1293.5">
                <text:p>1293.5</text:p>
              </table:table-cell>
              <table:table-cell office:value-type="float" office:value="3514.5">
                <text:p>3514.5</text:p>
              </table:table-cell>
              <table:table-cell office:value-type="float" office:value="2894">
                <text:p>2894</text:p>
              </table:table-cell>
              <table:table-cell office:value-type="float" office:value="2904.5">
                <text:p>2904.5</text:p>
              </table:table-cell>
              <table:table-cell office:value-type="float" office:value="4004">
                <text:p>4004</text:p>
              </table:table-cell>
              <table:table-cell office:value-type="float" office:value="3068.5">
                <text:p>3068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53.5">
                <text:p>2653.5</text:p>
              </table:table-cell>
              <table:table-cell office:value-type="float" office:value="1347">
                <text:p>1347</text:p>
              </table:table-cell>
              <table:table-cell office:value-type="float" office:value="3497">
                <text:p>3497</text:p>
              </table:table-cell>
              <table:table-cell office:value-type="float" office:value="2897">
                <text:p>2897</text:p>
              </table:table-cell>
              <table:table-cell office:value-type="float" office:value="3009">
                <text:p>3009</text:p>
              </table:table-cell>
              <table:table-cell office:value-type="float" office:value="4004">
                <text:p>4004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42">
                <text:p>2642</text:p>
              </table:table-cell>
              <table:table-cell office:value-type="float" office:value="1427.5">
                <text:p>1427.5</text:p>
              </table:table-cell>
              <table:table-cell office:value-type="float" office:value="3487.5">
                <text:p>3487.5</text:p>
              </table:table-cell>
              <table:table-cell office:value-type="float" office:value="2947.5">
                <text:p>2947.5</text:p>
              </table:table-cell>
              <table:table-cell office:value-type="float" office:value="3032.5">
                <text:p>3032.5</text:p>
              </table:table-cell>
              <table:table-cell office:value-type="float" office:value="4004">
                <text:p>4004</text:p>
              </table:table-cell>
              <table:table-cell office:value-type="float" office:value="3077.5">
                <text:p>307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79.5">
                <text:p>2679.5</text:p>
              </table:table-cell>
              <table:table-cell office:value-type="float" office:value="1482">
                <text:p>1482</text:p>
              </table:table-cell>
              <table:table-cell office:value-type="float" office:value="3509.5">
                <text:p>3509.5</text:p>
              </table:table-cell>
              <table:table-cell office:value-type="float" office:value="2919.5">
                <text:p>2919.5</text:p>
              </table:table-cell>
              <table:table-cell office:value-type="float" office:value="3110">
                <text:p>3110</text:p>
              </table:table-cell>
              <table:table-cell office:value-type="float" office:value="4004">
                <text:p>400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66">
                <text:p>2666</text:p>
              </table:table-cell>
              <table:table-cell office:value-type="float" office:value="1534.5">
                <text:p>1534.5</text:p>
              </table:table-cell>
              <table:table-cell office:value-type="float" office:value="3528">
                <text:p>3528</text:p>
              </table:table-cell>
              <table:table-cell office:value-type="float" office:value="2821.5">
                <text:p>2821.5</text:p>
              </table:table-cell>
              <table:table-cell office:value-type="float" office:value="3068">
                <text:p>3068</text:p>
              </table:table-cell>
              <table:table-cell office:value-type="float" office:value="4004">
                <text:p>4004</text:p>
              </table:table-cell>
              <table:table-cell office:value-type="float" office:value="3148.5">
                <text:p>3148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14.5">
                <text:p>2914.5</text:p>
              </table:table-cell>
              <table:table-cell office:value-type="float" office:value="1581.5">
                <text:p>1581.5</text:p>
              </table:table-cell>
              <table:table-cell office:value-type="float" office:value="3764.5">
                <text:p>3764.5</text:p>
              </table:table-cell>
              <table:table-cell office:value-type="float" office:value="2789.5">
                <text:p>2789.5</text:p>
              </table:table-cell>
              <table:table-cell office:value-type="float" office:value="3248">
                <text:p>3248</text:p>
              </table:table-cell>
              <table:table-cell office:value-type="float" office:value="4004">
                <text:p>4004</text:p>
              </table:table-cell>
              <table:table-cell office:value-type="float" office:value="3121.5">
                <text:p>312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91">
                <text:p>3091</text:p>
              </table:table-cell>
              <table:table-cell office:value-type="float" office:value="1714.5">
                <text:p>1714.5</text:p>
              </table:table-cell>
              <table:table-cell office:value-type="float" office:value="3827">
                <text:p>3827</text:p>
              </table:table-cell>
              <table:table-cell office:value-type="float" office:value="2937">
                <text:p>2937</text:p>
              </table:table-cell>
              <table:table-cell office:value-type="float" office:value="3401.5">
                <text:p>3401.5</text:p>
              </table:table-cell>
              <table:table-cell office:value-type="float" office:value="4004">
                <text:p>4004</text:p>
              </table:table-cell>
              <table:table-cell office:value-type="float" office:value="3178.5">
                <text:p>3178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4">
                <text:p>2964</text:p>
              </table:table-cell>
              <table:table-cell office:value-type="float" office:value="1497.5">
                <text:p>1497.5</text:p>
              </table:table-cell>
              <table:table-cell office:value-type="float" office:value="3926">
                <text:p>3926</text:p>
              </table:table-cell>
              <table:table-cell office:value-type="float" office:value="2805.5">
                <text:p>2805.5</text:p>
              </table:table-cell>
              <table:table-cell office:value-type="float" office:value="3350.5">
                <text:p>3350.5</text:p>
              </table:table-cell>
              <table:table-cell office:value-type="float" office:value="4004">
                <text:p>4004</text:p>
              </table:table-cell>
              <table:table-cell office:value-type="float" office:value="3137.5">
                <text:p>313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26">
                <text:p>3026</text:p>
              </table:table-cell>
              <table:table-cell office:value-type="float" office:value="1571">
                <text:p>1571</text:p>
              </table:table-cell>
              <table:table-cell office:value-type="float" office:value="3968.5">
                <text:p>3968.5</text:p>
              </table:table-cell>
              <table:table-cell office:value-type="float" office:value="2804">
                <text:p>2804</text:p>
              </table:table-cell>
              <table:table-cell office:value-type="float" office:value="3425.5">
                <text:p>3425.5</text:p>
              </table:table-cell>
              <table:table-cell office:value-type="float" office:value="4004">
                <text:p>4004</text:p>
              </table:table-cell>
              <table:table-cell office:value-type="float" office:value="3118.5">
                <text:p>3118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36">
                <text:p>2936</text:p>
              </table:table-cell>
              <table:table-cell office:value-type="float" office:value="1548.5">
                <text:p>1548.5</text:p>
              </table:table-cell>
              <table:table-cell office:value-type="float" office:value="3793.5">
                <text:p>3793.5</text:p>
              </table:table-cell>
              <table:table-cell office:value-type="float" office:value="2721.5">
                <text:p>2721.5</text:p>
              </table:table-cell>
              <table:table-cell office:value-type="float" office:value="3424.5">
                <text:p>3424.5</text:p>
              </table:table-cell>
              <table:table-cell office:value-type="float" office:value="4004">
                <text:p>4004</text:p>
              </table:table-cell>
              <table:table-cell office:value-type="float" office:value="3073.5">
                <text:p>3073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35">
                <text:p>2935</text:p>
              </table:table-cell>
              <table:table-cell office:value-type="float" office:value="1420">
                <text:p>1420</text:p>
              </table:table-cell>
              <table:table-cell office:value-type="float" office:value="3669.5">
                <text:p>3669.5</text:p>
              </table:table-cell>
              <table:table-cell office:value-type="float" office:value="2711">
                <text:p>2711</text:p>
              </table:table-cell>
              <table:table-cell office:value-type="float" office:value="3399.5">
                <text:p>3399.5</text:p>
              </table:table-cell>
              <table:table-cell office:value-type="float" office:value="4004">
                <text:p>4004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83">
                <text:p>2883</text:p>
              </table:table-cell>
              <table:table-cell office:value-type="float" office:value="1355">
                <text:p>1355</text:p>
              </table:table-cell>
              <table:table-cell office:value-type="float" office:value="3778">
                <text:p>3778</text:p>
              </table:table-cell>
              <table:table-cell office:value-type="float" office:value="2764">
                <text:p>2764</text:p>
              </table:table-cell>
              <table:table-cell office:value-type="float" office:value="3279">
                <text:p>3279</text:p>
              </table:table-cell>
              <table:table-cell office:value-type="float" office:value="4004">
                <text:p>4004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75.5">
                <text:p>2875.5</text:p>
              </table:table-cell>
              <table:table-cell office:value-type="float" office:value="1376.5">
                <text:p>1376.5</text:p>
              </table:table-cell>
              <table:table-cell office:value-type="float" office:value="3711.5">
                <text:p>3711.5</text:p>
              </table:table-cell>
              <table:table-cell office:value-type="float" office:value="2711">
                <text:p>2711</text:p>
              </table:table-cell>
              <table:table-cell office:value-type="float" office:value="3231.5">
                <text:p>3231.5</text:p>
              </table:table-cell>
              <table:table-cell office:value-type="float" office:value="4004">
                <text:p>4004</text:p>
              </table:table-cell>
              <table:table-cell office:value-type="float" office:value="2691.5">
                <text:p>269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98.5">
                <text:p>2898.5</text:p>
              </table:table-cell>
              <table:table-cell office:value-type="float" office:value="1335">
                <text:p>1335</text:p>
              </table:table-cell>
              <table:table-cell office:value-type="float" office:value="3696">
                <text:p>3696</text:p>
              </table:table-cell>
              <table:table-cell office:value-type="float" office:value="2747.5">
                <text:p>2747.5</text:p>
              </table:table-cell>
              <table:table-cell office:value-type="float" office:value="3208.5">
                <text:p>3208.5</text:p>
              </table:table-cell>
              <table:table-cell office:value-type="float" office:value="4004">
                <text:p>4004</text:p>
              </table:table-cell>
              <table:table-cell office:value-type="float" office:value="2704.5">
                <text:p>2704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10.5">
                <text:p>2910.5</text:p>
              </table:table-cell>
              <table:table-cell office:value-type="float" office:value="1239.5">
                <text:p>1239.5</text:p>
              </table:table-cell>
              <table:table-cell office:value-type="float" office:value="3660.5">
                <text:p>3660.5</text:p>
              </table:table-cell>
              <table:table-cell office:value-type="float" office:value="2609.5">
                <text:p>2609.5</text:p>
              </table:table-cell>
              <table:table-cell office:value-type="float" office:value="3156.5">
                <text:p>3156.5</text:p>
              </table:table-cell>
              <table:table-cell office:value-type="float" office:value="4004">
                <text:p>4004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18.5">
                <text:p>2818.5</text:p>
              </table:table-cell>
              <table:table-cell office:value-type="float" office:value="1050">
                <text:p>1050</text:p>
              </table:table-cell>
              <table:table-cell office:value-type="float" office:value="3590.5">
                <text:p>3590.5</text:p>
              </table:table-cell>
              <table:table-cell office:value-type="float" office:value="2563">
                <text:p>2563</text:p>
              </table:table-cell>
              <table:table-cell office:value-type="float" office:value="3225">
                <text:p>3225</text:p>
              </table:table-cell>
              <table:table-cell office:value-type="float" office:value="4004">
                <text:p>4004</text:p>
              </table:table-cell>
              <table:table-cell office:value-type="float" office:value="2662.5">
                <text:p>266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90.5">
                <text:p>2890.5</text:p>
              </table:table-cell>
              <table:table-cell office:value-type="float" office:value="1083.5">
                <text:p>1083.5</text:p>
              </table:table-cell>
              <table:table-cell office:value-type="float" office:value="3608.5">
                <text:p>3608.5</text:p>
              </table:table-cell>
              <table:table-cell office:value-type="float" office:value="2528">
                <text:p>2528</text:p>
              </table:table-cell>
              <table:table-cell office:value-type="float" office:value="3285">
                <text:p>3285</text:p>
              </table:table-cell>
              <table:table-cell office:value-type="float" office:value="4004">
                <text:p>4004</text:p>
              </table:table-cell>
              <table:table-cell office:value-type="float" office:value="2750.5">
                <text:p>275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38">
                <text:p>2838</text:p>
              </table:table-cell>
              <table:table-cell office:value-type="float" office:value="1025.5">
                <text:p>1025.5</text:p>
              </table:table-cell>
              <table:table-cell office:value-type="float" office:value="3530.5">
                <text:p>3530.5</text:p>
              </table:table-cell>
              <table:table-cell office:value-type="float" office:value="2467.5">
                <text:p>2467.5</text:p>
              </table:table-cell>
              <table:table-cell office:value-type="float" office:value="3313">
                <text:p>3313</text:p>
              </table:table-cell>
              <table:table-cell office:value-type="float" office:value="4004">
                <text:p>4004</text:p>
              </table:table-cell>
              <table:table-cell office:value-type="float" office:value="2732.5">
                <text:p>2732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55">
                <text:p>2855</text:p>
              </table:table-cell>
              <table:table-cell office:value-type="float" office:value="902.5">
                <text:p>902.5</text:p>
              </table:table-cell>
              <table:table-cell office:value-type="float" office:value="3624.5">
                <text:p>3624.5</text:p>
              </table:table-cell>
              <table:table-cell office:value-type="float" office:value="2530.5">
                <text:p>2530.5</text:p>
              </table:table-cell>
              <table:table-cell office:value-type="float" office:value="3301.5">
                <text:p>3301.5</text:p>
              </table:table-cell>
              <table:table-cell office:value-type="float" office:value="4004">
                <text:p>4004</text:p>
              </table:table-cell>
              <table:table-cell office:value-type="float" office:value="2753.5">
                <text:p>2753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10">
                <text:p>2810</text:p>
              </table:table-cell>
              <table:table-cell office:value-type="float" office:value="853">
                <text:p>853</text:p>
              </table:table-cell>
              <table:table-cell office:value-type="float" office:value="3673.5">
                <text:p>3673.5</text:p>
              </table:table-cell>
              <table:table-cell office:value-type="float" office:value="2538.5">
                <text:p>2538.5</text:p>
              </table:table-cell>
              <table:table-cell office:value-type="float" office:value="3126">
                <text:p>3126</text:p>
              </table:table-cell>
              <table:table-cell office:value-type="float" office:value="4004">
                <text:p>4004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30">
                <text:p>2930</text:p>
              </table:table-cell>
              <table:table-cell office:value-type="float" office:value="969">
                <text:p>969</text:p>
              </table:table-cell>
              <table:table-cell office:value-type="float" office:value="3684">
                <text:p>3684</text:p>
              </table:table-cell>
              <table:table-cell office:value-type="float" office:value="2537.5">
                <text:p>2537.5</text:p>
              </table:table-cell>
              <table:table-cell office:value-type="float" office:value="3151">
                <text:p>3151</text:p>
              </table:table-cell>
              <table:table-cell office:value-type="float" office:value="4004">
                <text:p>4004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83.5">
                <text:p>2883.5</text:p>
              </table:table-cell>
              <table:table-cell office:value-type="float" office:value="918.5">
                <text:p>918.5</text:p>
              </table:table-cell>
              <table:table-cell office:value-type="float" office:value="3712.5">
                <text:p>3712.5</text:p>
              </table:table-cell>
              <table:table-cell office:value-type="float" office:value="2503">
                <text:p>2503</text:p>
              </table:table-cell>
              <table:table-cell office:value-type="float" office:value="3146">
                <text:p>3146</text:p>
              </table:table-cell>
              <table:table-cell office:value-type="float" office:value="4004">
                <text:p>4004</text:p>
              </table:table-cell>
              <table:table-cell office:value-type="float" office:value="2924.5">
                <text:p>2924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17">
                <text:p>3017</text:p>
              </table:table-cell>
              <table:table-cell office:value-type="float" office:value="1002.5">
                <text:p>1002.5</text:p>
              </table:table-cell>
              <table:table-cell office:value-type="float" office:value="3699">
                <text:p>3699</text:p>
              </table:table-cell>
              <table:table-cell office:value-type="float" office:value="2547.5">
                <text:p>2547.5</text:p>
              </table:table-cell>
              <table:table-cell office:value-type="float" office:value="3386">
                <text:p>3386</text:p>
              </table:table-cell>
              <table:table-cell office:value-type="float" office:value="4004">
                <text:p>4004</text:p>
              </table:table-cell>
              <table:table-cell office:value-type="float" office:value="2851.5">
                <text:p>2851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30">
                <text:p>2930</text:p>
              </table:table-cell>
              <table:table-cell office:value-type="float" office:value="1056.5">
                <text:p>1056.5</text:p>
              </table:table-cell>
              <table:table-cell office:value-type="float" office:value="3562">
                <text:p>3562</text:p>
              </table:table-cell>
              <table:table-cell office:value-type="float" office:value="2703">
                <text:p>2703</text:p>
              </table:table-cell>
              <table:table-cell office:value-type="float" office:value="3397.5">
                <text:p>3397.5</text:p>
              </table:table-cell>
              <table:table-cell office:value-type="float" office:value="4004">
                <text:p>400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27">
                <text:p>3027</text:p>
              </table:table-cell>
              <table:table-cell office:value-type="float" office:value="1062">
                <text:p>1062</text:p>
              </table:table-cell>
              <table:table-cell office:value-type="float" office:value="3596">
                <text:p>3596</text:p>
              </table:table-cell>
              <table:table-cell office:value-type="float" office:value="2664">
                <text:p>2664</text:p>
              </table:table-cell>
              <table:table-cell office:value-type="float" office:value="3393.5">
                <text:p>3393.5</text:p>
              </table:table-cell>
              <table:table-cell office:value-type="float" office:value="4004">
                <text:p>4004</text:p>
              </table:table-cell>
              <table:table-cell office:value-type="float" office:value="2931.5">
                <text:p>2931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60.5">
                <text:p>2960.5</text:p>
              </table:table-cell>
              <table:table-cell office:value-type="float" office:value="1037.5">
                <text:p>1037.5</text:p>
              </table:table-cell>
              <table:table-cell office:value-type="float" office:value="3607">
                <text:p>3607</text:p>
              </table:table-cell>
              <table:table-cell office:value-type="float" office:value="2670">
                <text:p>2670</text:p>
              </table:table-cell>
              <table:table-cell office:value-type="float" office:value="3421">
                <text:p>3421</text:p>
              </table:table-cell>
              <table:table-cell office:value-type="float" office:value="4004">
                <text:p>4004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65.5">
                <text:p>2765.5</text:p>
              </table:table-cell>
              <table:table-cell office:value-type="float" office:value="1049">
                <text:p>1049</text:p>
              </table:table-cell>
              <table:table-cell office:value-type="float" office:value="3596">
                <text:p>3596</text:p>
              </table:table-cell>
              <table:table-cell office:value-type="float" office:value="2588">
                <text:p>2588</text:p>
              </table:table-cell>
              <table:table-cell office:value-type="float" office:value="3510.5">
                <text:p>3510.5</text:p>
              </table:table-cell>
              <table:table-cell office:value-type="float" office:value="4004">
                <text:p>400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78.5">
                <text:p>2778.5</text:p>
              </table:table-cell>
              <table:table-cell office:value-type="float" office:value="1098.5">
                <text:p>1098.5</text:p>
              </table:table-cell>
              <table:table-cell office:value-type="float" office:value="3478">
                <text:p>3478</text:p>
              </table:table-cell>
              <table:table-cell office:value-type="float" office:value="2544">
                <text:p>2544</text:p>
              </table:table-cell>
              <table:table-cell office:value-type="float" office:value="3450.5">
                <text:p>3450.5</text:p>
              </table:table-cell>
              <table:table-cell office:value-type="float" office:value="4004">
                <text:p>4004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91.5">
                <text:p>2791.5</text:p>
              </table:table-cell>
              <table:table-cell office:value-type="float" office:value="1199">
                <text:p>1199</text:p>
              </table:table-cell>
              <table:table-cell office:value-type="float" office:value="3465">
                <text:p>3465</text:p>
              </table:table-cell>
              <table:table-cell office:value-type="float" office:value="2533">
                <text:p>2533</text:p>
              </table:table-cell>
              <table:table-cell office:value-type="float" office:value="3367.5">
                <text:p>3367.5</text:p>
              </table:table-cell>
              <table:table-cell office:value-type="float" office:value="4004">
                <text:p>4004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29.5">
                <text:p>2829.5</text:p>
              </table:table-cell>
              <table:table-cell office:value-type="float" office:value="1251.5">
                <text:p>1251.5</text:p>
              </table:table-cell>
              <table:table-cell office:value-type="float" office:value="3523">
                <text:p>3523</text:p>
              </table:table-cell>
              <table:table-cell office:value-type="float" office:value="2474">
                <text:p>2474</text:p>
              </table:table-cell>
              <table:table-cell office:value-type="float" office:value="3373">
                <text:p>3373</text:p>
              </table:table-cell>
              <table:table-cell office:value-type="float" office:value="4004">
                <text:p>4004</text:p>
              </table:table-cell>
              <table:table-cell office:value-type="float" office:value="2938.5">
                <text:p>2938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54">
                <text:p>2754</text:p>
              </table:table-cell>
              <table:table-cell office:value-type="float" office:value="1162">
                <text:p>1162</text:p>
              </table:table-cell>
              <table:table-cell office:value-type="float" office:value="3703.5">
                <text:p>3703.5</text:p>
              </table:table-cell>
              <table:table-cell office:value-type="float" office:value="2475.5">
                <text:p>2475.5</text:p>
              </table:table-cell>
              <table:table-cell office:value-type="float" office:value="3447">
                <text:p>3447</text:p>
              </table:table-cell>
              <table:table-cell office:value-type="float" office:value="4004">
                <text:p>4004</text:p>
              </table:table-cell>
              <table:table-cell office:value-type="float" office:value="3034.5">
                <text:p>3034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31">
                <text:p>2731</text:p>
              </table:table-cell>
              <table:table-cell office:value-type="float" office:value="1186.5">
                <text:p>1186.5</text:p>
              </table:table-cell>
              <table:table-cell office:value-type="float" office:value="3763.5">
                <text:p>3763.5</text:p>
              </table:table-cell>
              <table:table-cell office:value-type="float" office:value="2542.5">
                <text:p>2542.5</text:p>
              </table:table-cell>
              <table:table-cell office:value-type="float" office:value="3402.5">
                <text:p>3402.5</text:p>
              </table:table-cell>
              <table:table-cell office:value-type="float" office:value="4004">
                <text:p>4004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44">
                <text:p>2744</text:p>
              </table:table-cell>
              <table:table-cell office:value-type="float" office:value="1204.5">
                <text:p>1204.5</text:p>
              </table:table-cell>
              <table:table-cell office:value-type="float" office:value="3891.5">
                <text:p>3891.5</text:p>
              </table:table-cell>
              <table:table-cell office:value-type="float" office:value="2553">
                <text:p>2553</text:p>
              </table:table-cell>
              <table:table-cell office:value-type="float" office:value="3324.5">
                <text:p>3324.5</text:p>
              </table:table-cell>
              <table:table-cell office:value-type="float" office:value="4004">
                <text:p>4004</text:p>
              </table:table-cell>
              <table:table-cell office:value-type="float" office:value="3018.5">
                <text:p>3018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86">
                <text:p>2786</text:p>
              </table:table-cell>
              <table:table-cell office:value-type="float" office:value="1294">
                <text:p>1294</text:p>
              </table:table-cell>
              <table:table-cell office:value-type="float" office:value="3903">
                <text:p>3903</text:p>
              </table:table-cell>
              <table:table-cell office:value-type="float" office:value="2560.5">
                <text:p>2560.5</text:p>
              </table:table-cell>
              <table:table-cell office:value-type="float" office:value="3386.5">
                <text:p>3386.5</text:p>
              </table:table-cell>
              <table:table-cell office:value-type="float" office:value="4004">
                <text:p>400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92">
                <text:p>2892</text:p>
              </table:table-cell>
              <table:table-cell office:value-type="float" office:value="1384.5">
                <text:p>1384.5</text:p>
              </table:table-cell>
              <table:table-cell office:value-type="float" office:value="3803.5">
                <text:p>3803.5</text:p>
              </table:table-cell>
              <table:table-cell office:value-type="float" office:value="2540.5">
                <text:p>2540.5</text:p>
              </table:table-cell>
              <table:table-cell office:value-type="float" office:value="3467.5">
                <text:p>3467.5</text:p>
              </table:table-cell>
              <table:table-cell office:value-type="float" office:value="4004">
                <text:p>4004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98">
                <text:p>2798</text:p>
              </table:table-cell>
              <table:table-cell office:value-type="float" office:value="1405.5">
                <text:p>1405.5</text:p>
              </table:table-cell>
              <table:table-cell office:value-type="float" office:value="3806">
                <text:p>3806</text:p>
              </table:table-cell>
              <table:table-cell office:value-type="float" office:value="2376.5">
                <text:p>2376.5</text:p>
              </table:table-cell>
              <table:table-cell office:value-type="float" office:value="3497">
                <text:p>3497</text:p>
              </table:table-cell>
              <table:table-cell office:value-type="float" office:value="4004">
                <text:p>4004</text:p>
              </table:table-cell>
              <table:table-cell office:value-type="float" office:value="2833.5">
                <text:p>2833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07">
                <text:p>2807</text:p>
              </table:table-cell>
              <table:table-cell office:value-type="float" office:value="1335">
                <text:p>1335</text:p>
              </table:table-cell>
              <table:table-cell office:value-type="float" office:value="3710.5">
                <text:p>3710.5</text:p>
              </table:table-cell>
              <table:table-cell office:value-type="float" office:value="2239">
                <text:p>2239</text:p>
              </table:table-cell>
              <table:table-cell office:value-type="float" office:value="3319">
                <text:p>3319</text:p>
              </table:table-cell>
              <table:table-cell office:value-type="float" office:value="4004">
                <text:p>4004</text:p>
              </table:table-cell>
              <table:table-cell office:value-type="float" office:value="2676.5">
                <text:p>2676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44">
                <text:p>2644</text:p>
              </table:table-cell>
              <table:table-cell office:value-type="float" office:value="1294">
                <text:p>1294</text:p>
              </table:table-cell>
              <table:table-cell office:value-type="float" office:value="3651">
                <text:p>3651</text:p>
              </table:table-cell>
              <table:table-cell office:value-type="float" office:value="2184">
                <text:p>2184</text:p>
              </table:table-cell>
              <table:table-cell office:value-type="float" office:value="3132">
                <text:p>3132</text:p>
              </table:table-cell>
              <table:table-cell office:value-type="float" office:value="4004">
                <text:p>4004</text:p>
              </table:table-cell>
              <table:table-cell office:value-type="float" office:value="2502.5">
                <text:p>250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1.5">
                <text:p>2521.5</text:p>
              </table:table-cell>
              <table:table-cell office:value-type="float" office:value="1315.5">
                <text:p>1315.5</text:p>
              </table:table-cell>
              <table:table-cell office:value-type="float" office:value="3761.5">
                <text:p>3761.5</text:p>
              </table:table-cell>
              <table:table-cell office:value-type="float" office:value="2155">
                <text:p>2155</text:p>
              </table:table-cell>
              <table:table-cell office:value-type="float" office:value="3268.5">
                <text:p>3268.5</text:p>
              </table:table-cell>
              <table:table-cell office:value-type="float" office:value="4004">
                <text:p>4004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87.5">
                <text:p>2587.5</text:p>
              </table:table-cell>
              <table:table-cell office:value-type="float" office:value="1437">
                <text:p>1437</text:p>
              </table:table-cell>
              <table:table-cell office:value-type="float" office:value="3694.5">
                <text:p>3694.5</text:p>
              </table:table-cell>
              <table:table-cell office:value-type="float" office:value="2171">
                <text:p>2171</text:p>
              </table:table-cell>
              <table:table-cell office:value-type="float" office:value="3393.5">
                <text:p>3393.5</text:p>
              </table:table-cell>
              <table:table-cell office:value-type="float" office:value="4004">
                <text:p>4004</text:p>
              </table:table-cell>
              <table:table-cell office:value-type="float" office:value="2531.5">
                <text:p>2531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37.5">
                <text:p>2637.5</text:p>
              </table:table-cell>
              <table:table-cell office:value-type="float" office:value="1551">
                <text:p>1551</text:p>
              </table:table-cell>
              <table:table-cell office:value-type="float" office:value="3823">
                <text:p>3823</text:p>
              </table:table-cell>
              <table:table-cell office:value-type="float" office:value="2314.5">
                <text:p>2314.5</text:p>
              </table:table-cell>
              <table:table-cell office:value-type="float" office:value="3399">
                <text:p>3399</text:p>
              </table:table-cell>
              <table:table-cell office:value-type="float" office:value="4004">
                <text:p>4004</text:p>
              </table:table-cell>
              <table:table-cell office:value-type="float" office:value="2644.5">
                <text:p>2644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9">
                <text:p>2549</text:p>
              </table:table-cell>
              <table:table-cell office:value-type="float" office:value="1406">
                <text:p>1406</text:p>
              </table:table-cell>
              <table:table-cell office:value-type="float" office:value="3835">
                <text:p>3835</text:p>
              </table:table-cell>
              <table:table-cell office:value-type="float" office:value="2271.5">
                <text:p>2271.5</text:p>
              </table:table-cell>
              <table:table-cell office:value-type="float" office:value="3319">
                <text:p>3319</text:p>
              </table:table-cell>
              <table:table-cell office:value-type="float" office:value="4004">
                <text:p>4004</text:p>
              </table:table-cell>
              <table:table-cell office:value-type="float" office:value="2639.5">
                <text:p>2639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0.5">
                <text:p>2510.5</text:p>
              </table:table-cell>
              <table:table-cell office:value-type="float" office:value="1353.5">
                <text:p>1353.5</text:p>
              </table:table-cell>
              <table:table-cell office:value-type="float" office:value="3722">
                <text:p>3722</text:p>
              </table:table-cell>
              <table:table-cell office:value-type="float" office:value="2199">
                <text:p>2199</text:p>
              </table:table-cell>
              <table:table-cell office:value-type="float" office:value="3321.5">
                <text:p>3321.5</text:p>
              </table:table-cell>
              <table:table-cell office:value-type="float" office:value="4004">
                <text:p>4004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34">
                <text:p>2734</text:p>
              </table:table-cell>
              <table:table-cell office:value-type="float" office:value="1533">
                <text:p>1533</text:p>
              </table:table-cell>
              <table:table-cell office:value-type="float" office:value="3763.5">
                <text:p>3763.5</text:p>
              </table:table-cell>
              <table:table-cell office:value-type="float" office:value="2056.5">
                <text:p>2056.5</text:p>
              </table:table-cell>
              <table:table-cell office:value-type="float" office:value="3404.5">
                <text:p>3404.5</text:p>
              </table:table-cell>
              <table:table-cell office:value-type="float" office:value="4004">
                <text:p>4004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50.5">
                <text:p>2650.5</text:p>
              </table:table-cell>
              <table:table-cell office:value-type="float" office:value="1468">
                <text:p>1468</text:p>
              </table:table-cell>
              <table:table-cell office:value-type="float" office:value="3686">
                <text:p>3686</text:p>
              </table:table-cell>
              <table:table-cell office:value-type="float" office:value="2004.5">
                <text:p>2004.5</text:p>
              </table:table-cell>
              <table:table-cell office:value-type="float" office:value="3397">
                <text:p>3397</text:p>
              </table:table-cell>
              <table:table-cell office:value-type="float" office:value="4004">
                <text:p>4004</text:p>
              </table:table-cell>
              <table:table-cell office:value-type="float" office:value="2815.5">
                <text:p>2815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17.5">
                <text:p>2617.5</text:p>
              </table:table-cell>
              <table:table-cell office:value-type="float" office:value="1544">
                <text:p>1544</text:p>
              </table:table-cell>
              <table:table-cell office:value-type="float" office:value="3619.5">
                <text:p>3619.5</text:p>
              </table:table-cell>
              <table:table-cell office:value-type="float" office:value="2013">
                <text:p>2013</text:p>
              </table:table-cell>
              <table:table-cell office:value-type="float" office:value="3371">
                <text:p>3371</text:p>
              </table:table-cell>
              <table:table-cell office:value-type="float" office:value="4004">
                <text:p>4004</text:p>
              </table:table-cell>
              <table:table-cell office:value-type="float" office:value="2757.5">
                <text:p>2757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16.5">
                <text:p>2716.5</text:p>
              </table:table-cell>
              <table:table-cell office:value-type="float" office:value="1620.5">
                <text:p>1620.5</text:p>
              </table:table-cell>
              <table:table-cell office:value-type="float" office:value="3593.5">
                <text:p>3593.5</text:p>
              </table:table-cell>
              <table:table-cell office:value-type="float" office:value="2042">
                <text:p>2042</text:p>
              </table:table-cell>
              <table:table-cell office:value-type="float" office:value="3375">
                <text:p>3375</text:p>
              </table:table-cell>
              <table:table-cell office:value-type="float" office:value="4004">
                <text:p>4004</text:p>
              </table:table-cell>
              <table:table-cell office:value-type="float" office:value="2715.5">
                <text:p>2715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68.5">
                <text:p>2668.5</text:p>
              </table:table-cell>
              <table:table-cell office:value-type="float" office:value="1500.5">
                <text:p>1500.5</text:p>
              </table:table-cell>
              <table:table-cell office:value-type="float" office:value="3423">
                <text:p>3423</text:p>
              </table:table-cell>
              <table:table-cell office:value-type="float" office:value="1929">
                <text:p>1929</text:p>
              </table:table-cell>
              <table:table-cell office:value-type="float" office:value="3195">
                <text:p>3195</text:p>
              </table:table-cell>
              <table:table-cell office:value-type="float" office:value="4004">
                <text:p>4004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3">
                <text:p>2693</text:p>
              </table:table-cell>
              <table:table-cell office:value-type="float" office:value="1439.5">
                <text:p>1439.5</text:p>
              </table:table-cell>
              <table:table-cell office:value-type="float" office:value="3473">
                <text:p>3473</text:p>
              </table:table-cell>
              <table:table-cell office:value-type="float" office:value="1965.5">
                <text:p>1965.5</text:p>
              </table:table-cell>
              <table:table-cell office:value-type="float" office:value="3141.5">
                <text:p>3141.5</text:p>
              </table:table-cell>
              <table:table-cell office:value-type="float" office:value="4004">
                <text:p>4004</text:p>
              </table:table-cell>
              <table:table-cell office:value-type="float" office:value="2834.5">
                <text:p>2834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49.5">
                <text:p>2749.5</text:p>
              </table:table-cell>
              <table:table-cell office:value-type="float" office:value="1422.5">
                <text:p>1422.5</text:p>
              </table:table-cell>
              <table:table-cell office:value-type="float" office:value="3534.5">
                <text:p>3534.5</text:p>
              </table:table-cell>
              <table:table-cell office:value-type="float" office:value="2021.5">
                <text:p>2021.5</text:p>
              </table:table-cell>
              <table:table-cell office:value-type="float" office:value="3038">
                <text:p>3038</text:p>
              </table:table-cell>
              <table:table-cell office:value-type="float" office:value="4004">
                <text:p>4004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50.5">
                <text:p>2850.5</text:p>
              </table:table-cell>
              <table:table-cell office:value-type="float" office:value="1412">
                <text:p>1412</text:p>
              </table:table-cell>
              <table:table-cell office:value-type="float" office:value="3470.5">
                <text:p>3470.5</text:p>
              </table:table-cell>
              <table:table-cell office:value-type="float" office:value="2011.5">
                <text:p>2011.5</text:p>
              </table:table-cell>
              <table:table-cell office:value-type="float" office:value="3031">
                <text:p>3031</text:p>
              </table:table-cell>
              <table:table-cell office:value-type="float" office:value="4004">
                <text:p>4004</text:p>
              </table:table-cell>
              <table:table-cell office:value-type="float" office:value="2775.5">
                <text:p>2775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95">
                <text:p>2795</text:p>
              </table:table-cell>
              <table:table-cell office:value-type="float" office:value="1471.5">
                <text:p>1471.5</text:p>
              </table:table-cell>
              <table:table-cell office:value-type="float" office:value="3472.5">
                <text:p>3472.5</text:p>
              </table:table-cell>
              <table:table-cell office:value-type="float" office:value="1971.5">
                <text:p>1971.5</text:p>
              </table:table-cell>
              <table:table-cell office:value-type="float" office:value="3069">
                <text:p>3069</text:p>
              </table:table-cell>
              <table:table-cell office:value-type="float" office:value="4004">
                <text:p>4004</text:p>
              </table:table-cell>
              <table:table-cell office:value-type="float" office:value="2775.5">
                <text:p>2775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25">
                <text:p>2725</text:p>
              </table:table-cell>
              <table:table-cell office:value-type="float" office:value="1473.5">
                <text:p>1473.5</text:p>
              </table:table-cell>
              <table:table-cell office:value-type="float" office:value="3443.5">
                <text:p>3443.5</text:p>
              </table:table-cell>
              <table:table-cell office:value-type="float" office:value="2169.5">
                <text:p>2169.5</text:p>
              </table:table-cell>
              <table:table-cell office:value-type="float" office:value="3114.5">
                <text:p>3114.5</text:p>
              </table:table-cell>
              <table:table-cell office:value-type="float" office:value="4004">
                <text:p>4004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3">
                <text:p>2813</text:p>
              </table:table-cell>
              <table:table-cell office:value-type="float" office:value="1484">
                <text:p>1484</text:p>
              </table:table-cell>
              <table:table-cell office:value-type="float" office:value="3511.5">
                <text:p>3511.5</text:p>
              </table:table-cell>
              <table:table-cell office:value-type="float" office:value="2215">
                <text:p>2215</text:p>
              </table:table-cell>
              <table:table-cell office:value-type="float" office:value="3146.5">
                <text:p>3146.5</text:p>
              </table:table-cell>
              <table:table-cell office:value-type="float" office:value="4004">
                <text:p>4004</text:p>
              </table:table-cell>
              <table:table-cell office:value-type="float" office:value="2962.5">
                <text:p>296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50.5">
                <text:p>2850.5</text:p>
              </table:table-cell>
              <table:table-cell office:value-type="float" office:value="1541">
                <text:p>1541</text:p>
              </table:table-cell>
              <table:table-cell office:value-type="float" office:value="3600.5">
                <text:p>3600.5</text:p>
              </table:table-cell>
              <table:table-cell office:value-type="float" office:value="2357">
                <text:p>2357</text:p>
              </table:table-cell>
              <table:table-cell office:value-type="float" office:value="3215">
                <text:p>3215</text:p>
              </table:table-cell>
              <table:table-cell office:value-type="float" office:value="4004">
                <text:p>400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48.5">
                <text:p>2848.5</text:p>
              </table:table-cell>
              <table:table-cell office:value-type="float" office:value="1519">
                <text:p>1519</text:p>
              </table:table-cell>
              <table:table-cell office:value-type="float" office:value="3632">
                <text:p>3632</text:p>
              </table:table-cell>
              <table:table-cell office:value-type="float" office:value="2399.5">
                <text:p>2399.5</text:p>
              </table:table-cell>
              <table:table-cell office:value-type="float" office:value="3312">
                <text:p>3312</text:p>
              </table:table-cell>
              <table:table-cell office:value-type="float" office:value="4004">
                <text:p>4004</text:p>
              </table:table-cell>
              <table:table-cell office:value-type="float" office:value="2941.5">
                <text:p>2941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6.5">
                <text:p>2716.5</text:p>
              </table:table-cell>
              <table:table-cell office:value-type="float" office:value="1388">
                <text:p>1388</text:p>
              </table:table-cell>
              <table:table-cell office:value-type="float" office:value="3581.5">
                <text:p>3581.5</text:p>
              </table:table-cell>
              <table:table-cell office:value-type="float" office:value="2266.5">
                <text:p>2266.5</text:p>
              </table:table-cell>
              <table:table-cell office:value-type="float" office:value="3135">
                <text:p>3135</text:p>
              </table:table-cell>
              <table:table-cell office:value-type="float" office:value="4004">
                <text:p>4004</text:p>
              </table:table-cell>
              <table:table-cell office:value-type="float" office:value="2850.5">
                <text:p>285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34">
                <text:p>2834</text:p>
              </table:table-cell>
              <table:table-cell office:value-type="float" office:value="1365">
                <text:p>1365</text:p>
              </table:table-cell>
              <table:table-cell office:value-type="float" office:value="3735.5">
                <text:p>3735.5</text:p>
              </table:table-cell>
              <table:table-cell office:value-type="float" office:value="2230.5">
                <text:p>2230.5</text:p>
              </table:table-cell>
              <table:table-cell office:value-type="float" office:value="3067.5">
                <text:p>3067.5</text:p>
              </table:table-cell>
              <table:table-cell office:value-type="float" office:value="4004">
                <text:p>4004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07.5">
                <text:p>2907.5</text:p>
              </table:table-cell>
              <table:table-cell office:value-type="float" office:value="1448">
                <text:p>1448</text:p>
              </table:table-cell>
              <table:table-cell office:value-type="float" office:value="3735">
                <text:p>3735</text:p>
              </table:table-cell>
              <table:table-cell office:value-type="float" office:value="2229.5">
                <text:p>2229.5</text:p>
              </table:table-cell>
              <table:table-cell office:value-type="float" office:value="3049.5">
                <text:p>3049.5</text:p>
              </table:table-cell>
              <table:table-cell office:value-type="float" office:value="4004">
                <text:p>4004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90">
                <text:p>2990</text:p>
              </table:table-cell>
              <table:table-cell office:value-type="float" office:value="1501.5">
                <text:p>1501.5</text:p>
              </table:table-cell>
              <table:table-cell office:value-type="float" office:value="3796">
                <text:p>3796</text:p>
              </table:table-cell>
              <table:table-cell office:value-type="float" office:value="2323.5">
                <text:p>2323.5</text:p>
              </table:table-cell>
              <table:table-cell office:value-type="float" office:value="3076.5">
                <text:p>3076.5</text:p>
              </table:table-cell>
              <table:table-cell office:value-type="float" office:value="4004">
                <text:p>4004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11.5">
                <text:p>3011.5</text:p>
              </table:table-cell>
              <table:table-cell office:value-type="float" office:value="1573.5">
                <text:p>1573.5</text:p>
              </table:table-cell>
              <table:table-cell office:value-type="float" office:value="3804">
                <text:p>3804</text:p>
              </table:table-cell>
              <table:table-cell office:value-type="float" office:value="2342">
                <text:p>2342</text:p>
              </table:table-cell>
              <table:table-cell office:value-type="float" office:value="3108">
                <text:p>3108</text:p>
              </table:table-cell>
              <table:table-cell office:value-type="float" office:value="4004">
                <text:p>400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16">
                <text:p>3016</text:p>
              </table:table-cell>
              <table:table-cell office:value-type="float" office:value="1571">
                <text:p>1571</text:p>
              </table:table-cell>
              <table:table-cell office:value-type="float" office:value="3795.5">
                <text:p>3795.5</text:p>
              </table:table-cell>
              <table:table-cell office:value-type="float" office:value="2323.5">
                <text:p>2323.5</text:p>
              </table:table-cell>
              <table:table-cell office:value-type="float" office:value="3072.5">
                <text:p>3072.5</text:p>
              </table:table-cell>
              <table:table-cell office:value-type="float" office:value="4004">
                <text:p>4004</text:p>
              </table:table-cell>
              <table:table-cell office:value-type="float" office:value="2984.5">
                <text:p>2984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74">
                <text:p>3074</text:p>
              </table:table-cell>
              <table:table-cell office:value-type="float" office:value="1604">
                <text:p>1604</text:p>
              </table:table-cell>
              <table:table-cell office:value-type="float" office:value="3838.5">
                <text:p>3838.5</text:p>
              </table:table-cell>
              <table:table-cell office:value-type="float" office:value="2346">
                <text:p>2346</text:p>
              </table:table-cell>
              <table:table-cell office:value-type="float" office:value="3137">
                <text:p>3137</text:p>
              </table:table-cell>
              <table:table-cell office:value-type="float" office:value="4004">
                <text:p>4004</text:p>
              </table:table-cell>
              <table:table-cell office:value-type="float" office:value="2962.5">
                <text:p>2962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68.5">
                <text:p>3068.5</text:p>
              </table:table-cell>
              <table:table-cell office:value-type="float" office:value="1576.5">
                <text:p>1576.5</text:p>
              </table:table-cell>
              <table:table-cell office:value-type="float" office:value="3867">
                <text:p>3867</text:p>
              </table:table-cell>
              <table:table-cell office:value-type="float" office:value="2277">
                <text:p>2277</text:p>
              </table:table-cell>
              <table:table-cell office:value-type="float" office:value="3136">
                <text:p>3136</text:p>
              </table:table-cell>
              <table:table-cell office:value-type="float" office:value="4004">
                <text:p>4004</text:p>
              </table:table-cell>
              <table:table-cell office:value-type="float" office:value="2902.5">
                <text:p>290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71.5">
                <text:p>2871.5</text:p>
              </table:table-cell>
              <table:table-cell office:value-type="float" office:value="1826.5">
                <text:p>1826.5</text:p>
              </table:table-cell>
              <table:table-cell office:value-type="float" office:value="3715">
                <text:p>3715</text:p>
              </table:table-cell>
              <table:table-cell office:value-type="float" office:value="2063">
                <text:p>2063</text:p>
              </table:table-cell>
              <table:table-cell office:value-type="float" office:value="2970.5">
                <text:p>2970.5</text:p>
              </table:table-cell>
              <table:table-cell office:value-type="float" office:value="4004">
                <text:p>4004</text:p>
              </table:table-cell>
              <table:table-cell office:value-type="float" office:value="2945.5">
                <text:p>2945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98.5">
                <text:p>2998.5</text:p>
              </table:table-cell>
              <table:table-cell office:value-type="float" office:value="1943.5">
                <text:p>1943.5</text:p>
              </table:table-cell>
              <table:table-cell office:value-type="float" office:value="3730">
                <text:p>3730</text:p>
              </table:table-cell>
              <table:table-cell office:value-type="float" office:value="2247">
                <text:p>2247</text:p>
              </table:table-cell>
              <table:table-cell office:value-type="float" office:value="3006.5">
                <text:p>3006.5</text:p>
              </table:table-cell>
              <table:table-cell office:value-type="float" office:value="4004">
                <text:p>4004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20">
                <text:p>2920</text:p>
              </table:table-cell>
              <table:table-cell office:value-type="float" office:value="1956">
                <text:p>1956</text:p>
              </table:table-cell>
              <table:table-cell office:value-type="float" office:value="3747">
                <text:p>3747</text:p>
              </table:table-cell>
              <table:table-cell office:value-type="float" office:value="2204.5">
                <text:p>2204.5</text:p>
              </table:table-cell>
              <table:table-cell office:value-type="float" office:value="3163">
                <text:p>3163</text:p>
              </table:table-cell>
              <table:table-cell office:value-type="float" office:value="4004">
                <text:p>4004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19.5">
                <text:p>2919.5</text:p>
              </table:table-cell>
              <table:table-cell office:value-type="float" office:value="1915">
                <text:p>1915</text:p>
              </table:table-cell>
              <table:table-cell office:value-type="float" office:value="3715">
                <text:p>3715</text:p>
              </table:table-cell>
              <table:table-cell office:value-type="float" office:value="2267.5">
                <text:p>2267.5</text:p>
              </table:table-cell>
              <table:table-cell office:value-type="float" office:value="3055">
                <text:p>3055</text:p>
              </table:table-cell>
              <table:table-cell office:value-type="float" office:value="4004">
                <text:p>4004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49">
                <text:p>2949</text:p>
              </table:table-cell>
              <table:table-cell office:value-type="float" office:value="2049.5">
                <text:p>2049.5</text:p>
              </table:table-cell>
              <table:table-cell office:value-type="float" office:value="3755.5">
                <text:p>3755.5</text:p>
              </table:table-cell>
              <table:table-cell office:value-type="float" office:value="2236">
                <text:p>2236</text:p>
              </table:table-cell>
              <table:table-cell office:value-type="float" office:value="3066.5">
                <text:p>3066.5</text:p>
              </table:table-cell>
              <table:table-cell office:value-type="float" office:value="4004">
                <text:p>4004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90">
                <text:p>2990</text:p>
              </table:table-cell>
              <table:table-cell office:value-type="float" office:value="1994">
                <text:p>1994</text:p>
              </table:table-cell>
              <table:table-cell office:value-type="float" office:value="3700">
                <text:p>3700</text:p>
              </table:table-cell>
              <table:table-cell office:value-type="float" office:value="2270.5">
                <text:p>2270.5</text:p>
              </table:table-cell>
              <table:table-cell office:value-type="float" office:value="3092">
                <text:p>3092</text:p>
              </table:table-cell>
              <table:table-cell office:value-type="float" office:value="4004">
                <text:p>4004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54">
                <text:p>3054</text:p>
              </table:table-cell>
              <table:table-cell office:value-type="float" office:value="2101">
                <text:p>2101</text:p>
              </table:table-cell>
              <table:table-cell office:value-type="float" office:value="3819">
                <text:p>3819</text:p>
              </table:table-cell>
              <table:table-cell office:value-type="float" office:value="2322">
                <text:p>2322</text:p>
              </table:table-cell>
              <table:table-cell office:value-type="float" office:value="3084">
                <text:p>3084</text:p>
              </table:table-cell>
              <table:table-cell office:value-type="float" office:value="4004">
                <text:p>4004</text:p>
              </table:table-cell>
              <table:table-cell office:value-type="float" office:value="2994.5">
                <text:p>299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61.5">
                <text:p>3061.5</text:p>
              </table:table-cell>
              <table:table-cell office:value-type="float" office:value="2155.5">
                <text:p>2155.5</text:p>
              </table:table-cell>
              <table:table-cell office:value-type="float" office:value="3828">
                <text:p>3828</text:p>
              </table:table-cell>
              <table:table-cell office:value-type="float" office:value="2307.5">
                <text:p>2307.5</text:p>
              </table:table-cell>
              <table:table-cell office:value-type="float" office:value="3106.5">
                <text:p>3106.5</text:p>
              </table:table-cell>
              <table:table-cell office:value-type="float" office:value="4004">
                <text:p>4004</text:p>
              </table:table-cell>
              <table:table-cell office:value-type="float" office:value="3063.5">
                <text:p>3063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3">
                <text:p>3133</text:p>
              </table:table-cell>
              <table:table-cell office:value-type="float" office:value="2166">
                <text:p>2166</text:p>
              </table:table-cell>
              <table:table-cell office:value-type="float" office:value="4034">
                <text:p>4034</text:p>
              </table:table-cell>
              <table:table-cell office:value-type="float" office:value="2693">
                <text:p>2693</text:p>
              </table:table-cell>
              <table:table-cell office:value-type="float" office:value="3245">
                <text:p>3245</text:p>
              </table:table-cell>
              <table:table-cell office:value-type="float" office:value="4004">
                <text:p>4004</text:p>
              </table:table-cell>
              <table:table-cell office:value-type="float" office:value="3103.5">
                <text:p>3103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46">
                <text:p>3146</text:p>
              </table:table-cell>
              <table:table-cell office:value-type="float" office:value="2170">
                <text:p>2170</text:p>
              </table:table-cell>
              <table:table-cell office:value-type="float" office:value="4034">
                <text:p>4034</text:p>
              </table:table-cell>
              <table:table-cell office:value-type="float" office:value="2711.5">
                <text:p>2711.5</text:p>
              </table:table-cell>
              <table:table-cell office:value-type="float" office:value="3191.5">
                <text:p>3191.5</text:p>
              </table:table-cell>
              <table:table-cell office:value-type="float" office:value="4004">
                <text:p>400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96">
                <text:p>3096</text:p>
              </table:table-cell>
              <table:table-cell office:value-type="float" office:value="2082">
                <text:p>2082</text:p>
              </table:table-cell>
              <table:table-cell office:value-type="float" office:value="4034">
                <text:p>4034</text:p>
              </table:table-cell>
              <table:table-cell office:value-type="float" office:value="2667">
                <text:p>2667</text:p>
              </table:table-cell>
              <table:table-cell office:value-type="float" office:value="3103.5">
                <text:p>3103.5</text:p>
              </table:table-cell>
              <table:table-cell office:value-type="float" office:value="4004">
                <text:p>4004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96.5">
                <text:p>3096.5</text:p>
              </table:table-cell>
              <table:table-cell office:value-type="float" office:value="2214.5">
                <text:p>2214.5</text:p>
              </table:table-cell>
              <table:table-cell office:value-type="float" office:value="4034">
                <text:p>4034</text:p>
              </table:table-cell>
              <table:table-cell office:value-type="float" office:value="2724.5">
                <text:p>2724.5</text:p>
              </table:table-cell>
              <table:table-cell office:value-type="float" office:value="3038">
                <text:p>3038</text:p>
              </table:table-cell>
              <table:table-cell office:value-type="float" office:value="4004">
                <text:p>4004</text:p>
              </table:table-cell>
              <table:table-cell office:value-type="float" office:value="2960.5">
                <text:p>2960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37">
                <text:p>3037</text:p>
              </table:table-cell>
              <table:table-cell office:value-type="float" office:value="2155">
                <text:p>2155</text:p>
              </table:table-cell>
              <table:table-cell office:value-type="float" office:value="4034">
                <text:p>4034</text:p>
              </table:table-cell>
              <table:table-cell office:value-type="float" office:value="2632">
                <text:p>2632</text:p>
              </table:table-cell>
              <table:table-cell office:value-type="float" office:value="2946">
                <text:p>2946</text:p>
              </table:table-cell>
              <table:table-cell office:value-type="float" office:value="4004">
                <text:p>4004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33">
                <text:p>3033</text:p>
              </table:table-cell>
              <table:table-cell office:value-type="float" office:value="2138">
                <text:p>2138</text:p>
              </table:table-cell>
              <table:table-cell office:value-type="float" office:value="4034">
                <text:p>4034</text:p>
              </table:table-cell>
              <table:table-cell office:value-type="float" office:value="2613.5">
                <text:p>2613.5</text:p>
              </table:table-cell>
              <table:table-cell office:value-type="float" office:value="2871.5">
                <text:p>2871.5</text:p>
              </table:table-cell>
              <table:table-cell office:value-type="float" office:value="4004">
                <text:p>4004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9.5">
                <text:p>3069.5</text:p>
              </table:table-cell>
              <table:table-cell office:value-type="float" office:value="2140">
                <text:p>2140</text:p>
              </table:table-cell>
              <table:table-cell office:value-type="float" office:value="4034">
                <text:p>4034</text:p>
              </table:table-cell>
              <table:table-cell office:value-type="float" office:value="2580">
                <text:p>2580</text:p>
              </table:table-cell>
              <table:table-cell office:value-type="float" office:value="2807">
                <text:p>2807</text:p>
              </table:table-cell>
              <table:table-cell office:value-type="float" office:value="4004">
                <text:p>4004</text:p>
              </table:table-cell>
              <table:table-cell office:value-type="float" office:value="2721.5">
                <text:p>2721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27">
                <text:p>3127</text:p>
              </table:table-cell>
              <table:table-cell office:value-type="float" office:value="2182">
                <text:p>2182</text:p>
              </table:table-cell>
              <table:table-cell office:value-type="float" office:value="4034">
                <text:p>4034</text:p>
              </table:table-cell>
              <table:table-cell office:value-type="float" office:value="2682.5">
                <text:p>2682.5</text:p>
              </table:table-cell>
              <table:table-cell office:value-type="float" office:value="2928.5">
                <text:p>2928.5</text:p>
              </table:table-cell>
              <table:table-cell office:value-type="float" office:value="4004">
                <text:p>4004</text:p>
              </table:table-cell>
              <table:table-cell office:value-type="float" office:value="2813.5">
                <text:p>2813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48.5">
                <text:p>3048.5</text:p>
              </table:table-cell>
              <table:table-cell office:value-type="float" office:value="2074.5">
                <text:p>2074.5</text:p>
              </table:table-cell>
              <table:table-cell office:value-type="float" office:value="4034">
                <text:p>4034</text:p>
              </table:table-cell>
              <table:table-cell office:value-type="float" office:value="2479">
                <text:p>2479</text:p>
              </table:table-cell>
              <table:table-cell office:value-type="float" office:value="2968.5">
                <text:p>2968.5</text:p>
              </table:table-cell>
              <table:table-cell office:value-type="float" office:value="4004">
                <text:p>4004</text:p>
              </table:table-cell>
              <table:table-cell office:value-type="float" office:value="2754.5">
                <text:p>2754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60.5">
                <text:p>3060.5</text:p>
              </table:table-cell>
              <table:table-cell office:value-type="float" office:value="2068">
                <text:p>2068</text:p>
              </table:table-cell>
              <table:table-cell office:value-type="float" office:value="4034">
                <text:p>4034</text:p>
              </table:table-cell>
              <table:table-cell office:value-type="float" office:value="2415.5">
                <text:p>2415.5</text:p>
              </table:table-cell>
              <table:table-cell office:value-type="float" office:value="3028">
                <text:p>3028</text:p>
              </table:table-cell>
              <table:table-cell office:value-type="float" office:value="4004">
                <text:p>4004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67">
                <text:p>3067</text:p>
              </table:table-cell>
              <table:table-cell office:value-type="float" office:value="1985.5">
                <text:p>1985.5</text:p>
              </table:table-cell>
              <table:table-cell office:value-type="float" office:value="4034">
                <text:p>4034</text:p>
              </table:table-cell>
              <table:table-cell office:value-type="float" office:value="2369.5">
                <text:p>2369.5</text:p>
              </table:table-cell>
              <table:table-cell office:value-type="float" office:value="2956">
                <text:p>2956</text:p>
              </table:table-cell>
              <table:table-cell office:value-type="float" office:value="4004">
                <text:p>4004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7">
                <text:p>3057</text:p>
              </table:table-cell>
              <table:table-cell office:value-type="float" office:value="1863">
                <text:p>1863</text:p>
              </table:table-cell>
              <table:table-cell office:value-type="float" office:value="4034">
                <text:p>4034</text:p>
              </table:table-cell>
              <table:table-cell office:value-type="float" office:value="2299">
                <text:p>2299</text:p>
              </table:table-cell>
              <table:table-cell office:value-type="float" office:value="2909.5">
                <text:p>2909.5</text:p>
              </table:table-cell>
              <table:table-cell office:value-type="float" office:value="4004">
                <text:p>4004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1.5">
                <text:p>2971.5</text:p>
              </table:table-cell>
              <table:table-cell office:value-type="float" office:value="1846.5">
                <text:p>1846.5</text:p>
              </table:table-cell>
              <table:table-cell office:value-type="float" office:value="4034">
                <text:p>4034</text:p>
              </table:table-cell>
              <table:table-cell office:value-type="float" office:value="2384">
                <text:p>2384</text:p>
              </table:table-cell>
              <table:table-cell office:value-type="float" office:value="2941">
                <text:p>2941</text:p>
              </table:table-cell>
              <table:table-cell office:value-type="float" office:value="4004">
                <text:p>4004</text:p>
              </table:table-cell>
              <table:table-cell office:value-type="float" office:value="2756.5">
                <text:p>2756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49.5">
                <text:p>2949.5</text:p>
              </table:table-cell>
              <table:table-cell office:value-type="float" office:value="1820.5">
                <text:p>1820.5</text:p>
              </table:table-cell>
              <table:table-cell office:value-type="float" office:value="4034">
                <text:p>4034</text:p>
              </table:table-cell>
              <table:table-cell office:value-type="float" office:value="2481">
                <text:p>2481</text:p>
              </table:table-cell>
              <table:table-cell office:value-type="float" office:value="2951.5">
                <text:p>2951.5</text:p>
              </table:table-cell>
              <table:table-cell office:value-type="float" office:value="4004">
                <text:p>4004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1.5">
                <text:p>2971.5</text:p>
              </table:table-cell>
              <table:table-cell office:value-type="float" office:value="1729.5">
                <text:p>1729.5</text:p>
              </table:table-cell>
              <table:table-cell office:value-type="float" office:value="4034">
                <text:p>4034</text:p>
              </table:table-cell>
              <table:table-cell office:value-type="float" office:value="2637.5">
                <text:p>2637.5</text:p>
              </table:table-cell>
              <table:table-cell office:value-type="float" office:value="2879">
                <text:p>2879</text:p>
              </table:table-cell>
              <table:table-cell office:value-type="float" office:value="4004">
                <text:p>4004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6.5">
                <text:p>3026.5</text:p>
              </table:table-cell>
              <table:table-cell office:value-type="float" office:value="1762">
                <text:p>1762</text:p>
              </table:table-cell>
              <table:table-cell office:value-type="float" office:value="4034">
                <text:p>4034</text:p>
              </table:table-cell>
              <table:table-cell office:value-type="float" office:value="2710">
                <text:p>2710</text:p>
              </table:table-cell>
              <table:table-cell office:value-type="float" office:value="2841.5">
                <text:p>2841.5</text:p>
              </table:table-cell>
              <table:table-cell office:value-type="float" office:value="4004">
                <text:p>4004</text:p>
              </table:table-cell>
              <table:table-cell office:value-type="float" office:value="2850.5">
                <text:p>2850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87.5">
                <text:p>3087.5</text:p>
              </table:table-cell>
              <table:table-cell office:value-type="float" office:value="1742.5">
                <text:p>1742.5</text:p>
              </table:table-cell>
              <table:table-cell office:value-type="float" office:value="4034">
                <text:p>4034</text:p>
              </table:table-cell>
              <table:table-cell office:value-type="float" office:value="2800">
                <text:p>2800</text:p>
              </table:table-cell>
              <table:table-cell office:value-type="float" office:value="2837.5">
                <text:p>2837.5</text:p>
              </table:table-cell>
              <table:table-cell office:value-type="float" office:value="4004">
                <text:p>4004</text:p>
              </table:table-cell>
              <table:table-cell office:value-type="float" office:value="2827.5">
                <text:p>2827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68.5">
                <text:p>3068.5</text:p>
              </table:table-cell>
              <table:table-cell office:value-type="float" office:value="1723">
                <text:p>1723</text:p>
              </table:table-cell>
              <table:table-cell office:value-type="float" office:value="4034">
                <text:p>4034</text:p>
              </table:table-cell>
              <table:table-cell office:value-type="float" office:value="2716.5">
                <text:p>2716.5</text:p>
              </table:table-cell>
              <table:table-cell office:value-type="float" office:value="2771">
                <text:p>2771</text:p>
              </table:table-cell>
              <table:table-cell office:value-type="float" office:value="4004">
                <text:p>400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8">
                <text:p>3018</text:p>
              </table:table-cell>
              <table:table-cell office:value-type="float" office:value="1764">
                <text:p>1764</text:p>
              </table:table-cell>
              <table:table-cell office:value-type="float" office:value="4034">
                <text:p>4034</text:p>
              </table:table-cell>
              <table:table-cell office:value-type="float" office:value="2737.5">
                <text:p>2737.5</text:p>
              </table:table-cell>
              <table:table-cell office:value-type="float" office:value="2834.5">
                <text:p>2834.5</text:p>
              </table:table-cell>
              <table:table-cell office:value-type="float" office:value="4004">
                <text:p>4004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0.5">
                <text:p>3100.5</text:p>
              </table:table-cell>
              <table:table-cell office:value-type="float" office:value="1830">
                <text:p>1830</text:p>
              </table:table-cell>
              <table:table-cell office:value-type="float" office:value="4034">
                <text:p>4034</text:p>
              </table:table-cell>
              <table:table-cell office:value-type="float" office:value="2791.5">
                <text:p>2791.5</text:p>
              </table:table-cell>
              <table:table-cell office:value-type="float" office:value="2909.5">
                <text:p>2909.5</text:p>
              </table:table-cell>
              <table:table-cell office:value-type="float" office:value="4004">
                <text:p>400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24.5">
                <text:p>3124.5</text:p>
              </table:table-cell>
              <table:table-cell office:value-type="float" office:value="1841.5">
                <text:p>1841.5</text:p>
              </table:table-cell>
              <table:table-cell office:value-type="float" office:value="4034">
                <text:p>4034</text:p>
              </table:table-cell>
              <table:table-cell office:value-type="float" office:value="2776">
                <text:p>2776</text:p>
              </table:table-cell>
              <table:table-cell office:value-type="float" office:value="2959.5">
                <text:p>2959.5</text:p>
              </table:table-cell>
              <table:table-cell office:value-type="float" office:value="4004">
                <text:p>4004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71.5">
                <text:p>2771.5</text:p>
              </table:table-cell>
              <table:table-cell office:value-type="float" office:value="1600">
                <text:p>1600</text:p>
              </table:table-cell>
              <table:table-cell office:value-type="float" office:value="4034">
                <text:p>4034</text:p>
              </table:table-cell>
              <table:table-cell office:value-type="float" office:value="2619.5">
                <text:p>2619.5</text:p>
              </table:table-cell>
              <table:table-cell office:value-type="float" office:value="2773">
                <text:p>2773</text:p>
              </table:table-cell>
              <table:table-cell office:value-type="float" office:value="4004">
                <text:p>4004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59.5">
                <text:p>2659.5</text:p>
              </table:table-cell>
              <table:table-cell office:value-type="float" office:value="1515">
                <text:p>1515</text:p>
              </table:table-cell>
              <table:table-cell office:value-type="float" office:value="4034">
                <text:p>4034</text:p>
              </table:table-cell>
              <table:table-cell office:value-type="float" office:value="2503">
                <text:p>2503</text:p>
              </table:table-cell>
              <table:table-cell office:value-type="float" office:value="2836.5">
                <text:p>2836.5</text:p>
              </table:table-cell>
              <table:table-cell office:value-type="float" office:value="4004">
                <text:p>400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15">
                <text:p>2715</text:p>
              </table:table-cell>
              <table:table-cell office:value-type="float" office:value="1504">
                <text:p>1504</text:p>
              </table:table-cell>
              <table:table-cell office:value-type="float" office:value="4034">
                <text:p>4034</text:p>
              </table:table-cell>
              <table:table-cell office:value-type="float" office:value="2546.5">
                <text:p>2546.5</text:p>
              </table:table-cell>
              <table:table-cell office:value-type="float" office:value="2785">
                <text:p>2785</text:p>
              </table:table-cell>
              <table:table-cell office:value-type="float" office:value="4004">
                <text:p>400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2">
                <text:p>2732</text:p>
              </table:table-cell>
              <table:table-cell office:value-type="float" office:value="1581.5">
                <text:p>1581.5</text:p>
              </table:table-cell>
              <table:table-cell office:value-type="float" office:value="4034">
                <text:p>4034</text:p>
              </table:table-cell>
              <table:table-cell office:value-type="float" office:value="2623">
                <text:p>2623</text:p>
              </table:table-cell>
              <table:table-cell office:value-type="float" office:value="2824.5">
                <text:p>2824.5</text:p>
              </table:table-cell>
              <table:table-cell office:value-type="float" office:value="4004">
                <text:p>4004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64">
                <text:p>2764</text:p>
              </table:table-cell>
              <table:table-cell office:value-type="float" office:value="1606">
                <text:p>1606</text:p>
              </table:table-cell>
              <table:table-cell office:value-type="float" office:value="4034">
                <text:p>4034</text:p>
              </table:table-cell>
              <table:table-cell office:value-type="float" office:value="2665.5">
                <text:p>2665.5</text:p>
              </table:table-cell>
              <table:table-cell office:value-type="float" office:value="2784.5">
                <text:p>2784.5</text:p>
              </table:table-cell>
              <table:table-cell office:value-type="float" office:value="4004">
                <text:p>4004</text:p>
              </table:table-cell>
              <table:table-cell office:value-type="float" office:value="2803.5">
                <text:p>2803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23">
                <text:p>2723</text:p>
              </table:table-cell>
              <table:table-cell office:value-type="float" office:value="1570">
                <text:p>1570</text:p>
              </table:table-cell>
              <table:table-cell office:value-type="float" office:value="4034">
                <text:p>4034</text:p>
              </table:table-cell>
              <table:table-cell office:value-type="float" office:value="2655.5">
                <text:p>2655.5</text:p>
              </table:table-cell>
              <table:table-cell office:value-type="float" office:value="2721.5">
                <text:p>2721.5</text:p>
              </table:table-cell>
              <table:table-cell office:value-type="float" office:value="4004">
                <text:p>4004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49">
                <text:p>2649</text:p>
              </table:table-cell>
              <table:table-cell office:value-type="float" office:value="1467">
                <text:p>1467</text:p>
              </table:table-cell>
              <table:table-cell office:value-type="float" office:value="4034">
                <text:p>4034</text:p>
              </table:table-cell>
              <table:table-cell office:value-type="float" office:value="2648">
                <text:p>2648</text:p>
              </table:table-cell>
              <table:table-cell office:value-type="float" office:value="2686.5">
                <text:p>2686.5</text:p>
              </table:table-cell>
              <table:table-cell office:value-type="float" office:value="4004">
                <text:p>400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0.5">
                <text:p>2520.5</text:p>
              </table:table-cell>
              <table:table-cell office:value-type="float" office:value="1375">
                <text:p>1375</text:p>
              </table:table-cell>
              <table:table-cell office:value-type="float" office:value="4034">
                <text:p>4034</text:p>
              </table:table-cell>
              <table:table-cell office:value-type="float" office:value="2617.5">
                <text:p>2617.5</text:p>
              </table:table-cell>
              <table:table-cell office:value-type="float" office:value="2741">
                <text:p>2741</text:p>
              </table:table-cell>
              <table:table-cell office:value-type="float" office:value="4004">
                <text:p>400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61.5">
                <text:p>2561.5</text:p>
              </table:table-cell>
              <table:table-cell office:value-type="float" office:value="1387">
                <text:p>1387</text:p>
              </table:table-cell>
              <table:table-cell office:value-type="float" office:value="4034">
                <text:p>4034</text:p>
              </table:table-cell>
              <table:table-cell office:value-type="float" office:value="2580">
                <text:p>2580</text:p>
              </table:table-cell>
              <table:table-cell office:value-type="float" office:value="2739.5">
                <text:p>2739.5</text:p>
              </table:table-cell>
              <table:table-cell office:value-type="float" office:value="4004">
                <text:p>4004</text:p>
              </table:table-cell>
              <table:table-cell office:value-type="float" office:value="2786.5">
                <text:p>2786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50.5">
                <text:p>2550.5</text:p>
              </table:table-cell>
              <table:table-cell office:value-type="float" office:value="1351.5">
                <text:p>1351.5</text:p>
              </table:table-cell>
              <table:table-cell office:value-type="float" office:value="4034">
                <text:p>4034</text:p>
              </table:table-cell>
              <table:table-cell office:value-type="float" office:value="2680">
                <text:p>2680</text:p>
              </table:table-cell>
              <table:table-cell office:value-type="float" office:value="2776">
                <text:p>2776</text:p>
              </table:table-cell>
              <table:table-cell office:value-type="float" office:value="4004">
                <text:p>4004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02">
                <text:p>2502</text:p>
              </table:table-cell>
              <table:table-cell office:value-type="float" office:value="1259">
                <text:p>1259</text:p>
              </table:table-cell>
              <table:table-cell office:value-type="float" office:value="4034">
                <text:p>4034</text:p>
              </table:table-cell>
              <table:table-cell office:value-type="float" office:value="2606">
                <text:p>2606</text:p>
              </table:table-cell>
              <table:table-cell office:value-type="float" office:value="2797">
                <text:p>2797</text:p>
              </table:table-cell>
              <table:table-cell office:value-type="float" office:value="4004">
                <text:p>4004</text:p>
              </table:table-cell>
              <table:table-cell office:value-type="float" office:value="2783.5">
                <text:p>2783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76.5">
                <text:p>2576.5</text:p>
              </table:table-cell>
              <table:table-cell office:value-type="float" office:value="1298">
                <text:p>1298</text:p>
              </table:table-cell>
              <table:table-cell office:value-type="float" office:value="4034">
                <text:p>4034</text:p>
              </table:table-cell>
              <table:table-cell office:value-type="float" office:value="2619.5">
                <text:p>2619.5</text:p>
              </table:table-cell>
              <table:table-cell office:value-type="float" office:value="2738">
                <text:p>2738</text:p>
              </table:table-cell>
              <table:table-cell office:value-type="float" office:value="4004">
                <text:p>4004</text:p>
              </table:table-cell>
              <table:table-cell office:value-type="float" office:value="2844.5">
                <text:p>284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58.5">
                <text:p>2758.5</text:p>
              </table:table-cell>
              <table:table-cell office:value-type="float" office:value="1460">
                <text:p>1460</text:p>
              </table:table-cell>
              <table:table-cell office:value-type="float" office:value="4034">
                <text:p>4034</text:p>
              </table:table-cell>
              <table:table-cell office:value-type="float" office:value="2659">
                <text:p>2659</text:p>
              </table:table-cell>
              <table:table-cell office:value-type="float" office:value="2846.5">
                <text:p>2846.5</text:p>
              </table:table-cell>
              <table:table-cell office:value-type="float" office:value="4004">
                <text:p>4004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0.5">
                <text:p>2670.5</text:p>
              </table:table-cell>
              <table:table-cell office:value-type="float" office:value="1467">
                <text:p>1467</text:p>
              </table:table-cell>
              <table:table-cell office:value-type="float" office:value="4034">
                <text:p>4034</text:p>
              </table:table-cell>
              <table:table-cell office:value-type="float" office:value="2681.5">
                <text:p>2681.5</text:p>
              </table:table-cell>
              <table:table-cell office:value-type="float" office:value="2851">
                <text:p>2851</text:p>
              </table:table-cell>
              <table:table-cell office:value-type="float" office:value="4004">
                <text:p>4004</text:p>
              </table:table-cell>
              <table:table-cell office:value-type="float" office:value="2734.5">
                <text:p>273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55">
                <text:p>2655</text:p>
              </table:table-cell>
              <table:table-cell office:value-type="float" office:value="1485.5">
                <text:p>1485.5</text:p>
              </table:table-cell>
              <table:table-cell office:value-type="float" office:value="4034">
                <text:p>4034</text:p>
              </table:table-cell>
              <table:table-cell office:value-type="float" office:value="2593.5">
                <text:p>2593.5</text:p>
              </table:table-cell>
              <table:table-cell office:value-type="float" office:value="2900">
                <text:p>2900</text:p>
              </table:table-cell>
              <table:table-cell office:value-type="float" office:value="4004">
                <text:p>4004</text:p>
              </table:table-cell>
              <table:table-cell office:value-type="float" office:value="2685.5">
                <text:p>2685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07.5">
                <text:p>2707.5</text:p>
              </table:table-cell>
              <table:table-cell office:value-type="float" office:value="1545.5">
                <text:p>1545.5</text:p>
              </table:table-cell>
              <table:table-cell office:value-type="float" office:value="4034">
                <text:p>4034</text:p>
              </table:table-cell>
              <table:table-cell office:value-type="float" office:value="2606">
                <text:p>2606</text:p>
              </table:table-cell>
              <table:table-cell office:value-type="float" office:value="2932.5">
                <text:p>2932.5</text:p>
              </table:table-cell>
              <table:table-cell office:value-type="float" office:value="4004">
                <text:p>4004</text:p>
              </table:table-cell>
              <table:table-cell office:value-type="float" office:value="2765.5">
                <text:p>2765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33.5">
                <text:p>2633.5</text:p>
              </table:table-cell>
              <table:table-cell office:value-type="float" office:value="1585.5">
                <text:p>1585.5</text:p>
              </table:table-cell>
              <table:table-cell office:value-type="float" office:value="4034">
                <text:p>4034</text:p>
              </table:table-cell>
              <table:table-cell office:value-type="float" office:value="2567">
                <text:p>2567</text:p>
              </table:table-cell>
              <table:table-cell office:value-type="float" office:value="2769.5">
                <text:p>2769.5</text:p>
              </table:table-cell>
              <table:table-cell office:value-type="float" office:value="4004">
                <text:p>4004</text:p>
              </table:table-cell>
              <table:table-cell office:value-type="float" office:value="2685.5">
                <text:p>2685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07.5">
                <text:p>2707.5</text:p>
              </table:table-cell>
              <table:table-cell office:value-type="float" office:value="1639.5">
                <text:p>1639.5</text:p>
              </table:table-cell>
              <table:table-cell office:value-type="float" office:value="4034">
                <text:p>4034</text:p>
              </table:table-cell>
              <table:table-cell office:value-type="float" office:value="2465.5">
                <text:p>2465.5</text:p>
              </table:table-cell>
              <table:table-cell office:value-type="float" office:value="2844.5">
                <text:p>2844.5</text:p>
              </table:table-cell>
              <table:table-cell office:value-type="float" office:value="4004">
                <text:p>4004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92">
                <text:p>2692</text:p>
              </table:table-cell>
              <table:table-cell office:value-type="float" office:value="1684">
                <text:p>1684</text:p>
              </table:table-cell>
              <table:table-cell office:value-type="float" office:value="4034">
                <text:p>4034</text:p>
              </table:table-cell>
              <table:table-cell office:value-type="float" office:value="2455">
                <text:p>2455</text:p>
              </table:table-cell>
              <table:table-cell office:value-type="float" office:value="2874">
                <text:p>2874</text:p>
              </table:table-cell>
              <table:table-cell office:value-type="float" office:value="4004">
                <text:p>4004</text:p>
              </table:table-cell>
              <table:table-cell office:value-type="float" office:value="2689.5">
                <text:p>2689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55.5">
                <text:p>2855.5</text:p>
              </table:table-cell>
              <table:table-cell office:value-type="float" office:value="1861">
                <text:p>1861</text:p>
              </table:table-cell>
              <table:table-cell office:value-type="float" office:value="4034">
                <text:p>4034</text:p>
              </table:table-cell>
              <table:table-cell office:value-type="float" office:value="2547.5">
                <text:p>2547.5</text:p>
              </table:table-cell>
              <table:table-cell office:value-type="float" office:value="2971">
                <text:p>2971</text:p>
              </table:table-cell>
              <table:table-cell office:value-type="float" office:value="4004">
                <text:p>4004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26">
                <text:p>2826</text:p>
              </table:table-cell>
              <table:table-cell office:value-type="float" office:value="1846">
                <text:p>1846</text:p>
              </table:table-cell>
              <table:table-cell office:value-type="float" office:value="4034">
                <text:p>4034</text:p>
              </table:table-cell>
              <table:table-cell office:value-type="float" office:value="2601">
                <text:p>2601</text:p>
              </table:table-cell>
              <table:table-cell office:value-type="float" office:value="2994">
                <text:p>2994</text:p>
              </table:table-cell>
              <table:table-cell office:value-type="float" office:value="4004">
                <text:p>4004</text:p>
              </table:table-cell>
              <table:table-cell office:value-type="float" office:value="2758.5">
                <text:p>2758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57">
                <text:p>2857</text:p>
              </table:table-cell>
              <table:table-cell office:value-type="float" office:value="1829">
                <text:p>1829</text:p>
              </table:table-cell>
              <table:table-cell office:value-type="float" office:value="4034">
                <text:p>4034</text:p>
              </table:table-cell>
              <table:table-cell office:value-type="float" office:value="2645.5">
                <text:p>2645.5</text:p>
              </table:table-cell>
              <table:table-cell office:value-type="float" office:value="2948.5">
                <text:p>2948.5</text:p>
              </table:table-cell>
              <table:table-cell office:value-type="float" office:value="4004">
                <text:p>4004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68">
                <text:p>2868</text:p>
              </table:table-cell>
              <table:table-cell office:value-type="float" office:value="1815">
                <text:p>1815</text:p>
              </table:table-cell>
              <table:table-cell office:value-type="float" office:value="4034">
                <text:p>4034</text:p>
              </table:table-cell>
              <table:table-cell office:value-type="float" office:value="2643.5">
                <text:p>2643.5</text:p>
              </table:table-cell>
              <table:table-cell office:value-type="float" office:value="2865">
                <text:p>2865</text:p>
              </table:table-cell>
              <table:table-cell office:value-type="float" office:value="4004">
                <text:p>4004</text:p>
              </table:table-cell>
              <table:table-cell office:value-type="float" office:value="2620.5">
                <text:p>2620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99">
                <text:p>2999</text:p>
              </table:table-cell>
              <table:table-cell office:value-type="float" office:value="2004.5">
                <text:p>2004.5</text:p>
              </table:table-cell>
              <table:table-cell office:value-type="float" office:value="4034">
                <text:p>4034</text:p>
              </table:table-cell>
              <table:table-cell office:value-type="float" office:value="2738">
                <text:p>2738</text:p>
              </table:table-cell>
              <table:table-cell office:value-type="float" office:value="2931.5">
                <text:p>2931.5</text:p>
              </table:table-cell>
              <table:table-cell office:value-type="float" office:value="4004">
                <text:p>4004</text:p>
              </table:table-cell>
              <table:table-cell office:value-type="float" office:value="2834.5">
                <text:p>2834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60">
                <text:p>2960</text:p>
              </table:table-cell>
              <table:table-cell office:value-type="float" office:value="1789.5">
                <text:p>1789.5</text:p>
              </table:table-cell>
              <table:table-cell office:value-type="float" office:value="4034">
                <text:p>4034</text:p>
              </table:table-cell>
              <table:table-cell office:value-type="float" office:value="2573.5">
                <text:p>2573.5</text:p>
              </table:table-cell>
              <table:table-cell office:value-type="float" office:value="2791.5">
                <text:p>2791.5</text:p>
              </table:table-cell>
              <table:table-cell office:value-type="float" office:value="4004">
                <text:p>4004</text:p>
              </table:table-cell>
              <table:table-cell office:value-type="float" office:value="2717.5">
                <text:p>2717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04">
                <text:p>2904</text:p>
              </table:table-cell>
              <table:table-cell office:value-type="float" office:value="1901">
                <text:p>1901</text:p>
              </table:table-cell>
              <table:table-cell office:value-type="float" office:value="4034">
                <text:p>4034</text:p>
              </table:table-cell>
              <table:table-cell office:value-type="float" office:value="2586">
                <text:p>2586</text:p>
              </table:table-cell>
              <table:table-cell office:value-type="float" office:value="2915">
                <text:p>2915</text:p>
              </table:table-cell>
              <table:table-cell office:value-type="float" office:value="4004">
                <text:p>4004</text:p>
              </table:table-cell>
              <table:table-cell office:value-type="float" office:value="2727.5">
                <text:p>2727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78">
                <text:p>2878</text:p>
              </table:table-cell>
              <table:table-cell office:value-type="float" office:value="1751.5">
                <text:p>1751.5</text:p>
              </table:table-cell>
              <table:table-cell office:value-type="float" office:value="4034">
                <text:p>4034</text:p>
              </table:table-cell>
              <table:table-cell office:value-type="float" office:value="2779.5">
                <text:p>2779.5</text:p>
              </table:table-cell>
              <table:table-cell office:value-type="float" office:value="2845.5">
                <text:p>2845.5</text:p>
              </table:table-cell>
              <table:table-cell office:value-type="float" office:value="4004">
                <text:p>4004</text:p>
              </table:table-cell>
              <table:table-cell office:value-type="float" office:value="2647.5">
                <text:p>2647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91.5">
                <text:p>2891.5</text:p>
              </table:table-cell>
              <table:table-cell office:value-type="float" office:value="1695">
                <text:p>1695</text:p>
              </table:table-cell>
              <table:table-cell office:value-type="float" office:value="4034">
                <text:p>4034</text:p>
              </table:table-cell>
              <table:table-cell office:value-type="float" office:value="2770.5">
                <text:p>2770.5</text:p>
              </table:table-cell>
              <table:table-cell office:value-type="float" office:value="2683">
                <text:p>2683</text:p>
              </table:table-cell>
              <table:table-cell office:value-type="float" office:value="4004">
                <text:p>4004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84.5">
                <text:p>2884.5</text:p>
              </table:table-cell>
              <table:table-cell office:value-type="float" office:value="1568.5">
                <text:p>1568.5</text:p>
              </table:table-cell>
              <table:table-cell office:value-type="float" office:value="4034">
                <text:p>4034</text:p>
              </table:table-cell>
              <table:table-cell office:value-type="float" office:value="2695">
                <text:p>2695</text:p>
              </table:table-cell>
              <table:table-cell office:value-type="float" office:value="2612">
                <text:p>2612</text:p>
              </table:table-cell>
              <table:table-cell office:value-type="float" office:value="4004">
                <text:p>4004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99">
                <text:p>2899</text:p>
              </table:table-cell>
              <table:table-cell office:value-type="float" office:value="1504.5">
                <text:p>1504.5</text:p>
              </table:table-cell>
              <table:table-cell office:value-type="float" office:value="4034">
                <text:p>4034</text:p>
              </table:table-cell>
              <table:table-cell office:value-type="float" office:value="2699.5">
                <text:p>2699.5</text:p>
              </table:table-cell>
              <table:table-cell office:value-type="float" office:value="2568.5">
                <text:p>2568.5</text:p>
              </table:table-cell>
              <table:table-cell office:value-type="float" office:value="4004">
                <text:p>400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25">
                <text:p>2825</text:p>
              </table:table-cell>
              <table:table-cell office:value-type="float" office:value="1478.5">
                <text:p>1478.5</text:p>
              </table:table-cell>
              <table:table-cell office:value-type="float" office:value="4034">
                <text:p>4034</text:p>
              </table:table-cell>
              <table:table-cell office:value-type="float" office:value="2561.5">
                <text:p>2561.5</text:p>
              </table:table-cell>
              <table:table-cell office:value-type="float" office:value="2414">
                <text:p>2414</text:p>
              </table:table-cell>
              <table:table-cell office:value-type="float" office:value="4004">
                <text:p>4004</text:p>
              </table:table-cell>
              <table:table-cell office:value-type="float" office:value="2449.5">
                <text:p>244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3">
                <text:p>2683</text:p>
              </table:table-cell>
              <table:table-cell office:value-type="float" office:value="1542.5">
                <text:p>1542.5</text:p>
              </table:table-cell>
              <table:table-cell office:value-type="float" office:value="4034">
                <text:p>4034</text:p>
              </table:table-cell>
              <table:table-cell office:value-type="float" office:value="2522">
                <text:p>2522</text:p>
              </table:table-cell>
              <table:table-cell office:value-type="float" office:value="2445.5">
                <text:p>2445.5</text:p>
              </table:table-cell>
              <table:table-cell office:value-type="float" office:value="4004">
                <text:p>4004</text:p>
              </table:table-cell>
              <table:table-cell office:value-type="float" office:value="2356.5">
                <text:p>235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95">
                <text:p>2595</text:p>
              </table:table-cell>
              <table:table-cell office:value-type="float" office:value="1481.5">
                <text:p>1481.5</text:p>
              </table:table-cell>
              <table:table-cell office:value-type="float" office:value="4034">
                <text:p>4034</text:p>
              </table:table-cell>
              <table:table-cell office:value-type="float" office:value="2440">
                <text:p>2440</text:p>
              </table:table-cell>
              <table:table-cell office:value-type="float" office:value="2342">
                <text:p>2342</text:p>
              </table:table-cell>
              <table:table-cell office:value-type="float" office:value="4004">
                <text:p>400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08.5">
                <text:p>2708.5</text:p>
              </table:table-cell>
              <table:table-cell office:value-type="float" office:value="1600.5">
                <text:p>1600.5</text:p>
              </table:table-cell>
              <table:table-cell office:value-type="float" office:value="4034">
                <text:p>4034</text:p>
              </table:table-cell>
              <table:table-cell office:value-type="float" office:value="2594">
                <text:p>2594</text:p>
              </table:table-cell>
              <table:table-cell office:value-type="float" office:value="2475.5">
                <text:p>2475.5</text:p>
              </table:table-cell>
              <table:table-cell office:value-type="float" office:value="4004">
                <text:p>4004</text:p>
              </table:table-cell>
              <table:table-cell office:value-type="float" office:value="2456.5">
                <text:p>2456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86.5">
                <text:p>2786.5</text:p>
              </table:table-cell>
              <table:table-cell office:value-type="float" office:value="1664.5">
                <text:p>1664.5</text:p>
              </table:table-cell>
              <table:table-cell office:value-type="float" office:value="4034">
                <text:p>4034</text:p>
              </table:table-cell>
              <table:table-cell office:value-type="float" office:value="2640.5">
                <text:p>2640.5</text:p>
              </table:table-cell>
              <table:table-cell office:value-type="float" office:value="2484.5">
                <text:p>2484.5</text:p>
              </table:table-cell>
              <table:table-cell office:value-type="float" office:value="4004">
                <text:p>4004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83.5">
                <text:p>2783.5</text:p>
              </table:table-cell>
              <table:table-cell office:value-type="float" office:value="1547.5">
                <text:p>1547.5</text:p>
              </table:table-cell>
              <table:table-cell office:value-type="float" office:value="4034">
                <text:p>4034</text:p>
              </table:table-cell>
              <table:table-cell office:value-type="float" office:value="2560.5">
                <text:p>2560.5</text:p>
              </table:table-cell>
              <table:table-cell office:value-type="float" office:value="2484">
                <text:p>2484</text:p>
              </table:table-cell>
              <table:table-cell office:value-type="float" office:value="4004">
                <text:p>4004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25.5">
                <text:p>2725.5</text:p>
              </table:table-cell>
              <table:table-cell office:value-type="float" office:value="1497">
                <text:p>1497</text:p>
              </table:table-cell>
              <table:table-cell office:value-type="float" office:value="4034">
                <text:p>4034</text:p>
              </table:table-cell>
              <table:table-cell office:value-type="float" office:value="2522.5">
                <text:p>2522.5</text:p>
              </table:table-cell>
              <table:table-cell office:value-type="float" office:value="2418.5">
                <text:p>2418.5</text:p>
              </table:table-cell>
              <table:table-cell office:value-type="float" office:value="4004">
                <text:p>4004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88">
                <text:p>2588</text:p>
              </table:table-cell>
              <table:table-cell office:value-type="float" office:value="1527.5">
                <text:p>1527.5</text:p>
              </table:table-cell>
              <table:table-cell office:value-type="float" office:value="4034">
                <text:p>4034</text:p>
              </table:table-cell>
              <table:table-cell office:value-type="float" office:value="2537">
                <text:p>2537</text:p>
              </table:table-cell>
              <table:table-cell office:value-type="float" office:value="2322">
                <text:p>2322</text:p>
              </table:table-cell>
              <table:table-cell office:value-type="float" office:value="4004">
                <text:p>400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06.5">
                <text:p>2606.5</text:p>
              </table:table-cell>
              <table:table-cell office:value-type="float" office:value="1605.5">
                <text:p>1605.5</text:p>
              </table:table-cell>
              <table:table-cell office:value-type="float" office:value="4034">
                <text:p>4034</text:p>
              </table:table-cell>
              <table:table-cell office:value-type="float" office:value="2660">
                <text:p>2660</text:p>
              </table:table-cell>
              <table:table-cell office:value-type="float" office:value="2187">
                <text:p>2187</text:p>
              </table:table-cell>
              <table:table-cell office:value-type="float" office:value="4004">
                <text:p>4004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02.5">
                <text:p>2502.5</text:p>
              </table:table-cell>
              <table:table-cell office:value-type="float" office:value="1596">
                <text:p>1596</text:p>
              </table:table-cell>
              <table:table-cell office:value-type="float" office:value="4034">
                <text:p>4034</text:p>
              </table:table-cell>
              <table:table-cell office:value-type="float" office:value="2618">
                <text:p>2618</text:p>
              </table:table-cell>
              <table:table-cell office:value-type="float" office:value="2253.5">
                <text:p>2253.5</text:p>
              </table:table-cell>
              <table:table-cell office:value-type="float" office:value="4004">
                <text:p>400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52.5">
                <text:p>2552.5</text:p>
              </table:table-cell>
              <table:table-cell office:value-type="float" office:value="1583.5">
                <text:p>1583.5</text:p>
              </table:table-cell>
              <table:table-cell office:value-type="float" office:value="4034">
                <text:p>4034</text:p>
              </table:table-cell>
              <table:table-cell office:value-type="float" office:value="2598">
                <text:p>2598</text:p>
              </table:table-cell>
              <table:table-cell office:value-type="float" office:value="2253.5">
                <text:p>2253.5</text:p>
              </table:table-cell>
              <table:table-cell office:value-type="float" office:value="4004">
                <text:p>40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52">
                <text:p>2552</text:p>
              </table:table-cell>
              <table:table-cell office:value-type="float" office:value="1615">
                <text:p>1615</text:p>
              </table:table-cell>
              <table:table-cell office:value-type="float" office:value="4034">
                <text:p>4034</text:p>
              </table:table-cell>
              <table:table-cell office:value-type="float" office:value="2677">
                <text:p>2677</text:p>
              </table:table-cell>
              <table:table-cell office:value-type="float" office:value="2271">
                <text:p>2271</text:p>
              </table:table-cell>
              <table:table-cell office:value-type="float" office:value="4004">
                <text:p>4004</text:p>
              </table:table-cell>
              <table:table-cell office:value-type="float" office:value="2075.5">
                <text:p>2075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35.5">
                <text:p>2535.5</text:p>
              </table:table-cell>
              <table:table-cell office:value-type="float" office:value="1627.5">
                <text:p>1627.5</text:p>
              </table:table-cell>
              <table:table-cell office:value-type="float" office:value="4034">
                <text:p>4034</text:p>
              </table:table-cell>
              <table:table-cell office:value-type="float" office:value="2720">
                <text:p>2720</text:p>
              </table:table-cell>
              <table:table-cell office:value-type="float" office:value="2314.5">
                <text:p>2314.5</text:p>
              </table:table-cell>
              <table:table-cell office:value-type="float" office:value="4004">
                <text:p>40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04.5">
                <text:p>2604.5</text:p>
              </table:table-cell>
              <table:table-cell office:value-type="float" office:value="1581">
                <text:p>1581</text:p>
              </table:table-cell>
              <table:table-cell office:value-type="float" office:value="4034">
                <text:p>4034</text:p>
              </table:table-cell>
              <table:table-cell office:value-type="float" office:value="2728.5">
                <text:p>2728.5</text:p>
              </table:table-cell>
              <table:table-cell office:value-type="float" office:value="2209">
                <text:p>2209</text:p>
              </table:table-cell>
              <table:table-cell office:value-type="float" office:value="4004">
                <text:p>400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70.5">
                <text:p>2670.5</text:p>
              </table:table-cell>
              <table:table-cell office:value-type="float" office:value="1708.5">
                <text:p>1708.5</text:p>
              </table:table-cell>
              <table:table-cell office:value-type="float" office:value="4034">
                <text:p>4034</text:p>
              </table:table-cell>
              <table:table-cell office:value-type="float" office:value="2668">
                <text:p>2668</text:p>
              </table:table-cell>
              <table:table-cell office:value-type="float" office:value="2289">
                <text:p>2289</text:p>
              </table:table-cell>
              <table:table-cell office:value-type="float" office:value="4004">
                <text:p>4004</text:p>
              </table:table-cell>
              <table:table-cell office:value-type="float" office:value="2219.5">
                <text:p>2219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23">
                <text:p>2623</text:p>
              </table:table-cell>
              <table:table-cell office:value-type="float" office:value="1713.5">
                <text:p>1713.5</text:p>
              </table:table-cell>
              <table:table-cell office:value-type="float" office:value="4034">
                <text:p>4034</text:p>
              </table:table-cell>
              <table:table-cell office:value-type="float" office:value="2578">
                <text:p>2578</text:p>
              </table:table-cell>
              <table:table-cell office:value-type="float" office:value="2299">
                <text:p>2299</text:p>
              </table:table-cell>
              <table:table-cell office:value-type="float" office:value="4004">
                <text:p>400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37">
                <text:p>2537</text:p>
              </table:table-cell>
              <table:table-cell office:value-type="float" office:value="1763">
                <text:p>1763</text:p>
              </table:table-cell>
              <table:table-cell office:value-type="float" office:value="4034">
                <text:p>4034</text:p>
              </table:table-cell>
              <table:table-cell office:value-type="float" office:value="2494.5">
                <text:p>2494.5</text:p>
              </table:table-cell>
              <table:table-cell office:value-type="float" office:value="2309">
                <text:p>2309</text:p>
              </table:table-cell>
              <table:table-cell office:value-type="float" office:value="4004">
                <text:p>4004</text:p>
              </table:table-cell>
              <table:table-cell office:value-type="float" office:value="2214.5">
                <text:p>221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50">
                <text:p>2650</text:p>
              </table:table-cell>
              <table:table-cell office:value-type="float" office:value="1671.5">
                <text:p>1671.5</text:p>
              </table:table-cell>
              <table:table-cell office:value-type="float" office:value="4034">
                <text:p>4034</text:p>
              </table:table-cell>
              <table:table-cell office:value-type="float" office:value="2571.5">
                <text:p>2571.5</text:p>
              </table:table-cell>
              <table:table-cell office:value-type="float" office:value="2354.5">
                <text:p>2354.5</text:p>
              </table:table-cell>
              <table:table-cell office:value-type="float" office:value="4004">
                <text:p>4004</text:p>
              </table:table-cell>
              <table:table-cell office:value-type="float" office:value="2128.5">
                <text:p>2128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29">
                <text:p>2629</text:p>
              </table:table-cell>
              <table:table-cell office:value-type="float" office:value="1680.5">
                <text:p>1680.5</text:p>
              </table:table-cell>
              <table:table-cell office:value-type="float" office:value="4034">
                <text:p>4034</text:p>
              </table:table-cell>
              <table:table-cell office:value-type="float" office:value="2515">
                <text:p>2515</text:p>
              </table:table-cell>
              <table:table-cell office:value-type="float" office:value="2338">
                <text:p>2338</text:p>
              </table:table-cell>
              <table:table-cell office:value-type="float" office:value="4004">
                <text:p>4004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13.5">
                <text:p>2713.5</text:p>
              </table:table-cell>
              <table:table-cell office:value-type="float" office:value="1673">
                <text:p>1673</text:p>
              </table:table-cell>
              <table:table-cell office:value-type="float" office:value="4034">
                <text:p>4034</text:p>
              </table:table-cell>
              <table:table-cell office:value-type="float" office:value="2505">
                <text:p>2505</text:p>
              </table:table-cell>
              <table:table-cell office:value-type="float" office:value="2387.5">
                <text:p>2387.5</text:p>
              </table:table-cell>
              <table:table-cell office:value-type="float" office:value="4004">
                <text:p>4004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13.5">
                <text:p>2713.5</text:p>
              </table:table-cell>
              <table:table-cell office:value-type="float" office:value="1628">
                <text:p>1628</text:p>
              </table:table-cell>
              <table:table-cell office:value-type="float" office:value="4034">
                <text:p>4034</text:p>
              </table:table-cell>
              <table:table-cell office:value-type="float" office:value="2442.5">
                <text:p>2442.5</text:p>
              </table:table-cell>
              <table:table-cell office:value-type="float" office:value="2372.5">
                <text:p>2372.5</text:p>
              </table:table-cell>
              <table:table-cell office:value-type="float" office:value="4004">
                <text:p>4004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70.5">
                <text:p>2670.5</text:p>
              </table:table-cell>
              <table:table-cell office:value-type="float" office:value="1690.5">
                <text:p>1690.5</text:p>
              </table:table-cell>
              <table:table-cell office:value-type="float" office:value="4034">
                <text:p>4034</text:p>
              </table:table-cell>
              <table:table-cell office:value-type="float" office:value="2408">
                <text:p>2408</text:p>
              </table:table-cell>
              <table:table-cell office:value-type="float" office:value="2272.5">
                <text:p>2272.5</text:p>
              </table:table-cell>
              <table:table-cell office:value-type="float" office:value="4004">
                <text:p>4004</text:p>
              </table:table-cell>
              <table:table-cell office:value-type="float" office:value="2036.5">
                <text:p>2036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24.5">
                <text:p>2624.5</text:p>
              </table:table-cell>
              <table:table-cell office:value-type="float" office:value="1715">
                <text:p>1715</text:p>
              </table:table-cell>
              <table:table-cell office:value-type="float" office:value="4034">
                <text:p>4034</text:p>
              </table:table-cell>
              <table:table-cell office:value-type="float" office:value="2415.5">
                <text:p>2415.5</text:p>
              </table:table-cell>
              <table:table-cell office:value-type="float" office:value="2287">
                <text:p>2287</text:p>
              </table:table-cell>
              <table:table-cell office:value-type="float" office:value="4004">
                <text:p>400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91.5">
                <text:p>2391.5</text:p>
              </table:table-cell>
              <table:table-cell office:value-type="float" office:value="1492">
                <text:p>1492</text:p>
              </table:table-cell>
              <table:table-cell office:value-type="float" office:value="4034">
                <text:p>4034</text:p>
              </table:table-cell>
              <table:table-cell office:value-type="float" office:value="2125.5">
                <text:p>2125.5</text:p>
              </table:table-cell>
              <table:table-cell office:value-type="float" office:value="2059">
                <text:p>2059</text:p>
              </table:table-cell>
              <table:table-cell office:value-type="float" office:value="4004">
                <text:p>4004</text:p>
              </table:table-cell>
              <table:table-cell office:value-type="float" office:value="1862.5">
                <text:p>1862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96.5">
                <text:p>2396.5</text:p>
              </table:table-cell>
              <table:table-cell office:value-type="float" office:value="1438.5">
                <text:p>1438.5</text:p>
              </table:table-cell>
              <table:table-cell office:value-type="float" office:value="4034">
                <text:p>4034</text:p>
              </table:table-cell>
              <table:table-cell office:value-type="float" office:value="2041">
                <text:p>2041</text:p>
              </table:table-cell>
              <table:table-cell office:value-type="float" office:value="1985">
                <text:p>1985</text:p>
              </table:table-cell>
              <table:table-cell office:value-type="float" office:value="4004">
                <text:p>4004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19.5">
                <text:p>2319.5</text:p>
              </table:table-cell>
              <table:table-cell office:value-type="float" office:value="1287">
                <text:p>1287</text:p>
              </table:table-cell>
              <table:table-cell office:value-type="float" office:value="4034">
                <text:p>4034</text:p>
              </table:table-cell>
              <table:table-cell office:value-type="float" office:value="1919">
                <text:p>1919</text:p>
              </table:table-cell>
              <table:table-cell office:value-type="float" office:value="1886">
                <text:p>1886</text:p>
              </table:table-cell>
              <table:table-cell office:value-type="float" office:value="4004">
                <text:p>4004</text:p>
              </table:table-cell>
              <table:table-cell office:value-type="float" office:value="1675.5">
                <text:p>1675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56.5">
                <text:p>2256.5</text:p>
              </table:table-cell>
              <table:table-cell office:value-type="float" office:value="1205">
                <text:p>1205</text:p>
              </table:table-cell>
              <table:table-cell office:value-type="float" office:value="4034">
                <text:p>4034</text:p>
              </table:table-cell>
              <table:table-cell office:value-type="float" office:value="1894">
                <text:p>1894</text:p>
              </table:table-cell>
              <table:table-cell office:value-type="float" office:value="1722">
                <text:p>1722</text:p>
              </table:table-cell>
              <table:table-cell office:value-type="float" office:value="4004">
                <text:p>4004</text:p>
              </table:table-cell>
              <table:table-cell office:value-type="float" office:value="1610.5">
                <text:p>161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60">
                <text:p>2260</text:p>
              </table:table-cell>
              <table:table-cell office:value-type="float" office:value="1197">
                <text:p>1197</text:p>
              </table:table-cell>
              <table:table-cell office:value-type="float" office:value="4034">
                <text:p>4034</text:p>
              </table:table-cell>
              <table:table-cell office:value-type="float" office:value="1920">
                <text:p>1920</text:p>
              </table:table-cell>
              <table:table-cell office:value-type="float" office:value="1758.5">
                <text:p>1758.5</text:p>
              </table:table-cell>
              <table:table-cell office:value-type="float" office:value="4004">
                <text:p>400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09">
                <text:p>2209</text:p>
              </table:table-cell>
              <table:table-cell office:value-type="float" office:value="1265">
                <text:p>1265</text:p>
              </table:table-cell>
              <table:table-cell office:value-type="float" office:value="4034">
                <text:p>4034</text:p>
              </table:table-cell>
              <table:table-cell office:value-type="float" office:value="1906.5">
                <text:p>1906.5</text:p>
              </table:table-cell>
              <table:table-cell office:value-type="float" office:value="1782">
                <text:p>1782</text:p>
              </table:table-cell>
              <table:table-cell office:value-type="float" office:value="4004">
                <text:p>400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44.5">
                <text:p>2244.5</text:p>
              </table:table-cell>
              <table:table-cell office:value-type="float" office:value="1089">
                <text:p>1089</text:p>
              </table:table-cell>
              <table:table-cell office:value-type="float" office:value="4034">
                <text:p>4034</text:p>
              </table:table-cell>
              <table:table-cell office:value-type="float" office:value="1915.5">
                <text:p>1915.5</text:p>
              </table:table-cell>
              <table:table-cell office:value-type="float" office:value="1787">
                <text:p>1787</text:p>
              </table:table-cell>
              <table:table-cell office:value-type="float" office:value="4004">
                <text:p>4004</text:p>
              </table:table-cell>
              <table:table-cell office:value-type="float" office:value="1498.5">
                <text:p>1498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41">
                <text:p>2141</text:p>
              </table:table-cell>
              <table:table-cell office:value-type="float" office:value="1161.5">
                <text:p>1161.5</text:p>
              </table:table-cell>
              <table:table-cell office:value-type="float" office:value="4034">
                <text:p>4034</text:p>
              </table:table-cell>
              <table:table-cell office:value-type="float" office:value="1944.5">
                <text:p>1944.5</text:p>
              </table:table-cell>
              <table:table-cell office:value-type="float" office:value="1949.5">
                <text:p>1949.5</text:p>
              </table:table-cell>
              <table:table-cell office:value-type="float" office:value="4004">
                <text:p>400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92">
                <text:p>2092</text:p>
              </table:table-cell>
              <table:table-cell office:value-type="float" office:value="1108">
                <text:p>1108</text:p>
              </table:table-cell>
              <table:table-cell office:value-type="float" office:value="4034">
                <text:p>4034</text:p>
              </table:table-cell>
              <table:table-cell office:value-type="float" office:value="1873">
                <text:p>1873</text:p>
              </table:table-cell>
              <table:table-cell office:value-type="float" office:value="1893">
                <text:p>1893</text:p>
              </table:table-cell>
              <table:table-cell office:value-type="float" office:value="4004">
                <text:p>4004</text:p>
              </table:table-cell>
              <table:table-cell office:value-type="float" office:value="1438.5">
                <text:p>143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16.5">
                <text:p>2116.5</text:p>
              </table:table-cell>
              <table:table-cell office:value-type="float" office:value="1130">
                <text:p>1130</text:p>
              </table:table-cell>
              <table:table-cell office:value-type="float" office:value="4034">
                <text:p>4034</text:p>
              </table:table-cell>
              <table:table-cell office:value-type="float" office:value="1921">
                <text:p>1921</text:p>
              </table:table-cell>
              <table:table-cell office:value-type="float" office:value="1843.5">
                <text:p>1843.5</text:p>
              </table:table-cell>
              <table:table-cell office:value-type="float" office:value="4004">
                <text:p>400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89">
                <text:p>2189</text:p>
              </table:table-cell>
              <table:table-cell office:value-type="float" office:value="1161.5">
                <text:p>1161.5</text:p>
              </table:table-cell>
              <table:table-cell office:value-type="float" office:value="4034">
                <text:p>4034</text:p>
              </table:table-cell>
              <table:table-cell office:value-type="float" office:value="1933.5">
                <text:p>1933.5</text:p>
              </table:table-cell>
              <table:table-cell office:value-type="float" office:value="1789">
                <text:p>1789</text:p>
              </table:table-cell>
              <table:table-cell office:value-type="float" office:value="4004">
                <text:p>4004</text:p>
              </table:table-cell>
              <table:table-cell office:value-type="float" office:value="1286.5">
                <text:p>128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89">
                <text:p>2189</text:p>
              </table:table-cell>
              <table:table-cell office:value-type="float" office:value="1196">
                <text:p>1196</text:p>
              </table:table-cell>
              <table:table-cell office:value-type="float" office:value="4034">
                <text:p>4034</text:p>
              </table:table-cell>
              <table:table-cell office:value-type="float" office:value="2014.5">
                <text:p>2014.5</text:p>
              </table:table-cell>
              <table:table-cell office:value-type="float" office:value="1839">
                <text:p>1839</text:p>
              </table:table-cell>
              <table:table-cell office:value-type="float" office:value="4004">
                <text:p>4004</text:p>
              </table:table-cell>
              <table:table-cell office:value-type="float" office:value="1389.5">
                <text:p>1389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55.5">
                <text:p>2155.5</text:p>
              </table:table-cell>
              <table:table-cell office:value-type="float" office:value="1190.5">
                <text:p>1190.5</text:p>
              </table:table-cell>
              <table:table-cell office:value-type="float" office:value="4034">
                <text:p>4034</text:p>
              </table:table-cell>
              <table:table-cell office:value-type="float" office:value="2001.5">
                <text:p>2001.5</text:p>
              </table:table-cell>
              <table:table-cell office:value-type="float" office:value="1879.5">
                <text:p>1879.5</text:p>
              </table:table-cell>
              <table:table-cell office:value-type="float" office:value="4004">
                <text:p>400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59">
                <text:p>2159</text:p>
              </table:table-cell>
              <table:table-cell office:value-type="float" office:value="1238.5">
                <text:p>1238.5</text:p>
              </table:table-cell>
              <table:table-cell office:value-type="float" office:value="4034">
                <text:p>4034</text:p>
              </table:table-cell>
              <table:table-cell office:value-type="float" office:value="1917">
                <text:p>1917</text:p>
              </table:table-cell>
              <table:table-cell office:value-type="float" office:value="1817.5">
                <text:p>1817.5</text:p>
              </table:table-cell>
              <table:table-cell office:value-type="float" office:value="4004">
                <text:p>4004</text:p>
              </table:table-cell>
              <table:table-cell office:value-type="float" office:value="1273.5">
                <text:p>127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77.5">
                <text:p>2177.5</text:p>
              </table:table-cell>
              <table:table-cell office:value-type="float" office:value="1228">
                <text:p>1228</text:p>
              </table:table-cell>
              <table:table-cell office:value-type="float" office:value="4034">
                <text:p>4034</text:p>
              </table:table-cell>
              <table:table-cell office:value-type="float" office:value="1842">
                <text:p>1842</text:p>
              </table:table-cell>
              <table:table-cell office:value-type="float" office:value="1751.5">
                <text:p>1751.5</text:p>
              </table:table-cell>
              <table:table-cell office:value-type="float" office:value="4004">
                <text:p>400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43">
                <text:p>2243</text:p>
              </table:table-cell>
              <table:table-cell office:value-type="float" office:value="1256">
                <text:p>1256</text:p>
              </table:table-cell>
              <table:table-cell office:value-type="float" office:value="4034">
                <text:p>4034</text:p>
              </table:table-cell>
              <table:table-cell office:value-type="float" office:value="1819">
                <text:p>1819</text:p>
              </table:table-cell>
              <table:table-cell office:value-type="float" office:value="1814.5">
                <text:p>1814.5</text:p>
              </table:table-cell>
              <table:table-cell office:value-type="float" office:value="4004">
                <text:p>4004</text:p>
              </table:table-cell>
              <table:table-cell office:value-type="float" office:value="1194.5">
                <text:p>1194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55.5">
                <text:p>2155.5</text:p>
              </table:table-cell>
              <table:table-cell office:value-type="float" office:value="1274">
                <text:p>1274</text:p>
              </table:table-cell>
              <table:table-cell office:value-type="float" office:value="4034">
                <text:p>4034</text:p>
              </table:table-cell>
              <table:table-cell office:value-type="float" office:value="1857">
                <text:p>1857</text:p>
              </table:table-cell>
              <table:table-cell office:value-type="float" office:value="1822.5">
                <text:p>1822.5</text:p>
              </table:table-cell>
              <table:table-cell office:value-type="float" office:value="4004">
                <text:p>400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32.5">
                <text:p>2132.5</text:p>
              </table:table-cell>
              <table:table-cell office:value-type="float" office:value="1239">
                <text:p>1239</text:p>
              </table:table-cell>
              <table:table-cell office:value-type="float" office:value="4034">
                <text:p>4034</text:p>
              </table:table-cell>
              <table:table-cell office:value-type="float" office:value="1941.5">
                <text:p>1941.5</text:p>
              </table:table-cell>
              <table:table-cell office:value-type="float" office:value="1779.5">
                <text:p>1779.5</text:p>
              </table:table-cell>
              <table:table-cell office:value-type="float" office:value="4004">
                <text:p>4004</text:p>
              </table:table-cell>
              <table:table-cell office:value-type="float" office:value="1172.5">
                <text:p>117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5">
                <text:p>2055</text:p>
              </table:table-cell>
              <table:table-cell office:value-type="float" office:value="1224">
                <text:p>1224</text:p>
              </table:table-cell>
              <table:table-cell office:value-type="float" office:value="4034">
                <text:p>4034</text:p>
              </table:table-cell>
              <table:table-cell office:value-type="float" office:value="1950">
                <text:p>1950</text:p>
              </table:table-cell>
              <table:table-cell office:value-type="float" office:value="1743.5">
                <text:p>1743.5</text:p>
              </table:table-cell>
              <table:table-cell office:value-type="float" office:value="4004">
                <text:p>4004</text:p>
              </table:table-cell>
              <table:table-cell office:value-type="float" office:value="1086.5">
                <text:p>1086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41">
                <text:p>2141</text:p>
              </table:table-cell>
              <table:table-cell office:value-type="float" office:value="1382">
                <text:p>1382</text:p>
              </table:table-cell>
              <table:table-cell office:value-type="float" office:value="4034">
                <text:p>4034</text:p>
              </table:table-cell>
              <table:table-cell office:value-type="float" office:value="2156.5">
                <text:p>2156.5</text:p>
              </table:table-cell>
              <table:table-cell office:value-type="float" office:value="1802.5">
                <text:p>1802.5</text:p>
              </table:table-cell>
              <table:table-cell office:value-type="float" office:value="4004">
                <text:p>4004</text:p>
              </table:table-cell>
              <table:table-cell office:value-type="float" office:value="1178.5">
                <text:p>1178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14">
                <text:p>2214</text:p>
              </table:table-cell>
              <table:table-cell office:value-type="float" office:value="1453.5">
                <text:p>1453.5</text:p>
              </table:table-cell>
              <table:table-cell office:value-type="float" office:value="4034">
                <text:p>4034</text:p>
              </table:table-cell>
              <table:table-cell office:value-type="float" office:value="2266">
                <text:p>2266</text:p>
              </table:table-cell>
              <table:table-cell office:value-type="float" office:value="1842">
                <text:p>1842</text:p>
              </table:table-cell>
              <table:table-cell office:value-type="float" office:value="4004">
                <text:p>4004</text:p>
              </table:table-cell>
              <table:table-cell office:value-type="float" office:value="1329.5">
                <text:p>132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94.5">
                <text:p>2194.5</text:p>
              </table:table-cell>
              <table:table-cell office:value-type="float" office:value="1253">
                <text:p>1253</text:p>
              </table:table-cell>
              <table:table-cell office:value-type="float" office:value="4034">
                <text:p>4034</text:p>
              </table:table-cell>
              <table:table-cell office:value-type="float" office:value="2127.5">
                <text:p>2127.5</text:p>
              </table:table-cell>
              <table:table-cell office:value-type="float" office:value="1806">
                <text:p>1806</text:p>
              </table:table-cell>
              <table:table-cell office:value-type="float" office:value="4004">
                <text:p>4004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41.5">
                <text:p>2241.5</text:p>
              </table:table-cell>
              <table:table-cell office:value-type="float" office:value="1362.5">
                <text:p>1362.5</text:p>
              </table:table-cell>
              <table:table-cell office:value-type="float" office:value="4034">
                <text:p>4034</text:p>
              </table:table-cell>
              <table:table-cell office:value-type="float" office:value="2191">
                <text:p>2191</text:p>
              </table:table-cell>
              <table:table-cell office:value-type="float" office:value="1966">
                <text:p>1966</text:p>
              </table:table-cell>
              <table:table-cell office:value-type="float" office:value="4004">
                <text:p>4004</text:p>
              </table:table-cell>
              <table:table-cell office:value-type="float" office:value="1253.5">
                <text:p>1253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60.5">
                <text:p>2160.5</text:p>
              </table:table-cell>
              <table:table-cell office:value-type="float" office:value="1464.5">
                <text:p>1464.5</text:p>
              </table:table-cell>
              <table:table-cell office:value-type="float" office:value="4034">
                <text:p>4034</text:p>
              </table:table-cell>
              <table:table-cell office:value-type="float" office:value="2285.5">
                <text:p>2285.5</text:p>
              </table:table-cell>
              <table:table-cell office:value-type="float" office:value="2063.5">
                <text:p>2063.5</text:p>
              </table:table-cell>
              <table:table-cell office:value-type="float" office:value="4004">
                <text:p>4004</text:p>
              </table:table-cell>
              <table:table-cell office:value-type="float" office:value="1336.5">
                <text:p>1336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67.5">
                <text:p>2167.5</text:p>
              </table:table-cell>
              <table:table-cell office:value-type="float" office:value="1418">
                <text:p>1418</text:p>
              </table:table-cell>
              <table:table-cell office:value-type="float" office:value="4034">
                <text:p>4034</text:p>
              </table:table-cell>
              <table:table-cell office:value-type="float" office:value="2265">
                <text:p>2265</text:p>
              </table:table-cell>
              <table:table-cell office:value-type="float" office:value="2038.5">
                <text:p>2038.5</text:p>
              </table:table-cell>
              <table:table-cell office:value-type="float" office:value="4004">
                <text:p>4004</text:p>
              </table:table-cell>
              <table:table-cell office:value-type="float" office:value="1243.5">
                <text:p>1243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00">
                <text:p>2100</text:p>
              </table:table-cell>
              <table:table-cell office:value-type="float" office:value="1254.5">
                <text:p>1254.5</text:p>
              </table:table-cell>
              <table:table-cell office:value-type="float" office:value="4034">
                <text:p>4034</text:p>
              </table:table-cell>
              <table:table-cell office:value-type="float" office:value="2331">
                <text:p>2331</text:p>
              </table:table-cell>
              <table:table-cell office:value-type="float" office:value="1947.5">
                <text:p>1947.5</text:p>
              </table:table-cell>
              <table:table-cell office:value-type="float" office:value="4004">
                <text:p>4004</text:p>
              </table:table-cell>
              <table:table-cell office:value-type="float" office:value="1302.5">
                <text:p>1302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9.5">
                <text:p>2009.5</text:p>
              </table:table-cell>
              <table:table-cell office:value-type="float" office:value="1242">
                <text:p>1242</text:p>
              </table:table-cell>
              <table:table-cell office:value-type="float" office:value="4034">
                <text:p>4034</text:p>
              </table:table-cell>
              <table:table-cell office:value-type="float" office:value="2303">
                <text:p>2303</text:p>
              </table:table-cell>
              <table:table-cell office:value-type="float" office:value="1812">
                <text:p>1812</text:p>
              </table:table-cell>
              <table:table-cell office:value-type="float" office:value="4004">
                <text:p>400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19.5">
                <text:p>2119.5</text:p>
              </table:table-cell>
              <table:table-cell office:value-type="float" office:value="1262">
                <text:p>1262</text:p>
              </table:table-cell>
              <table:table-cell office:value-type="float" office:value="4034">
                <text:p>4034</text:p>
              </table:table-cell>
              <table:table-cell office:value-type="float" office:value="2258.5">
                <text:p>2258.5</text:p>
              </table:table-cell>
              <table:table-cell office:value-type="float" office:value="1829.5">
                <text:p>1829.5</text:p>
              </table:table-cell>
              <table:table-cell office:value-type="float" office:value="4004">
                <text:p>4004</text:p>
              </table:table-cell>
              <table:table-cell office:value-type="float" office:value="1236.5">
                <text:p>1236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62.5">
                <text:p>2162.5</text:p>
              </table:table-cell>
              <table:table-cell office:value-type="float" office:value="1227">
                <text:p>1227</text:p>
              </table:table-cell>
              <table:table-cell office:value-type="float" office:value="4034">
                <text:p>4034</text:p>
              </table:table-cell>
              <table:table-cell office:value-type="float" office:value="2202">
                <text:p>2202</text:p>
              </table:table-cell>
              <table:table-cell office:value-type="float" office:value="1795.5">
                <text:p>1795.5</text:p>
              </table:table-cell>
              <table:table-cell office:value-type="float" office:value="4004">
                <text:p>4004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17.5">
                <text:p>2117.5</text:p>
              </table:table-cell>
              <table:table-cell office:value-type="float" office:value="1234.5">
                <text:p>1234.5</text:p>
              </table:table-cell>
              <table:table-cell office:value-type="float" office:value="4034">
                <text:p>4034</text:p>
              </table:table-cell>
              <table:table-cell office:value-type="float" office:value="2169.5">
                <text:p>2169.5</text:p>
              </table:table-cell>
              <table:table-cell office:value-type="float" office:value="1788">
                <text:p>1788</text:p>
              </table:table-cell>
              <table:table-cell office:value-type="float" office:value="4004">
                <text:p>4004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77">
                <text:p>2177</text:p>
              </table:table-cell>
              <table:table-cell office:value-type="float" office:value="1199">
                <text:p>1199</text:p>
              </table:table-cell>
              <table:table-cell office:value-type="float" office:value="4034">
                <text:p>4034</text:p>
              </table:table-cell>
              <table:table-cell office:value-type="float" office:value="2188">
                <text:p>2188</text:p>
              </table:table-cell>
              <table:table-cell office:value-type="float" office:value="1829">
                <text:p>1829</text:p>
              </table:table-cell>
              <table:table-cell office:value-type="float" office:value="4004">
                <text:p>400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88">
                <text:p>2188</text:p>
              </table:table-cell>
              <table:table-cell office:value-type="float" office:value="1197.5">
                <text:p>1197.5</text:p>
              </table:table-cell>
              <table:table-cell office:value-type="float" office:value="4034">
                <text:p>4034</text:p>
              </table:table-cell>
              <table:table-cell office:value-type="float" office:value="2173">
                <text:p>2173</text:p>
              </table:table-cell>
              <table:table-cell office:value-type="float" office:value="1871">
                <text:p>1871</text:p>
              </table:table-cell>
              <table:table-cell office:value-type="float" office:value="4004">
                <text:p>400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3">
                <text:p>2143</text:p>
              </table:table-cell>
              <table:table-cell office:value-type="float" office:value="1051.5">
                <text:p>1051.5</text:p>
              </table:table-cell>
              <table:table-cell office:value-type="float" office:value="4034">
                <text:p>4034</text:p>
              </table:table-cell>
              <table:table-cell office:value-type="float" office:value="2140">
                <text:p>2140</text:p>
              </table:table-cell>
              <table:table-cell office:value-type="float" office:value="1729">
                <text:p>1729</text:p>
              </table:table-cell>
              <table:table-cell office:value-type="float" office:value="4004">
                <text:p>400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68">
                <text:p>2168</text:p>
              </table:table-cell>
              <table:table-cell office:value-type="float" office:value="1018.5">
                <text:p>1018.5</text:p>
              </table:table-cell>
              <table:table-cell office:value-type="float" office:value="4034">
                <text:p>4034</text:p>
              </table:table-cell>
              <table:table-cell office:value-type="float" office:value="2301">
                <text:p>2301</text:p>
              </table:table-cell>
              <table:table-cell office:value-type="float" office:value="1803.5">
                <text:p>1803.5</text:p>
              </table:table-cell>
              <table:table-cell office:value-type="float" office:value="4004">
                <text:p>40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95">
                <text:p>2095</text:p>
              </table:table-cell>
              <table:table-cell office:value-type="float" office:value="1030.5">
                <text:p>1030.5</text:p>
              </table:table-cell>
              <table:table-cell office:value-type="float" office:value="4034">
                <text:p>4034</text:p>
              </table:table-cell>
              <table:table-cell office:value-type="float" office:value="2290.5">
                <text:p>2290.5</text:p>
              </table:table-cell>
              <table:table-cell office:value-type="float" office:value="1630">
                <text:p>1630</text:p>
              </table:table-cell>
              <table:table-cell office:value-type="float" office:value="4004">
                <text:p>400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35.5">
                <text:p>2135.5</text:p>
              </table:table-cell>
              <table:table-cell office:value-type="float" office:value="1088.5">
                <text:p>1088.5</text:p>
              </table:table-cell>
              <table:table-cell office:value-type="float" office:value="4034">
                <text:p>4034</text:p>
              </table:table-cell>
              <table:table-cell office:value-type="float" office:value="2219">
                <text:p>2219</text:p>
              </table:table-cell>
              <table:table-cell office:value-type="float" office:value="1698.5">
                <text:p>1698.5</text:p>
              </table:table-cell>
              <table:table-cell office:value-type="float" office:value="4004">
                <text:p>400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60.5">
                <text:p>2060.5</text:p>
              </table:table-cell>
              <table:table-cell office:value-type="float" office:value="998">
                <text:p>998</text:p>
              </table:table-cell>
              <table:table-cell office:value-type="float" office:value="4034">
                <text:p>4034</text:p>
              </table:table-cell>
              <table:table-cell office:value-type="float" office:value="2091">
                <text:p>2091</text:p>
              </table:table-cell>
              <table:table-cell office:value-type="float" office:value="1839.5">
                <text:p>1839.5</text:p>
              </table:table-cell>
              <table:table-cell office:value-type="float" office:value="4004">
                <text:p>4004</text:p>
              </table:table-cell>
              <table:table-cell office:value-type="float" office:value="1041.5">
                <text:p>1041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43">
                <text:p>2043</text:p>
              </table:table-cell>
              <table:table-cell office:value-type="float" office:value="1031">
                <text:p>1031</text:p>
              </table:table-cell>
              <table:table-cell office:value-type="float" office:value="4034">
                <text:p>4034</text:p>
              </table:table-cell>
              <table:table-cell office:value-type="float" office:value="2050.5">
                <text:p>2050.5</text:p>
              </table:table-cell>
              <table:table-cell office:value-type="float" office:value="1810.5">
                <text:p>1810.5</text:p>
              </table:table-cell>
              <table:table-cell office:value-type="float" office:value="4004">
                <text:p>400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80.5">
                <text:p>2080.5</text:p>
              </table:table-cell>
              <table:table-cell office:value-type="float" office:value="1014.5">
                <text:p>1014.5</text:p>
              </table:table-cell>
              <table:table-cell office:value-type="float" office:value="4034">
                <text:p>4034</text:p>
              </table:table-cell>
              <table:table-cell office:value-type="float" office:value="2060">
                <text:p>2060</text:p>
              </table:table-cell>
              <table:table-cell office:value-type="float" office:value="1765.5">
                <text:p>1765.5</text:p>
              </table:table-cell>
              <table:table-cell office:value-type="float" office:value="4004">
                <text:p>400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56">
                <text:p>2056</text:p>
              </table:table-cell>
              <table:table-cell office:value-type="float" office:value="1029.5">
                <text:p>1029.5</text:p>
              </table:table-cell>
              <table:table-cell office:value-type="float" office:value="4034">
                <text:p>4034</text:p>
              </table:table-cell>
              <table:table-cell office:value-type="float" office:value="1994">
                <text:p>1994</text:p>
              </table:table-cell>
              <table:table-cell office:value-type="float" office:value="1756.5">
                <text:p>1756.5</text:p>
              </table:table-cell>
              <table:table-cell office:value-type="float" office:value="4004">
                <text:p>400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34">
                <text:p>2234</text:p>
              </table:table-cell>
              <table:table-cell office:value-type="float" office:value="1112">
                <text:p>1112</text:p>
              </table:table-cell>
              <table:table-cell office:value-type="float" office:value="4034">
                <text:p>4034</text:p>
              </table:table-cell>
              <table:table-cell office:value-type="float" office:value="2096">
                <text:p>2096</text:p>
              </table:table-cell>
              <table:table-cell office:value-type="float" office:value="1815.5">
                <text:p>1815.5</text:p>
              </table:table-cell>
              <table:table-cell office:value-type="float" office:value="4004">
                <text:p>400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0.5">
                <text:p>2300.5</text:p>
              </table:table-cell>
              <table:table-cell office:value-type="float" office:value="1057.5">
                <text:p>1057.5</text:p>
              </table:table-cell>
              <table:table-cell office:value-type="float" office:value="4034">
                <text:p>4034</text:p>
              </table:table-cell>
              <table:table-cell office:value-type="float" office:value="2083">
                <text:p>2083</text:p>
              </table:table-cell>
              <table:table-cell office:value-type="float" office:value="1759.5">
                <text:p>1759.5</text:p>
              </table:table-cell>
              <table:table-cell office:value-type="float" office:value="4004">
                <text:p>400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68">
                <text:p>2268</text:p>
              </table:table-cell>
              <table:table-cell office:value-type="float" office:value="1006">
                <text:p>1006</text:p>
              </table:table-cell>
              <table:table-cell office:value-type="float" office:value="4034">
                <text:p>4034</text:p>
              </table:table-cell>
              <table:table-cell office:value-type="float" office:value="2001.5">
                <text:p>2001.5</text:p>
              </table:table-cell>
              <table:table-cell office:value-type="float" office:value="1546">
                <text:p>1546</text:p>
              </table:table-cell>
              <table:table-cell office:value-type="float" office:value="4004">
                <text:p>40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41.5">
                <text:p>2341.5</text:p>
              </table:table-cell>
              <table:table-cell office:value-type="float" office:value="964.5">
                <text:p>964.5</text:p>
              </table:table-cell>
              <table:table-cell office:value-type="float" office:value="4034">
                <text:p>4034</text:p>
              </table:table-cell>
              <table:table-cell office:value-type="float" office:value="2064">
                <text:p>2064</text:p>
              </table:table-cell>
              <table:table-cell office:value-type="float" office:value="1563.5">
                <text:p>1563.5</text:p>
              </table:table-cell>
              <table:table-cell office:value-type="float" office:value="4004">
                <text:p>4004</text:p>
              </table:table-cell>
              <table:table-cell office:value-type="float" office:value="697.5">
                <text:p>697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54">
                <text:p>2254</text:p>
              </table:table-cell>
              <table:table-cell office:value-type="float" office:value="937.5">
                <text:p>937.5</text:p>
              </table:table-cell>
              <table:table-cell office:value-type="float" office:value="4034">
                <text:p>4034</text:p>
              </table:table-cell>
              <table:table-cell office:value-type="float" office:value="1999">
                <text:p>1999</text:p>
              </table:table-cell>
              <table:table-cell office:value-type="float" office:value="1532.5">
                <text:p>1532.5</text:p>
              </table:table-cell>
              <table:table-cell office:value-type="float" office:value="4004">
                <text:p>400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87">
                <text:p>2187</text:p>
              </table:table-cell>
              <table:table-cell office:value-type="float" office:value="874">
                <text:p>874</text:p>
              </table:table-cell>
              <table:table-cell office:value-type="float" office:value="4034">
                <text:p>4034</text:p>
              </table:table-cell>
              <table:table-cell office:value-type="float" office:value="1984.5">
                <text:p>1984.5</text:p>
              </table:table-cell>
              <table:table-cell office:value-type="float" office:value="1513">
                <text:p>1513</text:p>
              </table:table-cell>
              <table:table-cell office:value-type="float" office:value="4004">
                <text:p>4004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34.5">
                <text:p>2134.5</text:p>
              </table:table-cell>
              <table:table-cell office:value-type="float" office:value="761.5">
                <text:p>761.5</text:p>
              </table:table-cell>
              <table:table-cell office:value-type="float" office:value="4034">
                <text:p>4034</text:p>
              </table:table-cell>
              <table:table-cell office:value-type="float" office:value="1997">
                <text:p>1997</text:p>
              </table:table-cell>
              <table:table-cell office:value-type="float" office:value="1475.5">
                <text:p>1475.5</text:p>
              </table:table-cell>
              <table:table-cell office:value-type="float" office:value="4004">
                <text:p>4004</text:p>
              </table:table-cell>
              <table:table-cell office:value-type="float" office:value="477.5">
                <text:p>477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20">
                <text:p>1920</text:p>
              </table:table-cell>
              <table:table-cell office:value-type="float" office:value="494">
                <text:p>494</text:p>
              </table:table-cell>
              <table:table-cell office:value-type="float" office:value="4034">
                <text:p>4034</text:p>
              </table:table-cell>
              <table:table-cell office:value-type="float" office:value="2167">
                <text:p>2167</text:p>
              </table:table-cell>
              <table:table-cell office:value-type="float" office:value="1318.5">
                <text:p>1318.5</text:p>
              </table:table-cell>
              <table:table-cell office:value-type="float" office:value="4004">
                <text:p>4004</text:p>
              </table:table-cell>
              <table:table-cell office:value-type="float" office:value="329.5">
                <text:p>329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81.5">
                <text:p>1881.5</text:p>
              </table:table-cell>
              <table:table-cell office:value-type="float" office:value="495.5">
                <text:p>495.5</text:p>
              </table:table-cell>
              <table:table-cell office:value-type="float" office:value="4034">
                <text:p>4034</text:p>
              </table:table-cell>
              <table:table-cell office:value-type="float" office:value="2188.5">
                <text:p>2188.5</text:p>
              </table:table-cell>
              <table:table-cell office:value-type="float" office:value="1358.5">
                <text:p>1358.5</text:p>
              </table:table-cell>
              <table:table-cell office:value-type="float" office:value="4004">
                <text:p>4004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18.5">
                <text:p>1918.5</text:p>
              </table:table-cell>
              <table:table-cell office:value-type="float" office:value="383">
                <text:p>383</text:p>
              </table:table-cell>
              <table:table-cell office:value-type="float" office:value="4034">
                <text:p>4034</text:p>
              </table:table-cell>
              <table:table-cell office:value-type="float" office:value="2159.5">
                <text:p>2159.5</text:p>
              </table:table-cell>
              <table:table-cell office:value-type="float" office:value="1326.5">
                <text:p>1326.5</text:p>
              </table:table-cell>
              <table:table-cell office:value-type="float" office:value="4004">
                <text:p>40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16.5">
                <text:p>2016.5</text:p>
              </table:table-cell>
              <table:table-cell office:value-type="float" office:value="282">
                <text:p>282</text:p>
              </table:table-cell>
              <table:table-cell office:value-type="float" office:value="4034">
                <text:p>4034</text:p>
              </table:table-cell>
              <table:table-cell office:value-type="float" office:value="2170">
                <text:p>2170</text:p>
              </table:table-cell>
              <table:table-cell office:value-type="float" office:value="1258">
                <text:p>1258</text:p>
              </table:table-cell>
              <table:table-cell office:value-type="float" office:value="4004">
                <text:p>400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96">
                <text:p>2096</text:p>
              </table:table-cell>
              <table:table-cell office:value-type="float" office:value="391.5">
                <text:p>391.5</text:p>
              </table:table-cell>
              <table:table-cell office:value-type="float" office:value="4034">
                <text:p>4034</text:p>
              </table:table-cell>
              <table:table-cell office:value-type="float" office:value="2239">
                <text:p>2239</text:p>
              </table:table-cell>
              <table:table-cell office:value-type="float" office:value="1355">
                <text:p>1355</text:p>
              </table:table-cell>
              <table:table-cell office:value-type="float" office:value="4004">
                <text:p>4004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2">
                <text:p>1992</text:p>
              </table:table-cell>
              <table:table-cell office:value-type="float" office:value="232">
                <text:p>232</text:p>
              </table:table-cell>
              <table:table-cell office:value-type="float" office:value="4034">
                <text:p>4034</text:p>
              </table:table-cell>
              <table:table-cell office:value-type="float" office:value="2085">
                <text:p>2085</text:p>
              </table:table-cell>
              <table:table-cell office:value-type="float" office:value="1183">
                <text:p>1183</text:p>
              </table:table-cell>
              <table:table-cell office:value-type="float" office:value="4004">
                <text:p>4004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88">
                <text:p>1988</text:p>
              </table:table-cell>
              <table:table-cell office:value-type="float" office:value="136">
                <text:p>136</text:p>
              </table:table-cell>
              <table:table-cell office:value-type="float" office:value="4034">
                <text:p>4034</text:p>
              </table:table-cell>
              <table:table-cell office:value-type="float" office:value="2017">
                <text:p>2017</text:p>
              </table:table-cell>
              <table:table-cell office:value-type="float" office:value="1113.5">
                <text:p>1113.5</text:p>
              </table:table-cell>
              <table:table-cell office:value-type="float" office:value="4004">
                <text:p>400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45.5">
                <text:p>1945.5</text:p>
              </table:table-cell>
              <table:table-cell office:value-type="float" office:value="18.5">
                <text:p>18.5</text:p>
              </table:table-cell>
              <table:table-cell office:value-type="float" office:value="4034">
                <text:p>4034</text:p>
              </table:table-cell>
              <table:table-cell office:value-type="float" office:value="1957">
                <text:p>1957</text:p>
              </table:table-cell>
              <table:table-cell office:value-type="float" office:value="1021">
                <text:p>1021</text:p>
              </table:table-cell>
              <table:table-cell office:value-type="float" office:value="4004">
                <text:p>4004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78.5">
                <text:p>1878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28">
                <text:p>1828</text:p>
              </table:table-cell>
              <table:table-cell office:value-type="float" office:value="862">
                <text:p>862</text:p>
              </table:table-cell>
              <table:table-cell office:value-type="float" office:value="4004">
                <text:p>4004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06.5">
                <text:p>180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33">
                <text:p>1933</text:p>
              </table:table-cell>
              <table:table-cell office:value-type="float" office:value="743">
                <text:p>743</text:p>
              </table:table-cell>
              <table:table-cell office:value-type="float" office:value="4004">
                <text:p>4004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7.5">
                <text:p>1747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17.5">
                <text:p>1817.5</text:p>
              </table:table-cell>
              <table:table-cell office:value-type="float" office:value="675">
                <text:p>675</text:p>
              </table:table-cell>
              <table:table-cell office:value-type="float" office:value="4004">
                <text:p>4004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4">
                <text:p>1794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88">
                <text:p>1788</text:p>
              </table:table-cell>
              <table:table-cell office:value-type="float" office:value="616">
                <text:p>616</text:p>
              </table:table-cell>
              <table:table-cell office:value-type="float" office:value="4004">
                <text:p>40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89.5">
                <text:p>188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31.5">
                <text:p>1931.5</text:p>
              </table:table-cell>
              <table:table-cell office:value-type="float" office:value="659">
                <text:p>659</text:p>
              </table:table-cell>
              <table:table-cell office:value-type="float" office:value="4004">
                <text:p>40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1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51">
                <text:p>1851</text:p>
              </table:table-cell>
              <table:table-cell office:value-type="float" office:value="727.5">
                <text:p>727.5</text:p>
              </table:table-cell>
              <table:table-cell office:value-type="float" office:value="4004">
                <text:p>400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11.5">
                <text:p>1811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12.5">
                <text:p>1912.5</text:p>
              </table:table-cell>
              <table:table-cell office:value-type="float" office:value="816.5">
                <text:p>816.5</text:p>
              </table:table-cell>
              <table:table-cell office:value-type="float" office:value="4004">
                <text:p>400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95">
                <text:p>189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39">
                <text:p>2039</text:p>
              </table:table-cell>
              <table:table-cell office:value-type="float" office:value="827.5">
                <text:p>827.5</text:p>
              </table:table-cell>
              <table:table-cell office:value-type="float" office:value="4004">
                <text:p>400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19">
                <text:p>181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49.5">
                <text:p>2149.5</text:p>
              </table:table-cell>
              <table:table-cell office:value-type="float" office:value="842.5">
                <text:p>842.5</text:p>
              </table:table-cell>
              <table:table-cell office:value-type="float" office:value="4004">
                <text:p>4004</text:p>
              </table:table-cell>
              <table:table-cell office:value-type="float" office:value="341.5">
                <text:p>34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24">
                <text:p>1824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00.5">
                <text:p>2200.5</text:p>
              </table:table-cell>
              <table:table-cell office:value-type="float" office:value="876.5">
                <text:p>876.5</text:p>
              </table:table-cell>
              <table:table-cell office:value-type="float" office:value="4004">
                <text:p>4004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4">
                <text:p>1794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45.5">
                <text:p>2145.5</text:p>
              </table:table-cell>
              <table:table-cell office:value-type="float" office:value="964">
                <text:p>964</text:p>
              </table:table-cell>
              <table:table-cell office:value-type="float" office:value="4004">
                <text:p>4004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9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40">
                <text:p>2240</text:p>
              </table:table-cell>
              <table:table-cell office:value-type="float" office:value="1046">
                <text:p>1046</text:p>
              </table:table-cell>
              <table:table-cell office:value-type="float" office:value="4004">
                <text:p>40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59">
                <text:p>2159</text:p>
              </table:table-cell>
              <table:table-cell office:value-type="float" office:value="1010">
                <text:p>1010</text:p>
              </table:table-cell>
              <table:table-cell office:value-type="float" office:value="4004">
                <text:p>4004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81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30.5">
                <text:p>2130.5</text:p>
              </table:table-cell>
              <table:table-cell office:value-type="float" office:value="752.5">
                <text:p>752.5</text:p>
              </table:table-cell>
              <table:table-cell office:value-type="float" office:value="4004">
                <text:p>40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02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66">
                <text:p>2066</text:p>
              </table:table-cell>
              <table:table-cell office:value-type="float" office:value="601">
                <text:p>601</text:p>
              </table:table-cell>
              <table:table-cell office:value-type="float" office:value="4004">
                <text:p>4004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10">
                <text:p>131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19">
                <text:p>2019</text:p>
              </table:table-cell>
              <table:table-cell office:value-type="float" office:value="423">
                <text:p>423</text:p>
              </table:table-cell>
              <table:table-cell office:value-type="float" office:value="4004">
                <text:p>4004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95.5">
                <text:p>1195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64.5">
                <text:p>1964.5</text:p>
              </table:table-cell>
              <table:table-cell office:value-type="float" office:value="385.5">
                <text:p>385.5</text:p>
              </table:table-cell>
              <table:table-cell office:value-type="float" office:value="4004">
                <text:p>400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56">
                <text:p>1156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16.5">
                <text:p>2016.5</text:p>
              </table:table-cell>
              <table:table-cell office:value-type="float" office:value="503.5">
                <text:p>50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62">
                <text:p>106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65">
                <text:p>1965</text:p>
              </table:table-cell>
              <table:table-cell office:value-type="float" office:value="474">
                <text:p>47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55.5">
                <text:p>1155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43.5">
                <text:p>2043.5</text:p>
              </table:table-cell>
              <table:table-cell office:value-type="float" office:value="637">
                <text:p>63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5.5">
                <text:p>1205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80">
                <text:p>2080</text:p>
              </table:table-cell>
              <table:table-cell office:value-type="float" office:value="639.5">
                <text:p>63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81">
                <text:p>118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16.5">
                <text:p>2116.5</text:p>
              </table:table-cell>
              <table:table-cell office:value-type="float" office:value="717">
                <text:p>71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80.5">
                <text:p>1180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29">
                <text:p>2129</text:p>
              </table:table-cell>
              <table:table-cell office:value-type="float" office:value="712.5">
                <text:p>71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3">
                <text:p>1203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29.5">
                <text:p>2329.5</text:p>
              </table:table-cell>
              <table:table-cell office:value-type="float" office:value="852.5">
                <text:p>85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5.5">
                <text:p>1125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69.5">
                <text:p>2269.5</text:p>
              </table:table-cell>
              <table:table-cell office:value-type="float" office:value="732.5">
                <text:p>73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20.5">
                <text:p>1120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83.5">
                <text:p>2183.5</text:p>
              </table:table-cell>
              <table:table-cell office:value-type="float" office:value="655.5">
                <text:p>655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8">
                <text:p>1098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61">
                <text:p>2261</text:p>
              </table:table-cell>
              <table:table-cell office:value-type="float" office:value="773">
                <text:p>773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0">
                <text:p>120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81.5">
                <text:p>2381.5</text:p>
              </table:table-cell>
              <table:table-cell office:value-type="float" office:value="936">
                <text:p>93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6.5">
                <text:p>124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23.5">
                <text:p>2323.5</text:p>
              </table:table-cell>
              <table:table-cell office:value-type="float" office:value="839">
                <text:p>83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33.5">
                <text:p>1133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96.5">
                <text:p>2196.5</text:p>
              </table:table-cell>
              <table:table-cell office:value-type="float" office:value="774.5">
                <text:p>774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47.5">
                <text:p>1147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39">
                <text:p>2039</text:p>
              </table:table-cell>
              <table:table-cell office:value-type="float" office:value="693.5">
                <text:p>69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2">
                <text:p>101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88.5">
                <text:p>2088.5</text:p>
              </table:table-cell>
              <table:table-cell office:value-type="float" office:value="624">
                <text:p>62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8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12">
                <text:p>2012</text:p>
              </table:table-cell>
              <table:table-cell office:value-type="float" office:value="461">
                <text:p>46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8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88.5">
                <text:p>1988.5</text:p>
              </table:table-cell>
              <table:table-cell office:value-type="float" office:value="490">
                <text:p>490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5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12">
                <text:p>1912</text:p>
              </table:table-cell>
              <table:table-cell office:value-type="float" office:value="437">
                <text:p>43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87.5">
                <text:p>987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22">
                <text:p>2022</text:p>
              </table:table-cell>
              <table:table-cell office:value-type="float" office:value="446">
                <text:p>44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84.5">
                <text:p>98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48.5">
                <text:p>1948.5</text:p>
              </table:table-cell>
              <table:table-cell office:value-type="float" office:value="512.5">
                <text:p>51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84">
                <text:p>1984</text:p>
              </table:table-cell>
              <table:table-cell office:value-type="float" office:value="451">
                <text:p>45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6.5">
                <text:p>83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03.5">
                <text:p>1903.5</text:p>
              </table:table-cell>
              <table:table-cell office:value-type="float" office:value="349">
                <text:p>34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9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11.5">
                <text:p>1911.5</text:p>
              </table:table-cell>
              <table:table-cell office:value-type="float" office:value="348.5">
                <text:p>34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7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79.5">
                <text:p>1879.5</text:p>
              </table:table-cell>
              <table:table-cell office:value-type="float" office:value="382">
                <text:p>38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64.5">
                <text:p>76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44.5">
                <text:p>1944.5</text:p>
              </table:table-cell>
              <table:table-cell office:value-type="float" office:value="439.5">
                <text:p>43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9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55.5">
                <text:p>2155.5</text:p>
              </table:table-cell>
              <table:table-cell office:value-type="float" office:value="375">
                <text:p>37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0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74">
                <text:p>2374</text:p>
              </table:table-cell>
              <table:table-cell office:value-type="float" office:value="552.5">
                <text:p>55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9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37">
                <text:p>2437</text:p>
              </table:table-cell>
              <table:table-cell office:value-type="float" office:value="614">
                <text:p>61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3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96">
                <text:p>2496</text:p>
              </table:table-cell>
              <table:table-cell office:value-type="float" office:value="676.5">
                <text:p>67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42">
                <text:p>74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27.5">
                <text:p>2527.5</text:p>
              </table:table-cell>
              <table:table-cell office:value-type="float" office:value="583.5">
                <text:p>58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0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95">
                <text:p>2595</text:p>
              </table:table-cell>
              <table:table-cell office:value-type="float" office:value="558">
                <text:p>55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1.5">
                <text:p>771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9">
                <text:p>2639</text:p>
              </table:table-cell>
              <table:table-cell office:value-type="float" office:value="496.5">
                <text:p>49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01.5">
                <text:p>801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84.5">
                <text:p>2684.5</text:p>
              </table:table-cell>
              <table:table-cell office:value-type="float" office:value="451.5">
                <text:p>45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2.5">
                <text:p>762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73">
                <text:p>2573</text:p>
              </table:table-cell>
              <table:table-cell office:value-type="float" office:value="393.5">
                <text:p>39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7">
                <text:p>557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24.5">
                <text:p>2524.5</text:p>
              </table:table-cell>
              <table:table-cell office:value-type="float" office:value="252">
                <text:p>25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9">
                <text:p>59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09">
                <text:p>2609</text:p>
              </table:table-cell>
              <table:table-cell office:value-type="float" office:value="365.5">
                <text:p>365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5">
                <text:p>60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59.5">
                <text:p>2559.5</text:p>
              </table:table-cell>
              <table:table-cell office:value-type="float" office:value="331.5">
                <text:p>33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1">
                <text:p>60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95">
                <text:p>2595</text:p>
              </table:table-cell>
              <table:table-cell office:value-type="float" office:value="219">
                <text:p>21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3">
                <text:p>563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23">
                <text:p>2623</text:p>
              </table:table-cell>
              <table:table-cell office:value-type="float" office:value="174">
                <text:p>17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4.5">
                <text:p>70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71.5">
                <text:p>2771.5</text:p>
              </table:table-cell>
              <table:table-cell office:value-type="float" office:value="310">
                <text:p>310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9.5">
                <text:p>64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69">
                <text:p>2769</text:p>
              </table:table-cell>
              <table:table-cell office:value-type="float" office:value="238.5">
                <text:p>23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2">
                <text:p>59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81.5">
                <text:p>2781.5</text:p>
              </table:table-cell>
              <table:table-cell office:value-type="float" office:value="216">
                <text:p>21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0">
                <text:p>58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1">
                <text:p>2691</text:p>
              </table:table-cell>
              <table:table-cell office:value-type="float" office:value="203">
                <text:p>203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5.5">
                <text:p>605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0.5">
                <text:p>2630.5</text:p>
              </table:table-cell>
              <table:table-cell office:value-type="float" office:value="226">
                <text:p>22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46">
                <text:p>646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0">
                <text:p>2690</text:p>
              </table:table-cell>
              <table:table-cell office:value-type="float" office:value="166.5">
                <text:p>16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8.5">
                <text:p>738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46.5">
                <text:p>2746.5</text:p>
              </table:table-cell>
              <table:table-cell office:value-type="float" office:value="317.5">
                <text:p>31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44.5">
                <text:p>74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97">
                <text:p>2797</text:p>
              </table:table-cell>
              <table:table-cell office:value-type="float" office:value="422.5">
                <text:p>42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00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801">
                <text:p>2801</text:p>
              </table:table-cell>
              <table:table-cell office:value-type="float" office:value="405.5">
                <text:p>405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1">
                <text:p>71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85">
                <text:p>2785</text:p>
              </table:table-cell>
              <table:table-cell office:value-type="float" office:value="476.5">
                <text:p>47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3.5">
                <text:p>703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878">
                <text:p>2878</text:p>
              </table:table-cell>
              <table:table-cell office:value-type="float" office:value="449.5">
                <text:p>44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2">
                <text:p>69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925">
                <text:p>2925</text:p>
              </table:table-cell>
              <table:table-cell office:value-type="float" office:value="439">
                <text:p>43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4.5">
                <text:p>63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994.5">
                <text:p>2994.5</text:p>
              </table:table-cell>
              <table:table-cell office:value-type="float" office:value="473.5">
                <text:p>47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2">
                <text:p>60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962">
                <text:p>2962</text:p>
              </table:table-cell>
              <table:table-cell office:value-type="float" office:value="406">
                <text:p>40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8.5">
                <text:p>618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16.5">
                <text:p>3116.5</text:p>
              </table:table-cell>
              <table:table-cell office:value-type="float" office:value="674">
                <text:p>67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8">
                <text:p>548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04.5">
                <text:p>3104.5</text:p>
              </table:table-cell>
              <table:table-cell office:value-type="float" office:value="705">
                <text:p>70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0.5">
                <text:p>560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24.5">
                <text:p>3124.5</text:p>
              </table:table-cell>
              <table:table-cell office:value-type="float" office:value="755">
                <text:p>75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4">
                <text:p>574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58">
                <text:p>3158</text:p>
              </table:table-cell>
              <table:table-cell office:value-type="float" office:value="885">
                <text:p>88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9.5">
                <text:p>57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098">
                <text:p>3098</text:p>
              </table:table-cell>
              <table:table-cell office:value-type="float" office:value="1017.5">
                <text:p>101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65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096.5">
                <text:p>3096.5</text:p>
              </table:table-cell>
              <table:table-cell office:value-type="float" office:value="977.5">
                <text:p>97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9.5">
                <text:p>60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922">
                <text:p>2922</text:p>
              </table:table-cell>
              <table:table-cell office:value-type="float" office:value="868.5">
                <text:p>86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8.5">
                <text:p>518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98.5">
                <text:p>2798.5</text:p>
              </table:table-cell>
              <table:table-cell office:value-type="float" office:value="827.5">
                <text:p>82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4.5">
                <text:p>514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809">
                <text:p>2809</text:p>
              </table:table-cell>
              <table:table-cell office:value-type="float" office:value="897.5">
                <text:p>89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9.5">
                <text:p>49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859">
                <text:p>2859</text:p>
              </table:table-cell>
              <table:table-cell office:value-type="float" office:value="900">
                <text:p>900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82.5">
                <text:p>2782.5</text:p>
              </table:table-cell>
              <table:table-cell office:value-type="float" office:value="900.5">
                <text:p>900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6.5">
                <text:p>39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13">
                <text:p>2713</text:p>
              </table:table-cell>
              <table:table-cell office:value-type="float" office:value="841">
                <text:p>84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7.5">
                <text:p>307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1">
                <text:p>2701</text:p>
              </table:table-cell>
              <table:table-cell office:value-type="float" office:value="744">
                <text:p>74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3.5">
                <text:p>2703.5</text:p>
              </table:table-cell>
              <table:table-cell office:value-type="float" office:value="778.5">
                <text:p>77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1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13">
                <text:p>2713</text:p>
              </table:table-cell>
              <table:table-cell office:value-type="float" office:value="668.5">
                <text:p>66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4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8.5">
                <text:p>2698.5</text:p>
              </table:table-cell>
              <table:table-cell office:value-type="float" office:value="797">
                <text:p>79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6.5">
                <text:p>28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31">
                <text:p>2731</text:p>
              </table:table-cell>
              <table:table-cell office:value-type="float" office:value="892">
                <text:p>89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9.5">
                <text:p>269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34">
                <text:p>2734</text:p>
              </table:table-cell>
              <table:table-cell office:value-type="float" office:value="883.5">
                <text:p>88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">
                <text:p>40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839">
                <text:p>2839</text:p>
              </table:table-cell>
              <table:table-cell office:value-type="float" office:value="861.5">
                <text:p>86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8">
                <text:p>318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79">
                <text:p>2679</text:p>
              </table:table-cell>
              <table:table-cell office:value-type="float" office:value="924">
                <text:p>92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0.5">
                <text:p>250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79">
                <text:p>2679</text:p>
              </table:table-cell>
              <table:table-cell office:value-type="float" office:value="759">
                <text:p>75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6.5">
                <text:p>296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17">
                <text:p>2717</text:p>
              </table:table-cell>
              <table:table-cell office:value-type="float" office:value="704">
                <text:p>70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0">
                <text:p>2700</text:p>
              </table:table-cell>
              <table:table-cell office:value-type="float" office:value="696.5">
                <text:p>69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.5">
                <text:p>23.5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75.5">
                <text:p>2475.5</text:p>
              </table:table-cell>
              <table:table-cell office:value-type="float" office:value="531">
                <text:p>53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03">
                <text:p>2503</text:p>
              </table:table-cell>
              <table:table-cell office:value-type="float" office:value="612">
                <text:p>61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45.5">
                <text:p>2445.5</text:p>
              </table:table-cell>
              <table:table-cell office:value-type="float" office:value="609.5">
                <text:p>60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90.5">
                <text:p>2490.5</text:p>
              </table:table-cell>
              <table:table-cell office:value-type="float" office:value="577.5">
                <text:p>57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85.5">
                <text:p>2485.5</text:p>
              </table:table-cell>
              <table:table-cell office:value-type="float" office:value="607.5">
                <text:p>60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6">
                <text:p>2416</text:p>
              </table:table-cell>
              <table:table-cell office:value-type="float" office:value="559">
                <text:p>55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05">
                <text:p>2405</text:p>
              </table:table-cell>
              <table:table-cell office:value-type="float" office:value="562">
                <text:p>56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8">
                <text:p>2418</text:p>
              </table:table-cell>
              <table:table-cell office:value-type="float" office:value="441.5">
                <text:p>44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6">
                <text:p>2416</text:p>
              </table:table-cell>
              <table:table-cell office:value-type="float" office:value="513.5">
                <text:p>51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68">
                <text:p>2368</text:p>
              </table:table-cell>
              <table:table-cell office:value-type="float" office:value="446.5">
                <text:p>446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90">
                <text:p>2290</text:p>
              </table:table-cell>
              <table:table-cell office:value-type="float" office:value="498">
                <text:p>49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24.5">
                <text:p>2424.5</text:p>
              </table:table-cell>
              <table:table-cell office:value-type="float" office:value="552">
                <text:p>55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04.5">
                <text:p>2304.5</text:p>
              </table:table-cell>
              <table:table-cell office:value-type="float" office:value="462">
                <text:p>46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02">
                <text:p>2302</text:p>
              </table:table-cell>
              <table:table-cell office:value-type="float" office:value="509.5">
                <text:p>50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1.5">
                <text:p>2411.5</text:p>
              </table:table-cell>
              <table:table-cell office:value-type="float" office:value="521.5">
                <text:p>52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98.5">
                <text:p>2298.5</text:p>
              </table:table-cell>
              <table:table-cell office:value-type="float" office:value="461">
                <text:p>46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70.5">
                <text:p>2370.5</text:p>
              </table:table-cell>
              <table:table-cell office:value-type="float" office:value="568">
                <text:p>56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51.5">
                <text:p>2451.5</text:p>
              </table:table-cell>
              <table:table-cell office:value-type="float" office:value="625.5">
                <text:p>625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98">
                <text:p>2398</text:p>
              </table:table-cell>
              <table:table-cell office:value-type="float" office:value="711">
                <text:p>71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0.5">
                <text:p>2410.5</text:p>
              </table:table-cell>
              <table:table-cell office:value-type="float" office:value="673.5">
                <text:p>67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64.5">
                <text:p>2464.5</text:p>
              </table:table-cell>
              <table:table-cell office:value-type="float" office:value="688.5">
                <text:p>68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45.5">
                <text:p>2445.5</text:p>
              </table:table-cell>
              <table:table-cell office:value-type="float" office:value="688.5">
                <text:p>68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54.5">
                <text:p>2354.5</text:p>
              </table:table-cell>
              <table:table-cell office:value-type="float" office:value="571.5">
                <text:p>57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65">
                <text:p>2265</text:p>
              </table:table-cell>
              <table:table-cell office:value-type="float" office:value="513.5">
                <text:p>513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10.5">
                <text:p>2610.5</text:p>
              </table:table-cell>
              <table:table-cell office:value-type="float" office:value="756">
                <text:p>75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2.5">
                <text:p>2662.5</text:p>
              </table:table-cell>
              <table:table-cell office:value-type="float" office:value="741">
                <text:p>74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0">
                <text:p>2630</text:p>
              </table:table-cell>
              <table:table-cell office:value-type="float" office:value="691">
                <text:p>69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15">
                <text:p>2615</text:p>
              </table:table-cell>
              <table:table-cell office:value-type="float" office:value="656">
                <text:p>65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26">
                <text:p>2626</text:p>
              </table:table-cell>
              <table:table-cell office:value-type="float" office:value="745">
                <text:p>74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57.5">
                <text:p>2657.5</text:p>
              </table:table-cell>
              <table:table-cell office:value-type="float" office:value="681.5">
                <text:p>68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2.5">
                <text:p>2702.5</text:p>
              </table:table-cell>
              <table:table-cell office:value-type="float" office:value="704">
                <text:p>70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0">
                <text:p>2660</text:p>
              </table:table-cell>
              <table:table-cell office:value-type="float" office:value="721.5">
                <text:p>72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28.5">
                <text:p>2628.5</text:p>
              </table:table-cell>
              <table:table-cell office:value-type="float" office:value="712.5">
                <text:p>712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08.5">
                <text:p>2608.5</text:p>
              </table:table-cell>
              <table:table-cell office:value-type="float" office:value="698.5">
                <text:p>69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6">
                <text:p>2696</text:p>
              </table:table-cell>
              <table:table-cell office:value-type="float" office:value="721">
                <text:p>72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2.5">
                <text:p>2692.5</text:p>
              </table:table-cell>
              <table:table-cell office:value-type="float" office:value="707">
                <text:p>70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94.5">
                <text:p>2694.5</text:p>
              </table:table-cell>
              <table:table-cell office:value-type="float" office:value="514">
                <text:p>51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16">
                <text:p>2616</text:p>
              </table:table-cell>
              <table:table-cell office:value-type="float" office:value="489.5">
                <text:p>48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78">
                <text:p>2478</text:p>
              </table:table-cell>
              <table:table-cell office:value-type="float" office:value="550.5">
                <text:p>550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11.5">
                <text:p>2411.5</text:p>
              </table:table-cell>
              <table:table-cell office:value-type="float" office:value="499.5">
                <text:p>499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78">
                <text:p>2478</text:p>
              </table:table-cell>
              <table:table-cell office:value-type="float" office:value="521">
                <text:p>52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03.5">
                <text:p>2603.5</text:p>
              </table:table-cell>
              <table:table-cell office:value-type="float" office:value="488">
                <text:p>48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75.5">
                <text:p>2575.5</text:p>
              </table:table-cell>
              <table:table-cell office:value-type="float" office:value="541">
                <text:p>54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12">
                <text:p>2612</text:p>
              </table:table-cell>
              <table:table-cell office:value-type="float" office:value="482">
                <text:p>482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95.5">
                <text:p>2495.5</text:p>
              </table:table-cell>
              <table:table-cell office:value-type="float" office:value="540">
                <text:p>540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1.5">
                <text:p>2701.5</text:p>
              </table:table-cell>
              <table:table-cell office:value-type="float" office:value="697">
                <text:p>69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11.5">
                <text:p>2611.5</text:p>
              </table:table-cell>
              <table:table-cell office:value-type="float" office:value="774.5">
                <text:p>774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24">
                <text:p>2624</text:p>
              </table:table-cell>
              <table:table-cell office:value-type="float" office:value="737">
                <text:p>73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81.5">
                <text:p>2681.5</text:p>
              </table:table-cell>
              <table:table-cell office:value-type="float" office:value="777">
                <text:p>777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17.5">
                <text:p>2717.5</text:p>
              </table:table-cell>
              <table:table-cell office:value-type="float" office:value="720.5">
                <text:p>720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38.5">
                <text:p>2738.5</text:p>
              </table:table-cell>
              <table:table-cell office:value-type="float" office:value="658">
                <text:p>65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6">
                <text:p>2666</text:p>
              </table:table-cell>
              <table:table-cell office:value-type="float" office:value="588">
                <text:p>588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00.5">
                <text:p>2600.5</text:p>
              </table:table-cell>
              <table:table-cell office:value-type="float" office:value="561">
                <text:p>56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1.5">
                <text:p>2661.5</text:p>
              </table:table-cell>
              <table:table-cell office:value-type="float" office:value="476">
                <text:p>476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9">
                <text:p>2639</text:p>
              </table:table-cell>
              <table:table-cell office:value-type="float" office:value="498.5">
                <text:p>498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43.5">
                <text:p>2543.5</text:p>
              </table:table-cell>
              <table:table-cell office:value-type="float" office:value="377.5">
                <text:p>377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31.5">
                <text:p>2431.5</text:p>
              </table:table-cell>
              <table:table-cell office:value-type="float" office:value="219">
                <text:p>219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36.5">
                <text:p>2336.5</text:p>
              </table:table-cell>
              <table:table-cell office:value-type="float" office:value="181.5">
                <text:p>181.5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38.5">
                <text:p>2338.5</text:p>
              </table:table-cell>
              <table:table-cell office:value-type="float" office:value="71">
                <text:p>71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51">
                <text:p>225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26.5">
                <text:p>222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22.5">
                <text:p>222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08">
                <text:p>230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19">
                <text:p>221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91.5">
                <text:p>2191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02">
                <text:p>230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82">
                <text:p>228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02.5">
                <text:p>230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74">
                <text:p>227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87">
                <text:p>208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95">
                <text:p>209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10.5">
                <text:p>201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42">
                <text:p>194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96.5">
                <text:p>199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06.5">
                <text:p>200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82.5">
                <text:p>198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95.5">
                <text:p>199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39.5">
                <text:p>213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74.5">
                <text:p>217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16.5">
                <text:p>221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55.5">
                <text:p>225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30.5">
                <text:p>213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93">
                <text:p>209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28.5">
                <text:p>202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73.5">
                <text:p>207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93">
                <text:p>199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84.5">
                <text:p>198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34.5">
                <text:p>203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41.5">
                <text:p>1941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78">
                <text:p>177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75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15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53.5">
                <text:p>175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00">
                <text:p>180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48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37.5">
                <text:p>163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42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89">
                <text:p>148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89">
                <text:p>148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78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369.5">
                <text:p>136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18.5">
                <text:p>141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53">
                <text:p>145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63.5">
                <text:p>146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28.5">
                <text:p>152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83.5">
                <text:p>148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30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395.5">
                <text:p>139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10.5">
                <text:p>141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54.5">
                <text:p>145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42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25.5">
                <text:p>152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88.5">
                <text:p>168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28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08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25">
                <text:p>182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11.5">
                <text:p>1811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44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88.5">
                <text:p>168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06">
                <text:p>1806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26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97.5">
                <text:p>169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53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68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38.5">
                <text:p>163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85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15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87.5">
                <text:p>158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01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547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96">
                <text:p>1496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18.5">
                <text:p>141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43.5">
                <text:p>144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43">
                <text:p>144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428.5">
                <text:p>142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54.5">
                <text:p>225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02">
                <text:p>220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00.5">
                <text:p>220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25.5">
                <text:p>212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58.5">
                <text:p>215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93.5">
                <text:p>219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29">
                <text:p>222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69">
                <text:p>226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76.5">
                <text:p>207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59.5">
                <text:p>195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24">
                <text:p>202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29">
                <text:p>192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88">
                <text:p>188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24">
                <text:p>192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42.5">
                <text:p>204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72.5">
                <text:p>197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84">
                <text:p>218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16.5">
                <text:p>211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19">
                <text:p>211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69">
                <text:p>206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917.5">
                <text:p>191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42.5">
                <text:p>184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40">
                <text:p>184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82.5">
                <text:p>178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99">
                <text:p>189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77">
                <text:p>187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90.5">
                <text:p>179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28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14.5">
                <text:p>161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02.5">
                <text:p>170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12.5">
                <text:p>171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97.5">
                <text:p>169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45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56.5">
                <text:p>165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74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670.5">
                <text:p>167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47.5">
                <text:p>174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13">
                <text:p>181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84.5">
                <text:p>188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01">
                <text:p>180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23.5">
                <text:p>182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46">
                <text:p>1846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815">
                <text:p>181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1780">
                <text:p>178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062">
                <text:p>206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38">
                <text:p>213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31">
                <text:p>213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69">
                <text:p>216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18.5">
                <text:p>221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78.5">
                <text:p>217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17">
                <text:p>221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157">
                <text:p>215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83.5">
                <text:p>238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38.5">
                <text:p>233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51">
                <text:p>235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48">
                <text:p>234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54">
                <text:p>245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72.5">
                <text:p>247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85">
                <text:p>248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10.5">
                <text:p>251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25.5">
                <text:p>242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42">
                <text:p>234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281">
                <text:p>228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74.5">
                <text:p>247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66.5">
                <text:p>246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40">
                <text:p>244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02.5">
                <text:p>240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377.5">
                <text:p>237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450.5">
                <text:p>245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13">
                <text:p>251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2.5">
                <text:p>263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85">
                <text:p>268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83.5">
                <text:p>258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83">
                <text:p>258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704">
                <text:p>270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22">
                <text:p>262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47.5">
                <text:p>264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3.5">
                <text:p>266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8.5">
                <text:p>2668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69.5">
                <text:p>266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9.5">
                <text:p>263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639">
                <text:p>263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71.5">
                <text:p>2571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57">
                <text:p>255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2527.5">
                <text:p>252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09">
                <text:p>330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70">
                <text:p>327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31">
                <text:p>323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35">
                <text:p>333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94.5">
                <text:p>339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18">
                <text:p>331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64">
                <text:p>326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25">
                <text:p>322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72.5">
                <text:p>327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49.5">
                <text:p>324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37">
                <text:p>323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95.5">
                <text:p>3195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30.5">
                <text:p>313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53">
                <text:p>315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077.5">
                <text:p>307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07">
                <text:p>3207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27.5">
                <text:p>3227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81">
                <text:p>318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15">
                <text:p>331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54.5">
                <text:p>3354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30.5">
                <text:p>333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62">
                <text:p>3262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266.5">
                <text:p>3266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81">
                <text:p>3181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60">
                <text:p>316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30">
                <text:p>313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171.5">
                <text:p>3171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335">
                <text:p>333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723">
                <text:p>3723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13.5">
                <text:p>381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726">
                <text:p>3726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690">
                <text:p>369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772.5">
                <text:p>3772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728">
                <text:p>3728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760.5">
                <text:p>3760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99">
                <text:p>3899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69.5">
                <text:p>386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04">
                <text:p>3804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69.5">
                <text:p>3869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953.5">
                <text:p>3953.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880">
                <text:p>3880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034">
                <text:p>4034</text:p>
              </table:table-cell>
              <table:table-cell office:value-type="float" office:value="3935">
                <text:p>3935</text:p>
              </table:table-cell>
              <table:table-cell office:value-type="float" office:value="4">
                <text:p>4</text:p>
              </table:table-cell>
              <table:table-cell office:value-type="float" office:value="4004">
                <text:p>40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